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in"/>
      <style:text-properties style:font-weight-asian="normal"/>
    </style:style>
    <style:style style:name="ce2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weight-asian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_2490-2510_1001pts_1" table:style-name="ta1">
        <office:forms form:automatic-focus="false" form:apply-design-mode="false"/>
        <table:shapes>
          <draw:frame draw:z-index="0" draw:style-name="gr1" draw:text-style-name="P1" svg:width="13.8697in" svg:height="7.8012in" svg:x="7.9264in" svg:y="0.4024in">
            <draw:object draw:notify-on-update-of-ranges="'Sweep_2490-2510_1001pts_1'.A1:'Sweep_2490-2510_1001pts_1'.A1 'Sweep_2490-2510_1001pts_1'.A2:'Sweep_2490-2510_1001pts_1'.A1002 'Sweep_2490-2510_1001pts_1'.C1:'Sweep_2490-2510_1001pts_1'.C1 'Sweep_2490-2510_1001pts_1'.C2:'Sweep_2490-2510_1001pts_1'.C1002 'Sweep_2490-2510_1001pts_1'.A1:'Sweep_2490-2510_1001pts_1'.A1 'Sweep_2490-2510_1001pts_1'.A2:'Sweep_2490-2510_1001pts_1'.A1002 'Sweep_2490-2510_1001pts_1'.E1:'Sweep_2490-2510_1001pts_1'.E1 'Sweep_2490-2510_1001pts_1'.E2:'Sweep_2490-2510_1001pts_1'.E1002 'Sweep_2490-2510_1001pts_1'.A1:'Sweep_2490-2510_1001pts_1'.A1 'Sweep_2490-2510_1001pts_1'.A2:'Sweep_2490-2510_1001pts_1'.A1002 'Sweep_2490-2510_1001pts_1'.G1:'Sweep_2490-2510_1001pts_1'.G1 'Sweep_2490-2510_1001pts_1'.G2:'Sweep_2490-2510_1001pts_1'.G1002 'Sweep_2490-2510_1001pts_1'.A1:'Sweep_2490-2510_1001pts_1'.A1 'Sweep_2490-2510_1001pts_1'.A2:'Sweep_2490-2510_1001pts_1'.A1002 'Sweep_2490-2510_1001pts_1'.I1:'Sweep_2490-2510_1001pts_1'.I1 'Sweep_2490-2510_1001pts_1'.I2:'Sweep_2490-2510_1001pts_1'.I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number-columns-repeated="2" table:default-cell-style-name="ce4"/>
        <table:table-column table:style-name="co4" table:number-columns-repeated="2" table:default-cell-style-name="ce4"/>
        <table:table-column table:style-name="co5" table:number-columns-repeated="4" table:default-cell-style-name="Default"/>
        <table:table-column table:style-name="co5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RF Frequency</text:p>
          </table:table-cell>
          <table:table-cell table:style-name="ce3" office:value-type="string" calcext:value-type="string">
            <text:p>45 MHz IF (Run 1)</text:p>
          </table:table-cell>
          <table:table-cell table:style-name="ce3" office:value-type="string" calcext:value-type="string">
            <text:p>45 MHz IF dB (Run 1)</text:p>
          </table:table-cell>
          <table:table-cell table:style-name="ce3" office:value-type="string" calcext:value-type="string">
            <text:p>45 MHz IF (Run 2)</text:p>
          </table:table-cell>
          <table:table-cell table:style-name="ce3" office:value-type="string" calcext:value-type="string">
            <text:p>45 MHz IF dB (Run 2)</text:p>
          </table:table-cell>
          <table:table-cell table:style-name="ce3" office:value-type="string" calcext:value-type="string">
            <text:p>315 MHz IF (Run 1)</text:p>
          </table:table-cell>
          <table:table-cell table:style-name="ce3" office:value-type="string" calcext:value-type="string">
            <text:p>315 MHz IF dB (Run 1)</text:p>
          </table:table-cell>
          <table:table-cell table:style-name="ce3" office:value-type="string" calcext:value-type="string">
            <text:p>315 MHz IF (Run 2)</text:p>
          </table:table-cell>
          <table:table-cell table:style-name="ce3" office:value-type="string" calcext:value-type="string">
            <text:p>315 MHz IF dB (Run 2)</text:p>
          </table:table-cell>
          <table:table-cell table:number-columns-repeated="5"/>
        </table:table-row>
        <table:table-row table:style-name="ro2">
          <table:table-cell office:value-type="float" office:value="2490" calcext:value-type="float">
            <text:p>2490.0</text:p>
          </table:table-cell>
          <table:table-cell office:value-type="float" office:value="74" calcext:value-type="float">
            <text:p>74</text:p>
          </table:table-cell>
          <table:table-cell table:formula="of:=20*LOG([.B2]* 0.004798464491363)" office:value-type="float" office:value="-8.99331989792979" calcext:value-type="float">
            <text:p>-8.99331989792979</text:p>
          </table:table-cell>
          <table:table-cell office:value-type="float" office:value="90" calcext:value-type="float">
            <text:p>90</text:p>
          </table:table-cell>
          <table:table-cell table:formula="of:=20*LOG([.D2]* 0.004798464491363)" office:value-type="float" office:value="-7.29310410376281" calcext:value-type="float">
            <text:p>-7.29310410376281</text:p>
          </table:table-cell>
          <table:table-cell office:value-type="float" office:value="117" calcext:value-type="float">
            <text:p>117</text:p>
          </table:table-cell>
          <table:table-cell table:formula="of:=20*LOG([.F2]* 0.004798464491363)-3" office:value-type="float" office:value="-8.01423705762608" calcext:value-type="float">
            <text:p>-8.01423705762608</text:p>
          </table:table-cell>
          <table:table-cell office:value-type="float" office:value="118" calcext:value-type="float">
            <text:p>118</text:p>
          </table:table-cell>
          <table:table-cell table:formula="of:=20*LOG([.H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02001953125" calcext:value-type="float">
            <text:p>2490.0</text:p>
          </table:table-cell>
          <table:table-cell office:value-type="float" office:value="85" calcext:value-type="float">
            <text:p>85</text:p>
          </table:table-cell>
          <table:table-cell table:formula="of:=20*LOG([.B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]* 0.004798464491363)-3" office:value-type="float" office:value="-8.01423705762608" calcext:value-type="float">
            <text:p>-8.01423705762608</text:p>
          </table:table-cell>
          <table:table-cell office:value-type="float" office:value="117" calcext:value-type="float">
            <text:p>117</text:p>
          </table:table-cell>
          <table:table-cell table:formula="of:=20*LOG([.H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0400390625" calcext:value-type="float">
            <text:p>2490.0</text:p>
          </table:table-cell>
          <table:table-cell office:value-type="float" office:value="85" calcext:value-type="float">
            <text:p>85</text:p>
          </table:table-cell>
          <table:table-cell table:formula="of:=20*LOG([.B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4]* 0.004798464491363)-3" office:value-type="float" office:value="-8.01423705762608" calcext:value-type="float">
            <text:p>-8.01423705762608</text:p>
          </table:table-cell>
          <table:table-cell office:value-type="float" office:value="118" calcext:value-type="float">
            <text:p>118</text:p>
          </table:table-cell>
          <table:table-cell table:formula="of:=20*LOG([.H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06005859375" calcext:value-type="float">
            <text:p>2490.1</text:p>
          </table:table-cell>
          <table:table-cell office:value-type="float" office:value="85" calcext:value-type="float">
            <text:p>85</text:p>
          </table:table-cell>
          <table:table-cell table:formula="of:=20*LOG([.B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]* 0.004798464491363)-3" office:value-type="float" office:value="-8.01423705762608" calcext:value-type="float">
            <text:p>-8.01423705762608</text:p>
          </table:table-cell>
          <table:table-cell office:value-type="float" office:value="117" calcext:value-type="float">
            <text:p>117</text:p>
          </table:table-cell>
          <table:table-cell table:formula="of:=20*LOG([.H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080078125" calcext:value-type="float">
            <text:p>2490.1</text:p>
          </table:table-cell>
          <table:table-cell office:value-type="float" office:value="84" calcext:value-type="float">
            <text:p>84</text:p>
          </table:table-cell>
          <table:table-cell table:formula="of:=20*LOG([.B6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]* 0.004798464491363)-3" office:value-type="float" office:value="-8.01423705762608" calcext:value-type="float">
            <text:p>-8.01423705762608</text:p>
          </table:table-cell>
          <table:table-cell office:value-type="float" office:value="118" calcext:value-type="float">
            <text:p>118</text:p>
          </table:table-cell>
          <table:table-cell table:formula="of:=20*LOG([.H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10009765625" calcext:value-type="float">
            <text:p>2490.1</text:p>
          </table:table-cell>
          <table:table-cell office:value-type="float" office:value="85" calcext:value-type="float">
            <text:p>85</text:p>
          </table:table-cell>
          <table:table-cell table:formula="of:=20*LOG([.B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]* 0.004798464491363)-3" office:value-type="float" office:value="-8.01423705762608" calcext:value-type="float">
            <text:p>-8.01423705762608</text:p>
          </table:table-cell>
          <table:table-cell office:value-type="float" office:value="118" calcext:value-type="float">
            <text:p>118</text:p>
          </table:table-cell>
          <table:table-cell table:formula="of:=20*LOG([.H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1201171875" calcext:value-type="float">
            <text:p>2490.1</text:p>
          </table:table-cell>
          <table:table-cell office:value-type="float" office:value="85" calcext:value-type="float">
            <text:p>85</text:p>
          </table:table-cell>
          <table:table-cell table:formula="of:=20*LOG([.B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14013671875" calcext:value-type="float">
            <text:p>2490.1</text:p>
          </table:table-cell>
          <table:table-cell office:value-type="float" office:value="85" calcext:value-type="float">
            <text:p>85</text:p>
          </table:table-cell>
          <table:table-cell table:formula="of:=20*LOG([.B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16015625" calcext:value-type="float">
            <text:p>2490.2</text:p>
          </table:table-cell>
          <table:table-cell office:value-type="float" office:value="86" calcext:value-type="float">
            <text:p>86</text:p>
          </table:table-cell>
          <table:table-cell table:formula="of:=20*LOG([.B10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10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18017578125" calcext:value-type="float">
            <text:p>2490.2</text:p>
          </table:table-cell>
          <table:table-cell office:value-type="float" office:value="84" calcext:value-type="float">
            <text:p>84</text:p>
          </table:table-cell>
          <table:table-cell table:formula="of:=20*LOG([.B1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2001953125" calcext:value-type="float">
            <text:p>2490.2</text:p>
          </table:table-cell>
          <table:table-cell office:value-type="float" office:value="84" calcext:value-type="float">
            <text:p>84</text:p>
          </table:table-cell>
          <table:table-cell table:formula="of:=20*LOG([.B1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1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22021484375" calcext:value-type="float">
            <text:p>2490.2</text:p>
          </table:table-cell>
          <table:table-cell office:value-type="float" office:value="84" calcext:value-type="float">
            <text:p>84</text:p>
          </table:table-cell>
          <table:table-cell table:formula="of:=20*LOG([.B1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1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240234375" calcext:value-type="float">
            <text:p>2490.2</text:p>
          </table:table-cell>
          <table:table-cell office:value-type="float" office:value="85" calcext:value-type="float">
            <text:p>85</text:p>
          </table:table-cell>
          <table:table-cell table:formula="of:=20*LOG([.B14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1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259765625" calcext:value-type="float">
            <text:p>2490.3</text:p>
          </table:table-cell>
          <table:table-cell office:value-type="float" office:value="85" calcext:value-type="float">
            <text:p>85</text:p>
          </table:table-cell>
          <table:table-cell table:formula="of:=20*LOG([.B1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27978515625" calcext:value-type="float">
            <text:p>2490.3</text:p>
          </table:table-cell>
          <table:table-cell office:value-type="float" office:value="85" calcext:value-type="float">
            <text:p>85</text:p>
          </table:table-cell>
          <table:table-cell table:formula="of:=20*LOG([.B1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2998046875" calcext:value-type="float">
            <text:p>2490.3</text:p>
          </table:table-cell>
          <table:table-cell office:value-type="float" office:value="84" calcext:value-type="float">
            <text:p>84</text:p>
          </table:table-cell>
          <table:table-cell table:formula="of:=20*LOG([.B1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1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31982421875" calcext:value-type="float">
            <text:p>2490.3</text:p>
          </table:table-cell>
          <table:table-cell office:value-type="float" office:value="85" calcext:value-type="float">
            <text:p>85</text:p>
          </table:table-cell>
          <table:table-cell table:formula="of:=20*LOG([.B1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490.33984375" calcext:value-type="float">
            <text:p>2490.3</text:p>
          </table:table-cell>
          <table:table-cell office:value-type="float" office:value="84" calcext:value-type="float">
            <text:p>84</text:p>
          </table:table-cell>
          <table:table-cell table:formula="of:=20*LOG([.B19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35986328125" calcext:value-type="float">
            <text:p>2490.4</text:p>
          </table:table-cell>
          <table:table-cell office:value-type="float" office:value="84" calcext:value-type="float">
            <text:p>84</text:p>
          </table:table-cell>
          <table:table-cell table:formula="of:=20*LOG([.B2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3798828125" calcext:value-type="float">
            <text:p>2490.4</text:p>
          </table:table-cell>
          <table:table-cell office:value-type="float" office:value="85" calcext:value-type="float">
            <text:p>85</text:p>
          </table:table-cell>
          <table:table-cell table:formula="of:=20*LOG([.B2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39990234375" calcext:value-type="float">
            <text:p>2490.4</text:p>
          </table:table-cell>
          <table:table-cell office:value-type="float" office:value="84" calcext:value-type="float">
            <text:p>84</text:p>
          </table:table-cell>
          <table:table-cell table:formula="of:=20*LOG([.B2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419921875" calcext:value-type="float">
            <text:p>2490.4</text:p>
          </table:table-cell>
          <table:table-cell office:value-type="float" office:value="85" calcext:value-type="float">
            <text:p>85</text:p>
          </table:table-cell>
          <table:table-cell table:formula="of:=20*LOG([.B2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43994140625" calcext:value-type="float">
            <text:p>2490.4</text:p>
          </table:table-cell>
          <table:table-cell office:value-type="float" office:value="85" calcext:value-type="float">
            <text:p>85</text:p>
          </table:table-cell>
          <table:table-cell table:formula="of:=20*LOG([.B2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4599609375" calcext:value-type="float">
            <text:p>2490.5</text:p>
          </table:table-cell>
          <table:table-cell office:value-type="float" office:value="85" calcext:value-type="float">
            <text:p>85</text:p>
          </table:table-cell>
          <table:table-cell table:formula="of:=20*LOG([.B2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47998046875" calcext:value-type="float">
            <text:p>2490.5</text:p>
          </table:table-cell>
          <table:table-cell office:value-type="float" office:value="84" calcext:value-type="float">
            <text:p>84</text:p>
          </table:table-cell>
          <table:table-cell table:formula="of:=20*LOG([.B26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5" calcext:value-type="float">
            <text:p>2490.5</text:p>
          </table:table-cell>
          <table:table-cell office:value-type="float" office:value="85" calcext:value-type="float">
            <text:p>85</text:p>
          </table:table-cell>
          <table:table-cell table:formula="of:=20*LOG([.B2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52001953125" calcext:value-type="float">
            <text:p>2490.5</text:p>
          </table:table-cell>
          <table:table-cell office:value-type="float" office:value="85" calcext:value-type="float">
            <text:p>85</text:p>
          </table:table-cell>
          <table:table-cell table:formula="of:=20*LOG([.B2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5400390625" calcext:value-type="float">
            <text:p>2490.5</text:p>
          </table:table-cell>
          <table:table-cell office:value-type="float" office:value="85" calcext:value-type="float">
            <text:p>85</text:p>
          </table:table-cell>
          <table:table-cell table:formula="of:=20*LOG([.B29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56005859375" calcext:value-type="float">
            <text:p>2490.6</text:p>
          </table:table-cell>
          <table:table-cell office:value-type="float" office:value="85" calcext:value-type="float">
            <text:p>85</text:p>
          </table:table-cell>
          <table:table-cell table:formula="of:=20*LOG([.B3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580078125" calcext:value-type="float">
            <text:p>2490.6</text:p>
          </table:table-cell>
          <table:table-cell office:value-type="float" office:value="85" calcext:value-type="float">
            <text:p>85</text:p>
          </table:table-cell>
          <table:table-cell table:formula="of:=20*LOG([.B3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60009765625" calcext:value-type="float">
            <text:p>2490.6</text:p>
          </table:table-cell>
          <table:table-cell office:value-type="float" office:value="85" calcext:value-type="float">
            <text:p>85</text:p>
          </table:table-cell>
          <table:table-cell table:formula="of:=20*LOG([.B3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6201171875" calcext:value-type="float">
            <text:p>2490.6</text:p>
          </table:table-cell>
          <table:table-cell office:value-type="float" office:value="85" calcext:value-type="float">
            <text:p>85</text:p>
          </table:table-cell>
          <table:table-cell table:formula="of:=20*LOG([.B3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64013671875" calcext:value-type="float">
            <text:p>2490.6</text:p>
          </table:table-cell>
          <table:table-cell office:value-type="float" office:value="85" calcext:value-type="float">
            <text:p>85</text:p>
          </table:table-cell>
          <table:table-cell table:formula="of:=20*LOG([.B3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66015625" calcext:value-type="float">
            <text:p>2490.7</text:p>
          </table:table-cell>
          <table:table-cell office:value-type="float" office:value="85" calcext:value-type="float">
            <text:p>85</text:p>
          </table:table-cell>
          <table:table-cell table:formula="of:=20*LOG([.B3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68017578125" calcext:value-type="float">
            <text:p>2490.7</text:p>
          </table:table-cell>
          <table:table-cell office:value-type="float" office:value="84" calcext:value-type="float">
            <text:p>84</text:p>
          </table:table-cell>
          <table:table-cell table:formula="of:=20*LOG([.B36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3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001953125" calcext:value-type="float">
            <text:p>2490.7</text:p>
          </table:table-cell>
          <table:table-cell office:value-type="float" office:value="85" calcext:value-type="float">
            <text:p>85</text:p>
          </table:table-cell>
          <table:table-cell table:formula="of:=20*LOG([.B3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2021484375" calcext:value-type="float">
            <text:p>2490.7</text:p>
          </table:table-cell>
          <table:table-cell office:value-type="float" office:value="85" calcext:value-type="float">
            <text:p>85</text:p>
          </table:table-cell>
          <table:table-cell table:formula="of:=20*LOG([.B3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40234375" calcext:value-type="float">
            <text:p>2490.7</text:p>
          </table:table-cell>
          <table:table-cell office:value-type="float" office:value="85" calcext:value-type="float">
            <text:p>85</text:p>
          </table:table-cell>
          <table:table-cell table:formula="of:=20*LOG([.B3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59765625" calcext:value-type="float">
            <text:p>2490.8</text:p>
          </table:table-cell>
          <table:table-cell office:value-type="float" office:value="85" calcext:value-type="float">
            <text:p>85</text:p>
          </table:table-cell>
          <table:table-cell table:formula="of:=20*LOG([.B4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7978515625" calcext:value-type="float">
            <text:p>2490.8</text:p>
          </table:table-cell>
          <table:table-cell office:value-type="float" office:value="85" calcext:value-type="float">
            <text:p>85</text:p>
          </table:table-cell>
          <table:table-cell table:formula="of:=20*LOG([.B4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4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4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7998046875" calcext:value-type="float">
            <text:p>2490.8</text:p>
          </table:table-cell>
          <table:table-cell office:value-type="float" office:value="84" calcext:value-type="float">
            <text:p>84</text:p>
          </table:table-cell>
          <table:table-cell table:formula="of:=20*LOG([.B4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4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81982421875" calcext:value-type="float">
            <text:p>2490.8</text:p>
          </table:table-cell>
          <table:table-cell office:value-type="float" office:value="86" calcext:value-type="float">
            <text:p>86</text:p>
          </table:table-cell>
          <table:table-cell table:formula="of:=20*LOG([.B43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4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4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83984375" calcext:value-type="float">
            <text:p>2490.8</text:p>
          </table:table-cell>
          <table:table-cell office:value-type="float" office:value="84" calcext:value-type="float">
            <text:p>84</text:p>
          </table:table-cell>
          <table:table-cell table:formula="of:=20*LOG([.B44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4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4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85986328125" calcext:value-type="float">
            <text:p>2490.9</text:p>
          </table:table-cell>
          <table:table-cell office:value-type="float" office:value="85" calcext:value-type="float">
            <text:p>85</text:p>
          </table:table-cell>
          <table:table-cell table:formula="of:=20*LOG([.B4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8798828125" calcext:value-type="float">
            <text:p>2490.9</text:p>
          </table:table-cell>
          <table:table-cell office:value-type="float" office:value="85" calcext:value-type="float">
            <text:p>85</text:p>
          </table:table-cell>
          <table:table-cell table:formula="of:=20*LOG([.B4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89990234375" calcext:value-type="float">
            <text:p>2490.9</text:p>
          </table:table-cell>
          <table:table-cell office:value-type="float" office:value="86" calcext:value-type="float">
            <text:p>86</text:p>
          </table:table-cell>
          <table:table-cell table:formula="of:=20*LOG([.B4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919921875" calcext:value-type="float">
            <text:p>2490.9</text:p>
          </table:table-cell>
          <table:table-cell office:value-type="float" office:value="85" calcext:value-type="float">
            <text:p>85</text:p>
          </table:table-cell>
          <table:table-cell table:formula="of:=20*LOG([.B4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490.93994140625" calcext:value-type="float">
            <text:p>2490.9</text:p>
          </table:table-cell>
          <table:table-cell office:value-type="float" office:value="85" calcext:value-type="float">
            <text:p>85</text:p>
          </table:table-cell>
          <table:table-cell table:formula="of:=20*LOG([.B4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4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4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/>
          <table:table-cell table:style-name="ce4"/>
        </table:table-row>
        <table:table-row table:style-name="ro2">
          <table:table-cell office:value-type="float" office:value="2490.9599609375" calcext:value-type="float">
            <text:p>2491.0</text:p>
          </table:table-cell>
          <table:table-cell office:value-type="float" office:value="85" calcext:value-type="float">
            <text:p>85</text:p>
          </table:table-cell>
          <table:table-cell table:formula="of:=20*LOG([.B5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5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5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0.97998046875" calcext:value-type="float">
            <text:p>2491.0</text:p>
          </table:table-cell>
          <table:table-cell office:value-type="float" office:value="85" calcext:value-type="float">
            <text:p>85</text:p>
          </table:table-cell>
          <table:table-cell table:formula="of:=20*LOG([.B5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" calcext:value-type="float">
            <text:p>2491.0</text:p>
          </table:table-cell>
          <table:table-cell office:value-type="float" office:value="85" calcext:value-type="float">
            <text:p>85</text:p>
          </table:table-cell>
          <table:table-cell table:formula="of:=20*LOG([.B5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02001953125" calcext:value-type="float">
            <text:p>2491.0</text:p>
          </table:table-cell>
          <table:table-cell office:value-type="float" office:value="85" calcext:value-type="float">
            <text:p>85</text:p>
          </table:table-cell>
          <table:table-cell table:formula="of:=20*LOG([.B5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0400390625" calcext:value-type="float">
            <text:p>2491.0</text:p>
          </table:table-cell>
          <table:table-cell office:value-type="float" office:value="86" calcext:value-type="float">
            <text:p>86</text:p>
          </table:table-cell>
          <table:table-cell table:formula="of:=20*LOG([.B5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5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5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06005859375" calcext:value-type="float">
            <text:p>2491.1</text:p>
          </table:table-cell>
          <table:table-cell office:value-type="float" office:value="84" calcext:value-type="float">
            <text:p>84</text:p>
          </table:table-cell>
          <table:table-cell table:formula="of:=20*LOG([.B5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5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080078125" calcext:value-type="float">
            <text:p>2491.1</text:p>
          </table:table-cell>
          <table:table-cell office:value-type="float" office:value="85" calcext:value-type="float">
            <text:p>85</text:p>
          </table:table-cell>
          <table:table-cell table:formula="of:=20*LOG([.B5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10009765625" calcext:value-type="float">
            <text:p>2491.1</text:p>
          </table:table-cell>
          <table:table-cell office:value-type="float" office:value="85" calcext:value-type="float">
            <text:p>85</text:p>
          </table:table-cell>
          <table:table-cell table:formula="of:=20*LOG([.B5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5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1201171875" calcext:value-type="float">
            <text:p>2491.1</text:p>
          </table:table-cell>
          <table:table-cell office:value-type="float" office:value="84" calcext:value-type="float">
            <text:p>84</text:p>
          </table:table-cell>
          <table:table-cell table:formula="of:=20*LOG([.B5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5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5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14013671875" calcext:value-type="float">
            <text:p>2491.1</text:p>
          </table:table-cell>
          <table:table-cell office:value-type="float" office:value="85" calcext:value-type="float">
            <text:p>85</text:p>
          </table:table-cell>
          <table:table-cell table:formula="of:=20*LOG([.B5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5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5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5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16015625" calcext:value-type="float">
            <text:p>2491.2</text:p>
          </table:table-cell>
          <table:table-cell office:value-type="float" office:value="85" calcext:value-type="float">
            <text:p>85</text:p>
          </table:table-cell>
          <table:table-cell table:formula="of:=20*LOG([.B6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18017578125" calcext:value-type="float">
            <text:p>2491.2</text:p>
          </table:table-cell>
          <table:table-cell office:value-type="float" office:value="86" calcext:value-type="float">
            <text:p>86</text:p>
          </table:table-cell>
          <table:table-cell table:formula="of:=20*LOG([.B61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1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001953125" calcext:value-type="float">
            <text:p>2491.2</text:p>
          </table:table-cell>
          <table:table-cell office:value-type="float" office:value="85" calcext:value-type="float">
            <text:p>85</text:p>
          </table:table-cell>
          <table:table-cell table:formula="of:=20*LOG([.B6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2021484375" calcext:value-type="float">
            <text:p>2491.2</text:p>
          </table:table-cell>
          <table:table-cell office:value-type="float" office:value="86" calcext:value-type="float">
            <text:p>86</text:p>
          </table:table-cell>
          <table:table-cell table:formula="of:=20*LOG([.B6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40234375" calcext:value-type="float">
            <text:p>2491.2</text:p>
          </table:table-cell>
          <table:table-cell office:value-type="float" office:value="86" calcext:value-type="float">
            <text:p>86</text:p>
          </table:table-cell>
          <table:table-cell table:formula="of:=20*LOG([.B6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59765625" calcext:value-type="float">
            <text:p>2491.3</text:p>
          </table:table-cell>
          <table:table-cell office:value-type="float" office:value="84" calcext:value-type="float">
            <text:p>84</text:p>
          </table:table-cell>
          <table:table-cell table:formula="of:=20*LOG([.B6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7978515625" calcext:value-type="float">
            <text:p>2491.3</text:p>
          </table:table-cell>
          <table:table-cell office:value-type="float" office:value="86" calcext:value-type="float">
            <text:p>86</text:p>
          </table:table-cell>
          <table:table-cell table:formula="of:=20*LOG([.B66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6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2998046875" calcext:value-type="float">
            <text:p>2491.3</text:p>
          </table:table-cell>
          <table:table-cell office:value-type="float" office:value="86" calcext:value-type="float">
            <text:p>86</text:p>
          </table:table-cell>
          <table:table-cell table:formula="of:=20*LOG([.B6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31982421875" calcext:value-type="float">
            <text:p>2491.3</text:p>
          </table:table-cell>
          <table:table-cell office:value-type="float" office:value="85" calcext:value-type="float">
            <text:p>85</text:p>
          </table:table-cell>
          <table:table-cell table:formula="of:=20*LOG([.B6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33984375" calcext:value-type="float">
            <text:p>2491.3</text:p>
          </table:table-cell>
          <table:table-cell office:value-type="float" office:value="84" calcext:value-type="float">
            <text:p>84</text:p>
          </table:table-cell>
          <table:table-cell table:formula="of:=20*LOG([.B69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35986328125" calcext:value-type="float">
            <text:p>2491.4</text:p>
          </table:table-cell>
          <table:table-cell office:value-type="float" office:value="86" calcext:value-type="float">
            <text:p>86</text:p>
          </table:table-cell>
          <table:table-cell table:formula="of:=20*LOG([.B7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3798828125" calcext:value-type="float">
            <text:p>2491.4</text:p>
          </table:table-cell>
          <table:table-cell office:value-type="float" office:value="87" calcext:value-type="float">
            <text:p>87</text:p>
          </table:table-cell>
          <table:table-cell table:formula="of:=20*LOG([.B71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7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39990234375" calcext:value-type="float">
            <text:p>2491.4</text:p>
          </table:table-cell>
          <table:table-cell office:value-type="float" office:value="85" calcext:value-type="float">
            <text:p>85</text:p>
          </table:table-cell>
          <table:table-cell table:formula="of:=20*LOG([.B7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419921875" calcext:value-type="float">
            <text:p>2491.4</text:p>
          </table:table-cell>
          <table:table-cell office:value-type="float" office:value="85" calcext:value-type="float">
            <text:p>85</text:p>
          </table:table-cell>
          <table:table-cell table:formula="of:=20*LOG([.B7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43994140625" calcext:value-type="float">
            <text:p>2491.4</text:p>
          </table:table-cell>
          <table:table-cell office:value-type="float" office:value="85" calcext:value-type="float">
            <text:p>85</text:p>
          </table:table-cell>
          <table:table-cell table:formula="of:=20*LOG([.B7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4599609375" calcext:value-type="float">
            <text:p>2491.5</text:p>
          </table:table-cell>
          <table:table-cell office:value-type="float" office:value="85" calcext:value-type="float">
            <text:p>85</text:p>
          </table:table-cell>
          <table:table-cell table:formula="of:=20*LOG([.B75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75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7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47998046875" calcext:value-type="float">
            <text:p>2491.5</text:p>
          </table:table-cell>
          <table:table-cell office:value-type="float" office:value="85" calcext:value-type="float">
            <text:p>85</text:p>
          </table:table-cell>
          <table:table-cell table:formula="of:=20*LOG([.B7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5" calcext:value-type="float">
            <text:p>2491.5</text:p>
          </table:table-cell>
          <table:table-cell office:value-type="float" office:value="86" calcext:value-type="float">
            <text:p>86</text:p>
          </table:table-cell>
          <table:table-cell table:formula="of:=20*LOG([.B7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52001953125" calcext:value-type="float">
            <text:p>2491.5</text:p>
          </table:table-cell>
          <table:table-cell office:value-type="float" office:value="85" calcext:value-type="float">
            <text:p>85</text:p>
          </table:table-cell>
          <table:table-cell table:formula="of:=20*LOG([.B7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5400390625" calcext:value-type="float">
            <text:p>2491.5</text:p>
          </table:table-cell>
          <table:table-cell office:value-type="float" office:value="85" calcext:value-type="float">
            <text:p>85</text:p>
          </table:table-cell>
          <table:table-cell table:formula="of:=20*LOG([.B7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56005859375" calcext:value-type="float">
            <text:p>2491.6</text:p>
          </table:table-cell>
          <table:table-cell office:value-type="float" office:value="85" calcext:value-type="float">
            <text:p>85</text:p>
          </table:table-cell>
          <table:table-cell table:formula="of:=20*LOG([.B8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580078125" calcext:value-type="float">
            <text:p>2491.6</text:p>
          </table:table-cell>
          <table:table-cell office:value-type="float" office:value="86" calcext:value-type="float">
            <text:p>86</text:p>
          </table:table-cell>
          <table:table-cell table:formula="of:=20*LOG([.B8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60009765625" calcext:value-type="float">
            <text:p>2491.6</text:p>
          </table:table-cell>
          <table:table-cell office:value-type="float" office:value="86" calcext:value-type="float">
            <text:p>86</text:p>
          </table:table-cell>
          <table:table-cell table:formula="of:=20*LOG([.B8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6201171875" calcext:value-type="float">
            <text:p>2491.6</text:p>
          </table:table-cell>
          <table:table-cell office:value-type="float" office:value="85" calcext:value-type="float">
            <text:p>85</text:p>
          </table:table-cell>
          <table:table-cell table:formula="of:=20*LOG([.B8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64013671875" calcext:value-type="float">
            <text:p>2491.6</text:p>
          </table:table-cell>
          <table:table-cell office:value-type="float" office:value="86" calcext:value-type="float">
            <text:p>86</text:p>
          </table:table-cell>
          <table:table-cell table:formula="of:=20*LOG([.B8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66015625" calcext:value-type="float">
            <text:p>2491.7</text:p>
          </table:table-cell>
          <table:table-cell office:value-type="float" office:value="85" calcext:value-type="float">
            <text:p>85</text:p>
          </table:table-cell>
          <table:table-cell table:formula="of:=20*LOG([.B8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68017578125" calcext:value-type="float">
            <text:p>2491.7</text:p>
          </table:table-cell>
          <table:table-cell office:value-type="float" office:value="85" calcext:value-type="float">
            <text:p>85</text:p>
          </table:table-cell>
          <table:table-cell table:formula="of:=20*LOG([.B8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001953125" calcext:value-type="float">
            <text:p>2491.7</text:p>
          </table:table-cell>
          <table:table-cell office:value-type="float" office:value="86" calcext:value-type="float">
            <text:p>86</text:p>
          </table:table-cell>
          <table:table-cell table:formula="of:=20*LOG([.B8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2021484375" calcext:value-type="float">
            <text:p>2491.7</text:p>
          </table:table-cell>
          <table:table-cell office:value-type="float" office:value="86" calcext:value-type="float">
            <text:p>86</text:p>
          </table:table-cell>
          <table:table-cell table:formula="of:=20*LOG([.B8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40234375" calcext:value-type="float">
            <text:p>2491.7</text:p>
          </table:table-cell>
          <table:table-cell office:value-type="float" office:value="86" calcext:value-type="float">
            <text:p>86</text:p>
          </table:table-cell>
          <table:table-cell table:formula="of:=20*LOG([.B89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59765625" calcext:value-type="float">
            <text:p>2491.8</text:p>
          </table:table-cell>
          <table:table-cell office:value-type="float" office:value="86" calcext:value-type="float">
            <text:p>86</text:p>
          </table:table-cell>
          <table:table-cell table:formula="of:=20*LOG([.B9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7978515625" calcext:value-type="float">
            <text:p>2491.8</text:p>
          </table:table-cell>
          <table:table-cell office:value-type="float" office:value="86" calcext:value-type="float">
            <text:p>86</text:p>
          </table:table-cell>
          <table:table-cell table:formula="of:=20*LOG([.B9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7998046875" calcext:value-type="float">
            <text:p>2491.8</text:p>
          </table:table-cell>
          <table:table-cell office:value-type="float" office:value="85" calcext:value-type="float">
            <text:p>85</text:p>
          </table:table-cell>
          <table:table-cell table:formula="of:=20*LOG([.B9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81982421875" calcext:value-type="float">
            <text:p>2491.8</text:p>
          </table:table-cell>
          <table:table-cell office:value-type="float" office:value="84" calcext:value-type="float">
            <text:p>84</text:p>
          </table:table-cell>
          <table:table-cell table:formula="of:=20*LOG([.B93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83984375" calcext:value-type="float">
            <text:p>2491.8</text:p>
          </table:table-cell>
          <table:table-cell office:value-type="float" office:value="85" calcext:value-type="float">
            <text:p>85</text:p>
          </table:table-cell>
          <table:table-cell table:formula="of:=20*LOG([.B9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85986328125" calcext:value-type="float">
            <text:p>2491.9</text:p>
          </table:table-cell>
          <table:table-cell office:value-type="float" office:value="85" calcext:value-type="float">
            <text:p>85</text:p>
          </table:table-cell>
          <table:table-cell table:formula="of:=20*LOG([.B9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8798828125" calcext:value-type="float">
            <text:p>2491.9</text:p>
          </table:table-cell>
          <table:table-cell office:value-type="float" office:value="86" calcext:value-type="float">
            <text:p>86</text:p>
          </table:table-cell>
          <table:table-cell table:formula="of:=20*LOG([.B9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89990234375" calcext:value-type="float">
            <text:p>2491.9</text:p>
          </table:table-cell>
          <table:table-cell office:value-type="float" office:value="85" calcext:value-type="float">
            <text:p>85</text:p>
          </table:table-cell>
          <table:table-cell table:formula="of:=20*LOG([.B9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919921875" calcext:value-type="float">
            <text:p>2491.9</text:p>
          </table:table-cell>
          <table:table-cell office:value-type="float" office:value="85" calcext:value-type="float">
            <text:p>85</text:p>
          </table:table-cell>
          <table:table-cell table:formula="of:=20*LOG([.B9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93994140625" calcext:value-type="float">
            <text:p>2491.9</text:p>
          </table:table-cell>
          <table:table-cell office:value-type="float" office:value="84" calcext:value-type="float">
            <text:p>84</text:p>
          </table:table-cell>
          <table:table-cell table:formula="of:=20*LOG([.B9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9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9599609375" calcext:value-type="float">
            <text:p>2492.0</text:p>
          </table:table-cell>
          <table:table-cell office:value-type="float" office:value="86" calcext:value-type="float">
            <text:p>86</text:p>
          </table:table-cell>
          <table:table-cell table:formula="of:=20*LOG([.B10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0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1.97998046875" calcext:value-type="float">
            <text:p>2492.0</text:p>
          </table:table-cell>
          <table:table-cell office:value-type="float" office:value="86" calcext:value-type="float">
            <text:p>86</text:p>
          </table:table-cell>
          <table:table-cell table:formula="of:=20*LOG([.B10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0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0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0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" calcext:value-type="float">
            <text:p>2492.0</text:p>
          </table:table-cell>
          <table:table-cell office:value-type="float" office:value="85" calcext:value-type="float">
            <text:p>85</text:p>
          </table:table-cell>
          <table:table-cell table:formula="of:=20*LOG([.B10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0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0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02001953125" calcext:value-type="float">
            <text:p>2492.0</text:p>
          </table:table-cell>
          <table:table-cell office:value-type="float" office:value="84" calcext:value-type="float">
            <text:p>84</text:p>
          </table:table-cell>
          <table:table-cell table:formula="of:=20*LOG([.B103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0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0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0400390625" calcext:value-type="float">
            <text:p>2492.0</text:p>
          </table:table-cell>
          <table:table-cell office:value-type="float" office:value="86" calcext:value-type="float">
            <text:p>86</text:p>
          </table:table-cell>
          <table:table-cell table:formula="of:=20*LOG([.B10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0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0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06005859375" calcext:value-type="float">
            <text:p>2492.1</text:p>
          </table:table-cell>
          <table:table-cell office:value-type="float" office:value="85" calcext:value-type="float">
            <text:p>85</text:p>
          </table:table-cell>
          <table:table-cell table:formula="of:=20*LOG([.B10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0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0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080078125" calcext:value-type="float">
            <text:p>2492.1</text:p>
          </table:table-cell>
          <table:table-cell office:value-type="float" office:value="86" calcext:value-type="float">
            <text:p>86</text:p>
          </table:table-cell>
          <table:table-cell table:formula="of:=20*LOG([.B10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0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10009765625" calcext:value-type="float">
            <text:p>2492.1</text:p>
          </table:table-cell>
          <table:table-cell office:value-type="float" office:value="85" calcext:value-type="float">
            <text:p>85</text:p>
          </table:table-cell>
          <table:table-cell table:formula="of:=20*LOG([.B10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0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0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1201171875" calcext:value-type="float">
            <text:p>2492.1</text:p>
          </table:table-cell>
          <table:table-cell office:value-type="float" office:value="85" calcext:value-type="float">
            <text:p>85</text:p>
          </table:table-cell>
          <table:table-cell table:formula="of:=20*LOG([.B10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0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14013671875" calcext:value-type="float">
            <text:p>2492.1</text:p>
          </table:table-cell>
          <table:table-cell office:value-type="float" office:value="85" calcext:value-type="float">
            <text:p>85</text:p>
          </table:table-cell>
          <table:table-cell table:formula="of:=20*LOG([.B10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0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16015625" calcext:value-type="float">
            <text:p>2492.2</text:p>
          </table:table-cell>
          <table:table-cell office:value-type="float" office:value="85" calcext:value-type="float">
            <text:p>85</text:p>
          </table:table-cell>
          <table:table-cell table:formula="of:=20*LOG([.B11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1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18017578125" calcext:value-type="float">
            <text:p>2492.2</text:p>
          </table:table-cell>
          <table:table-cell office:value-type="float" office:value="86" calcext:value-type="float">
            <text:p>86</text:p>
          </table:table-cell>
          <table:table-cell table:formula="of:=20*LOG([.B11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1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001953125" calcext:value-type="float">
            <text:p>2492.2</text:p>
          </table:table-cell>
          <table:table-cell office:value-type="float" office:value="85" calcext:value-type="float">
            <text:p>85</text:p>
          </table:table-cell>
          <table:table-cell table:formula="of:=20*LOG([.B11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1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1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2021484375" calcext:value-type="float">
            <text:p>2492.2</text:p>
          </table:table-cell>
          <table:table-cell office:value-type="float" office:value="86" calcext:value-type="float">
            <text:p>86</text:p>
          </table:table-cell>
          <table:table-cell table:formula="of:=20*LOG([.B11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1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40234375" calcext:value-type="float">
            <text:p>2492.2</text:p>
          </table:table-cell>
          <table:table-cell office:value-type="float" office:value="86" calcext:value-type="float">
            <text:p>86</text:p>
          </table:table-cell>
          <table:table-cell table:formula="of:=20*LOG([.B11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1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59765625" calcext:value-type="float">
            <text:p>2492.3</text:p>
          </table:table-cell>
          <table:table-cell office:value-type="float" office:value="85" calcext:value-type="float">
            <text:p>85</text:p>
          </table:table-cell>
          <table:table-cell table:formula="of:=20*LOG([.B11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1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7978515625" calcext:value-type="float">
            <text:p>2492.3</text:p>
          </table:table-cell>
          <table:table-cell office:value-type="float" office:value="85" calcext:value-type="float">
            <text:p>85</text:p>
          </table:table-cell>
          <table:table-cell table:formula="of:=20*LOG([.B11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1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1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2998046875" calcext:value-type="float">
            <text:p>2492.3</text:p>
          </table:table-cell>
          <table:table-cell office:value-type="float" office:value="85" calcext:value-type="float">
            <text:p>85</text:p>
          </table:table-cell>
          <table:table-cell table:formula="of:=20*LOG([.B11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1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31982421875" calcext:value-type="float">
            <text:p>2492.3</text:p>
          </table:table-cell>
          <table:table-cell office:value-type="float" office:value="86" calcext:value-type="float">
            <text:p>86</text:p>
          </table:table-cell>
          <table:table-cell table:formula="of:=20*LOG([.B11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1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1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33984375" calcext:value-type="float">
            <text:p>2492.3</text:p>
          </table:table-cell>
          <table:table-cell office:value-type="float" office:value="85" calcext:value-type="float">
            <text:p>85</text:p>
          </table:table-cell>
          <table:table-cell table:formula="of:=20*LOG([.B11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1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1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1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35986328125" calcext:value-type="float">
            <text:p>2492.4</text:p>
          </table:table-cell>
          <table:table-cell office:value-type="float" office:value="85" calcext:value-type="float">
            <text:p>85</text:p>
          </table:table-cell>
          <table:table-cell table:formula="of:=20*LOG([.B12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2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3798828125" calcext:value-type="float">
            <text:p>2492.4</text:p>
          </table:table-cell>
          <table:table-cell office:value-type="float" office:value="86" calcext:value-type="float">
            <text:p>86</text:p>
          </table:table-cell>
          <table:table-cell table:formula="of:=20*LOG([.B12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2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2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39990234375" calcext:value-type="float">
            <text:p>2492.4</text:p>
          </table:table-cell>
          <table:table-cell office:value-type="float" office:value="86" calcext:value-type="float">
            <text:p>86</text:p>
          </table:table-cell>
          <table:table-cell table:formula="of:=20*LOG([.B122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122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2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2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419921875" calcext:value-type="float">
            <text:p>2492.4</text:p>
          </table:table-cell>
          <table:table-cell office:value-type="float" office:value="86" calcext:value-type="float">
            <text:p>86</text:p>
          </table:table-cell>
          <table:table-cell table:formula="of:=20*LOG([.B12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2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43994140625" calcext:value-type="float">
            <text:p>2492.4</text:p>
          </table:table-cell>
          <table:table-cell office:value-type="float" office:value="86" calcext:value-type="float">
            <text:p>86</text:p>
          </table:table-cell>
          <table:table-cell table:formula="of:=20*LOG([.B12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2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2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4599609375" calcext:value-type="float">
            <text:p>2492.5</text:p>
          </table:table-cell>
          <table:table-cell office:value-type="float" office:value="85" calcext:value-type="float">
            <text:p>85</text:p>
          </table:table-cell>
          <table:table-cell table:formula="of:=20*LOG([.B12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2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47998046875" calcext:value-type="float">
            <text:p>2492.5</text:p>
          </table:table-cell>
          <table:table-cell office:value-type="float" office:value="85" calcext:value-type="float">
            <text:p>85</text:p>
          </table:table-cell>
          <table:table-cell table:formula="of:=20*LOG([.B12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2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5" calcext:value-type="float">
            <text:p>2492.5</text:p>
          </table:table-cell>
          <table:table-cell office:value-type="float" office:value="86" calcext:value-type="float">
            <text:p>86</text:p>
          </table:table-cell>
          <table:table-cell table:formula="of:=20*LOG([.B12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2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52001953125" calcext:value-type="float">
            <text:p>2492.5</text:p>
          </table:table-cell>
          <table:table-cell office:value-type="float" office:value="86" calcext:value-type="float">
            <text:p>86</text:p>
          </table:table-cell>
          <table:table-cell table:formula="of:=20*LOG([.B12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2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5400390625" calcext:value-type="float">
            <text:p>2492.5</text:p>
          </table:table-cell>
          <table:table-cell office:value-type="float" office:value="86" calcext:value-type="float">
            <text:p>86</text:p>
          </table:table-cell>
          <table:table-cell table:formula="of:=20*LOG([.B12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2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2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2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56005859375" calcext:value-type="float">
            <text:p>2492.6</text:p>
          </table:table-cell>
          <table:table-cell office:value-type="float" office:value="85" calcext:value-type="float">
            <text:p>85</text:p>
          </table:table-cell>
          <table:table-cell table:formula="of:=20*LOG([.B13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3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580078125" calcext:value-type="float">
            <text:p>2492.6</text:p>
          </table:table-cell>
          <table:table-cell office:value-type="float" office:value="86" calcext:value-type="float">
            <text:p>86</text:p>
          </table:table-cell>
          <table:table-cell table:formula="of:=20*LOG([.B13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3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60009765625" calcext:value-type="float">
            <text:p>2492.6</text:p>
          </table:table-cell>
          <table:table-cell office:value-type="float" office:value="85" calcext:value-type="float">
            <text:p>85</text:p>
          </table:table-cell>
          <table:table-cell table:formula="of:=20*LOG([.B13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3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6201171875" calcext:value-type="float">
            <text:p>2492.6</text:p>
          </table:table-cell>
          <table:table-cell office:value-type="float" office:value="85" calcext:value-type="float">
            <text:p>85</text:p>
          </table:table-cell>
          <table:table-cell table:formula="of:=20*LOG([.B133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133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3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64013671875" calcext:value-type="float">
            <text:p>2492.6</text:p>
          </table:table-cell>
          <table:table-cell office:value-type="float" office:value="85" calcext:value-type="float">
            <text:p>85</text:p>
          </table:table-cell>
          <table:table-cell table:formula="of:=20*LOG([.B13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3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3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66015625" calcext:value-type="float">
            <text:p>2492.7</text:p>
          </table:table-cell>
          <table:table-cell office:value-type="float" office:value="85" calcext:value-type="float">
            <text:p>85</text:p>
          </table:table-cell>
          <table:table-cell table:formula="of:=20*LOG([.B13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68017578125" calcext:value-type="float">
            <text:p>2492.7</text:p>
          </table:table-cell>
          <table:table-cell office:value-type="float" office:value="86" calcext:value-type="float">
            <text:p>86</text:p>
          </table:table-cell>
          <table:table-cell table:formula="of:=20*LOG([.B13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3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001953125" calcext:value-type="float">
            <text:p>2492.7</text:p>
          </table:table-cell>
          <table:table-cell office:value-type="float" office:value="85" calcext:value-type="float">
            <text:p>85</text:p>
          </table:table-cell>
          <table:table-cell table:formula="of:=20*LOG([.B13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3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2021484375" calcext:value-type="float">
            <text:p>2492.7</text:p>
          </table:table-cell>
          <table:table-cell office:value-type="float" office:value="87" calcext:value-type="float">
            <text:p>87</text:p>
          </table:table-cell>
          <table:table-cell table:formula="of:=20*LOG([.B138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138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3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3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40234375" calcext:value-type="float">
            <text:p>2492.7</text:p>
          </table:table-cell>
          <table:table-cell office:value-type="float" office:value="86" calcext:value-type="float">
            <text:p>86</text:p>
          </table:table-cell>
          <table:table-cell table:formula="of:=20*LOG([.B13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3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3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3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59765625" calcext:value-type="float">
            <text:p>2492.8</text:p>
          </table:table-cell>
          <table:table-cell office:value-type="float" office:value="86" calcext:value-type="float">
            <text:p>86</text:p>
          </table:table-cell>
          <table:table-cell table:formula="of:=20*LOG([.B14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4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4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7978515625" calcext:value-type="float">
            <text:p>2492.8</text:p>
          </table:table-cell>
          <table:table-cell office:value-type="float" office:value="85" calcext:value-type="float">
            <text:p>85</text:p>
          </table:table-cell>
          <table:table-cell table:formula="of:=20*LOG([.B14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4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4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7998046875" calcext:value-type="float">
            <text:p>2492.8</text:p>
          </table:table-cell>
          <table:table-cell office:value-type="float" office:value="85" calcext:value-type="float">
            <text:p>85</text:p>
          </table:table-cell>
          <table:table-cell table:formula="of:=20*LOG([.B14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4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4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81982421875" calcext:value-type="float">
            <text:p>2492.8</text:p>
          </table:table-cell>
          <table:table-cell office:value-type="float" office:value="85" calcext:value-type="float">
            <text:p>85</text:p>
          </table:table-cell>
          <table:table-cell table:formula="of:=20*LOG([.B14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4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4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4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83984375" calcext:value-type="float">
            <text:p>2492.8</text:p>
          </table:table-cell>
          <table:table-cell office:value-type="float" office:value="85" calcext:value-type="float">
            <text:p>85</text:p>
          </table:table-cell>
          <table:table-cell table:formula="of:=20*LOG([.B14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4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4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4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85986328125" calcext:value-type="float">
            <text:p>2492.9</text:p>
          </table:table-cell>
          <table:table-cell office:value-type="float" office:value="85" calcext:value-type="float">
            <text:p>85</text:p>
          </table:table-cell>
          <table:table-cell table:formula="of:=20*LOG([.B14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4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4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4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8798828125" calcext:value-type="float">
            <text:p>2492.9</text:p>
          </table:table-cell>
          <table:table-cell office:value-type="float" office:value="87" calcext:value-type="float">
            <text:p>87</text:p>
          </table:table-cell>
          <table:table-cell table:formula="of:=20*LOG([.B146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14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4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6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89990234375" calcext:value-type="float">
            <text:p>2492.9</text:p>
          </table:table-cell>
          <table:table-cell office:value-type="float" office:value="86" calcext:value-type="float">
            <text:p>86</text:p>
          </table:table-cell>
          <table:table-cell table:formula="of:=20*LOG([.B14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4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4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919921875" calcext:value-type="float">
            <text:p>2492.9</text:p>
          </table:table-cell>
          <table:table-cell office:value-type="float" office:value="85" calcext:value-type="float">
            <text:p>85</text:p>
          </table:table-cell>
          <table:table-cell table:formula="of:=20*LOG([.B14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4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4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93994140625" calcext:value-type="float">
            <text:p>2492.9</text:p>
          </table:table-cell>
          <table:table-cell office:value-type="float" office:value="85" calcext:value-type="float">
            <text:p>85</text:p>
          </table:table-cell>
          <table:table-cell table:formula="of:=20*LOG([.B14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4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4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4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9599609375" calcext:value-type="float">
            <text:p>2493.0</text:p>
          </table:table-cell>
          <table:table-cell office:value-type="float" office:value="86" calcext:value-type="float">
            <text:p>86</text:p>
          </table:table-cell>
          <table:table-cell table:formula="of:=20*LOG([.B15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5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5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5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2.97998046875" calcext:value-type="float">
            <text:p>2493.0</text:p>
          </table:table-cell>
          <table:table-cell office:value-type="float" office:value="86" calcext:value-type="float">
            <text:p>86</text:p>
          </table:table-cell>
          <table:table-cell table:formula="of:=20*LOG([.B15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5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5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5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" calcext:value-type="float">
            <text:p>2493.0</text:p>
          </table:table-cell>
          <table:table-cell office:value-type="float" office:value="85" calcext:value-type="float">
            <text:p>85</text:p>
          </table:table-cell>
          <table:table-cell table:formula="of:=20*LOG([.B152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152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5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02001953125" calcext:value-type="float">
            <text:p>2493.0</text:p>
          </table:table-cell>
          <table:table-cell office:value-type="float" office:value="85" calcext:value-type="float">
            <text:p>85</text:p>
          </table:table-cell>
          <table:table-cell table:formula="of:=20*LOG([.B15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5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5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5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0400390625" calcext:value-type="float">
            <text:p>2493.0</text:p>
          </table:table-cell>
          <table:table-cell office:value-type="float" office:value="86" calcext:value-type="float">
            <text:p>86</text:p>
          </table:table-cell>
          <table:table-cell table:formula="of:=20*LOG([.B15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5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5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5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06005859375" calcext:value-type="float">
            <text:p>2493.1</text:p>
          </table:table-cell>
          <table:table-cell office:value-type="float" office:value="85" calcext:value-type="float">
            <text:p>85</text:p>
          </table:table-cell>
          <table:table-cell table:formula="of:=20*LOG([.B15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5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5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5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080078125" calcext:value-type="float">
            <text:p>2493.1</text:p>
          </table:table-cell>
          <table:table-cell office:value-type="float" office:value="86" calcext:value-type="float">
            <text:p>86</text:p>
          </table:table-cell>
          <table:table-cell table:formula="of:=20*LOG([.B156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156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15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5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10009765625" calcext:value-type="float">
            <text:p>2493.1</text:p>
          </table:table-cell>
          <table:table-cell office:value-type="float" office:value="86" calcext:value-type="float">
            <text:p>86</text:p>
          </table:table-cell>
          <table:table-cell table:formula="of:=20*LOG([.B15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57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5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5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1201171875" calcext:value-type="float">
            <text:p>2493.1</text:p>
          </table:table-cell>
          <table:table-cell office:value-type="float" office:value="85" calcext:value-type="float">
            <text:p>85</text:p>
          </table:table-cell>
          <table:table-cell table:formula="of:=20*LOG([.B15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58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58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158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14013671875" calcext:value-type="float">
            <text:p>2493.1</text:p>
          </table:table-cell>
          <table:table-cell office:value-type="float" office:value="86" calcext:value-type="float">
            <text:p>86</text:p>
          </table:table-cell>
          <table:table-cell table:formula="of:=20*LOG([.B15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59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59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159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16015625" calcext:value-type="float">
            <text:p>2493.2</text:p>
          </table:table-cell>
          <table:table-cell office:value-type="float" office:value="85" calcext:value-type="float">
            <text:p>85</text:p>
          </table:table-cell>
          <table:table-cell table:formula="of:=20*LOG([.B16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60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60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160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18017578125" calcext:value-type="float">
            <text:p>2493.2</text:p>
          </table:table-cell>
          <table:table-cell office:value-type="float" office:value="85" calcext:value-type="float">
            <text:p>85</text:p>
          </table:table-cell>
          <table:table-cell table:formula="of:=20*LOG([.B16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61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16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6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001953125" calcext:value-type="float">
            <text:p>2493.2</text:p>
          </table:table-cell>
          <table:table-cell office:value-type="float" office:value="86" calcext:value-type="float">
            <text:p>86</text:p>
          </table:table-cell>
          <table:table-cell table:formula="of:=20*LOG([.B16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62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6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6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2021484375" calcext:value-type="float">
            <text:p>2493.2</text:p>
          </table:table-cell>
          <table:table-cell office:value-type="float" office:value="85" calcext:value-type="float">
            <text:p>85</text:p>
          </table:table-cell>
          <table:table-cell table:formula="of:=20*LOG([.B16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63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16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6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40234375" calcext:value-type="float">
            <text:p>2493.2</text:p>
          </table:table-cell>
          <table:table-cell office:value-type="float" office:value="86" calcext:value-type="float">
            <text:p>86</text:p>
          </table:table-cell>
          <table:table-cell table:formula="of:=20*LOG([.B164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164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6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6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59765625" calcext:value-type="float">
            <text:p>2493.3</text:p>
          </table:table-cell>
          <table:table-cell office:value-type="float" office:value="86" calcext:value-type="float">
            <text:p>86</text:p>
          </table:table-cell>
          <table:table-cell table:formula="of:=20*LOG([.B165]* 0.004798464491363)" office:value-type="float" office:value="-7.68798526767795" calcext:value-type="float">
            <text:p>-7.68798526767795</text:p>
          </table:table-cell>
          <table:table-cell office:value-type="float" office:value="77" calcext:value-type="float">
            <text:p>77</text:p>
          </table:table-cell>
          <table:table-cell table:formula="of:=20*LOG([.D165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16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6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7978515625" calcext:value-type="float">
            <text:p>2493.3</text:p>
          </table:table-cell>
          <table:table-cell office:value-type="float" office:value="83" calcext:value-type="float">
            <text:p>83</text:p>
          </table:table-cell>
          <table:table-cell table:formula="of:=20*LOG([.B166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166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16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6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2998046875" calcext:value-type="float">
            <text:p>2493.3</text:p>
          </table:table-cell>
          <table:table-cell office:value-type="float" office:value="84" calcext:value-type="float">
            <text:p>84</text:p>
          </table:table-cell>
          <table:table-cell table:formula="of:=20*LOG([.B16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16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6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6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31982421875" calcext:value-type="float">
            <text:p>2493.3</text:p>
          </table:table-cell>
          <table:table-cell office:value-type="float" office:value="84" calcext:value-type="float">
            <text:p>84</text:p>
          </table:table-cell>
          <table:table-cell table:formula="of:=20*LOG([.B168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16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6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6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33984375" calcext:value-type="float">
            <text:p>2493.3</text:p>
          </table:table-cell>
          <table:table-cell office:value-type="float" office:value="85" calcext:value-type="float">
            <text:p>85</text:p>
          </table:table-cell>
          <table:table-cell table:formula="of:=20*LOG([.B16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16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6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6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35986328125" calcext:value-type="float">
            <text:p>2493.4</text:p>
          </table:table-cell>
          <table:table-cell office:value-type="float" office:value="86" calcext:value-type="float">
            <text:p>86</text:p>
          </table:table-cell>
          <table:table-cell table:formula="of:=20*LOG([.B17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1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7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3798828125" calcext:value-type="float">
            <text:p>2493.4</text:p>
          </table:table-cell>
          <table:table-cell office:value-type="float" office:value="82" calcext:value-type="float">
            <text:p>82</text:p>
          </table:table-cell>
          <table:table-cell table:formula="of:=20*LOG([.B171]* 0.004798464491363)" office:value-type="float" office:value="-8.10167724487498" calcext:value-type="float">
            <text:p>-8.10167724487498</text:p>
          </table:table-cell>
          <table:table-cell office:value-type="float" office:value="77" calcext:value-type="float">
            <text:p>77</text:p>
          </table:table-cell>
          <table:table-cell table:formula="of:=20*LOG([.D171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17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39990234375" calcext:value-type="float">
            <text:p>2493.4</text:p>
          </table:table-cell>
          <table:table-cell office:value-type="float" office:value="83" calcext:value-type="float">
            <text:p>83</text:p>
          </table:table-cell>
          <table:table-cell table:formula="of:=20*LOG([.B172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172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17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419921875" calcext:value-type="float">
            <text:p>2493.4</text:p>
          </table:table-cell>
          <table:table-cell office:value-type="float" office:value="85" calcext:value-type="float">
            <text:p>85</text:p>
          </table:table-cell>
          <table:table-cell table:formula="of:=20*LOG([.B17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7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43994140625" calcext:value-type="float">
            <text:p>2493.4</text:p>
          </table:table-cell>
          <table:table-cell office:value-type="float" office:value="83" calcext:value-type="float">
            <text:p>83</text:p>
          </table:table-cell>
          <table:table-cell table:formula="of:=20*LOG([.B174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174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17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4599609375" calcext:value-type="float">
            <text:p>2493.5</text:p>
          </table:table-cell>
          <table:table-cell office:value-type="float" office:value="84" calcext:value-type="float">
            <text:p>84</text:p>
          </table:table-cell>
          <table:table-cell table:formula="of:=20*LOG([.B175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17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47998046875" calcext:value-type="float">
            <text:p>2493.5</text:p>
          </table:table-cell>
          <table:table-cell office:value-type="float" office:value="84" calcext:value-type="float">
            <text:p>84</text:p>
          </table:table-cell>
          <table:table-cell table:formula="of:=20*LOG([.B176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17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7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5" calcext:value-type="float">
            <text:p>2493.5</text:p>
          </table:table-cell>
          <table:table-cell office:value-type="float" office:value="85" calcext:value-type="float">
            <text:p>85</text:p>
          </table:table-cell>
          <table:table-cell table:formula="of:=20*LOG([.B17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7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7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52001953125" calcext:value-type="float">
            <text:p>2493.5</text:p>
          </table:table-cell>
          <table:table-cell office:value-type="float" office:value="82" calcext:value-type="float">
            <text:p>82</text:p>
          </table:table-cell>
          <table:table-cell table:formula="of:=20*LOG([.B178]* 0.004798464491363)" office:value-type="float" office:value="-8.10167724487498" calcext:value-type="float">
            <text:p>-8.10167724487498</text:p>
          </table:table-cell>
          <table:table-cell office:value-type="float" office:value="80" calcext:value-type="float">
            <text:p>80</text:p>
          </table:table-cell>
          <table:table-cell table:formula="of:=20*LOG([.D17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7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5400390625" calcext:value-type="float">
            <text:p>2493.5</text:p>
          </table:table-cell>
          <table:table-cell office:value-type="float" office:value="86" calcext:value-type="float">
            <text:p>86</text:p>
          </table:table-cell>
          <table:table-cell table:formula="of:=20*LOG([.B179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17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7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7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56005859375" calcext:value-type="float">
            <text:p>2493.6</text:p>
          </table:table-cell>
          <table:table-cell office:value-type="float" office:value="86" calcext:value-type="float">
            <text:p>86</text:p>
          </table:table-cell>
          <table:table-cell table:formula="of:=20*LOG([.B18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180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8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18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580078125" calcext:value-type="float">
            <text:p>2493.6</text:p>
          </table:table-cell>
          <table:table-cell office:value-type="float" office:value="84" calcext:value-type="float">
            <text:p>84</text:p>
          </table:table-cell>
          <table:table-cell table:formula="of:=20*LOG([.B18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8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8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8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60009765625" calcext:value-type="float">
            <text:p>2493.6</text:p>
          </table:table-cell>
          <table:table-cell office:value-type="float" office:value="84" calcext:value-type="float">
            <text:p>84</text:p>
          </table:table-cell>
          <table:table-cell table:formula="of:=20*LOG([.B182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82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8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8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6201171875" calcext:value-type="float">
            <text:p>2493.6</text:p>
          </table:table-cell>
          <table:table-cell office:value-type="float" office:value="83" calcext:value-type="float">
            <text:p>83</text:p>
          </table:table-cell>
          <table:table-cell table:formula="of:=20*LOG([.B183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18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18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8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64013671875" calcext:value-type="float">
            <text:p>2493.6</text:p>
          </table:table-cell>
          <table:table-cell office:value-type="float" office:value="86" calcext:value-type="float">
            <text:p>86</text:p>
          </table:table-cell>
          <table:table-cell table:formula="of:=20*LOG([.B18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184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18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66015625" calcext:value-type="float">
            <text:p>2493.7</text:p>
          </table:table-cell>
          <table:table-cell office:value-type="float" office:value="83" calcext:value-type="float">
            <text:p>83</text:p>
          </table:table-cell>
          <table:table-cell table:formula="of:=20*LOG([.B185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185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18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68017578125" calcext:value-type="float">
            <text:p>2493.7</text:p>
          </table:table-cell>
          <table:table-cell office:value-type="float" office:value="84" calcext:value-type="float">
            <text:p>84</text:p>
          </table:table-cell>
          <table:table-cell table:formula="of:=20*LOG([.B186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86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18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001953125" calcext:value-type="float">
            <text:p>2493.7</text:p>
          </table:table-cell>
          <table:table-cell office:value-type="float" office:value="84" calcext:value-type="float">
            <text:p>84</text:p>
          </table:table-cell>
          <table:table-cell table:formula="of:=20*LOG([.B18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87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18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2021484375" calcext:value-type="float">
            <text:p>2493.7</text:p>
          </table:table-cell>
          <table:table-cell office:value-type="float" office:value="84" calcext:value-type="float">
            <text:p>84</text:p>
          </table:table-cell>
          <table:table-cell table:formula="of:=20*LOG([.B188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88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18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40234375" calcext:value-type="float">
            <text:p>2493.7</text:p>
          </table:table-cell>
          <table:table-cell office:value-type="float" office:value="83" calcext:value-type="float">
            <text:p>83</text:p>
          </table:table-cell>
          <table:table-cell table:formula="of:=20*LOG([.B189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189]* 0.004798464491363)" office:value-type="float" office:value="-8.64813978909967" calcext:value-type="float">
            <text:p>-8.64813978909967</text:p>
          </table:table-cell>
          <table:table-cell office:value-type="float" office:value="118" calcext:value-type="float">
            <text:p>118</text:p>
          </table:table-cell>
          <table:table-cell table:formula="of:=20*LOG([.F18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8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59765625" calcext:value-type="float">
            <text:p>2493.8</text:p>
          </table:table-cell>
          <table:table-cell office:value-type="float" office:value="84" calcext:value-type="float">
            <text:p>84</text:p>
          </table:table-cell>
          <table:table-cell table:formula="of:=20*LOG([.B190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90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19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19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7978515625" calcext:value-type="float">
            <text:p>2493.8</text:p>
          </table:table-cell>
          <table:table-cell office:value-type="float" office:value="83" calcext:value-type="float">
            <text:p>83</text:p>
          </table:table-cell>
          <table:table-cell table:formula="of:=20*LOG([.B191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191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191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191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7998046875" calcext:value-type="float">
            <text:p>2493.8</text:p>
          </table:table-cell>
          <table:table-cell office:value-type="float" office:value="84" calcext:value-type="float">
            <text:p>84</text:p>
          </table:table-cell>
          <table:table-cell table:formula="of:=20*LOG([.B192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192]* 0.004798464491363)" office:value-type="float" office:value="-8.64813978909967" calcext:value-type="float">
            <text:p>-8.64813978909967</text:p>
          </table:table-cell>
          <table:table-cell office:value-type="float" office:value="118" calcext:value-type="float">
            <text:p>118</text:p>
          </table:table-cell>
          <table:table-cell table:formula="of:=20*LOG([.F192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192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81982421875" calcext:value-type="float">
            <text:p>2493.8</text:p>
          </table:table-cell>
          <table:table-cell office:value-type="float" office:value="85" calcext:value-type="float">
            <text:p>85</text:p>
          </table:table-cell>
          <table:table-cell table:formula="of:=20*LOG([.B193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193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193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3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83984375" calcext:value-type="float">
            <text:p>2493.8</text:p>
          </table:table-cell>
          <table:table-cell office:value-type="float" office:value="83" calcext:value-type="float">
            <text:p>83</text:p>
          </table:table-cell>
          <table:table-cell table:formula="of:=20*LOG([.B194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194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194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4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85986328125" calcext:value-type="float">
            <text:p>2493.9</text:p>
          </table:table-cell>
          <table:table-cell office:value-type="float" office:value="83" calcext:value-type="float">
            <text:p>83</text:p>
          </table:table-cell>
          <table:table-cell table:formula="of:=20*LOG([.B195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195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195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5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8798828125" calcext:value-type="float">
            <text:p>2493.9</text:p>
          </table:table-cell>
          <table:table-cell office:value-type="float" office:value="84" calcext:value-type="float">
            <text:p>84</text:p>
          </table:table-cell>
          <table:table-cell table:formula="of:=20*LOG([.B196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196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196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6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89990234375" calcext:value-type="float">
            <text:p>2493.9</text:p>
          </table:table-cell>
          <table:table-cell office:value-type="float" office:value="84" calcext:value-type="float">
            <text:p>84</text:p>
          </table:table-cell>
          <table:table-cell table:formula="of:=20*LOG([.B19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197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197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7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919921875" calcext:value-type="float">
            <text:p>2493.9</text:p>
          </table:table-cell>
          <table:table-cell office:value-type="float" office:value="84" calcext:value-type="float">
            <text:p>84</text:p>
          </table:table-cell>
          <table:table-cell table:formula="of:=20*LOG([.B198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198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198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8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93994140625" calcext:value-type="float">
            <text:p>2493.9</text:p>
          </table:table-cell>
          <table:table-cell office:value-type="float" office:value="83" calcext:value-type="float">
            <text:p>83</text:p>
          </table:table-cell>
          <table:table-cell table:formula="of:=20*LOG([.B199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199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199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199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9599609375" calcext:value-type="float">
            <text:p>2494.0</text:p>
          </table:table-cell>
          <table:table-cell office:value-type="float" office:value="85" calcext:value-type="float">
            <text:p>85</text:p>
          </table:table-cell>
          <table:table-cell table:formula="of:=20*LOG([.B200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200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200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200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3.97998046875" calcext:value-type="float">
            <text:p>2494.0</text:p>
          </table:table-cell>
          <table:table-cell office:value-type="float" office:value="84" calcext:value-type="float">
            <text:p>84</text:p>
          </table:table-cell>
          <table:table-cell table:formula="of:=20*LOG([.B20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01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201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201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" calcext:value-type="float">
            <text:p>2494.0</text:p>
          </table:table-cell>
          <table:table-cell office:value-type="float" office:value="84" calcext:value-type="float">
            <text:p>84</text:p>
          </table:table-cell>
          <table:table-cell table:formula="of:=20*LOG([.B202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202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202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202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02001953125" calcext:value-type="float">
            <text:p>2494.0</text:p>
          </table:table-cell>
          <table:table-cell office:value-type="float" office:value="84" calcext:value-type="float">
            <text:p>84</text:p>
          </table:table-cell>
          <table:table-cell table:formula="of:=20*LOG([.B203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03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203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203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0400390625" calcext:value-type="float">
            <text:p>2494.0</text:p>
          </table:table-cell>
          <table:table-cell office:value-type="float" office:value="83" calcext:value-type="float">
            <text:p>83</text:p>
          </table:table-cell>
          <table:table-cell table:formula="of:=20*LOG([.B204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204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204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204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06005859375" calcext:value-type="float">
            <text:p>2494.1</text:p>
          </table:table-cell>
          <table:table-cell office:value-type="float" office:value="84" calcext:value-type="float">
            <text:p>84</text:p>
          </table:table-cell>
          <table:table-cell table:formula="of:=20*LOG([.B20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05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05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205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080078125" calcext:value-type="float">
            <text:p>2494.1</text:p>
          </table:table-cell>
          <table:table-cell office:value-type="float" office:value="83" calcext:value-type="float">
            <text:p>83</text:p>
          </table:table-cell>
          <table:table-cell table:formula="of:=20*LOG([.B206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206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06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206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10009765625" calcext:value-type="float">
            <text:p>2494.1</text:p>
          </table:table-cell>
          <table:table-cell office:value-type="float" office:value="84" calcext:value-type="float">
            <text:p>84</text:p>
          </table:table-cell>
          <table:table-cell table:formula="of:=20*LOG([.B207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207]* 0.004798464491363)" office:value-type="float" office:value="-8.64813978909967" calcext:value-type="float">
            <text:p>-8.64813978909967</text:p>
          </table:table-cell>
          <table:table-cell office:value-type="float" office:value="118" calcext:value-type="float">
            <text:p>118</text:p>
          </table:table-cell>
          <table:table-cell table:formula="of:=20*LOG([.F20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0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1201171875" calcext:value-type="float">
            <text:p>2494.1</text:p>
          </table:table-cell>
          <table:table-cell office:value-type="float" office:value="84" calcext:value-type="float">
            <text:p>84</text:p>
          </table:table-cell>
          <table:table-cell table:formula="of:=20*LOG([.B208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08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0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0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14013671875" calcext:value-type="float">
            <text:p>2494.1</text:p>
          </table:table-cell>
          <table:table-cell office:value-type="float" office:value="85" calcext:value-type="float">
            <text:p>85</text:p>
          </table:table-cell>
          <table:table-cell table:formula="of:=20*LOG([.B20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09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20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0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16015625" calcext:value-type="float">
            <text:p>2494.2</text:p>
          </table:table-cell>
          <table:table-cell office:value-type="float" office:value="84" calcext:value-type="float">
            <text:p>84</text:p>
          </table:table-cell>
          <table:table-cell table:formula="of:=20*LOG([.B210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10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1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18017578125" calcext:value-type="float">
            <text:p>2494.2</text:p>
          </table:table-cell>
          <table:table-cell office:value-type="float" office:value="84" calcext:value-type="float">
            <text:p>84</text:p>
          </table:table-cell>
          <table:table-cell table:formula="of:=20*LOG([.B21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11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1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001953125" calcext:value-type="float">
            <text:p>2494.2</text:p>
          </table:table-cell>
          <table:table-cell office:value-type="float" office:value="84" calcext:value-type="float">
            <text:p>84</text:p>
          </table:table-cell>
          <table:table-cell table:formula="of:=20*LOG([.B212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12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1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2021484375" calcext:value-type="float">
            <text:p>2494.2</text:p>
          </table:table-cell>
          <table:table-cell office:value-type="float" office:value="84" calcext:value-type="float">
            <text:p>84</text:p>
          </table:table-cell>
          <table:table-cell table:formula="of:=20*LOG([.B213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213]* 0.004798464491363)" office:value-type="float" office:value="-8.64813978909967" calcext:value-type="float">
            <text:p>-8.64813978909967</text:p>
          </table:table-cell>
          <table:table-cell office:value-type="float" office:value="118" calcext:value-type="float">
            <text:p>118</text:p>
          </table:table-cell>
          <table:table-cell table:formula="of:=20*LOG([.F21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40234375" calcext:value-type="float">
            <text:p>2494.2</text:p>
          </table:table-cell>
          <table:table-cell office:value-type="float" office:value="83" calcext:value-type="float">
            <text:p>83</text:p>
          </table:table-cell>
          <table:table-cell table:formula="of:=20*LOG([.B214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214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1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59765625" calcext:value-type="float">
            <text:p>2494.3</text:p>
          </table:table-cell>
          <table:table-cell office:value-type="float" office:value="84" calcext:value-type="float">
            <text:p>84</text:p>
          </table:table-cell>
          <table:table-cell table:formula="of:=20*LOG([.B21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15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21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7978515625" calcext:value-type="float">
            <text:p>2494.3</text:p>
          </table:table-cell>
          <table:table-cell office:value-type="float" office:value="83" calcext:value-type="float">
            <text:p>83</text:p>
          </table:table-cell>
          <table:table-cell table:formula="of:=20*LOG([.B216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216]* 0.004798464491363)" office:value-type="float" office:value="-8.64813978909967" calcext:value-type="float">
            <text:p>-8.64813978909967</text:p>
          </table:table-cell>
          <table:table-cell office:value-type="float" office:value="118" calcext:value-type="float">
            <text:p>118</text:p>
          </table:table-cell>
          <table:table-cell table:formula="of:=20*LOG([.F21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1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2998046875" calcext:value-type="float">
            <text:p>2494.3</text:p>
          </table:table-cell>
          <table:table-cell office:value-type="float" office:value="84" calcext:value-type="float">
            <text:p>84</text:p>
          </table:table-cell>
          <table:table-cell table:formula="of:=20*LOG([.B21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1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1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1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31982421875" calcext:value-type="float">
            <text:p>2494.3</text:p>
          </table:table-cell>
          <table:table-cell office:value-type="float" office:value="82" calcext:value-type="float">
            <text:p>82</text:p>
          </table:table-cell>
          <table:table-cell table:formula="of:=20*LOG([.B218]* 0.004798464491363)" office:value-type="float" office:value="-8.10167724487498" calcext:value-type="float">
            <text:p>-8.10167724487498</text:p>
          </table:table-cell>
          <table:table-cell office:value-type="float" office:value="79" calcext:value-type="float">
            <text:p>79</text:p>
          </table:table-cell>
          <table:table-cell table:formula="of:=20*LOG([.D21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1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33984375" calcext:value-type="float">
            <text:p>2494.3</text:p>
          </table:table-cell>
          <table:table-cell office:value-type="float" office:value="85" calcext:value-type="float">
            <text:p>85</text:p>
          </table:table-cell>
          <table:table-cell table:formula="of:=20*LOG([.B21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1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1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1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35986328125" calcext:value-type="float">
            <text:p>2494.4</text:p>
          </table:table-cell>
          <table:table-cell office:value-type="float" office:value="84" calcext:value-type="float">
            <text:p>84</text:p>
          </table:table-cell>
          <table:table-cell table:formula="of:=20*LOG([.B220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220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22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3798828125" calcext:value-type="float">
            <text:p>2494.4</text:p>
          </table:table-cell>
          <table:table-cell office:value-type="float" office:value="84" calcext:value-type="float">
            <text:p>84</text:p>
          </table:table-cell>
          <table:table-cell table:formula="of:=20*LOG([.B22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21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22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22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39990234375" calcext:value-type="float">
            <text:p>2494.4</text:p>
          </table:table-cell>
          <table:table-cell office:value-type="float" office:value="83" calcext:value-type="float">
            <text:p>83</text:p>
          </table:table-cell>
          <table:table-cell table:formula="of:=20*LOG([.B222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2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2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419921875" calcext:value-type="float">
            <text:p>2494.4</text:p>
          </table:table-cell>
          <table:table-cell office:value-type="float" office:value="85" calcext:value-type="float">
            <text:p>85</text:p>
          </table:table-cell>
          <table:table-cell table:formula="of:=20*LOG([.B22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2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2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43994140625" calcext:value-type="float">
            <text:p>2494.4</text:p>
          </table:table-cell>
          <table:table-cell office:value-type="float" office:value="83" calcext:value-type="float">
            <text:p>83</text:p>
          </table:table-cell>
          <table:table-cell table:formula="of:=20*LOG([.B224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22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2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4599609375" calcext:value-type="float">
            <text:p>2494.5</text:p>
          </table:table-cell>
          <table:table-cell office:value-type="float" office:value="84" calcext:value-type="float">
            <text:p>84</text:p>
          </table:table-cell>
          <table:table-cell table:formula="of:=20*LOG([.B22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2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2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2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47998046875" calcext:value-type="float">
            <text:p>2494.5</text:p>
          </table:table-cell>
          <table:table-cell office:value-type="float" office:value="84" calcext:value-type="float">
            <text:p>84</text:p>
          </table:table-cell>
          <table:table-cell table:formula="of:=20*LOG([.B226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2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2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5" calcext:value-type="float">
            <text:p>2494.5</text:p>
          </table:table-cell>
          <table:table-cell office:value-type="float" office:value="84" calcext:value-type="float">
            <text:p>84</text:p>
          </table:table-cell>
          <table:table-cell table:formula="of:=20*LOG([.B22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2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2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52001953125" calcext:value-type="float">
            <text:p>2494.5</text:p>
          </table:table-cell>
          <table:table-cell office:value-type="float" office:value="84" calcext:value-type="float">
            <text:p>84</text:p>
          </table:table-cell>
          <table:table-cell table:formula="of:=20*LOG([.B22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2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5400390625" calcext:value-type="float">
            <text:p>2494.5</text:p>
          </table:table-cell>
          <table:table-cell office:value-type="float" office:value="84" calcext:value-type="float">
            <text:p>84</text:p>
          </table:table-cell>
          <table:table-cell table:formula="of:=20*LOG([.B229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2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2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2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56005859375" calcext:value-type="float">
            <text:p>2494.6</text:p>
          </table:table-cell>
          <table:table-cell office:value-type="float" office:value="84" calcext:value-type="float">
            <text:p>84</text:p>
          </table:table-cell>
          <table:table-cell table:formula="of:=20*LOG([.B230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30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3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580078125" calcext:value-type="float">
            <text:p>2494.6</text:p>
          </table:table-cell>
          <table:table-cell office:value-type="float" office:value="84" calcext:value-type="float">
            <text:p>84</text:p>
          </table:table-cell>
          <table:table-cell table:formula="of:=20*LOG([.B23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3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3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60009765625" calcext:value-type="float">
            <text:p>2494.6</text:p>
          </table:table-cell>
          <table:table-cell office:value-type="float" office:value="85" calcext:value-type="float">
            <text:p>85</text:p>
          </table:table-cell>
          <table:table-cell table:formula="of:=20*LOG([.B23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3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3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6201171875" calcext:value-type="float">
            <text:p>2494.6</text:p>
          </table:table-cell>
          <table:table-cell office:value-type="float" office:value="85" calcext:value-type="float">
            <text:p>85</text:p>
          </table:table-cell>
          <table:table-cell table:formula="of:=20*LOG([.B23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3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3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64013671875" calcext:value-type="float">
            <text:p>2494.6</text:p>
          </table:table-cell>
          <table:table-cell office:value-type="float" office:value="84" calcext:value-type="float">
            <text:p>84</text:p>
          </table:table-cell>
          <table:table-cell table:formula="of:=20*LOG([.B23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3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3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66015625" calcext:value-type="float">
            <text:p>2494.7</text:p>
          </table:table-cell>
          <table:table-cell office:value-type="float" office:value="84" calcext:value-type="float">
            <text:p>84</text:p>
          </table:table-cell>
          <table:table-cell table:formula="of:=20*LOG([.B23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3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3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68017578125" calcext:value-type="float">
            <text:p>2494.7</text:p>
          </table:table-cell>
          <table:table-cell office:value-type="float" office:value="85" calcext:value-type="float">
            <text:p>85</text:p>
          </table:table-cell>
          <table:table-cell table:formula="of:=20*LOG([.B23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3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3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001953125" calcext:value-type="float">
            <text:p>2494.7</text:p>
          </table:table-cell>
          <table:table-cell office:value-type="float" office:value="83" calcext:value-type="float">
            <text:p>83</text:p>
          </table:table-cell>
          <table:table-cell table:formula="of:=20*LOG([.B237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23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3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2021484375" calcext:value-type="float">
            <text:p>2494.7</text:p>
          </table:table-cell>
          <table:table-cell office:value-type="float" office:value="84" calcext:value-type="float">
            <text:p>84</text:p>
          </table:table-cell>
          <table:table-cell table:formula="of:=20*LOG([.B238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38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3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3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40234375" calcext:value-type="float">
            <text:p>2494.7</text:p>
          </table:table-cell>
          <table:table-cell office:value-type="float" office:value="84" calcext:value-type="float">
            <text:p>84</text:p>
          </table:table-cell>
          <table:table-cell table:formula="of:=20*LOG([.B23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3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3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3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59765625" calcext:value-type="float">
            <text:p>2494.8</text:p>
          </table:table-cell>
          <table:table-cell office:value-type="float" office:value="85" calcext:value-type="float">
            <text:p>85</text:p>
          </table:table-cell>
          <table:table-cell table:formula="of:=20*LOG([.B24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4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4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0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7978515625" calcext:value-type="float">
            <text:p>2494.8</text:p>
          </table:table-cell>
          <table:table-cell office:value-type="float" office:value="84" calcext:value-type="float">
            <text:p>84</text:p>
          </table:table-cell>
          <table:table-cell table:formula="of:=20*LOG([.B24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4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4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7998046875" calcext:value-type="float">
            <text:p>2494.8</text:p>
          </table:table-cell>
          <table:table-cell office:value-type="float" office:value="83" calcext:value-type="float">
            <text:p>83</text:p>
          </table:table-cell>
          <table:table-cell table:formula="of:=20*LOG([.B242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24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4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4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81982421875" calcext:value-type="float">
            <text:p>2494.8</text:p>
          </table:table-cell>
          <table:table-cell office:value-type="float" office:value="84" calcext:value-type="float">
            <text:p>84</text:p>
          </table:table-cell>
          <table:table-cell table:formula="of:=20*LOG([.B24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4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4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4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83984375" calcext:value-type="float">
            <text:p>2494.8</text:p>
          </table:table-cell>
          <table:table-cell office:value-type="float" office:value="85" calcext:value-type="float">
            <text:p>85</text:p>
          </table:table-cell>
          <table:table-cell table:formula="of:=20*LOG([.B24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4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4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85986328125" calcext:value-type="float">
            <text:p>2494.9</text:p>
          </table:table-cell>
          <table:table-cell office:value-type="float" office:value="84" calcext:value-type="float">
            <text:p>84</text:p>
          </table:table-cell>
          <table:table-cell table:formula="of:=20*LOG([.B24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4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4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8798828125" calcext:value-type="float">
            <text:p>2494.9</text:p>
          </table:table-cell>
          <table:table-cell office:value-type="float" office:value="84" calcext:value-type="float">
            <text:p>84</text:p>
          </table:table-cell>
          <table:table-cell table:formula="of:=20*LOG([.B246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246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24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4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89990234375" calcext:value-type="float">
            <text:p>2494.9</text:p>
          </table:table-cell>
          <table:table-cell office:value-type="float" office:value="84" calcext:value-type="float">
            <text:p>84</text:p>
          </table:table-cell>
          <table:table-cell table:formula="of:=20*LOG([.B24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4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4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919921875" calcext:value-type="float">
            <text:p>2494.9</text:p>
          </table:table-cell>
          <table:table-cell office:value-type="float" office:value="85" calcext:value-type="float">
            <text:p>85</text:p>
          </table:table-cell>
          <table:table-cell table:formula="of:=20*LOG([.B248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48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4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93994140625" calcext:value-type="float">
            <text:p>2494.9</text:p>
          </table:table-cell>
          <table:table-cell office:value-type="float" office:value="86" calcext:value-type="float">
            <text:p>86</text:p>
          </table:table-cell>
          <table:table-cell table:formula="of:=20*LOG([.B24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24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4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49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9599609375" calcext:value-type="float">
            <text:p>2495.0</text:p>
          </table:table-cell>
          <table:table-cell office:value-type="float" office:value="84" calcext:value-type="float">
            <text:p>84</text:p>
          </table:table-cell>
          <table:table-cell table:formula="of:=20*LOG([.B25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5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5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4.97998046875" calcext:value-type="float">
            <text:p>2495.0</text:p>
          </table:table-cell>
          <table:table-cell office:value-type="float" office:value="84" calcext:value-type="float">
            <text:p>84</text:p>
          </table:table-cell>
          <table:table-cell table:formula="of:=20*LOG([.B25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5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" calcext:value-type="float">
            <text:p>2495.0</text:p>
          </table:table-cell>
          <table:table-cell office:value-type="float" office:value="84" calcext:value-type="float">
            <text:p>84</text:p>
          </table:table-cell>
          <table:table-cell table:formula="of:=20*LOG([.B25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5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02001953125" calcext:value-type="float">
            <text:p>2495.0</text:p>
          </table:table-cell>
          <table:table-cell office:value-type="float" office:value="85" calcext:value-type="float">
            <text:p>85</text:p>
          </table:table-cell>
          <table:table-cell table:formula="of:=20*LOG([.B253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5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0400390625" calcext:value-type="float">
            <text:p>2495.0</text:p>
          </table:table-cell>
          <table:table-cell office:value-type="float" office:value="85" calcext:value-type="float">
            <text:p>85</text:p>
          </table:table-cell>
          <table:table-cell table:formula="of:=20*LOG([.B254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5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06005859375" calcext:value-type="float">
            <text:p>2495.1</text:p>
          </table:table-cell>
          <table:table-cell office:value-type="float" office:value="85" calcext:value-type="float">
            <text:p>85</text:p>
          </table:table-cell>
          <table:table-cell table:formula="of:=20*LOG([.B255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5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080078125" calcext:value-type="float">
            <text:p>2495.1</text:p>
          </table:table-cell>
          <table:table-cell office:value-type="float" office:value="85" calcext:value-type="float">
            <text:p>85</text:p>
          </table:table-cell>
          <table:table-cell table:formula="of:=20*LOG([.B25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5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5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10009765625" calcext:value-type="float">
            <text:p>2495.1</text:p>
          </table:table-cell>
          <table:table-cell office:value-type="float" office:value="84" calcext:value-type="float">
            <text:p>84</text:p>
          </table:table-cell>
          <table:table-cell table:formula="of:=20*LOG([.B25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5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5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1201171875" calcext:value-type="float">
            <text:p>2495.1</text:p>
          </table:table-cell>
          <table:table-cell office:value-type="float" office:value="86" calcext:value-type="float">
            <text:p>86</text:p>
          </table:table-cell>
          <table:table-cell table:formula="of:=20*LOG([.B258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258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14013671875" calcext:value-type="float">
            <text:p>2495.1</text:p>
          </table:table-cell>
          <table:table-cell office:value-type="float" office:value="85" calcext:value-type="float">
            <text:p>85</text:p>
          </table:table-cell>
          <table:table-cell table:formula="of:=20*LOG([.B259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5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5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5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16015625" calcext:value-type="float">
            <text:p>2495.2</text:p>
          </table:table-cell>
          <table:table-cell office:value-type="float" office:value="84" calcext:value-type="float">
            <text:p>84</text:p>
          </table:table-cell>
          <table:table-cell table:formula="of:=20*LOG([.B260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60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6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18017578125" calcext:value-type="float">
            <text:p>2495.2</text:p>
          </table:table-cell>
          <table:table-cell office:value-type="float" office:value="84" calcext:value-type="float">
            <text:p>84</text:p>
          </table:table-cell>
          <table:table-cell table:formula="of:=20*LOG([.B26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6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6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001953125" calcext:value-type="float">
            <text:p>2495.2</text:p>
          </table:table-cell>
          <table:table-cell office:value-type="float" office:value="85" calcext:value-type="float">
            <text:p>85</text:p>
          </table:table-cell>
          <table:table-cell table:formula="of:=20*LOG([.B26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6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6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2021484375" calcext:value-type="float">
            <text:p>2495.2</text:p>
          </table:table-cell>
          <table:table-cell office:value-type="float" office:value="85" calcext:value-type="float">
            <text:p>85</text:p>
          </table:table-cell>
          <table:table-cell table:formula="of:=20*LOG([.B263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6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6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6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40234375" calcext:value-type="float">
            <text:p>2495.2</text:p>
          </table:table-cell>
          <table:table-cell office:value-type="float" office:value="84" calcext:value-type="float">
            <text:p>84</text:p>
          </table:table-cell>
          <table:table-cell table:formula="of:=20*LOG([.B264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6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6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59765625" calcext:value-type="float">
            <text:p>2495.3</text:p>
          </table:table-cell>
          <table:table-cell office:value-type="float" office:value="84" calcext:value-type="float">
            <text:p>84</text:p>
          </table:table-cell>
          <table:table-cell table:formula="of:=20*LOG([.B26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6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6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7978515625" calcext:value-type="float">
            <text:p>2495.3</text:p>
          </table:table-cell>
          <table:table-cell office:value-type="float" office:value="84" calcext:value-type="float">
            <text:p>84</text:p>
          </table:table-cell>
          <table:table-cell table:formula="of:=20*LOG([.B266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6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6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2998046875" calcext:value-type="float">
            <text:p>2495.3</text:p>
          </table:table-cell>
          <table:table-cell office:value-type="float" office:value="85" calcext:value-type="float">
            <text:p>85</text:p>
          </table:table-cell>
          <table:table-cell table:formula="of:=20*LOG([.B267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6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6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31982421875" calcext:value-type="float">
            <text:p>2495.3</text:p>
          </table:table-cell>
          <table:table-cell office:value-type="float" office:value="84" calcext:value-type="float">
            <text:p>84</text:p>
          </table:table-cell>
          <table:table-cell table:formula="of:=20*LOG([.B268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68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6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33984375" calcext:value-type="float">
            <text:p>2495.3</text:p>
          </table:table-cell>
          <table:table-cell office:value-type="float" office:value="84" calcext:value-type="float">
            <text:p>84</text:p>
          </table:table-cell>
          <table:table-cell table:formula="of:=20*LOG([.B269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26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6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6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35986328125" calcext:value-type="float">
            <text:p>2495.4</text:p>
          </table:table-cell>
          <table:table-cell office:value-type="float" office:value="85" calcext:value-type="float">
            <text:p>85</text:p>
          </table:table-cell>
          <table:table-cell table:formula="of:=20*LOG([.B270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70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7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3798828125" calcext:value-type="float">
            <text:p>2495.4</text:p>
          </table:table-cell>
          <table:table-cell office:value-type="float" office:value="85" calcext:value-type="float">
            <text:p>85</text:p>
          </table:table-cell>
          <table:table-cell table:formula="of:=20*LOG([.B27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7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71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39990234375" calcext:value-type="float">
            <text:p>2495.4</text:p>
          </table:table-cell>
          <table:table-cell office:value-type="float" office:value="84" calcext:value-type="float">
            <text:p>84</text:p>
          </table:table-cell>
          <table:table-cell table:formula="of:=20*LOG([.B27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7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72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419921875" calcext:value-type="float">
            <text:p>2495.4</text:p>
          </table:table-cell>
          <table:table-cell office:value-type="float" office:value="84" calcext:value-type="float">
            <text:p>84</text:p>
          </table:table-cell>
          <table:table-cell table:formula="of:=20*LOG([.B273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7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7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43994140625" calcext:value-type="float">
            <text:p>2495.4</text:p>
          </table:table-cell>
          <table:table-cell office:value-type="float" office:value="84" calcext:value-type="float">
            <text:p>84</text:p>
          </table:table-cell>
          <table:table-cell table:formula="of:=20*LOG([.B27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7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7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7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4599609375" calcext:value-type="float">
            <text:p>2495.5</text:p>
          </table:table-cell>
          <table:table-cell office:value-type="float" office:value="84" calcext:value-type="float">
            <text:p>84</text:p>
          </table:table-cell>
          <table:table-cell table:formula="of:=20*LOG([.B27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7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7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47998046875" calcext:value-type="float">
            <text:p>2495.5</text:p>
          </table:table-cell>
          <table:table-cell office:value-type="float" office:value="86" calcext:value-type="float">
            <text:p>86</text:p>
          </table:table-cell>
          <table:table-cell table:formula="of:=20*LOG([.B276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27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5" calcext:value-type="float">
            <text:p>2495.5</text:p>
          </table:table-cell>
          <table:table-cell office:value-type="float" office:value="84" calcext:value-type="float">
            <text:p>84</text:p>
          </table:table-cell>
          <table:table-cell table:formula="of:=20*LOG([.B27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7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52001953125" calcext:value-type="float">
            <text:p>2495.5</text:p>
          </table:table-cell>
          <table:table-cell office:value-type="float" office:value="83" calcext:value-type="float">
            <text:p>83</text:p>
          </table:table-cell>
          <table:table-cell table:formula="of:=20*LOG([.B278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27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7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5400390625" calcext:value-type="float">
            <text:p>2495.5</text:p>
          </table:table-cell>
          <table:table-cell office:value-type="float" office:value="84" calcext:value-type="float">
            <text:p>84</text:p>
          </table:table-cell>
          <table:table-cell table:formula="of:=20*LOG([.B27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7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7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7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56005859375" calcext:value-type="float">
            <text:p>2495.6</text:p>
          </table:table-cell>
          <table:table-cell office:value-type="float" office:value="85" calcext:value-type="float">
            <text:p>85</text:p>
          </table:table-cell>
          <table:table-cell table:formula="of:=20*LOG([.B28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8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8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580078125" calcext:value-type="float">
            <text:p>2495.6</text:p>
          </table:table-cell>
          <table:table-cell office:value-type="float" office:value="85" calcext:value-type="float">
            <text:p>85</text:p>
          </table:table-cell>
          <table:table-cell table:formula="of:=20*LOG([.B281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8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8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60009765625" calcext:value-type="float">
            <text:p>2495.6</text:p>
          </table:table-cell>
          <table:table-cell office:value-type="float" office:value="85" calcext:value-type="float">
            <text:p>85</text:p>
          </table:table-cell>
          <table:table-cell table:formula="of:=20*LOG([.B28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8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8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6201171875" calcext:value-type="float">
            <text:p>2495.6</text:p>
          </table:table-cell>
          <table:table-cell office:value-type="float" office:value="85" calcext:value-type="float">
            <text:p>85</text:p>
          </table:table-cell>
          <table:table-cell table:formula="of:=20*LOG([.B28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8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8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64013671875" calcext:value-type="float">
            <text:p>2495.6</text:p>
          </table:table-cell>
          <table:table-cell office:value-type="float" office:value="84" calcext:value-type="float">
            <text:p>84</text:p>
          </table:table-cell>
          <table:table-cell table:formula="of:=20*LOG([.B28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8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8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8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66015625" calcext:value-type="float">
            <text:p>2495.7</text:p>
          </table:table-cell>
          <table:table-cell office:value-type="float" office:value="85" calcext:value-type="float">
            <text:p>85</text:p>
          </table:table-cell>
          <table:table-cell table:formula="of:=20*LOG([.B285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28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8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85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68017578125" calcext:value-type="float">
            <text:p>2495.7</text:p>
          </table:table-cell>
          <table:table-cell office:value-type="float" office:value="84" calcext:value-type="float">
            <text:p>84</text:p>
          </table:table-cell>
          <table:table-cell table:formula="of:=20*LOG([.B286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28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28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001953125" calcext:value-type="float">
            <text:p>2495.7</text:p>
          </table:table-cell>
          <table:table-cell office:value-type="float" office:value="86" calcext:value-type="float">
            <text:p>86</text:p>
          </table:table-cell>
          <table:table-cell table:formula="of:=20*LOG([.B28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28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8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2021484375" calcext:value-type="float">
            <text:p>2495.7</text:p>
          </table:table-cell>
          <table:table-cell office:value-type="float" office:value="86" calcext:value-type="float">
            <text:p>86</text:p>
          </table:table-cell>
          <table:table-cell table:formula="of:=20*LOG([.B28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28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8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40234375" calcext:value-type="float">
            <text:p>2495.7</text:p>
          </table:table-cell>
          <table:table-cell office:value-type="float" office:value="86" calcext:value-type="float">
            <text:p>86</text:p>
          </table:table-cell>
          <table:table-cell table:formula="of:=20*LOG([.B28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28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8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8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59765625" calcext:value-type="float">
            <text:p>2495.8</text:p>
          </table:table-cell>
          <table:table-cell office:value-type="float" office:value="85" calcext:value-type="float">
            <text:p>85</text:p>
          </table:table-cell>
          <table:table-cell table:formula="of:=20*LOG([.B29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9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7978515625" calcext:value-type="float">
            <text:p>2495.8</text:p>
          </table:table-cell>
          <table:table-cell office:value-type="float" office:value="86" calcext:value-type="float">
            <text:p>86</text:p>
          </table:table-cell>
          <table:table-cell table:formula="of:=20*LOG([.B29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29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9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7998046875" calcext:value-type="float">
            <text:p>2495.8</text:p>
          </table:table-cell>
          <table:table-cell office:value-type="float" office:value="86" calcext:value-type="float">
            <text:p>86</text:p>
          </table:table-cell>
          <table:table-cell table:formula="of:=20*LOG([.B29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29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81982421875" calcext:value-type="float">
            <text:p>2495.8</text:p>
          </table:table-cell>
          <table:table-cell office:value-type="float" office:value="84" calcext:value-type="float">
            <text:p>84</text:p>
          </table:table-cell>
          <table:table-cell table:formula="of:=20*LOG([.B293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29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9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83984375" calcext:value-type="float">
            <text:p>2495.8</text:p>
          </table:table-cell>
          <table:table-cell office:value-type="float" office:value="84" calcext:value-type="float">
            <text:p>84</text:p>
          </table:table-cell>
          <table:table-cell table:formula="of:=20*LOG([.B294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9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85986328125" calcext:value-type="float">
            <text:p>2495.9</text:p>
          </table:table-cell>
          <table:table-cell office:value-type="float" office:value="84" calcext:value-type="float">
            <text:p>84</text:p>
          </table:table-cell>
          <table:table-cell table:formula="of:=20*LOG([.B29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9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8798828125" calcext:value-type="float">
            <text:p>2495.9</text:p>
          </table:table-cell>
          <table:table-cell office:value-type="float" office:value="85" calcext:value-type="float">
            <text:p>85</text:p>
          </table:table-cell>
          <table:table-cell table:formula="of:=20*LOG([.B29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29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29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89990234375" calcext:value-type="float">
            <text:p>2495.9</text:p>
          </table:table-cell>
          <table:table-cell office:value-type="float" office:value="85" calcext:value-type="float">
            <text:p>85</text:p>
          </table:table-cell>
          <table:table-cell table:formula="of:=20*LOG([.B29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29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97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919921875" calcext:value-type="float">
            <text:p>2495.9</text:p>
          </table:table-cell>
          <table:table-cell office:value-type="float" office:value="84" calcext:value-type="float">
            <text:p>84</text:p>
          </table:table-cell>
          <table:table-cell table:formula="of:=20*LOG([.B29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9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298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93994140625" calcext:value-type="float">
            <text:p>2495.9</text:p>
          </table:table-cell>
          <table:table-cell office:value-type="float" office:value="84" calcext:value-type="float">
            <text:p>84</text:p>
          </table:table-cell>
          <table:table-cell table:formula="of:=20*LOG([.B29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29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29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29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9599609375" calcext:value-type="float">
            <text:p>2496.0</text:p>
          </table:table-cell>
          <table:table-cell office:value-type="float" office:value="85" calcext:value-type="float">
            <text:p>85</text:p>
          </table:table-cell>
          <table:table-cell table:formula="of:=20*LOG([.B30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0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5.97998046875" calcext:value-type="float">
            <text:p>2496.0</text:p>
          </table:table-cell>
          <table:table-cell office:value-type="float" office:value="85" calcext:value-type="float">
            <text:p>85</text:p>
          </table:table-cell>
          <table:table-cell table:formula="of:=20*LOG([.B30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0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0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" calcext:value-type="float">
            <text:p>2496.0</text:p>
          </table:table-cell>
          <table:table-cell office:value-type="float" office:value="84" calcext:value-type="float">
            <text:p>84</text:p>
          </table:table-cell>
          <table:table-cell table:formula="of:=20*LOG([.B302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0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0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02001953125" calcext:value-type="float">
            <text:p>2496.0</text:p>
          </table:table-cell>
          <table:table-cell office:value-type="float" office:value="85" calcext:value-type="float">
            <text:p>85</text:p>
          </table:table-cell>
          <table:table-cell table:formula="of:=20*LOG([.B30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0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03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0400390625" calcext:value-type="float">
            <text:p>2496.0</text:p>
          </table:table-cell>
          <table:table-cell office:value-type="float" office:value="85" calcext:value-type="float">
            <text:p>85</text:p>
          </table:table-cell>
          <table:table-cell table:formula="of:=20*LOG([.B30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0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0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06005859375" calcext:value-type="float">
            <text:p>2496.1</text:p>
          </table:table-cell>
          <table:table-cell office:value-type="float" office:value="86" calcext:value-type="float">
            <text:p>86</text:p>
          </table:table-cell>
          <table:table-cell table:formula="of:=20*LOG([.B305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0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080078125" calcext:value-type="float">
            <text:p>2496.1</text:p>
          </table:table-cell>
          <table:table-cell office:value-type="float" office:value="85" calcext:value-type="float">
            <text:p>85</text:p>
          </table:table-cell>
          <table:table-cell table:formula="of:=20*LOG([.B306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30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30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10009765625" calcext:value-type="float">
            <text:p>2496.1</text:p>
          </table:table-cell>
          <table:table-cell office:value-type="float" office:value="85" calcext:value-type="float">
            <text:p>85</text:p>
          </table:table-cell>
          <table:table-cell table:formula="of:=20*LOG([.B30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0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0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1201171875" calcext:value-type="float">
            <text:p>2496.1</text:p>
          </table:table-cell>
          <table:table-cell office:value-type="float" office:value="85" calcext:value-type="float">
            <text:p>85</text:p>
          </table:table-cell>
          <table:table-cell table:formula="of:=20*LOG([.B30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0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14013671875" calcext:value-type="float">
            <text:p>2496.1</text:p>
          </table:table-cell>
          <table:table-cell office:value-type="float" office:value="85" calcext:value-type="float">
            <text:p>85</text:p>
          </table:table-cell>
          <table:table-cell table:formula="of:=20*LOG([.B30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0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0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0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16015625" calcext:value-type="float">
            <text:p>2496.2</text:p>
          </table:table-cell>
          <table:table-cell office:value-type="float" office:value="85" calcext:value-type="float">
            <text:p>85</text:p>
          </table:table-cell>
          <table:table-cell table:formula="of:=20*LOG([.B31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1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1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18017578125" calcext:value-type="float">
            <text:p>2496.2</text:p>
          </table:table-cell>
          <table:table-cell office:value-type="float" office:value="85" calcext:value-type="float">
            <text:p>85</text:p>
          </table:table-cell>
          <table:table-cell table:formula="of:=20*LOG([.B31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001953125" calcext:value-type="float">
            <text:p>2496.2</text:p>
          </table:table-cell>
          <table:table-cell office:value-type="float" office:value="86" calcext:value-type="float">
            <text:p>86</text:p>
          </table:table-cell>
          <table:table-cell table:formula="of:=20*LOG([.B31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1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1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2021484375" calcext:value-type="float">
            <text:p>2496.2</text:p>
          </table:table-cell>
          <table:table-cell office:value-type="float" office:value="85" calcext:value-type="float">
            <text:p>85</text:p>
          </table:table-cell>
          <table:table-cell table:formula="of:=20*LOG([.B31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40234375" calcext:value-type="float">
            <text:p>2496.2</text:p>
          </table:table-cell>
          <table:table-cell office:value-type="float" office:value="85" calcext:value-type="float">
            <text:p>85</text:p>
          </table:table-cell>
          <table:table-cell table:formula="of:=20*LOG([.B314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31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31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314]* 0.004798464491363)" office:value-type="float" office:value="-5.01423705762608" calcext:value-type="float">
            <text:p>-5.0142370576260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59765625" calcext:value-type="float">
            <text:p>2496.3</text:p>
          </table:table-cell>
          <table:table-cell office:value-type="float" office:value="85" calcext:value-type="float">
            <text:p>85</text:p>
          </table:table-cell>
          <table:table-cell table:formula="of:=20*LOG([.B31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7978515625" calcext:value-type="float">
            <text:p>2496.3</text:p>
          </table:table-cell>
          <table:table-cell office:value-type="float" office:value="85" calcext:value-type="float">
            <text:p>85</text:p>
          </table:table-cell>
          <table:table-cell table:formula="of:=20*LOG([.B31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2998046875" calcext:value-type="float">
            <text:p>2496.3</text:p>
          </table:table-cell>
          <table:table-cell office:value-type="float" office:value="84" calcext:value-type="float">
            <text:p>84</text:p>
          </table:table-cell>
          <table:table-cell table:formula="of:=20*LOG([.B31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31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1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31982421875" calcext:value-type="float">
            <text:p>2496.3</text:p>
          </table:table-cell>
          <table:table-cell office:value-type="float" office:value="85" calcext:value-type="float">
            <text:p>85</text:p>
          </table:table-cell>
          <table:table-cell table:formula="of:=20*LOG([.B31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33984375" calcext:value-type="float">
            <text:p>2496.3</text:p>
          </table:table-cell>
          <table:table-cell office:value-type="float" office:value="85" calcext:value-type="float">
            <text:p>85</text:p>
          </table:table-cell>
          <table:table-cell table:formula="of:=20*LOG([.B31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1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1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1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35986328125" calcext:value-type="float">
            <text:p>2496.4</text:p>
          </table:table-cell>
          <table:table-cell office:value-type="float" office:value="85" calcext:value-type="float">
            <text:p>85</text:p>
          </table:table-cell>
          <table:table-cell table:formula="of:=20*LOG([.B32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2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2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3798828125" calcext:value-type="float">
            <text:p>2496.4</text:p>
          </table:table-cell>
          <table:table-cell office:value-type="float" office:value="85" calcext:value-type="float">
            <text:p>85</text:p>
          </table:table-cell>
          <table:table-cell table:formula="of:=20*LOG([.B32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2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39990234375" calcext:value-type="float">
            <text:p>2496.4</text:p>
          </table:table-cell>
          <table:table-cell office:value-type="float" office:value="84" calcext:value-type="float">
            <text:p>84</text:p>
          </table:table-cell>
          <table:table-cell table:formula="of:=20*LOG([.B32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3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2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419921875" calcext:value-type="float">
            <text:p>2496.4</text:p>
          </table:table-cell>
          <table:table-cell office:value-type="float" office:value="86" calcext:value-type="float">
            <text:p>86</text:p>
          </table:table-cell>
          <table:table-cell table:formula="of:=20*LOG([.B32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2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43994140625" calcext:value-type="float">
            <text:p>2496.4</text:p>
          </table:table-cell>
          <table:table-cell office:value-type="float" office:value="85" calcext:value-type="float">
            <text:p>85</text:p>
          </table:table-cell>
          <table:table-cell table:formula="of:=20*LOG([.B32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2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2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4599609375" calcext:value-type="float">
            <text:p>2496.5</text:p>
          </table:table-cell>
          <table:table-cell office:value-type="float" office:value="85" calcext:value-type="float">
            <text:p>85</text:p>
          </table:table-cell>
          <table:table-cell table:formula="of:=20*LOG([.B32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2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47998046875" calcext:value-type="float">
            <text:p>2496.5</text:p>
          </table:table-cell>
          <table:table-cell office:value-type="float" office:value="85" calcext:value-type="float">
            <text:p>85</text:p>
          </table:table-cell>
          <table:table-cell table:formula="of:=20*LOG([.B32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2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5" calcext:value-type="float">
            <text:p>2496.5</text:p>
          </table:table-cell>
          <table:table-cell office:value-type="float" office:value="83" calcext:value-type="float">
            <text:p>83</text:p>
          </table:table-cell>
          <table:table-cell table:formula="of:=20*LOG([.B327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32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52001953125" calcext:value-type="float">
            <text:p>2496.5</text:p>
          </table:table-cell>
          <table:table-cell office:value-type="float" office:value="85" calcext:value-type="float">
            <text:p>85</text:p>
          </table:table-cell>
          <table:table-cell table:formula="of:=20*LOG([.B32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5400390625" calcext:value-type="float">
            <text:p>2496.5</text:p>
          </table:table-cell>
          <table:table-cell office:value-type="float" office:value="86" calcext:value-type="float">
            <text:p>86</text:p>
          </table:table-cell>
          <table:table-cell table:formula="of:=20*LOG([.B32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2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2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2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56005859375" calcext:value-type="float">
            <text:p>2496.6</text:p>
          </table:table-cell>
          <table:table-cell office:value-type="float" office:value="85" calcext:value-type="float">
            <text:p>85</text:p>
          </table:table-cell>
          <table:table-cell table:formula="of:=20*LOG([.B33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3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3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580078125" calcext:value-type="float">
            <text:p>2496.6</text:p>
          </table:table-cell>
          <table:table-cell office:value-type="float" office:value="86" calcext:value-type="float">
            <text:p>86</text:p>
          </table:table-cell>
          <table:table-cell table:formula="of:=20*LOG([.B33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3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3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60009765625" calcext:value-type="float">
            <text:p>2496.6</text:p>
          </table:table-cell>
          <table:table-cell office:value-type="float" office:value="86" calcext:value-type="float">
            <text:p>86</text:p>
          </table:table-cell>
          <table:table-cell table:formula="of:=20*LOG([.B33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3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33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6201171875" calcext:value-type="float">
            <text:p>2496.6</text:p>
          </table:table-cell>
          <table:table-cell office:value-type="float" office:value="85" calcext:value-type="float">
            <text:p>85</text:p>
          </table:table-cell>
          <table:table-cell table:formula="of:=20*LOG([.B333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333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33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64013671875" calcext:value-type="float">
            <text:p>2496.6</text:p>
          </table:table-cell>
          <table:table-cell office:value-type="float" office:value="85" calcext:value-type="float">
            <text:p>85</text:p>
          </table:table-cell>
          <table:table-cell table:formula="of:=20*LOG([.B33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3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3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66015625" calcext:value-type="float">
            <text:p>2496.7</text:p>
          </table:table-cell>
          <table:table-cell office:value-type="float" office:value="85" calcext:value-type="float">
            <text:p>85</text:p>
          </table:table-cell>
          <table:table-cell table:formula="of:=20*LOG([.B33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3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3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68017578125" calcext:value-type="float">
            <text:p>2496.7</text:p>
          </table:table-cell>
          <table:table-cell office:value-type="float" office:value="85" calcext:value-type="float">
            <text:p>85</text:p>
          </table:table-cell>
          <table:table-cell table:formula="of:=20*LOG([.B33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36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3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3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001953125" calcext:value-type="float">
            <text:p>2496.7</text:p>
          </table:table-cell>
          <table:table-cell office:value-type="float" office:value="85" calcext:value-type="float">
            <text:p>85</text:p>
          </table:table-cell>
          <table:table-cell table:formula="of:=20*LOG([.B337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337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3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3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2021484375" calcext:value-type="float">
            <text:p>2496.7</text:p>
          </table:table-cell>
          <table:table-cell office:value-type="float" office:value="86" calcext:value-type="float">
            <text:p>86</text:p>
          </table:table-cell>
          <table:table-cell table:formula="of:=20*LOG([.B33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38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3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3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40234375" calcext:value-type="float">
            <text:p>2496.7</text:p>
          </table:table-cell>
          <table:table-cell office:value-type="float" office:value="86" calcext:value-type="float">
            <text:p>86</text:p>
          </table:table-cell>
          <table:table-cell table:formula="of:=20*LOG([.B339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339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3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3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59765625" calcext:value-type="float">
            <text:p>2496.8</text:p>
          </table:table-cell>
          <table:table-cell office:value-type="float" office:value="84" calcext:value-type="float">
            <text:p>84</text:p>
          </table:table-cell>
          <table:table-cell table:formula="of:=20*LOG([.B340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40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4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7978515625" calcext:value-type="float">
            <text:p>2496.8</text:p>
          </table:table-cell>
          <table:table-cell office:value-type="float" office:value="85" calcext:value-type="float">
            <text:p>85</text:p>
          </table:table-cell>
          <table:table-cell table:formula="of:=20*LOG([.B34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41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4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7998046875" calcext:value-type="float">
            <text:p>2496.8</text:p>
          </table:table-cell>
          <table:table-cell office:value-type="float" office:value="86" calcext:value-type="float">
            <text:p>86</text:p>
          </table:table-cell>
          <table:table-cell table:formula="of:=20*LOG([.B342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342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4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81982421875" calcext:value-type="float">
            <text:p>2496.8</text:p>
          </table:table-cell>
          <table:table-cell office:value-type="float" office:value="84" calcext:value-type="float">
            <text:p>84</text:p>
          </table:table-cell>
          <table:table-cell table:formula="of:=20*LOG([.B34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343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4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83984375" calcext:value-type="float">
            <text:p>2496.8</text:p>
          </table:table-cell>
          <table:table-cell office:value-type="float" office:value="85" calcext:value-type="float">
            <text:p>85</text:p>
          </table:table-cell>
          <table:table-cell table:formula="of:=20*LOG([.B34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44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44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44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85986328125" calcext:value-type="float">
            <text:p>2496.9</text:p>
          </table:table-cell>
          <table:table-cell office:value-type="float" office:value="85" calcext:value-type="float">
            <text:p>85</text:p>
          </table:table-cell>
          <table:table-cell table:formula="of:=20*LOG([.B34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45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45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45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8798828125" calcext:value-type="float">
            <text:p>2496.9</text:p>
          </table:table-cell>
          <table:table-cell office:value-type="float" office:value="85" calcext:value-type="float">
            <text:p>85</text:p>
          </table:table-cell>
          <table:table-cell table:formula="of:=20*LOG([.B34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46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46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46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89990234375" calcext:value-type="float">
            <text:p>2496.9</text:p>
          </table:table-cell>
          <table:table-cell office:value-type="float" office:value="86" calcext:value-type="float">
            <text:p>86</text:p>
          </table:table-cell>
          <table:table-cell table:formula="of:=20*LOG([.B347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347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4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919921875" calcext:value-type="float">
            <text:p>2496.9</text:p>
          </table:table-cell>
          <table:table-cell office:value-type="float" office:value="85" calcext:value-type="float">
            <text:p>85</text:p>
          </table:table-cell>
          <table:table-cell table:formula="of:=20*LOG([.B348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348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34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93994140625" calcext:value-type="float">
            <text:p>2496.9</text:p>
          </table:table-cell>
          <table:table-cell office:value-type="float" office:value="84" calcext:value-type="float">
            <text:p>84</text:p>
          </table:table-cell>
          <table:table-cell table:formula="of:=20*LOG([.B349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349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34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4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9599609375" calcext:value-type="float">
            <text:p>2497.0</text:p>
          </table:table-cell>
          <table:table-cell office:value-type="float" office:value="87" calcext:value-type="float">
            <text:p>87</text:p>
          </table:table-cell>
          <table:table-cell table:formula="of:=20*LOG([.B350]* 0.004798464491363)" office:value-type="float" office:value="-7.58756924017694" calcext:value-type="float">
            <text:p>-7.58756924017694</text:p>
          </table:table-cell>
          <table:table-cell office:value-type="float" office:value="78" calcext:value-type="float">
            <text:p>78</text:p>
          </table:table-cell>
          <table:table-cell table:formula="of:=20*LOG([.D350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35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0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6.97998046875" calcext:value-type="float">
            <text:p>2497.0</text:p>
          </table:table-cell>
          <table:table-cell office:value-type="float" office:value="84" calcext:value-type="float">
            <text:p>84</text:p>
          </table:table-cell>
          <table:table-cell table:formula="of:=20*LOG([.B351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5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5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51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" calcext:value-type="float">
            <text:p>2497.0</text:p>
          </table:table-cell>
          <table:table-cell office:value-type="float" office:value="86" calcext:value-type="float">
            <text:p>86</text:p>
          </table:table-cell>
          <table:table-cell table:formula="of:=20*LOG([.B352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352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3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52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02001953125" calcext:value-type="float">
            <text:p>2497.0</text:p>
          </table:table-cell>
          <table:table-cell office:value-type="float" office:value="87" calcext:value-type="float">
            <text:p>87</text:p>
          </table:table-cell>
          <table:table-cell table:formula="of:=20*LOG([.B353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35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5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53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0400390625" calcext:value-type="float">
            <text:p>2497.0</text:p>
          </table:table-cell>
          <table:table-cell office:value-type="float" office:value="87" calcext:value-type="float">
            <text:p>87</text:p>
          </table:table-cell>
          <table:table-cell table:formula="of:=20*LOG([.B354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354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5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06005859375" calcext:value-type="float">
            <text:p>2497.1</text:p>
          </table:table-cell>
          <table:table-cell office:value-type="float" office:value="85" calcext:value-type="float">
            <text:p>85</text:p>
          </table:table-cell>
          <table:table-cell table:formula="of:=20*LOG([.B35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5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35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355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080078125" calcext:value-type="float">
            <text:p>2497.1</text:p>
          </table:table-cell>
          <table:table-cell office:value-type="float" office:value="86" calcext:value-type="float">
            <text:p>86</text:p>
          </table:table-cell>
          <table:table-cell table:formula="of:=20*LOG([.B356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56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5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6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10009765625" calcext:value-type="float">
            <text:p>2497.1</text:p>
          </table:table-cell>
          <table:table-cell office:value-type="float" office:value="85" calcext:value-type="float">
            <text:p>85</text:p>
          </table:table-cell>
          <table:table-cell table:formula="of:=20*LOG([.B35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57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5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7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1201171875" calcext:value-type="float">
            <text:p>2497.1</text:p>
          </table:table-cell>
          <table:table-cell office:value-type="float" office:value="86" calcext:value-type="float">
            <text:p>86</text:p>
          </table:table-cell>
          <table:table-cell table:formula="of:=20*LOG([.B35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58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5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8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14013671875" calcext:value-type="float">
            <text:p>2497.1</text:p>
          </table:table-cell>
          <table:table-cell office:value-type="float" office:value="86" calcext:value-type="float">
            <text:p>86</text:p>
          </table:table-cell>
          <table:table-cell table:formula="of:=20*LOG([.B35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59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5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59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16015625" calcext:value-type="float">
            <text:p>2497.2</text:p>
          </table:table-cell>
          <table:table-cell office:value-type="float" office:value="86" calcext:value-type="float">
            <text:p>86</text:p>
          </table:table-cell>
          <table:table-cell table:formula="of:=20*LOG([.B36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60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360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60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18017578125" calcext:value-type="float">
            <text:p>2497.2</text:p>
          </table:table-cell>
          <table:table-cell office:value-type="float" office:value="85" calcext:value-type="float">
            <text:p>85</text:p>
          </table:table-cell>
          <table:table-cell table:formula="of:=20*LOG([.B36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61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61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61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001953125" calcext:value-type="float">
            <text:p>2497.2</text:p>
          </table:table-cell>
          <table:table-cell office:value-type="float" office:value="85" calcext:value-type="float">
            <text:p>85</text:p>
          </table:table-cell>
          <table:table-cell table:formula="of:=20*LOG([.B36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62]* 0.004798464491363)" office:value-type="float" office:value="-8.31615455271044" calcext:value-type="float">
            <text:p>-8.31615455271044</text:p>
          </table:table-cell>
          <table:table-cell office:value-type="float" office:value="124" calcext:value-type="float">
            <text:p>124</text:p>
          </table:table-cell>
          <table:table-cell table:formula="of:=20*LOG([.F362]* 0.004798464491363)" office:value-type="float" office:value="-4.50952058930461" calcext:value-type="float">
            <text:p>-4.50952058930461</text:p>
          </table:table-cell>
          <table:table-cell office:value-type="float" office:value="124" calcext:value-type="float">
            <text:p>124</text:p>
          </table:table-cell>
          <table:table-cell table:formula="of:=20*LOG([.H362]* 0.004798464491363)" office:value-type="float" office:value="-4.50952058930461" calcext:value-type="float">
            <text:p>-4.5095205893046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2021484375" calcext:value-type="float">
            <text:p>2497.2</text:p>
          </table:table-cell>
          <table:table-cell office:value-type="float" office:value="88" calcext:value-type="float">
            <text:p>88</text:p>
          </table:table-cell>
          <table:table-cell table:formula="of:=20*LOG([.B363]* 0.004798464491363)" office:value-type="float" office:value="-7.48830084954594" calcext:value-type="float">
            <text:p>-7.48830084954594</text:p>
          </table:table-cell>
          <table:table-cell office:value-type="float" office:value="79" calcext:value-type="float">
            <text:p>79</text:p>
          </table:table-cell>
          <table:table-cell table:formula="of:=20*LOG([.D363]* 0.004798464491363)" office:value-type="float" office:value="-8.42541246674048" calcext:value-type="float">
            <text:p>-8.42541246674048</text:p>
          </table:table-cell>
          <table:table-cell office:value-type="float" office:value="124" calcext:value-type="float">
            <text:p>124</text:p>
          </table:table-cell>
          <table:table-cell table:formula="of:=20*LOG([.F363]* 0.004798464491363)" office:value-type="float" office:value="-4.50952058930461" calcext:value-type="float">
            <text:p>-4.50952058930461</text:p>
          </table:table-cell>
          <table:table-cell office:value-type="float" office:value="124" calcext:value-type="float">
            <text:p>124</text:p>
          </table:table-cell>
          <table:table-cell table:formula="of:=20*LOG([.H363]* 0.004798464491363)" office:value-type="float" office:value="-4.50952058930461" calcext:value-type="float">
            <text:p>-4.5095205893046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40234375" calcext:value-type="float">
            <text:p>2497.2</text:p>
          </table:table-cell>
          <table:table-cell office:value-type="float" office:value="87" calcext:value-type="float">
            <text:p>87</text:p>
          </table:table-cell>
          <table:table-cell table:formula="of:=20*LOG([.B364]* 0.004798464491363)" office:value-type="float" office:value="-7.58756924017694" calcext:value-type="float">
            <text:p>-7.58756924017694</text:p>
          </table:table-cell>
          <table:table-cell office:value-type="float" office:value="79" calcext:value-type="float">
            <text:p>79</text:p>
          </table:table-cell>
          <table:table-cell table:formula="of:=20*LOG([.D364]* 0.004798464491363)" office:value-type="float" office:value="-8.42541246674048" calcext:value-type="float">
            <text:p>-8.42541246674048</text:p>
          </table:table-cell>
          <table:table-cell office:value-type="float" office:value="122" calcext:value-type="float">
            <text:p>122</text:p>
          </table:table-cell>
          <table:table-cell table:formula="of:=20*LOG([.F364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364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59765625" calcext:value-type="float">
            <text:p>2497.3</text:p>
          </table:table-cell>
          <table:table-cell office:value-type="float" office:value="85" calcext:value-type="float">
            <text:p>85</text:p>
          </table:table-cell>
          <table:table-cell table:formula="of:=20*LOG([.B365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365]* 0.004798464491363)" office:value-type="float" office:value="-8.20825391497631" calcext:value-type="float">
            <text:p>-8.20825391497631</text:p>
          </table:table-cell>
          <table:table-cell office:value-type="float" office:value="121" calcext:value-type="float">
            <text:p>121</text:p>
          </table:table-cell>
          <table:table-cell table:formula="of:=20*LOG([.F365]* 0.004798464491363)" office:value-type="float" office:value="-4.72224688622031" calcext:value-type="float">
            <text:p>-4.72224688622031</text:p>
          </table:table-cell>
          <table:table-cell office:value-type="float" office:value="122" calcext:value-type="float">
            <text:p>122</text:p>
          </table:table-cell>
          <table:table-cell table:formula="of:=20*LOG([.H365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7978515625" calcext:value-type="float">
            <text:p>2497.3</text:p>
          </table:table-cell>
          <table:table-cell office:value-type="float" office:value="86" calcext:value-type="float">
            <text:p>86</text:p>
          </table:table-cell>
          <table:table-cell table:formula="of:=20*LOG([.B36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66]* 0.004798464491363)" office:value-type="float" office:value="-8.31615455271044" calcext:value-type="float">
            <text:p>-8.31615455271044</text:p>
          </table:table-cell>
          <table:table-cell office:value-type="float" office:value="122" calcext:value-type="float">
            <text:p>122</text:p>
          </table:table-cell>
          <table:table-cell table:formula="of:=20*LOG([.F366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366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2998046875" calcext:value-type="float">
            <text:p>2497.3</text:p>
          </table:table-cell>
          <table:table-cell office:value-type="float" office:value="84" calcext:value-type="float">
            <text:p>84</text:p>
          </table:table-cell>
          <table:table-cell table:formula="of:=20*LOG([.B367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67]* 0.004798464491363)" office:value-type="float" office:value="-8.31615455271044" calcext:value-type="float">
            <text:p>-8.31615455271044</text:p>
          </table:table-cell>
          <table:table-cell office:value-type="float" office:value="122" calcext:value-type="float">
            <text:p>122</text:p>
          </table:table-cell>
          <table:table-cell table:formula="of:=20*LOG([.F367]* 0.004798464491363)" office:value-type="float" office:value="-4.65075767905435" calcext:value-type="float">
            <text:p>-4.65075767905435</text:p>
          </table:table-cell>
          <table:table-cell office:value-type="float" office:value="123" calcext:value-type="float">
            <text:p>123</text:p>
          </table:table-cell>
          <table:table-cell table:formula="of:=20*LOG([.H367]* 0.004798464491363)" office:value-type="float" office:value="-4.57985206376135" calcext:value-type="float">
            <text:p>-4.579852063761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31982421875" calcext:value-type="float">
            <text:p>2497.3</text:p>
          </table:table-cell>
          <table:table-cell office:value-type="float" office:value="85" calcext:value-type="float">
            <text:p>85</text:p>
          </table:table-cell>
          <table:table-cell table:formula="of:=20*LOG([.B36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68]* 0.004798464491363)" office:value-type="float" office:value="-8.31615455271044" calcext:value-type="float">
            <text:p>-8.31615455271044</text:p>
          </table:table-cell>
          <table:table-cell office:value-type="float" office:value="122" calcext:value-type="float">
            <text:p>122</text:p>
          </table:table-cell>
          <table:table-cell table:formula="of:=20*LOG([.F368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368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33984375" calcext:value-type="float">
            <text:p>2497.3</text:p>
          </table:table-cell>
          <table:table-cell office:value-type="float" office:value="86" calcext:value-type="float">
            <text:p>86</text:p>
          </table:table-cell>
          <table:table-cell table:formula="of:=20*LOG([.B369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69]* 0.004798464491363)" office:value-type="float" office:value="-8.42541246674048" calcext:value-type="float">
            <text:p>-8.42541246674048</text:p>
          </table:table-cell>
          <table:table-cell office:value-type="float" office:value="121" calcext:value-type="float">
            <text:p>121</text:p>
          </table:table-cell>
          <table:table-cell table:formula="of:=20*LOG([.F369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369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35986328125" calcext:value-type="float">
            <text:p>2497.4</text:p>
          </table:table-cell>
          <table:table-cell office:value-type="float" office:value="84" calcext:value-type="float">
            <text:p>84</text:p>
          </table:table-cell>
          <table:table-cell table:formula="of:=20*LOG([.B37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370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370]* 0.004798464491363)" office:value-type="float" office:value="-4.79432937159681" calcext:value-type="float">
            <text:p>-4.79432937159681</text:p>
          </table:table-cell>
          <table:table-cell office:value-type="float" office:value="121" calcext:value-type="float">
            <text:p>121</text:p>
          </table:table-cell>
          <table:table-cell table:formula="of:=20*LOG([.H370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3798828125" calcext:value-type="float">
            <text:p>2497.4</text:p>
          </table:table-cell>
          <table:table-cell office:value-type="float" office:value="84" calcext:value-type="float">
            <text:p>84</text:p>
          </table:table-cell>
          <table:table-cell table:formula="of:=20*LOG([.B371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71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71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1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39990234375" calcext:value-type="float">
            <text:p>2497.4</text:p>
          </table:table-cell>
          <table:table-cell office:value-type="float" office:value="85" calcext:value-type="float">
            <text:p>85</text:p>
          </table:table-cell>
          <table:table-cell table:formula="of:=20*LOG([.B37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72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72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2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419921875" calcext:value-type="float">
            <text:p>2497.4</text:p>
          </table:table-cell>
          <table:table-cell office:value-type="float" office:value="87" calcext:value-type="float">
            <text:p>87</text:p>
          </table:table-cell>
          <table:table-cell table:formula="of:=20*LOG([.B373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373]* 0.004798464491363)" office:value-type="float" office:value="-8.20825391497631" calcext:value-type="float">
            <text:p>-8.20825391497631</text:p>
          </table:table-cell>
          <table:table-cell office:value-type="float" office:value="120" calcext:value-type="float">
            <text:p>120</text:p>
          </table:table-cell>
          <table:table-cell table:formula="of:=20*LOG([.F373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3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43994140625" calcext:value-type="float">
            <text:p>2497.4</text:p>
          </table:table-cell>
          <table:table-cell office:value-type="float" office:value="85" calcext:value-type="float">
            <text:p>85</text:p>
          </table:table-cell>
          <table:table-cell table:formula="of:=20*LOG([.B37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74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74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4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4599609375" calcext:value-type="float">
            <text:p>2497.5</text:p>
          </table:table-cell>
          <table:table-cell office:value-type="float" office:value="86" calcext:value-type="float">
            <text:p>86</text:p>
          </table:table-cell>
          <table:table-cell table:formula="of:=20*LOG([.B37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75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75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375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47998046875" calcext:value-type="float">
            <text:p>2497.5</text:p>
          </table:table-cell>
          <table:table-cell office:value-type="float" office:value="86" calcext:value-type="float">
            <text:p>86</text:p>
          </table:table-cell>
          <table:table-cell table:formula="of:=20*LOG([.B37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76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76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376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5" calcext:value-type="float">
            <text:p>2497.5</text:p>
          </table:table-cell>
          <table:table-cell office:value-type="float" office:value="87" calcext:value-type="float">
            <text:p>87</text:p>
          </table:table-cell>
          <table:table-cell table:formula="of:=20*LOG([.B377]* 0.004798464491363)" office:value-type="float" office:value="-7.58756924017694" calcext:value-type="float">
            <text:p>-7.58756924017694</text:p>
          </table:table-cell>
          <table:table-cell office:value-type="float" office:value="73" calcext:value-type="float">
            <text:p>73</text:p>
          </table:table-cell>
          <table:table-cell table:formula="of:=20*LOG([.D377]* 0.004798464491363)" office:value-type="float" office:value="-9.11149709014019" calcext:value-type="float">
            <text:p>-9.11149709014019</text:p>
          </table:table-cell>
          <table:table-cell office:value-type="float" office:value="119" calcext:value-type="float">
            <text:p>119</text:p>
          </table:table-cell>
          <table:table-cell table:formula="of:=20*LOG([.F377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377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52001953125" calcext:value-type="float">
            <text:p>2497.5</text:p>
          </table:table-cell>
          <table:table-cell office:value-type="float" office:value="86" calcext:value-type="float">
            <text:p>86</text:p>
          </table:table-cell>
          <table:table-cell table:formula="of:=20*LOG([.B37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78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78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8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5400390625" calcext:value-type="float">
            <text:p>2497.5</text:p>
          </table:table-cell>
          <table:table-cell office:value-type="float" office:value="88" calcext:value-type="float">
            <text:p>88</text:p>
          </table:table-cell>
          <table:table-cell table:formula="of:=20*LOG([.B379]* 0.004798464491363)" office:value-type="float" office:value="-7.48830084954594" calcext:value-type="float">
            <text:p>-7.48830084954594</text:p>
          </table:table-cell>
          <table:table-cell office:value-type="float" office:value="80" calcext:value-type="float">
            <text:p>80</text:p>
          </table:table-cell>
          <table:table-cell table:formula="of:=20*LOG([.D379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79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79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56005859375" calcext:value-type="float">
            <text:p>2497.6</text:p>
          </table:table-cell>
          <table:table-cell office:value-type="float" office:value="86" calcext:value-type="float">
            <text:p>86</text:p>
          </table:table-cell>
          <table:table-cell table:formula="of:=20*LOG([.B38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80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380]* 0.004798464491363)" office:value-type="float" office:value="-4.79432937159681" calcext:value-type="float">
            <text:p>-4.79432937159681</text:p>
          </table:table-cell>
          <table:table-cell office:value-type="float" office:value="121" calcext:value-type="float">
            <text:p>121</text:p>
          </table:table-cell>
          <table:table-cell table:formula="of:=20*LOG([.H380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580078125" calcext:value-type="float">
            <text:p>2497.6</text:p>
          </table:table-cell>
          <table:table-cell office:value-type="float" office:value="85" calcext:value-type="float">
            <text:p>85</text:p>
          </table:table-cell>
          <table:table-cell table:formula="of:=20*LOG([.B381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381]* 0.004798464491363)" office:value-type="float" office:value="-8.5360622387397" calcext:value-type="float">
            <text:p>-8.5360622387397</text:p>
          </table:table-cell>
          <table:table-cell office:value-type="float" office:value="121" calcext:value-type="float">
            <text:p>121</text:p>
          </table:table-cell>
          <table:table-cell table:formula="of:=20*LOG([.F381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381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60009765625" calcext:value-type="float">
            <text:p>2497.6</text:p>
          </table:table-cell>
          <table:table-cell office:value-type="float" office:value="86" calcext:value-type="float">
            <text:p>86</text:p>
          </table:table-cell>
          <table:table-cell table:formula="of:=20*LOG([.B38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82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82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82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6201171875" calcext:value-type="float">
            <text:p>2497.6</text:p>
          </table:table-cell>
          <table:table-cell office:value-type="float" office:value="87" calcext:value-type="float">
            <text:p>87</text:p>
          </table:table-cell>
          <table:table-cell table:formula="of:=20*LOG([.B383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383]* 0.004798464491363)" office:value-type="float" office:value="-8.20825391497631" calcext:value-type="float">
            <text:p>-8.20825391497631</text:p>
          </table:table-cell>
          <table:table-cell office:value-type="float" office:value="119" calcext:value-type="float">
            <text:p>119</text:p>
          </table:table-cell>
          <table:table-cell table:formula="of:=20*LOG([.F383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83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64013671875" calcext:value-type="float">
            <text:p>2497.6</text:p>
          </table:table-cell>
          <table:table-cell office:value-type="float" office:value="86" calcext:value-type="float">
            <text:p>86</text:p>
          </table:table-cell>
          <table:table-cell table:formula="of:=20*LOG([.B38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84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8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384]* 0.004798464491363)" office:value-type="float" office:value="-4.9403141464268" calcext:value-type="float">
            <text:p>-4.940314146426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66015625" calcext:value-type="float">
            <text:p>2497.7</text:p>
          </table:table-cell>
          <table:table-cell office:value-type="float" office:value="85" calcext:value-type="float">
            <text:p>85</text:p>
          </table:table-cell>
          <table:table-cell table:formula="of:=20*LOG([.B38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385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85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85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68017578125" calcext:value-type="float">
            <text:p>2497.7</text:p>
          </table:table-cell>
          <table:table-cell office:value-type="float" office:value="82" calcext:value-type="float">
            <text:p>82</text:p>
          </table:table-cell>
          <table:table-cell table:formula="of:=20*LOG([.B386]* 0.004798464491363)" office:value-type="float" office:value="-8.10167724487498" calcext:value-type="float">
            <text:p>-8.10167724487498</text:p>
          </table:table-cell>
          <table:table-cell office:value-type="float" office:value="81" calcext:value-type="float">
            <text:p>81</text:p>
          </table:table-cell>
          <table:table-cell table:formula="of:=20*LOG([.D386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86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86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001953125" calcext:value-type="float">
            <text:p>2497.7</text:p>
          </table:table-cell>
          <table:table-cell office:value-type="float" office:value="85" calcext:value-type="float">
            <text:p>85</text:p>
          </table:table-cell>
          <table:table-cell table:formula="of:=20*LOG([.B387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387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87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87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2021484375" calcext:value-type="float">
            <text:p>2497.7</text:p>
          </table:table-cell>
          <table:table-cell office:value-type="float" office:value="88" calcext:value-type="float">
            <text:p>88</text:p>
          </table:table-cell>
          <table:table-cell table:formula="of:=20*LOG([.B388]* 0.004798464491363)" office:value-type="float" office:value="-7.48830084954594" calcext:value-type="float">
            <text:p>-7.48830084954594</text:p>
          </table:table-cell>
          <table:table-cell office:value-type="float" office:value="79" calcext:value-type="float">
            <text:p>79</text:p>
          </table:table-cell>
          <table:table-cell table:formula="of:=20*LOG([.D388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388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88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40234375" calcext:value-type="float">
            <text:p>2497.7</text:p>
          </table:table-cell>
          <table:table-cell office:value-type="float" office:value="84" calcext:value-type="float">
            <text:p>84</text:p>
          </table:table-cell>
          <table:table-cell table:formula="of:=20*LOG([.B389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389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389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389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59765625" calcext:value-type="float">
            <text:p>2497.8</text:p>
          </table:table-cell>
          <table:table-cell office:value-type="float" office:value="86" calcext:value-type="float">
            <text:p>86</text:p>
          </table:table-cell>
          <table:table-cell table:formula="of:=20*LOG([.B39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390]* 0.004798464491363)" office:value-type="float" office:value="-8.20825391497631" calcext:value-type="float">
            <text:p>-8.20825391497631</text:p>
          </table:table-cell>
          <table:table-cell office:value-type="float" office:value="119" calcext:value-type="float">
            <text:p>119</text:p>
          </table:table-cell>
          <table:table-cell table:formula="of:=20*LOG([.F390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0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7978515625" calcext:value-type="float">
            <text:p>2497.8</text:p>
          </table:table-cell>
          <table:table-cell office:value-type="float" office:value="84" calcext:value-type="float">
            <text:p>84</text:p>
          </table:table-cell>
          <table:table-cell table:formula="of:=20*LOG([.B391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391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91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1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7998046875" calcext:value-type="float">
            <text:p>2497.8</text:p>
          </table:table-cell>
          <table:table-cell office:value-type="float" office:value="85" calcext:value-type="float">
            <text:p>85</text:p>
          </table:table-cell>
          <table:table-cell table:formula="of:=20*LOG([.B392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392]* 0.004798464491363)" office:value-type="float" office:value="-8.10167724487498" calcext:value-type="float">
            <text:p>-8.10167724487498</text:p>
          </table:table-cell>
          <table:table-cell office:value-type="float" office:value="119" calcext:value-type="float">
            <text:p>119</text:p>
          </table:table-cell>
          <table:table-cell table:formula="of:=20*LOG([.F392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2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81982421875" calcext:value-type="float">
            <text:p>2497.8</text:p>
          </table:table-cell>
          <table:table-cell office:value-type="float" office:value="87" calcext:value-type="float">
            <text:p>87</text:p>
          </table:table-cell>
          <table:table-cell table:formula="of:=20*LOG([.B393]* 0.004798464491363)" office:value-type="float" office:value="-7.58756924017694" calcext:value-type="float">
            <text:p>-7.58756924017694</text:p>
          </table:table-cell>
          <table:table-cell office:value-type="float" office:value="79" calcext:value-type="float">
            <text:p>79</text:p>
          </table:table-cell>
          <table:table-cell table:formula="of:=20*LOG([.D393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393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3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83984375" calcext:value-type="float">
            <text:p>2497.8</text:p>
          </table:table-cell>
          <table:table-cell office:value-type="float" office:value="86" calcext:value-type="float">
            <text:p>86</text:p>
          </table:table-cell>
          <table:table-cell table:formula="of:=20*LOG([.B39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94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394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4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85986328125" calcext:value-type="float">
            <text:p>2497.9</text:p>
          </table:table-cell>
          <table:table-cell office:value-type="float" office:value="87" calcext:value-type="float">
            <text:p>87</text:p>
          </table:table-cell>
          <table:table-cell table:formula="of:=20*LOG([.B395]* 0.004798464491363)" office:value-type="float" office:value="-7.58756924017694" calcext:value-type="float">
            <text:p>-7.58756924017694</text:p>
          </table:table-cell>
          <table:table-cell office:value-type="float" office:value="79" calcext:value-type="float">
            <text:p>79</text:p>
          </table:table-cell>
          <table:table-cell table:formula="of:=20*LOG([.D395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395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395]* 0.004798464491363)" office:value-type="float" office:value="-4.86701506469869" calcext:value-type="float">
            <text:p>-4.8670150646986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8798828125" calcext:value-type="float">
            <text:p>2497.9</text:p>
          </table:table-cell>
          <table:table-cell office:value-type="float" office:value="86" calcext:value-type="float">
            <text:p>86</text:p>
          </table:table-cell>
          <table:table-cell table:formula="of:=20*LOG([.B396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96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396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396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89990234375" calcext:value-type="float">
            <text:p>2497.9</text:p>
          </table:table-cell>
          <table:table-cell office:value-type="float" office:value="86" calcext:value-type="float">
            <text:p>86</text:p>
          </table:table-cell>
          <table:table-cell table:formula="of:=20*LOG([.B39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397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397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397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919921875" calcext:value-type="float">
            <text:p>2497.9</text:p>
          </table:table-cell>
          <table:table-cell office:value-type="float" office:value="85" calcext:value-type="float">
            <text:p>85</text:p>
          </table:table-cell>
          <table:table-cell table:formula="of:=20*LOG([.B39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398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98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98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93994140625" calcext:value-type="float">
            <text:p>2497.9</text:p>
          </table:table-cell>
          <table:table-cell office:value-type="float" office:value="86" calcext:value-type="float">
            <text:p>86</text:p>
          </table:table-cell>
          <table:table-cell table:formula="of:=20*LOG([.B39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399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399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399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9599609375" calcext:value-type="float">
            <text:p>2498.0</text:p>
          </table:table-cell>
          <table:table-cell office:value-type="float" office:value="87" calcext:value-type="float">
            <text:p>87</text:p>
          </table:table-cell>
          <table:table-cell table:formula="of:=20*LOG([.B400]* 0.004798464491363)" office:value-type="float" office:value="-7.58756924017694" calcext:value-type="float">
            <text:p>-7.58756924017694</text:p>
          </table:table-cell>
          <table:table-cell office:value-type="float" office:value="83" calcext:value-type="float">
            <text:p>83</text:p>
          </table:table-cell>
          <table:table-cell table:formula="of:=20*LOG([.D400]* 0.004798464491363)" office:value-type="float" office:value="-7.99639244502783" calcext:value-type="float">
            <text:p>-7.99639244502783</text:p>
          </table:table-cell>
          <table:table-cell office:value-type="float" office:value="120" calcext:value-type="float">
            <text:p>120</text:p>
          </table:table-cell>
          <table:table-cell table:formula="of:=20*LOG([.F400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400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7.97998046875" calcext:value-type="float">
            <text:p>2498.0</text:p>
          </table:table-cell>
          <table:table-cell office:value-type="float" office:value="86" calcext:value-type="float">
            <text:p>86</text:p>
          </table:table-cell>
          <table:table-cell table:formula="of:=20*LOG([.B40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401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401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401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" calcext:value-type="float">
            <text:p>2498.0</text:p>
          </table:table-cell>
          <table:table-cell office:value-type="float" office:value="87" calcext:value-type="float">
            <text:p>87</text:p>
          </table:table-cell>
          <table:table-cell table:formula="of:=20*LOG([.B402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402]* 0.004798464491363)" office:value-type="float" office:value="-8.20825391497631" calcext:value-type="float">
            <text:p>-8.20825391497631</text:p>
          </table:table-cell>
          <table:table-cell office:value-type="float" office:value="120" calcext:value-type="float">
            <text:p>120</text:p>
          </table:table-cell>
          <table:table-cell table:formula="of:=20*LOG([.F402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402]* 0.004798464491363)" office:value-type="float" office:value="-4.79432937159681" calcext:value-type="float">
            <text:p>-4.794329371596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02001953125" calcext:value-type="float">
            <text:p>2498.0</text:p>
          </table:table-cell>
          <table:table-cell office:value-type="float" office:value="85" calcext:value-type="float">
            <text:p>85</text:p>
          </table:table-cell>
          <table:table-cell table:formula="of:=20*LOG([.B403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403]* 0.004798464491363)" office:value-type="float" office:value="-8.20825391497631" calcext:value-type="float">
            <text:p>-8.20825391497631</text:p>
          </table:table-cell>
          <table:table-cell office:value-type="float" office:value="121" calcext:value-type="float">
            <text:p>121</text:p>
          </table:table-cell>
          <table:table-cell table:formula="of:=20*LOG([.F403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403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0400390625" calcext:value-type="float">
            <text:p>2498.0</text:p>
          </table:table-cell>
          <table:table-cell office:value-type="float" office:value="85" calcext:value-type="float">
            <text:p>85</text:p>
          </table:table-cell>
          <table:table-cell table:formula="of:=20*LOG([.B40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04]* 0.004798464491363)" office:value-type="float" office:value="-8.42541246674048" calcext:value-type="float">
            <text:p>-8.42541246674048</text:p>
          </table:table-cell>
          <table:table-cell office:value-type="float" office:value="121" calcext:value-type="float">
            <text:p>121</text:p>
          </table:table-cell>
          <table:table-cell table:formula="of:=20*LOG([.F404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404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06005859375" calcext:value-type="float">
            <text:p>2498.1</text:p>
          </table:table-cell>
          <table:table-cell office:value-type="float" office:value="87" calcext:value-type="float">
            <text:p>87</text:p>
          </table:table-cell>
          <table:table-cell table:formula="of:=20*LOG([.B405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405]* 0.004798464491363)" office:value-type="float" office:value="-8.20825391497631" calcext:value-type="float">
            <text:p>-8.20825391497631</text:p>
          </table:table-cell>
          <table:table-cell office:value-type="float" office:value="121" calcext:value-type="float">
            <text:p>121</text:p>
          </table:table-cell>
          <table:table-cell table:formula="of:=20*LOG([.F405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405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080078125" calcext:value-type="float">
            <text:p>2498.1</text:p>
          </table:table-cell>
          <table:table-cell office:value-type="float" office:value="86" calcext:value-type="float">
            <text:p>86</text:p>
          </table:table-cell>
          <table:table-cell table:formula="of:=20*LOG([.B40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406]* 0.004798464491363)" office:value-type="float" office:value="-8.31615455271044" calcext:value-type="float">
            <text:p>-8.31615455271044</text:p>
          </table:table-cell>
          <table:table-cell office:value-type="float" office:value="121" calcext:value-type="float">
            <text:p>121</text:p>
          </table:table-cell>
          <table:table-cell table:formula="of:=20*LOG([.F406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406]* 0.004798464491363)" office:value-type="float" office:value="-4.72224688622031" calcext:value-type="float">
            <text:p>-4.722246886220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10009765625" calcext:value-type="float">
            <text:p>2498.1</text:p>
          </table:table-cell>
          <table:table-cell office:value-type="float" office:value="85" calcext:value-type="float">
            <text:p>85</text:p>
          </table:table-cell>
          <table:table-cell table:formula="of:=20*LOG([.B40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407]* 0.004798464491363)" office:value-type="float" office:value="-8.42541246674048" calcext:value-type="float">
            <text:p>-8.42541246674048</text:p>
          </table:table-cell>
          <table:table-cell office:value-type="float" office:value="121" calcext:value-type="float">
            <text:p>121</text:p>
          </table:table-cell>
          <table:table-cell table:formula="of:=20*LOG([.F407]* 0.004798464491363)" office:value-type="float" office:value="-4.72224688622031" calcext:value-type="float">
            <text:p>-4.72224688622031</text:p>
          </table:table-cell>
          <table:table-cell office:value-type="float" office:value="122" calcext:value-type="float">
            <text:p>122</text:p>
          </table:table-cell>
          <table:table-cell table:formula="of:=20*LOG([.H407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1201171875" calcext:value-type="float">
            <text:p>2498.1</text:p>
          </table:table-cell>
          <table:table-cell office:value-type="float" office:value="88" calcext:value-type="float">
            <text:p>88</text:p>
          </table:table-cell>
          <table:table-cell table:formula="of:=20*LOG([.B408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408]* 0.004798464491363)" office:value-type="float" office:value="-8.10167724487498" calcext:value-type="float">
            <text:p>-8.10167724487498</text:p>
          </table:table-cell>
          <table:table-cell office:value-type="float" office:value="121" calcext:value-type="float">
            <text:p>121</text:p>
          </table:table-cell>
          <table:table-cell table:formula="of:=20*LOG([.F408]* 0.004798464491363)" office:value-type="float" office:value="-4.72224688622031" calcext:value-type="float">
            <text:p>-4.72224688622031</text:p>
          </table:table-cell>
          <table:table-cell office:value-type="float" office:value="122" calcext:value-type="float">
            <text:p>122</text:p>
          </table:table-cell>
          <table:table-cell table:formula="of:=20*LOG([.H408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14013671875" calcext:value-type="float">
            <text:p>2498.1</text:p>
          </table:table-cell>
          <table:table-cell office:value-type="float" office:value="88" calcext:value-type="float">
            <text:p>88</text:p>
          </table:table-cell>
          <table:table-cell table:formula="of:=20*LOG([.B409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409]* 0.004798464491363)" office:value-type="float" office:value="-8.10167724487498" calcext:value-type="float">
            <text:p>-8.10167724487498</text:p>
          </table:table-cell>
          <table:table-cell office:value-type="float" office:value="122" calcext:value-type="float">
            <text:p>122</text:p>
          </table:table-cell>
          <table:table-cell table:formula="of:=20*LOG([.F409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409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16015625" calcext:value-type="float">
            <text:p>2498.2</text:p>
          </table:table-cell>
          <table:table-cell office:value-type="float" office:value="87" calcext:value-type="float">
            <text:p>87</text:p>
          </table:table-cell>
          <table:table-cell table:formula="of:=20*LOG([.B410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410]* 0.004798464491363)" office:value-type="float" office:value="-8.20825391497631" calcext:value-type="float">
            <text:p>-8.20825391497631</text:p>
          </table:table-cell>
          <table:table-cell office:value-type="float" office:value="122" calcext:value-type="float">
            <text:p>122</text:p>
          </table:table-cell>
          <table:table-cell table:formula="of:=20*LOG([.F410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410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18017578125" calcext:value-type="float">
            <text:p>2498.2</text:p>
          </table:table-cell>
          <table:table-cell office:value-type="float" office:value="86" calcext:value-type="float">
            <text:p>86</text:p>
          </table:table-cell>
          <table:table-cell table:formula="of:=20*LOG([.B411]* 0.004798464491363)" office:value-type="float" office:value="-7.68798526767795" calcext:value-type="float">
            <text:p>-7.68798526767795</text:p>
          </table:table-cell>
          <table:table-cell office:value-type="float" office:value="83" calcext:value-type="float">
            <text:p>83</text:p>
          </table:table-cell>
          <table:table-cell table:formula="of:=20*LOG([.D411]* 0.004798464491363)" office:value-type="float" office:value="-7.99639244502783" calcext:value-type="float">
            <text:p>-7.99639244502783</text:p>
          </table:table-cell>
          <table:table-cell office:value-type="float" office:value="122" calcext:value-type="float">
            <text:p>122</text:p>
          </table:table-cell>
          <table:table-cell table:formula="of:=20*LOG([.F411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411]* 0.004798464491363)" office:value-type="float" office:value="-4.65075767905435" calcext:value-type="float">
            <text:p>-4.650757679054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001953125" calcext:value-type="float">
            <text:p>2498.2</text:p>
          </table:table-cell>
          <table:table-cell office:value-type="float" office:value="87" calcext:value-type="float">
            <text:p>87</text:p>
          </table:table-cell>
          <table:table-cell table:formula="of:=20*LOG([.B412]* 0.004798464491363)" office:value-type="float" office:value="-7.58756924017694" calcext:value-type="float">
            <text:p>-7.58756924017694</text:p>
          </table:table-cell>
          <table:table-cell office:value-type="float" office:value="82" calcext:value-type="float">
            <text:p>82</text:p>
          </table:table-cell>
          <table:table-cell table:formula="of:=20*LOG([.D412]* 0.004798464491363)" office:value-type="float" office:value="-8.10167724487498" calcext:value-type="float">
            <text:p>-8.10167724487498</text:p>
          </table:table-cell>
          <table:table-cell office:value-type="float" office:value="123" calcext:value-type="float">
            <text:p>123</text:p>
          </table:table-cell>
          <table:table-cell table:formula="of:=20*LOG([.F412]* 0.004798464491363)" office:value-type="float" office:value="-4.57985206376135" calcext:value-type="float">
            <text:p>-4.57985206376135</text:p>
          </table:table-cell>
          <table:table-cell office:value-type="float" office:value="123" calcext:value-type="float">
            <text:p>123</text:p>
          </table:table-cell>
          <table:table-cell table:formula="of:=20*LOG([.H412]* 0.004798464491363)" office:value-type="float" office:value="-4.57985206376135" calcext:value-type="float">
            <text:p>-4.579852063761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2021484375" calcext:value-type="float">
            <text:p>2498.2</text:p>
          </table:table-cell>
          <table:table-cell office:value-type="float" office:value="85" calcext:value-type="float">
            <text:p>85</text:p>
          </table:table-cell>
          <table:table-cell table:formula="of:=20*LOG([.B413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413]* 0.004798464491363)" office:value-type="float" office:value="-8.10167724487498" calcext:value-type="float">
            <text:p>-8.10167724487498</text:p>
          </table:table-cell>
          <table:table-cell office:value-type="float" office:value="123" calcext:value-type="float">
            <text:p>123</text:p>
          </table:table-cell>
          <table:table-cell table:formula="of:=20*LOG([.F413]* 0.004798464491363)" office:value-type="float" office:value="-4.57985206376135" calcext:value-type="float">
            <text:p>-4.57985206376135</text:p>
          </table:table-cell>
          <table:table-cell office:value-type="float" office:value="123" calcext:value-type="float">
            <text:p>123</text:p>
          </table:table-cell>
          <table:table-cell table:formula="of:=20*LOG([.H413]* 0.004798464491363)" office:value-type="float" office:value="-4.57985206376135" calcext:value-type="float">
            <text:p>-4.5798520637613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40234375" calcext:value-type="float">
            <text:p>2498.2</text:p>
          </table:table-cell>
          <table:table-cell office:value-type="float" office:value="87" calcext:value-type="float">
            <text:p>87</text:p>
          </table:table-cell>
          <table:table-cell table:formula="of:=20*LOG([.B414]* 0.004798464491363)" office:value-type="float" office:value="-7.58756924017694" calcext:value-type="float">
            <text:p>-7.58756924017694</text:p>
          </table:table-cell>
          <table:table-cell office:value-type="float" office:value="84" calcext:value-type="float">
            <text:p>84</text:p>
          </table:table-cell>
          <table:table-cell table:formula="of:=20*LOG([.D414]* 0.004798464491363)" office:value-type="float" office:value="-7.89236857131168" calcext:value-type="float">
            <text:p>-7.89236857131168</text:p>
          </table:table-cell>
          <table:table-cell office:value-type="float" office:value="123" calcext:value-type="float">
            <text:p>123</text:p>
          </table:table-cell>
          <table:table-cell table:formula="of:=20*LOG([.F414]* 0.004798464491363)" office:value-type="float" office:value="-4.57985206376135" calcext:value-type="float">
            <text:p>-4.57985206376135</text:p>
          </table:table-cell>
          <table:table-cell office:value-type="float" office:value="124" calcext:value-type="float">
            <text:p>124</text:p>
          </table:table-cell>
          <table:table-cell table:formula="of:=20*LOG([.H414]* 0.004798464491363)" office:value-type="float" office:value="-4.50952058930461" calcext:value-type="float">
            <text:p>-4.5095205893046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59765625" calcext:value-type="float">
            <text:p>2498.3</text:p>
          </table:table-cell>
          <table:table-cell office:value-type="float" office:value="88" calcext:value-type="float">
            <text:p>88</text:p>
          </table:table-cell>
          <table:table-cell table:formula="of:=20*LOG([.B415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415]* 0.004798464491363)" office:value-type="float" office:value="-8.10167724487498" calcext:value-type="float">
            <text:p>-8.10167724487498</text:p>
          </table:table-cell>
          <table:table-cell office:value-type="float" office:value="124" calcext:value-type="float">
            <text:p>124</text:p>
          </table:table-cell>
          <table:table-cell table:formula="of:=20*LOG([.F415]* 0.004798464491363)" office:value-type="float" office:value="-4.50952058930461" calcext:value-type="float">
            <text:p>-4.50952058930461</text:p>
          </table:table-cell>
          <table:table-cell office:value-type="float" office:value="124" calcext:value-type="float">
            <text:p>124</text:p>
          </table:table-cell>
          <table:table-cell table:formula="of:=20*LOG([.H415]* 0.004798464491363)" office:value-type="float" office:value="-4.50952058930461" calcext:value-type="float">
            <text:p>-4.5095205893046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7978515625" calcext:value-type="float">
            <text:p>2498.3</text:p>
          </table:table-cell>
          <table:table-cell office:value-type="float" office:value="84" calcext:value-type="float">
            <text:p>84</text:p>
          </table:table-cell>
          <table:table-cell table:formula="of:=20*LOG([.B416]* 0.004798464491363)" office:value-type="float" office:value="-7.89236857131168" calcext:value-type="float">
            <text:p>-7.89236857131168</text:p>
          </table:table-cell>
          <table:table-cell office:value-type="float" office:value="83" calcext:value-type="float">
            <text:p>83</text:p>
          </table:table-cell>
          <table:table-cell table:formula="of:=20*LOG([.D416]* 0.004798464491363)" office:value-type="float" office:value="-7.99639244502783" calcext:value-type="float">
            <text:p>-7.99639244502783</text:p>
          </table:table-cell>
          <table:table-cell office:value-type="float" office:value="124" calcext:value-type="float">
            <text:p>124</text:p>
          </table:table-cell>
          <table:table-cell table:formula="of:=20*LOG([.F416]* 0.004798464491363)" office:value-type="float" office:value="-4.50952058930461" calcext:value-type="float">
            <text:p>-4.50952058930461</text:p>
          </table:table-cell>
          <table:table-cell office:value-type="float" office:value="124" calcext:value-type="float">
            <text:p>124</text:p>
          </table:table-cell>
          <table:table-cell table:formula="of:=20*LOG([.H416]* 0.004798464491363)" office:value-type="float" office:value="-4.50952058930461" calcext:value-type="float">
            <text:p>-4.5095205893046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2998046875" calcext:value-type="float">
            <text:p>2498.3</text:p>
          </table:table-cell>
          <table:table-cell office:value-type="float" office:value="87" calcext:value-type="float">
            <text:p>87</text:p>
          </table:table-cell>
          <table:table-cell table:formula="of:=20*LOG([.B417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417]* 0.004798464491363)" office:value-type="float" office:value="-8.31615455271044" calcext:value-type="float">
            <text:p>-8.31615455271044</text:p>
          </table:table-cell>
          <table:table-cell office:value-type="float" office:value="124" calcext:value-type="float">
            <text:p>124</text:p>
          </table:table-cell>
          <table:table-cell table:formula="of:=20*LOG([.F417]* 0.004798464491363)" office:value-type="float" office:value="-4.50952058930461" calcext:value-type="float">
            <text:p>-4.50952058930461</text:p>
          </table:table-cell>
          <table:table-cell office:value-type="float" office:value="125" calcext:value-type="float">
            <text:p>125</text:p>
          </table:table-cell>
          <table:table-cell table:formula="of:=20*LOG([.H417]* 0.004798464491363)" office:value-type="float" office:value="-4.43975403238818" calcext:value-type="float">
            <text:p>-4.4397540323881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31982421875" calcext:value-type="float">
            <text:p>2498.3</text:p>
          </table:table-cell>
          <table:table-cell office:value-type="float" office:value="84" calcext:value-type="float">
            <text:p>84</text:p>
          </table:table-cell>
          <table:table-cell table:formula="of:=20*LOG([.B418]* 0.004798464491363)" office:value-type="float" office:value="-7.89236857131168" calcext:value-type="float">
            <text:p>-7.89236857131168</text:p>
          </table:table-cell>
          <table:table-cell office:value-type="float" office:value="84" calcext:value-type="float">
            <text:p>84</text:p>
          </table:table-cell>
          <table:table-cell table:formula="of:=20*LOG([.D418]* 0.004798464491363)" office:value-type="float" office:value="-7.89236857131168" calcext:value-type="float">
            <text:p>-7.89236857131168</text:p>
          </table:table-cell>
          <table:table-cell office:value-type="float" office:value="125" calcext:value-type="float">
            <text:p>125</text:p>
          </table:table-cell>
          <table:table-cell table:formula="of:=20*LOG([.F418]* 0.004798464491363)" office:value-type="float" office:value="-4.43975403238818" calcext:value-type="float">
            <text:p>-4.43975403238818</text:p>
          </table:table-cell>
          <table:table-cell office:value-type="float" office:value="125" calcext:value-type="float">
            <text:p>125</text:p>
          </table:table-cell>
          <table:table-cell table:formula="of:=20*LOG([.H418]* 0.004798464491363)" office:value-type="float" office:value="-4.43975403238818" calcext:value-type="float">
            <text:p>-4.4397540323881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33984375" calcext:value-type="float">
            <text:p>2498.3</text:p>
          </table:table-cell>
          <table:table-cell office:value-type="float" office:value="87" calcext:value-type="float">
            <text:p>87</text:p>
          </table:table-cell>
          <table:table-cell table:formula="of:=20*LOG([.B419]* 0.004798464491363)" office:value-type="float" office:value="-7.58756924017694" calcext:value-type="float">
            <text:p>-7.58756924017694</text:p>
          </table:table-cell>
          <table:table-cell office:value-type="float" office:value="82" calcext:value-type="float">
            <text:p>82</text:p>
          </table:table-cell>
          <table:table-cell table:formula="of:=20*LOG([.D419]* 0.004798464491363)" office:value-type="float" office:value="-8.10167724487498" calcext:value-type="float">
            <text:p>-8.10167724487498</text:p>
          </table:table-cell>
          <table:table-cell office:value-type="float" office:value="126" calcext:value-type="float">
            <text:p>126</text:p>
          </table:table-cell>
          <table:table-cell table:formula="of:=20*LOG([.F419]* 0.004798464491363)" office:value-type="float" office:value="-4.37054339019805" calcext:value-type="float">
            <text:p>-4.37054339019805</text:p>
          </table:table-cell>
          <table:table-cell office:value-type="float" office:value="126" calcext:value-type="float">
            <text:p>126</text:p>
          </table:table-cell>
          <table:table-cell table:formula="of:=20*LOG([.H419]* 0.004798464491363)" office:value-type="float" office:value="-4.37054339019805" calcext:value-type="float">
            <text:p>-4.3705433901980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35986328125" calcext:value-type="float">
            <text:p>2498.4</text:p>
          </table:table-cell>
          <table:table-cell office:value-type="float" office:value="86" calcext:value-type="float">
            <text:p>86</text:p>
          </table:table-cell>
          <table:table-cell table:formula="of:=20*LOG([.B420]* 0.004798464491363)" office:value-type="float" office:value="-7.68798526767795" calcext:value-type="float">
            <text:p>-7.68798526767795</text:p>
          </table:table-cell>
          <table:table-cell office:value-type="float" office:value="85" calcext:value-type="float">
            <text:p>85</text:p>
          </table:table-cell>
          <table:table-cell table:formula="of:=20*LOG([.D420]* 0.004798464491363)" office:value-type="float" office:value="-7.78957577826346" calcext:value-type="float">
            <text:p>-7.78957577826346</text:p>
          </table:table-cell>
          <table:table-cell office:value-type="float" office:value="127" calcext:value-type="float">
            <text:p>127</text:p>
          </table:table-cell>
          <table:table-cell table:formula="of:=20*LOG([.F420]* 0.004798464491363)" office:value-type="float" office:value="-4.30187987343017" calcext:value-type="float">
            <text:p>-4.30187987343017</text:p>
          </table:table-cell>
          <table:table-cell office:value-type="float" office:value="127" calcext:value-type="float">
            <text:p>127</text:p>
          </table:table-cell>
          <table:table-cell table:formula="of:=20*LOG([.H420]* 0.004798464491363)" office:value-type="float" office:value="-4.30187987343017" calcext:value-type="float">
            <text:p>-4.3018798734301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3798828125" calcext:value-type="float">
            <text:p>2498.4</text:p>
          </table:table-cell>
          <table:table-cell office:value-type="float" office:value="87" calcext:value-type="float">
            <text:p>87</text:p>
          </table:table-cell>
          <table:table-cell table:formula="of:=20*LOG([.B421]* 0.004798464491363)" office:value-type="float" office:value="-7.58756924017694" calcext:value-type="float">
            <text:p>-7.58756924017694</text:p>
          </table:table-cell>
          <table:table-cell office:value-type="float" office:value="76" calcext:value-type="float">
            <text:p>76</text:p>
          </table:table-cell>
          <table:table-cell table:formula="of:=20*LOG([.D421]* 0.004798464491363)" office:value-type="float" office:value="-8.76168244693348" calcext:value-type="float">
            <text:p>-8.76168244693348</text:p>
          </table:table-cell>
          <table:table-cell office:value-type="float" office:value="128" calcext:value-type="float">
            <text:p>128</text:p>
          </table:table-cell>
          <table:table-cell table:formula="of:=20*LOG([.F421]* 0.004798464491363)" office:value-type="float" office:value="-4.23375489959194" calcext:value-type="float">
            <text:p>-4.23375489959194</text:p>
          </table:table-cell>
          <table:table-cell office:value-type="float" office:value="128" calcext:value-type="float">
            <text:p>128</text:p>
          </table:table-cell>
          <table:table-cell table:formula="of:=20*LOG([.H421]* 0.004798464491363)" office:value-type="float" office:value="-4.23375489959194" calcext:value-type="float">
            <text:p>-4.2337548995919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39990234375" calcext:value-type="float">
            <text:p>2498.4</text:p>
          </table:table-cell>
          <table:table-cell office:value-type="float" office:value="89" calcext:value-type="float">
            <text:p>89</text:p>
          </table:table-cell>
          <table:table-cell table:formula="of:=20*LOG([.B422]* 0.004798464491363)" office:value-type="float" office:value="-7.39015415965105" calcext:value-type="float">
            <text:p>-7.39015415965105</text:p>
          </table:table-cell>
          <table:table-cell office:value-type="float" office:value="81" calcext:value-type="float">
            <text:p>81</text:p>
          </table:table-cell>
          <table:table-cell table:formula="of:=20*LOG([.D422]* 0.004798464491363)" office:value-type="float" office:value="-8.20825391497631" calcext:value-type="float">
            <text:p>-8.20825391497631</text:p>
          </table:table-cell>
          <table:table-cell office:value-type="float" office:value="130" calcext:value-type="float">
            <text:p>130</text:p>
          </table:table-cell>
          <table:table-cell table:formula="of:=20*LOG([.F422]* 0.004798464491363)" office:value-type="float" office:value="-4.09908724641257" calcext:value-type="float">
            <text:p>-4.09908724641257</text:p>
          </table:table-cell>
          <table:table-cell office:value-type="float" office:value="130" calcext:value-type="float">
            <text:p>130</text:p>
          </table:table-cell>
          <table:table-cell table:formula="of:=20*LOG([.H422]* 0.004798464491363)" office:value-type="float" office:value="-4.09908724641257" calcext:value-type="float">
            <text:p>-4.0990872464125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419921875" calcext:value-type="float">
            <text:p>2498.4</text:p>
          </table:table-cell>
          <table:table-cell office:value-type="float" office:value="88" calcext:value-type="float">
            <text:p>88</text:p>
          </table:table-cell>
          <table:table-cell table:formula="of:=20*LOG([.B423]* 0.004798464491363)" office:value-type="float" office:value="-7.48830084954594" calcext:value-type="float">
            <text:p>-7.48830084954594</text:p>
          </table:table-cell>
          <table:table-cell office:value-type="float" office:value="81" calcext:value-type="float">
            <text:p>81</text:p>
          </table:table-cell>
          <table:table-cell table:formula="of:=20*LOG([.D423]* 0.004798464491363)" office:value-type="float" office:value="-8.20825391497631" calcext:value-type="float">
            <text:p>-8.20825391497631</text:p>
          </table:table-cell>
          <table:table-cell office:value-type="float" office:value="133" calcext:value-type="float">
            <text:p>133</text:p>
          </table:table-cell>
          <table:table-cell table:formula="of:=20*LOG([.F423]* 0.004798464491363)" office:value-type="float" office:value="-3.90092147320759" calcext:value-type="float">
            <text:p>-3.90092147320759</text:p>
          </table:table-cell>
          <table:table-cell office:value-type="float" office:value="133" calcext:value-type="float">
            <text:p>133</text:p>
          </table:table-cell>
          <table:table-cell table:formula="of:=20*LOG([.H423]* 0.004798464491363)" office:value-type="float" office:value="-3.90092147320759" calcext:value-type="float">
            <text:p>-3.9009214732075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43994140625" calcext:value-type="float">
            <text:p>2498.4</text:p>
          </table:table-cell>
          <table:table-cell office:value-type="float" office:value="86" calcext:value-type="float">
            <text:p>86</text:p>
          </table:table-cell>
          <table:table-cell table:formula="of:=20*LOG([.B424]* 0.004798464491363)" office:value-type="float" office:value="-7.68798526767795" calcext:value-type="float">
            <text:p>-7.68798526767795</text:p>
          </table:table-cell>
          <table:table-cell office:value-type="float" office:value="83" calcext:value-type="float">
            <text:p>83</text:p>
          </table:table-cell>
          <table:table-cell table:formula="of:=20*LOG([.D424]* 0.004798464491363)" office:value-type="float" office:value="-7.99639244502783" calcext:value-type="float">
            <text:p>-7.99639244502783</text:p>
          </table:table-cell>
          <table:table-cell office:value-type="float" office:value="131" calcext:value-type="float">
            <text:p>131</text:p>
          </table:table-cell>
          <table:table-cell table:formula="of:=20*LOG([.F424]* 0.004798464491363)" office:value-type="float" office:value="-4.03252837943402" calcext:value-type="float">
            <text:p>-4.03252837943402</text:p>
          </table:table-cell>
          <table:table-cell office:value-type="float" office:value="131" calcext:value-type="float">
            <text:p>131</text:p>
          </table:table-cell>
          <table:table-cell table:formula="of:=20*LOG([.H424]* 0.004798464491363)" office:value-type="float" office:value="-4.03252837943402" calcext:value-type="float">
            <text:p>-4.03252837943402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4599609375" calcext:value-type="float">
            <text:p>2498.5</text:p>
          </table:table-cell>
          <table:table-cell office:value-type="float" office:value="88" calcext:value-type="float">
            <text:p>88</text:p>
          </table:table-cell>
          <table:table-cell table:formula="of:=20*LOG([.B425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425]* 0.004798464491363)" office:value-type="float" office:value="-8.10167724487498" calcext:value-type="float">
            <text:p>-8.10167724487498</text:p>
          </table:table-cell>
          <table:table-cell office:value-type="float" office:value="125" calcext:value-type="float">
            <text:p>125</text:p>
          </table:table-cell>
          <table:table-cell table:formula="of:=20*LOG([.F425]* 0.004798464491363)" office:value-type="float" office:value="-4.43975403238818" calcext:value-type="float">
            <text:p>-4.43975403238818</text:p>
          </table:table-cell>
          <table:table-cell office:value-type="float" office:value="126" calcext:value-type="float">
            <text:p>126</text:p>
          </table:table-cell>
          <table:table-cell table:formula="of:=20*LOG([.H425]* 0.004798464491363)" office:value-type="float" office:value="-4.37054339019805" calcext:value-type="float">
            <text:p>-4.3705433901980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47998046875" calcext:value-type="float">
            <text:p>2498.5</text:p>
          </table:table-cell>
          <table:table-cell office:value-type="float" office:value="88" calcext:value-type="float">
            <text:p>88</text:p>
          </table:table-cell>
          <table:table-cell table:formula="of:=20*LOG([.B426]* 0.004798464491363)" office:value-type="float" office:value="-7.48830084954594" calcext:value-type="float">
            <text:p>-7.48830084954594</text:p>
          </table:table-cell>
          <table:table-cell office:value-type="float" office:value="77" calcext:value-type="float">
            <text:p>77</text:p>
          </table:table-cell>
          <table:table-cell table:formula="of:=20*LOG([.D426]* 0.004798464491363)" office:value-type="float" office:value="-8.64813978909967" calcext:value-type="float">
            <text:p>-8.64813978909967</text:p>
          </table:table-cell>
          <table:table-cell office:value-type="float" office:value="125" calcext:value-type="float">
            <text:p>125</text:p>
          </table:table-cell>
          <table:table-cell table:formula="of:=20*LOG([.F426]* 0.004798464491363)" office:value-type="float" office:value="-4.43975403238818" calcext:value-type="float">
            <text:p>-4.43975403238818</text:p>
          </table:table-cell>
          <table:table-cell office:value-type="float" office:value="125" calcext:value-type="float">
            <text:p>125</text:p>
          </table:table-cell>
          <table:table-cell table:formula="of:=20*LOG([.H426]* 0.004798464491363)" office:value-type="float" office:value="-4.43975403238818" calcext:value-type="float">
            <text:p>-4.4397540323881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5" calcext:value-type="float">
            <text:p>2498.5</text:p>
          </table:table-cell>
          <table:table-cell office:value-type="float" office:value="88" calcext:value-type="float">
            <text:p>88</text:p>
          </table:table-cell>
          <table:table-cell table:formula="of:=20*LOG([.B427]* 0.004798464491363)" office:value-type="float" office:value="-7.48830084954594" calcext:value-type="float">
            <text:p>-7.48830084954594</text:p>
          </table:table-cell>
          <table:table-cell office:value-type="float" office:value="84" calcext:value-type="float">
            <text:p>84</text:p>
          </table:table-cell>
          <table:table-cell table:formula="of:=20*LOG([.D427]* 0.004798464491363)" office:value-type="float" office:value="-7.89236857131168" calcext:value-type="float">
            <text:p>-7.89236857131168</text:p>
          </table:table-cell>
          <table:table-cell office:value-type="float" office:value="126" calcext:value-type="float">
            <text:p>126</text:p>
          </table:table-cell>
          <table:table-cell table:formula="of:=20*LOG([.F427]* 0.004798464491363)" office:value-type="float" office:value="-4.37054339019805" calcext:value-type="float">
            <text:p>-4.37054339019805</text:p>
          </table:table-cell>
          <table:table-cell office:value-type="float" office:value="126" calcext:value-type="float">
            <text:p>126</text:p>
          </table:table-cell>
          <table:table-cell table:formula="of:=20*LOG([.H427]* 0.004798464491363)" office:value-type="float" office:value="-4.37054339019805" calcext:value-type="float">
            <text:p>-4.3705433901980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52001953125" calcext:value-type="float">
            <text:p>2498.5</text:p>
          </table:table-cell>
          <table:table-cell office:value-type="float" office:value="87" calcext:value-type="float">
            <text:p>87</text:p>
          </table:table-cell>
          <table:table-cell table:formula="of:=20*LOG([.B428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428]* 0.004798464491363)" office:value-type="float" office:value="-8.20825391497631" calcext:value-type="float">
            <text:p>-8.20825391497631</text:p>
          </table:table-cell>
          <table:table-cell office:value-type="float" office:value="127" calcext:value-type="float">
            <text:p>127</text:p>
          </table:table-cell>
          <table:table-cell table:formula="of:=20*LOG([.F428]* 0.004798464491363)" office:value-type="float" office:value="-4.30187987343017" calcext:value-type="float">
            <text:p>-4.30187987343017</text:p>
          </table:table-cell>
          <table:table-cell office:value-type="float" office:value="127" calcext:value-type="float">
            <text:p>127</text:p>
          </table:table-cell>
          <table:table-cell table:formula="of:=20*LOG([.H428]* 0.004798464491363)" office:value-type="float" office:value="-4.30187987343017" calcext:value-type="float">
            <text:p>-4.3018798734301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5400390625" calcext:value-type="float">
            <text:p>2498.5</text:p>
          </table:table-cell>
          <table:table-cell office:value-type="float" office:value="88" calcext:value-type="float">
            <text:p>88</text:p>
          </table:table-cell>
          <table:table-cell table:formula="of:=20*LOG([.B429]* 0.004798464491363)" office:value-type="float" office:value="-7.48830084954594" calcext:value-type="float">
            <text:p>-7.48830084954594</text:p>
          </table:table-cell>
          <table:table-cell office:value-type="float" office:value="79" calcext:value-type="float">
            <text:p>79</text:p>
          </table:table-cell>
          <table:table-cell table:formula="of:=20*LOG([.D429]* 0.004798464491363)" office:value-type="float" office:value="-8.42541246674048" calcext:value-type="float">
            <text:p>-8.42541246674048</text:p>
          </table:table-cell>
          <table:table-cell office:value-type="float" office:value="128" calcext:value-type="float">
            <text:p>128</text:p>
          </table:table-cell>
          <table:table-cell table:formula="of:=20*LOG([.F429]* 0.004798464491363)" office:value-type="float" office:value="-4.23375489959194" calcext:value-type="float">
            <text:p>-4.23375489959194</text:p>
          </table:table-cell>
          <table:table-cell office:value-type="float" office:value="128" calcext:value-type="float">
            <text:p>128</text:p>
          </table:table-cell>
          <table:table-cell table:formula="of:=20*LOG([.H429]* 0.004798464491363)" office:value-type="float" office:value="-4.23375489959194" calcext:value-type="float">
            <text:p>-4.2337548995919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56005859375" calcext:value-type="float">
            <text:p>2498.6</text:p>
          </table:table-cell>
          <table:table-cell office:value-type="float" office:value="88" calcext:value-type="float">
            <text:p>88</text:p>
          </table:table-cell>
          <table:table-cell table:formula="of:=20*LOG([.B430]* 0.004798464491363)" office:value-type="float" office:value="-7.48830084954594" calcext:value-type="float">
            <text:p>-7.48830084954594</text:p>
          </table:table-cell>
          <table:table-cell office:value-type="float" office:value="80" calcext:value-type="float">
            <text:p>80</text:p>
          </table:table-cell>
          <table:table-cell table:formula="of:=20*LOG([.D430]* 0.004798464491363)" office:value-type="float" office:value="-8.31615455271044" calcext:value-type="float">
            <text:p>-8.31615455271044</text:p>
          </table:table-cell>
          <table:table-cell office:value-type="float" office:value="129" calcext:value-type="float">
            <text:p>129</text:p>
          </table:table-cell>
          <table:table-cell table:formula="of:=20*LOG([.F430]* 0.004798464491363)" office:value-type="float" office:value="-4.16616008656433" calcext:value-type="float">
            <text:p>-4.16616008656433</text:p>
          </table:table-cell>
          <table:table-cell office:value-type="float" office:value="129" calcext:value-type="float">
            <text:p>129</text:p>
          </table:table-cell>
          <table:table-cell table:formula="of:=20*LOG([.H430]* 0.004798464491363)" office:value-type="float" office:value="-4.16616008656433" calcext:value-type="float">
            <text:p>-4.16616008656433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580078125" calcext:value-type="float">
            <text:p>2498.6</text:p>
          </table:table-cell>
          <table:table-cell office:value-type="float" office:value="86" calcext:value-type="float">
            <text:p>86</text:p>
          </table:table-cell>
          <table:table-cell table:formula="of:=20*LOG([.B431]* 0.004798464491363)" office:value-type="float" office:value="-7.68798526767795" calcext:value-type="float">
            <text:p>-7.68798526767795</text:p>
          </table:table-cell>
          <table:table-cell office:value-type="float" office:value="84" calcext:value-type="float">
            <text:p>84</text:p>
          </table:table-cell>
          <table:table-cell table:formula="of:=20*LOG([.D431]* 0.004798464491363)" office:value-type="float" office:value="-7.89236857131168" calcext:value-type="float">
            <text:p>-7.89236857131168</text:p>
          </table:table-cell>
          <table:table-cell office:value-type="float" office:value="130" calcext:value-type="float">
            <text:p>130</text:p>
          </table:table-cell>
          <table:table-cell table:formula="of:=20*LOG([.F431]* 0.004798464491363)" office:value-type="float" office:value="-4.09908724641257" calcext:value-type="float">
            <text:p>-4.09908724641257</text:p>
          </table:table-cell>
          <table:table-cell office:value-type="float" office:value="131" calcext:value-type="float">
            <text:p>131</text:p>
          </table:table-cell>
          <table:table-cell table:formula="of:=20*LOG([.H431]* 0.004798464491363)" office:value-type="float" office:value="-4.03252837943402" calcext:value-type="float">
            <text:p>-4.03252837943402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60009765625" calcext:value-type="float">
            <text:p>2498.6</text:p>
          </table:table-cell>
          <table:table-cell office:value-type="float" office:value="88" calcext:value-type="float">
            <text:p>88</text:p>
          </table:table-cell>
          <table:table-cell table:formula="of:=20*LOG([.B432]* 0.004798464491363)" office:value-type="float" office:value="-7.48830084954594" calcext:value-type="float">
            <text:p>-7.48830084954594</text:p>
          </table:table-cell>
          <table:table-cell office:value-type="float" office:value="84" calcext:value-type="float">
            <text:p>84</text:p>
          </table:table-cell>
          <table:table-cell table:formula="of:=20*LOG([.D432]* 0.004798464491363)" office:value-type="float" office:value="-7.89236857131168" calcext:value-type="float">
            <text:p>-7.89236857131168</text:p>
          </table:table-cell>
          <table:table-cell office:value-type="float" office:value="132" calcext:value-type="float">
            <text:p>132</text:p>
          </table:table-cell>
          <table:table-cell table:formula="of:=20*LOG([.F432]* 0.004798464491363)" office:value-type="float" office:value="-3.96647566843231" calcext:value-type="float">
            <text:p>-3.96647566843231</text:p>
          </table:table-cell>
          <table:table-cell office:value-type="float" office:value="132" calcext:value-type="float">
            <text:p>132</text:p>
          </table:table-cell>
          <table:table-cell table:formula="of:=20*LOG([.H432]* 0.004798464491363)" office:value-type="float" office:value="-3.96647566843231" calcext:value-type="float">
            <text:p>-3.966475668432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6201171875" calcext:value-type="float">
            <text:p>2498.6</text:p>
          </table:table-cell>
          <table:table-cell office:value-type="float" office:value="86" calcext:value-type="float">
            <text:p>86</text:p>
          </table:table-cell>
          <table:table-cell table:formula="of:=20*LOG([.B433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433]* 0.004798464491363)" office:value-type="float" office:value="-8.20825391497631" calcext:value-type="float">
            <text:p>-8.20825391497631</text:p>
          </table:table-cell>
          <table:table-cell office:value-type="float" office:value="133" calcext:value-type="float">
            <text:p>133</text:p>
          </table:table-cell>
          <table:table-cell table:formula="of:=20*LOG([.F433]* 0.004798464491363)" office:value-type="float" office:value="-3.90092147320759" calcext:value-type="float">
            <text:p>-3.90092147320759</text:p>
          </table:table-cell>
          <table:table-cell office:value-type="float" office:value="133" calcext:value-type="float">
            <text:p>133</text:p>
          </table:table-cell>
          <table:table-cell table:formula="of:=20*LOG([.H433]* 0.004798464491363)" office:value-type="float" office:value="-3.90092147320759" calcext:value-type="float">
            <text:p>-3.9009214732075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64013671875" calcext:value-type="float">
            <text:p>2498.6</text:p>
          </table:table-cell>
          <table:table-cell office:value-type="float" office:value="88" calcext:value-type="float">
            <text:p>88</text:p>
          </table:table-cell>
          <table:table-cell table:formula="of:=20*LOG([.B434]* 0.004798464491363)" office:value-type="float" office:value="-7.48830084954594" calcext:value-type="float">
            <text:p>-7.48830084954594</text:p>
          </table:table-cell>
          <table:table-cell office:value-type="float" office:value="85" calcext:value-type="float">
            <text:p>85</text:p>
          </table:table-cell>
          <table:table-cell table:formula="of:=20*LOG([.D434]* 0.004798464491363)" office:value-type="float" office:value="-7.78957577826346" calcext:value-type="float">
            <text:p>-7.78957577826346</text:p>
          </table:table-cell>
          <table:table-cell office:value-type="float" office:value="134" calcext:value-type="float">
            <text:p>134</text:p>
          </table:table-cell>
          <table:table-cell table:formula="of:=20*LOG([.F434]* 0.004798464491363)" office:value-type="float" office:value="-3.83585832525316" calcext:value-type="float">
            <text:p>-3.83585832525316</text:p>
          </table:table-cell>
          <table:table-cell office:value-type="float" office:value="134" calcext:value-type="float">
            <text:p>134</text:p>
          </table:table-cell>
          <table:table-cell table:formula="of:=20*LOG([.H434]* 0.004798464491363)" office:value-type="float" office:value="-3.83585832525316" calcext:value-type="float">
            <text:p>-3.83585832525316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66015625" calcext:value-type="float">
            <text:p>2498.7</text:p>
          </table:table-cell>
          <table:table-cell office:value-type="float" office:value="86" calcext:value-type="float">
            <text:p>86</text:p>
          </table:table-cell>
          <table:table-cell table:formula="of:=20*LOG([.B435]* 0.004798464491363)" office:value-type="float" office:value="-7.68798526767795" calcext:value-type="float">
            <text:p>-7.68798526767795</text:p>
          </table:table-cell>
          <table:table-cell office:value-type="float" office:value="84" calcext:value-type="float">
            <text:p>84</text:p>
          </table:table-cell>
          <table:table-cell table:formula="of:=20*LOG([.D435]* 0.004798464491363)" office:value-type="float" office:value="-7.89236857131168" calcext:value-type="float">
            <text:p>-7.89236857131168</text:p>
          </table:table-cell>
          <table:table-cell office:value-type="float" office:value="135" calcext:value-type="float">
            <text:p>135</text:p>
          </table:table-cell>
          <table:table-cell table:formula="of:=20*LOG([.F435]* 0.004798464491363)" office:value-type="float" office:value="-3.77127892264919" calcext:value-type="float">
            <text:p>-3.77127892264919</text:p>
          </table:table-cell>
          <table:table-cell office:value-type="float" office:value="136" calcext:value-type="float">
            <text:p>136</text:p>
          </table:table-cell>
          <table:table-cell table:formula="of:=20*LOG([.H435]* 0.004798464491363)" office:value-type="float" office:value="-3.70717612514496" calcext:value-type="float">
            <text:p>-3.70717612514496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68017578125" calcext:value-type="float">
            <text:p>2498.7</text:p>
          </table:table-cell>
          <table:table-cell office:value-type="float" office:value="87" calcext:value-type="float">
            <text:p>87</text:p>
          </table:table-cell>
          <table:table-cell table:formula="of:=20*LOG([.B436]* 0.004798464491363)" office:value-type="float" office:value="-7.58756924017694" calcext:value-type="float">
            <text:p>-7.58756924017694</text:p>
          </table:table-cell>
          <table:table-cell office:value-type="float" office:value="83" calcext:value-type="float">
            <text:p>83</text:p>
          </table:table-cell>
          <table:table-cell table:formula="of:=20*LOG([.D436]* 0.004798464491363)" office:value-type="float" office:value="-7.99639244502783" calcext:value-type="float">
            <text:p>-7.99639244502783</text:p>
          </table:table-cell>
          <table:table-cell office:value-type="float" office:value="137" calcext:value-type="float">
            <text:p>137</text:p>
          </table:table-cell>
          <table:table-cell table:formula="of:=20*LOG([.F436]* 0.004798464491363)" office:value-type="float" office:value="-3.64354294942117" calcext:value-type="float">
            <text:p>-3.64354294942117</text:p>
          </table:table-cell>
          <table:table-cell office:value-type="float" office:value="137" calcext:value-type="float">
            <text:p>137</text:p>
          </table:table-cell>
          <table:table-cell table:formula="of:=20*LOG([.H436]* 0.004798464491363)" office:value-type="float" office:value="-3.64354294942117" calcext:value-type="float">
            <text:p>-3.6435429494211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001953125" calcext:value-type="float">
            <text:p>2498.7</text:p>
          </table:table-cell>
          <table:table-cell office:value-type="float" office:value="85" calcext:value-type="float">
            <text:p>85</text:p>
          </table:table-cell>
          <table:table-cell table:formula="of:=20*LOG([.B437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437]* 0.004798464491363)" office:value-type="float" office:value="-8.64813978909967" calcext:value-type="float">
            <text:p>-8.64813978909967</text:p>
          </table:table-cell>
          <table:table-cell office:value-type="float" office:value="137" calcext:value-type="float">
            <text:p>137</text:p>
          </table:table-cell>
          <table:table-cell table:formula="of:=20*LOG([.F437]* 0.004798464491363)" office:value-type="float" office:value="-3.64354294942117" calcext:value-type="float">
            <text:p>-3.64354294942117</text:p>
          </table:table-cell>
          <table:table-cell office:value-type="float" office:value="137" calcext:value-type="float">
            <text:p>137</text:p>
          </table:table-cell>
          <table:table-cell table:formula="of:=20*LOG([.H437]* 0.004798464491363)" office:value-type="float" office:value="-3.64354294942117" calcext:value-type="float">
            <text:p>-3.6435429494211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2021484375" calcext:value-type="float">
            <text:p>2498.7</text:p>
          </table:table-cell>
          <table:table-cell office:value-type="float" office:value="91" calcext:value-type="float">
            <text:p>91</text:p>
          </table:table-cell>
          <table:table-cell table:formula="of:=20*LOG([.B438]* 0.004798464491363)" office:value-type="float" office:value="-7.19712644612744" calcext:value-type="float">
            <text:p>-7.19712644612744</text:p>
          </table:table-cell>
          <table:table-cell office:value-type="float" office:value="81" calcext:value-type="float">
            <text:p>81</text:p>
          </table:table-cell>
          <table:table-cell table:formula="of:=20*LOG([.D438]* 0.004798464491363)" office:value-type="float" office:value="-8.20825391497631" calcext:value-type="float">
            <text:p>-8.20825391497631</text:p>
          </table:table-cell>
          <table:table-cell office:value-type="float" office:value="138" calcext:value-type="float">
            <text:p>138</text:p>
          </table:table-cell>
          <table:table-cell table:formula="of:=20*LOG([.F438]* 0.004798464491363)" office:value-type="float" office:value="-3.58037256452458" calcext:value-type="float">
            <text:p>-3.58037256452458</text:p>
          </table:table-cell>
          <table:table-cell office:value-type="float" office:value="138" calcext:value-type="float">
            <text:p>138</text:p>
          </table:table-cell>
          <table:table-cell table:formula="of:=20*LOG([.H438]* 0.004798464491363)" office:value-type="float" office:value="-3.58037256452458" calcext:value-type="float">
            <text:p>-3.5803725645245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40234375" calcext:value-type="float">
            <text:p>2498.7</text:p>
          </table:table-cell>
          <table:table-cell office:value-type="float" office:value="86" calcext:value-type="float">
            <text:p>86</text:p>
          </table:table-cell>
          <table:table-cell table:formula="of:=20*LOG([.B439]* 0.004798464491363)" office:value-type="float" office:value="-7.68798526767795" calcext:value-type="float">
            <text:p>-7.68798526767795</text:p>
          </table:table-cell>
          <table:table-cell office:value-type="float" office:value="82" calcext:value-type="float">
            <text:p>82</text:p>
          </table:table-cell>
          <table:table-cell table:formula="of:=20*LOG([.D439]* 0.004798464491363)" office:value-type="float" office:value="-8.10167724487498" calcext:value-type="float">
            <text:p>-8.10167724487498</text:p>
          </table:table-cell>
          <table:table-cell office:value-type="float" office:value="139" calcext:value-type="float">
            <text:p>139</text:p>
          </table:table-cell>
          <table:table-cell table:formula="of:=20*LOG([.F439]* 0.004798464491363)" office:value-type="float" office:value="-3.51765828746741" calcext:value-type="float">
            <text:p>-3.51765828746741</text:p>
          </table:table-cell>
          <table:table-cell office:value-type="float" office:value="139" calcext:value-type="float">
            <text:p>139</text:p>
          </table:table-cell>
          <table:table-cell table:formula="of:=20*LOG([.H439]* 0.004798464491363)" office:value-type="float" office:value="-3.51765828746741" calcext:value-type="float">
            <text:p>-3.5176582874674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59765625" calcext:value-type="float">
            <text:p>2498.8</text:p>
          </table:table-cell>
          <table:table-cell office:value-type="float" office:value="87" calcext:value-type="float">
            <text:p>87</text:p>
          </table:table-cell>
          <table:table-cell table:formula="of:=20*LOG([.B440]* 0.004798464491363)" office:value-type="float" office:value="-7.58756924017694" calcext:value-type="float">
            <text:p>-7.58756924017694</text:p>
          </table:table-cell>
          <table:table-cell office:value-type="float" office:value="83" calcext:value-type="float">
            <text:p>83</text:p>
          </table:table-cell>
          <table:table-cell table:formula="of:=20*LOG([.D440]* 0.004798464491363)" office:value-type="float" office:value="-7.99639244502783" calcext:value-type="float">
            <text:p>-7.99639244502783</text:p>
          </table:table-cell>
          <table:table-cell office:value-type="float" office:value="142" calcext:value-type="float">
            <text:p>142</text:p>
          </table:table-cell>
          <table:table-cell table:formula="of:=20*LOG([.F440]* 0.004798464491363)" office:value-type="float" office:value="-3.33218740488818" calcext:value-type="float">
            <text:p>-3.33218740488818</text:p>
          </table:table-cell>
          <table:table-cell office:value-type="float" office:value="142" calcext:value-type="float">
            <text:p>142</text:p>
          </table:table-cell>
          <table:table-cell table:formula="of:=20*LOG([.H440]* 0.004798464491363)" office:value-type="float" office:value="-3.33218740488818" calcext:value-type="float">
            <text:p>-3.3321874048881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7978515625" calcext:value-type="float">
            <text:p>2498.8</text:p>
          </table:table-cell>
          <table:table-cell office:value-type="float" office:value="87" calcext:value-type="float">
            <text:p>87</text:p>
          </table:table-cell>
          <table:table-cell table:formula="of:=20*LOG([.B441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441]* 0.004798464491363)" office:value-type="float" office:value="-8.20825391497631" calcext:value-type="float">
            <text:p>-8.20825391497631</text:p>
          </table:table-cell>
          <table:table-cell office:value-type="float" office:value="151" calcext:value-type="float">
            <text:p>151</text:p>
          </table:table-cell>
          <table:table-cell table:formula="of:=20*LOG([.F441]* 0.004798464491363)" office:value-type="float" office:value="-2.79841534668592" calcext:value-type="float">
            <text:p>-2.79841534668592</text:p>
          </table:table-cell>
          <table:table-cell office:value-type="float" office:value="151" calcext:value-type="float">
            <text:p>151</text:p>
          </table:table-cell>
          <table:table-cell table:formula="of:=20*LOG([.H441]* 0.004798464491363)" office:value-type="float" office:value="-2.79841534668592" calcext:value-type="float">
            <text:p>-2.79841534668592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7998046875" calcext:value-type="float">
            <text:p>2498.8</text:p>
          </table:table-cell>
          <table:table-cell office:value-type="float" office:value="86" calcext:value-type="float">
            <text:p>86</text:p>
          </table:table-cell>
          <table:table-cell table:formula="of:=20*LOG([.B44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442]* 0.004798464491363)" office:value-type="float" office:value="-8.31615455271044" calcext:value-type="float">
            <text:p>-8.31615455271044</text:p>
          </table:table-cell>
          <table:table-cell office:value-type="float" office:value="172" calcext:value-type="float">
            <text:p>172</text:p>
          </table:table-cell>
          <table:table-cell table:formula="of:=20*LOG([.F442]* 0.004798464491363)" office:value-type="float" office:value="-1.66738535439833" calcext:value-type="float">
            <text:p>-1.66738535439833</text:p>
          </table:table-cell>
          <table:table-cell office:value-type="float" office:value="172" calcext:value-type="float">
            <text:p>172</text:p>
          </table:table-cell>
          <table:table-cell table:formula="of:=20*LOG([.H442]* 0.004798464491363)" office:value-type="float" office:value="-1.66738535439833" calcext:value-type="float">
            <text:p>-1.66738535439833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81982421875" calcext:value-type="float">
            <text:p>2498.8</text:p>
          </table:table-cell>
          <table:table-cell office:value-type="float" office:value="83" calcext:value-type="float">
            <text:p>83</text:p>
          </table:table-cell>
          <table:table-cell table:formula="of:=20*LOG([.B443]* 0.004798464491363)" office:value-type="float" office:value="-7.99639244502783" calcext:value-type="float">
            <text:p>-7.99639244502783</text:p>
          </table:table-cell>
          <table:table-cell office:value-type="float" office:value="81" calcext:value-type="float">
            <text:p>81</text:p>
          </table:table-cell>
          <table:table-cell table:formula="of:=20*LOG([.D443]* 0.004798464491363)" office:value-type="float" office:value="-8.20825391497631" calcext:value-type="float">
            <text:p>-8.20825391497631</text:p>
          </table:table-cell>
          <table:table-cell office:value-type="float" office:value="186" calcext:value-type="float">
            <text:p>186</text:p>
          </table:table-cell>
          <table:table-cell table:formula="of:=20*LOG([.F443]* 0.004798464491363)" office:value-type="float" office:value="-0.987695408190983" calcext:value-type="float">
            <text:p>-0.987695408190983</text:p>
          </table:table-cell>
          <table:table-cell office:value-type="float" office:value="186" calcext:value-type="float">
            <text:p>186</text:p>
          </table:table-cell>
          <table:table-cell table:formula="of:=20*LOG([.H443]* 0.004798464491363)" office:value-type="float" office:value="-0.987695408190983" calcext:value-type="float">
            <text:p>-0.987695408190983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83984375" calcext:value-type="float">
            <text:p>2498.8</text:p>
          </table:table-cell>
          <table:table-cell office:value-type="float" office:value="84" calcext:value-type="float">
            <text:p>84</text:p>
          </table:table-cell>
          <table:table-cell table:formula="of:=20*LOG([.B444]* 0.004798464491363)" office:value-type="float" office:value="-7.89236857131168" calcext:value-type="float">
            <text:p>-7.89236857131168</text:p>
          </table:table-cell>
          <table:table-cell office:value-type="float" office:value="84" calcext:value-type="float">
            <text:p>84</text:p>
          </table:table-cell>
          <table:table-cell table:formula="of:=20*LOG([.D444]* 0.004798464491363)" office:value-type="float" office:value="-7.89236857131168" calcext:value-type="float">
            <text:p>-7.89236857131168</text:p>
          </table:table-cell>
          <table:table-cell office:value-type="float" office:value="191" calcext:value-type="float">
            <text:p>191</text:p>
          </table:table-cell>
          <table:table-cell table:formula="of:=20*LOG([.F444]* 0.004798464491363)" office:value-type="float" office:value="-0.757286947594758" calcext:value-type="float">
            <text:p>-0.757286947594758</text:p>
          </table:table-cell>
          <table:table-cell office:value-type="float" office:value="191" calcext:value-type="float">
            <text:p>191</text:p>
          </table:table-cell>
          <table:table-cell table:formula="of:=20*LOG([.H444]* 0.004798464491363)" office:value-type="float" office:value="-0.757286947594758" calcext:value-type="float">
            <text:p>-0.75728694759475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85986328125" calcext:value-type="float">
            <text:p>2498.9</text:p>
          </table:table-cell>
          <table:table-cell office:value-type="float" office:value="89" calcext:value-type="float">
            <text:p>89</text:p>
          </table:table-cell>
          <table:table-cell table:formula="of:=20*LOG([.B445]* 0.004798464491363)" office:value-type="float" office:value="-7.39015415965105" calcext:value-type="float">
            <text:p>-7.39015415965105</text:p>
          </table:table-cell>
          <table:table-cell office:value-type="float" office:value="82" calcext:value-type="float">
            <text:p>82</text:p>
          </table:table-cell>
          <table:table-cell table:formula="of:=20*LOG([.D445]* 0.004798464491363)" office:value-type="float" office:value="-8.10167724487498" calcext:value-type="float">
            <text:p>-8.10167724487498</text:p>
          </table:table-cell>
          <table:table-cell office:value-type="float" office:value="194" calcext:value-type="float">
            <text:p>194</text:p>
          </table:table-cell>
          <table:table-cell table:formula="of:=20*LOG([.F445]* 0.004798464491363)" office:value-type="float" office:value="-0.621919693944789" calcext:value-type="float">
            <text:p>-0.621919693944789</text:p>
          </table:table-cell>
          <table:table-cell office:value-type="float" office:value="194" calcext:value-type="float">
            <text:p>194</text:p>
          </table:table-cell>
          <table:table-cell table:formula="of:=20*LOG([.H445]* 0.004798464491363)" office:value-type="float" office:value="-0.621919693944789" calcext:value-type="float">
            <text:p>-0.62191969394478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8798828125" calcext:value-type="float">
            <text:p>2498.9</text:p>
          </table:table-cell>
          <table:table-cell office:value-type="float" office:value="89" calcext:value-type="float">
            <text:p>89</text:p>
          </table:table-cell>
          <table:table-cell table:formula="of:=20*LOG([.B446]* 0.004798464491363)" office:value-type="float" office:value="-7.39015415965105" calcext:value-type="float">
            <text:p>-7.39015415965105</text:p>
          </table:table-cell>
          <table:table-cell office:value-type="float" office:value="84" calcext:value-type="float">
            <text:p>84</text:p>
          </table:table-cell>
          <table:table-cell table:formula="of:=20*LOG([.D446]* 0.004798464491363)" office:value-type="float" office:value="-7.89236857131168" calcext:value-type="float">
            <text:p>-7.89236857131168</text:p>
          </table:table-cell>
          <table:table-cell office:value-type="float" office:value="197" calcext:value-type="float">
            <text:p>197</text:p>
          </table:table-cell>
          <table:table-cell table:formula="of:=20*LOG([.F446]* 0.004798464491363)" office:value-type="float" office:value="-0.488629769317451" calcext:value-type="float">
            <text:p>-0.488629769317451</text:p>
          </table:table-cell>
          <table:table-cell office:value-type="float" office:value="197" calcext:value-type="float">
            <text:p>197</text:p>
          </table:table-cell>
          <table:table-cell table:formula="of:=20*LOG([.H446]* 0.004798464491363)" office:value-type="float" office:value="-0.488629769317451" calcext:value-type="float">
            <text:p>-0.48862976931745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89990234375" calcext:value-type="float">
            <text:p>2498.9</text:p>
          </table:table-cell>
          <table:table-cell office:value-type="float" office:value="90" calcext:value-type="float">
            <text:p>90</text:p>
          </table:table-cell>
          <table:table-cell table:formula="of:=20*LOG([.B447]* 0.004798464491363)" office:value-type="float" office:value="-7.29310410376281" calcext:value-type="float">
            <text:p>-7.29310410376281</text:p>
          </table:table-cell>
          <table:table-cell office:value-type="float" office:value="84" calcext:value-type="float">
            <text:p>84</text:p>
          </table:table-cell>
          <table:table-cell table:formula="of:=20*LOG([.D447]* 0.004798464491363)" office:value-type="float" office:value="-7.89236857131168" calcext:value-type="float">
            <text:p>-7.89236857131168</text:p>
          </table:table-cell>
          <table:table-cell office:value-type="float" office:value="200" calcext:value-type="float">
            <text:p>200</text:p>
          </table:table-cell>
          <table:table-cell table:formula="of:=20*LOG([.F447]* 0.004798464491363)" office:value-type="float" office:value="-0.357354379269685" calcext:value-type="float">
            <text:p>-0.357354379269685</text:p>
          </table:table-cell>
          <table:table-cell office:value-type="float" office:value="200" calcext:value-type="float">
            <text:p>200</text:p>
          </table:table-cell>
          <table:table-cell table:formula="of:=20*LOG([.H447]* 0.004798464491363)" office:value-type="float" office:value="-0.357354379269685" calcext:value-type="float">
            <text:p>-0.35735437926968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919921875" calcext:value-type="float">
            <text:p>2498.9</text:p>
          </table:table-cell>
          <table:table-cell office:value-type="float" office:value="86" calcext:value-type="float">
            <text:p>86</text:p>
          </table:table-cell>
          <table:table-cell table:formula="of:=20*LOG([.B448]* 0.004798464491363)" office:value-type="float" office:value="-7.68798526767795" calcext:value-type="float">
            <text:p>-7.68798526767795</text:p>
          </table:table-cell>
          <table:table-cell office:value-type="float" office:value="75" calcext:value-type="float">
            <text:p>75</text:p>
          </table:table-cell>
          <table:table-cell table:formula="of:=20*LOG([.D448]* 0.004798464491363)" office:value-type="float" office:value="-8.87672902471531" calcext:value-type="float">
            <text:p>-8.87672902471531</text:p>
          </table:table-cell>
          <table:table-cell office:value-type="float" office:value="204" calcext:value-type="float">
            <text:p>204</text:p>
          </table:table-cell>
          <table:table-cell table:formula="of:=20*LOG([.F448]* 0.004798464491363)" office:value-type="float" office:value="-0.185350944031334" calcext:value-type="float">
            <text:p>-0.185350944031334</text:p>
          </table:table-cell>
          <table:table-cell office:value-type="float" office:value="204" calcext:value-type="float">
            <text:p>204</text:p>
          </table:table-cell>
          <table:table-cell table:formula="of:=20*LOG([.H448]* 0.004798464491363)" office:value-type="float" office:value="-0.185350944031334" calcext:value-type="float">
            <text:p>-0.18535094403133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93994140625" calcext:value-type="float">
            <text:p>2498.9</text:p>
          </table:table-cell>
          <table:table-cell office:value-type="float" office:value="91" calcext:value-type="float">
            <text:p>91</text:p>
          </table:table-cell>
          <table:table-cell table:formula="of:=20*LOG([.B449]* 0.004798464491363)" office:value-type="float" office:value="-7.19712644612744" calcext:value-type="float">
            <text:p>-7.19712644612744</text:p>
          </table:table-cell>
          <table:table-cell office:value-type="float" office:value="83" calcext:value-type="float">
            <text:p>83</text:p>
          </table:table-cell>
          <table:table-cell table:formula="of:=20*LOG([.D449]* 0.004798464491363)" office:value-type="float" office:value="-7.99639244502783" calcext:value-type="float">
            <text:p>-7.99639244502783</text:p>
          </table:table-cell>
          <table:table-cell office:value-type="float" office:value="209" calcext:value-type="float">
            <text:p>209</text:p>
          </table:table-cell>
          <table:table-cell table:formula="of:=20*LOG([.F449]* 0.004798464491363)" office:value-type="float" office:value="0.0249714296717713" calcext:value-type="float">
            <text:p>0.024971429671771</text:p>
          </table:table-cell>
          <table:table-cell office:value-type="float" office:value="209" calcext:value-type="float">
            <text:p>209</text:p>
          </table:table-cell>
          <table:table-cell table:formula="of:=20*LOG([.H449]* 0.004798464491363)" office:value-type="float" office:value="0.0249714296717713" calcext:value-type="float">
            <text:p>0.02497142967177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9599609375" calcext:value-type="float">
            <text:p>2499.0</text:p>
          </table:table-cell>
          <table:table-cell office:value-type="float" office:value="85" calcext:value-type="float">
            <text:p>85</text:p>
          </table:table-cell>
          <table:table-cell table:formula="of:=20*LOG([.B450]* 0.004798464491363)" office:value-type="float" office:value="-7.78957577826346" calcext:value-type="float">
            <text:p>-7.78957577826346</text:p>
          </table:table-cell>
          <table:table-cell office:value-type="float" office:value="87" calcext:value-type="float">
            <text:p>87</text:p>
          </table:table-cell>
          <table:table-cell table:formula="of:=20*LOG([.D450]* 0.004798464491363)" office:value-type="float" office:value="-7.58756924017694" calcext:value-type="float">
            <text:p>-7.58756924017694</text:p>
          </table:table-cell>
          <table:table-cell office:value-type="float" office:value="213" calcext:value-type="float">
            <text:p>213</text:p>
          </table:table-cell>
          <table:table-cell table:formula="of:=20*LOG([.F450]* 0.004798464491363)" office:value-type="float" office:value="0.189637776225446" calcext:value-type="float">
            <text:p>0.189637776225446</text:p>
          </table:table-cell>
          <table:table-cell office:value-type="float" office:value="214" calcext:value-type="float">
            <text:p>214</text:p>
          </table:table-cell>
          <table:table-cell table:formula="of:=20*LOG([.H450]* 0.004798464491363)" office:value-type="float" office:value="0.230321174434506" calcext:value-type="float">
            <text:p>0.230321174434506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8.97998046875" calcext:value-type="float">
            <text:p>2499.0</text:p>
          </table:table-cell>
          <table:table-cell office:value-type="float" office:value="83" calcext:value-type="float">
            <text:p>83</text:p>
          </table:table-cell>
          <table:table-cell table:formula="of:=20*LOG([.B451]* 0.004798464491363)" office:value-type="float" office:value="-7.99639244502783" calcext:value-type="float">
            <text:p>-7.99639244502783</text:p>
          </table:table-cell>
          <table:table-cell office:value-type="float" office:value="88" calcext:value-type="float">
            <text:p>88</text:p>
          </table:table-cell>
          <table:table-cell table:formula="of:=20*LOG([.D451]* 0.004798464491363)" office:value-type="float" office:value="-7.48830084954594" calcext:value-type="float">
            <text:p>-7.48830084954594</text:p>
          </table:table-cell>
          <table:table-cell office:value-type="float" office:value="219" calcext:value-type="float">
            <text:p>219</text:p>
          </table:table-cell>
          <table:table-cell table:formula="of:=20*LOG([.F451]* 0.004798464491363)" office:value-type="float" office:value="0.430928004253057" calcext:value-type="float">
            <text:p>0.430928004253057</text:p>
          </table:table-cell>
          <table:table-cell office:value-type="float" office:value="219" calcext:value-type="float">
            <text:p>219</text:p>
          </table:table-cell>
          <table:table-cell table:formula="of:=20*LOG([.H451]* 0.004798464491363)" office:value-type="float" office:value="0.430928004253057" calcext:value-type="float">
            <text:p>0.43092800425305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" calcext:value-type="float">
            <text:p>2499.0</text:p>
          </table:table-cell>
          <table:table-cell office:value-type="float" office:value="92" calcext:value-type="float">
            <text:p>92</text:p>
          </table:table-cell>
          <table:table-cell table:formula="of:=20*LOG([.B452]* 0.004798464491363)" office:value-type="float" office:value="-7.1021977456382" calcext:value-type="float">
            <text:p>-7.1021977456382</text:p>
          </table:table-cell>
          <table:table-cell office:value-type="float" office:value="83" calcext:value-type="float">
            <text:p>83</text:p>
          </table:table-cell>
          <table:table-cell table:formula="of:=20*LOG([.D452]* 0.004798464491363)" office:value-type="float" office:value="-7.99639244502783" calcext:value-type="float">
            <text:p>-7.99639244502783</text:p>
          </table:table-cell>
          <table:table-cell office:value-type="float" office:value="224" calcext:value-type="float">
            <text:p>224</text:p>
          </table:table-cell>
          <table:table-cell table:formula="of:=20*LOG([.F452]* 0.004798464491363)" office:value-type="float" office:value="0.627006074133946" calcext:value-type="float">
            <text:p>0.627006074133946</text:p>
          </table:table-cell>
          <table:table-cell office:value-type="float" office:value="225" calcext:value-type="float">
            <text:p>225</text:p>
          </table:table-cell>
          <table:table-cell table:formula="of:=20*LOG([.H452]* 0.004798464491363)" office:value-type="float" office:value="0.66569606967794" calcext:value-type="float">
            <text:p>0.6656960696779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02001953125" calcext:value-type="float">
            <text:p>2499.0</text:p>
          </table:table-cell>
          <table:table-cell office:value-type="float" office:value="88" calcext:value-type="float">
            <text:p>88</text:p>
          </table:table-cell>
          <table:table-cell table:formula="of:=20*LOG([.B453]* 0.004798464491363)" office:value-type="float" office:value="-7.48830084954594" calcext:value-type="float">
            <text:p>-7.48830084954594</text:p>
          </table:table-cell>
          <table:table-cell office:value-type="float" office:value="84" calcext:value-type="float">
            <text:p>84</text:p>
          </table:table-cell>
          <table:table-cell table:formula="of:=20*LOG([.D453]* 0.004798464491363)" office:value-type="float" office:value="-7.89236857131168" calcext:value-type="float">
            <text:p>-7.89236857131168</text:p>
          </table:table-cell>
          <table:table-cell office:value-type="float" office:value="230" calcext:value-type="float">
            <text:p>230</text:p>
          </table:table-cell>
          <table:table-cell table:formula="of:=20*LOG([.F453]* 0.004798464491363)" office:value-type="float" office:value="0.856602427802548" calcext:value-type="float">
            <text:p>0.856602427802548</text:p>
          </table:table-cell>
          <table:table-cell office:value-type="float" office:value="231" calcext:value-type="float">
            <text:p>231</text:p>
          </table:table-cell>
          <table:table-cell table:formula="of:=20*LOG([.H453]* 0.004798464491363)" office:value-type="float" office:value="0.894285305293577" calcext:value-type="float">
            <text:p>0.89428530529357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0400390625" calcext:value-type="float">
            <text:p>2499.0</text:p>
          </table:table-cell>
          <table:table-cell office:value-type="float" office:value="85" calcext:value-type="float">
            <text:p>85</text:p>
          </table:table-cell>
          <table:table-cell table:formula="of:=20*LOG([.B454]* 0.004798464491363)" office:value-type="float" office:value="-7.78957577826346" calcext:value-type="float">
            <text:p>-7.78957577826346</text:p>
          </table:table-cell>
          <table:table-cell office:value-type="float" office:value="83" calcext:value-type="float">
            <text:p>83</text:p>
          </table:table-cell>
          <table:table-cell table:formula="of:=20*LOG([.D454]* 0.004798464491363)" office:value-type="float" office:value="-7.99639244502783" calcext:value-type="float">
            <text:p>-7.99639244502783</text:p>
          </table:table-cell>
          <table:table-cell office:value-type="float" office:value="237" calcext:value-type="float">
            <text:p>237</text:p>
          </table:table-cell>
          <table:table-cell table:formula="of:=20*LOG([.F454]* 0.004798464491363)" office:value-type="float" office:value="1.11701262765277" calcext:value-type="float">
            <text:p>1.11701262765277</text:p>
          </table:table-cell>
          <table:table-cell office:value-type="float" office:value="237" calcext:value-type="float">
            <text:p>237</text:p>
          </table:table-cell>
          <table:table-cell table:formula="of:=20*LOG([.H454]* 0.004798464491363)" office:value-type="float" office:value="1.11701262765277" calcext:value-type="float">
            <text:p>1.1170126276527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06005859375" calcext:value-type="float">
            <text:p>2499.1</text:p>
          </table:table-cell>
          <table:table-cell office:value-type="float" office:value="82" calcext:value-type="float">
            <text:p>82</text:p>
          </table:table-cell>
          <table:table-cell table:formula="of:=20*LOG([.B455]* 0.004798464491363)" office:value-type="float" office:value="-8.10167724487498" calcext:value-type="float">
            <text:p>-8.10167724487498</text:p>
          </table:table-cell>
          <table:table-cell office:value-type="float" office:value="83" calcext:value-type="float">
            <text:p>83</text:p>
          </table:table-cell>
          <table:table-cell table:formula="of:=20*LOG([.D455]* 0.004798464491363)" office:value-type="float" office:value="-7.99639244502783" calcext:value-type="float">
            <text:p>-7.99639244502783</text:p>
          </table:table-cell>
          <table:table-cell office:value-type="float" office:value="244" calcext:value-type="float">
            <text:p>244</text:p>
          </table:table-cell>
          <table:table-cell table:formula="of:=20*LOG([.F455]* 0.004798464491363)" office:value-type="float" office:value="1.36984223422528" calcext:value-type="float">
            <text:p>1.36984223422528</text:p>
          </table:table-cell>
          <table:table-cell office:value-type="float" office:value="244" calcext:value-type="float">
            <text:p>244</text:p>
          </table:table-cell>
          <table:table-cell table:formula="of:=20*LOG([.H455]* 0.004798464491363)" office:value-type="float" office:value="1.36984223422528" calcext:value-type="float">
            <text:p>1.36984223422528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080078125" calcext:value-type="float">
            <text:p>2499.1</text:p>
          </table:table-cell>
          <table:table-cell office:value-type="float" office:value="80" calcext:value-type="float">
            <text:p>80</text:p>
          </table:table-cell>
          <table:table-cell table:formula="of:=20*LOG([.B456]* 0.004798464491363)" office:value-type="float" office:value="-8.31615455271044" calcext:value-type="float">
            <text:p>-8.31615455271044</text:p>
          </table:table-cell>
          <table:table-cell office:value-type="float" office:value="83" calcext:value-type="float">
            <text:p>83</text:p>
          </table:table-cell>
          <table:table-cell table:formula="of:=20*LOG([.D456]* 0.004798464491363)" office:value-type="float" office:value="-7.99639244502783" calcext:value-type="float">
            <text:p>-7.99639244502783</text:p>
          </table:table-cell>
          <table:table-cell office:value-type="float" office:value="251" calcext:value-type="float">
            <text:p>251</text:p>
          </table:table-cell>
          <table:table-cell table:formula="of:=20*LOG([.F456]* 0.004798464491363)" office:value-type="float" office:value="1.61552013707145" calcext:value-type="float">
            <text:p>1.61552013707145</text:p>
          </table:table-cell>
          <table:table-cell office:value-type="float" office:value="251" calcext:value-type="float">
            <text:p>251</text:p>
          </table:table-cell>
          <table:table-cell table:formula="of:=20*LOG([.H456]* 0.004798464491363)" office:value-type="float" office:value="1.61552013707145" calcext:value-type="float">
            <text:p>1.61552013707145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10009765625" calcext:value-type="float">
            <text:p>2499.1</text:p>
          </table:table-cell>
          <table:table-cell office:value-type="float" office:value="84" calcext:value-type="float">
            <text:p>84</text:p>
          </table:table-cell>
          <table:table-cell table:formula="of:=20*LOG([.B457]* 0.004798464491363)" office:value-type="float" office:value="-7.89236857131168" calcext:value-type="float">
            <text:p>-7.89236857131168</text:p>
          </table:table-cell>
          <table:table-cell office:value-type="float" office:value="87" calcext:value-type="float">
            <text:p>87</text:p>
          </table:table-cell>
          <table:table-cell table:formula="of:=20*LOG([.D457]* 0.004798464491363)" office:value-type="float" office:value="-7.58756924017694" calcext:value-type="float">
            <text:p>-7.58756924017694</text:p>
          </table:table-cell>
          <table:table-cell office:value-type="float" office:value="258" calcext:value-type="float">
            <text:p>258</text:p>
          </table:table-cell>
          <table:table-cell table:formula="of:=20*LOG([.F457]* 0.004798464491363)" office:value-type="float" office:value="1.85443982671529" calcext:value-type="float">
            <text:p>1.85443982671529</text:p>
          </table:table-cell>
          <table:table-cell office:value-type="float" office:value="258" calcext:value-type="float">
            <text:p>258</text:p>
          </table:table-cell>
          <table:table-cell table:formula="of:=20*LOG([.H457]* 0.004798464491363)" office:value-type="float" office:value="1.85443982671529" calcext:value-type="float">
            <text:p>1.8544398267152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1201171875" calcext:value-type="float">
            <text:p>2499.1</text:p>
          </table:table-cell>
          <table:table-cell office:value-type="float" office:value="88" calcext:value-type="float">
            <text:p>88</text:p>
          </table:table-cell>
          <table:table-cell table:formula="of:=20*LOG([.B458]* 0.004798464491363)" office:value-type="float" office:value="-7.48830084954594" calcext:value-type="float">
            <text:p>-7.48830084954594</text:p>
          </table:table-cell>
          <table:table-cell office:value-type="float" office:value="83" calcext:value-type="float">
            <text:p>83</text:p>
          </table:table-cell>
          <table:table-cell table:formula="of:=20*LOG([.D458]* 0.004798464491363)" office:value-type="float" office:value="-7.99639244502783" calcext:value-type="float">
            <text:p>-7.99639244502783</text:p>
          </table:table-cell>
          <table:table-cell office:value-type="float" office:value="264" calcext:value-type="float">
            <text:p>264</text:p>
          </table:table-cell>
          <table:table-cell table:formula="of:=20*LOG([.F458]* 0.004798464491363)" office:value-type="float" office:value="2.05412424484731" calcext:value-type="float">
            <text:p>2.05412424484731</text:p>
          </table:table-cell>
          <table:table-cell office:value-type="float" office:value="264" calcext:value-type="float">
            <text:p>264</text:p>
          </table:table-cell>
          <table:table-cell table:formula="of:=20*LOG([.H458]* 0.004798464491363)" office:value-type="float" office:value="2.05412424484731" calcext:value-type="float">
            <text:p>2.0541242448473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14013671875" calcext:value-type="float">
            <text:p>2499.1</text:p>
          </table:table-cell>
          <table:table-cell office:value-type="float" office:value="84" calcext:value-type="float">
            <text:p>84</text:p>
          </table:table-cell>
          <table:table-cell table:formula="of:=20*LOG([.B459]* 0.004798464491363)" office:value-type="float" office:value="-7.89236857131168" calcext:value-type="float">
            <text:p>-7.89236857131168</text:p>
          </table:table-cell>
          <table:table-cell office:value-type="float" office:value="88" calcext:value-type="float">
            <text:p>88</text:p>
          </table:table-cell>
          <table:table-cell table:formula="of:=20*LOG([.D459]* 0.004798464491363)" office:value-type="float" office:value="-7.48830084954594" calcext:value-type="float">
            <text:p>-7.48830084954594</text:p>
          </table:table-cell>
          <table:table-cell office:value-type="float" office:value="267" calcext:value-type="float">
            <text:p>267</text:p>
          </table:table-cell>
          <table:table-cell table:formula="of:=20*LOG([.F459]* 0.004798464491363)" office:value-type="float" office:value="2.1522709347422" calcext:value-type="float">
            <text:p>2.1522709347422</text:p>
          </table:table-cell>
          <table:table-cell office:value-type="float" office:value="268" calcext:value-type="float">
            <text:p>268</text:p>
          </table:table-cell>
          <table:table-cell table:formula="of:=20*LOG([.H459]* 0.004798464491363)" office:value-type="float" office:value="2.18474158802647" calcext:value-type="float">
            <text:p>2.18474158802647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16015625" calcext:value-type="float">
            <text:p>2499.2</text:p>
          </table:table-cell>
          <table:table-cell office:value-type="float" office:value="83" calcext:value-type="float">
            <text:p>83</text:p>
          </table:table-cell>
          <table:table-cell table:formula="of:=20*LOG([.B460]* 0.004798464491363)" office:value-type="float" office:value="-7.99639244502783" calcext:value-type="float">
            <text:p>-7.99639244502783</text:p>
          </table:table-cell>
          <table:table-cell office:value-type="float" office:value="86" calcext:value-type="float">
            <text:p>86</text:p>
          </table:table-cell>
          <table:table-cell table:formula="of:=20*LOG([.D460]* 0.004798464491363)" office:value-type="float" office:value="-7.68798526767795" calcext:value-type="float">
            <text:p>-7.68798526767795</text:p>
          </table:table-cell>
          <table:table-cell office:value-type="float" office:value="273" calcext:value-type="float">
            <text:p>273</text:p>
          </table:table-cell>
          <table:table-cell table:formula="of:=20*LOG([.F460]* 0.004798464491363)" office:value-type="float" office:value="2.34529864826581" calcext:value-type="float">
            <text:p>2.34529864826581</text:p>
          </table:table-cell>
          <table:table-cell office:value-type="float" office:value="273" calcext:value-type="float">
            <text:p>273</text:p>
          </table:table-cell>
          <table:table-cell table:formula="of:=20*LOG([.H460]* 0.004798464491363)" office:value-type="float" office:value="2.34529864826581" calcext:value-type="float">
            <text:p>2.345298648265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18017578125" calcext:value-type="float">
            <text:p>2499.2</text:p>
          </table:table-cell>
          <table:table-cell office:value-type="float" office:value="88" calcext:value-type="float">
            <text:p>88</text:p>
          </table:table-cell>
          <table:table-cell table:formula="of:=20*LOG([.B461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461]* 0.004798464491363)" office:value-type="float" office:value="-8.10167724487498" calcext:value-type="float">
            <text:p>-8.10167724487498</text:p>
          </table:table-cell>
          <table:table-cell office:value-type="float" office:value="281" calcext:value-type="float">
            <text:p>281</text:p>
          </table:table-cell>
          <table:table-cell table:formula="of:=20*LOG([.F461]* 0.004798464491363)" office:value-type="float" office:value="2.59617210555229" calcext:value-type="float">
            <text:p>2.59617210555229</text:p>
          </table:table-cell>
          <table:table-cell office:value-type="float" office:value="281" calcext:value-type="float">
            <text:p>281</text:p>
          </table:table-cell>
          <table:table-cell table:formula="of:=20*LOG([.H461]* 0.004798464491363)" office:value-type="float" office:value="2.59617210555229" calcext:value-type="float">
            <text:p>2.59617210555229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2001953125" calcext:value-type="float">
            <text:p>2499.2</text:p>
          </table:table-cell>
          <table:table-cell office:value-type="float" office:value="89" calcext:value-type="float">
            <text:p>89</text:p>
          </table:table-cell>
          <table:table-cell table:formula="of:=20*LOG([.B462]* 0.004798464491363)" office:value-type="float" office:value="-7.39015415965105" calcext:value-type="float">
            <text:p>-7.39015415965105</text:p>
          </table:table-cell>
          <table:table-cell office:value-type="float" office:value="80" calcext:value-type="float">
            <text:p>80</text:p>
          </table:table-cell>
          <table:table-cell table:formula="of:=20*LOG([.D462]* 0.004798464491363)" office:value-type="float" office:value="-8.31615455271044" calcext:value-type="float">
            <text:p>-8.31615455271044</text:p>
          </table:table-cell>
          <table:table-cell office:value-type="float" office:value="290" calcext:value-type="float">
            <text:p>290</text:p>
          </table:table-cell>
          <table:table-cell table:formula="of:=20*LOG([.F462]* 0.004798464491363)" office:value-type="float" office:value="2.87000566542981" calcext:value-type="float">
            <text:p>2.87000566542981</text:p>
          </table:table-cell>
          <table:table-cell office:value-type="float" office:value="290" calcext:value-type="float">
            <text:p>290</text:p>
          </table:table-cell>
          <table:table-cell table:formula="of:=20*LOG([.H462]* 0.004798464491363)" office:value-type="float" office:value="2.87000566542981" calcext:value-type="float">
            <text:p>2.87000566542981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22021484375" calcext:value-type="float">
            <text:p>2499.2</text:p>
          </table:table-cell>
          <table:table-cell office:value-type="float" office:value="85" calcext:value-type="float">
            <text:p>85</text:p>
          </table:table-cell>
          <table:table-cell table:formula="of:=20*LOG([.B46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463]* 0.004798464491363)" office:value-type="float" office:value="-8.31615455271044" calcext:value-type="float">
            <text:p>-8.31615455271044</text:p>
          </table:table-cell>
          <table:table-cell office:value-type="float" office:value="300" calcext:value-type="float">
            <text:p>300</text:p>
          </table:table-cell>
          <table:table-cell table:formula="of:=20*LOG([.F463]* 0.004798464491363)" office:value-type="float" office:value="3.16447080184394" calcext:value-type="float">
            <text:p>3.16447080184394</text:p>
          </table:table-cell>
          <table:table-cell office:value-type="float" office:value="300" calcext:value-type="float">
            <text:p>300</text:p>
          </table:table-cell>
          <table:table-cell table:formula="of:=20*LOG([.H463]* 0.004798464491363)" office:value-type="float" office:value="3.16447080184394" calcext:value-type="float">
            <text:p>3.1644708018439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240234375" calcext:value-type="float">
            <text:p>2499.2</text:p>
          </table:table-cell>
          <table:table-cell office:value-type="float" office:value="87" calcext:value-type="float">
            <text:p>87</text:p>
          </table:table-cell>
          <table:table-cell table:formula="of:=20*LOG([.B464]* 0.004798464491363)" office:value-type="float" office:value="-7.58756924017694" calcext:value-type="float">
            <text:p>-7.58756924017694</text:p>
          </table:table-cell>
          <table:table-cell office:value-type="float" office:value="83" calcext:value-type="float">
            <text:p>83</text:p>
          </table:table-cell>
          <table:table-cell table:formula="of:=20*LOG([.D464]* 0.004798464491363)" office:value-type="float" office:value="-7.99639244502783" calcext:value-type="float">
            <text:p>-7.99639244502783</text:p>
          </table:table-cell>
          <table:table-cell office:value-type="float" office:value="310" calcext:value-type="float">
            <text:p>310</text:p>
          </table:table-cell>
          <table:table-cell table:formula="of:=20*LOG([.F464]* 0.004798464491363)" office:value-type="float" office:value="3.44927958413614" calcext:value-type="float">
            <text:p>3.44927958413614</text:p>
          </table:table-cell>
          <table:table-cell office:value-type="float" office:value="310" calcext:value-type="float">
            <text:p>310</text:p>
          </table:table-cell>
          <table:table-cell table:formula="of:=20*LOG([.H464]* 0.004798464491363)" office:value-type="float" office:value="3.44927958413614" calcext:value-type="float">
            <text:p>3.44927958413614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259765625" calcext:value-type="float">
            <text:p>2499.3</text:p>
          </table:table-cell>
          <table:table-cell office:value-type="float" office:value="83" calcext:value-type="float">
            <text:p>83</text:p>
          </table:table-cell>
          <table:table-cell table:formula="of:=20*LOG([.B465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465]* 0.004798464491363)" office:value-type="float" office:value="-8.42541246674048" calcext:value-type="float">
            <text:p>-8.42541246674048</text:p>
          </table:table-cell>
          <table:table-cell office:value-type="float" office:value="321" calcext:value-type="float">
            <text:p>321</text:p>
          </table:table-cell>
          <table:table-cell table:formula="of:=20*LOG([.F465]* 0.004798464491363)" office:value-type="float" office:value="3.75214635554813" calcext:value-type="float">
            <text:p>3.75214635554813</text:p>
          </table:table-cell>
          <table:table-cell office:value-type="float" office:value="321" calcext:value-type="float">
            <text:p>321</text:p>
          </table:table-cell>
          <table:table-cell table:formula="of:=20*LOG([.H465]* 0.004798464491363)" office:value-type="float" office:value="3.75214635554813" calcext:value-type="float">
            <text:p>3.75214635554813</text:p>
          </table:table-cell>
          <table:table-cell table:number-columns-repeated="3"/>
          <table:table-cell table:style-name="ce6" table:number-columns-repeated="2"/>
        </table:table-row>
        <table:table-row table:style-name="ro2">
          <table:table-cell office:value-type="float" office:value="2499.27978515625" calcext:value-type="float">
            <text:p>2499.3</text:p>
          </table:table-cell>
          <table:table-cell office:value-type="float" office:value="81" calcext:value-type="float">
            <text:p>81</text:p>
          </table:table-cell>
          <table:table-cell table:formula="of:=20*LOG([.B466]* 0.004798464491363)" office:value-type="float" office:value="-8.20825391497631" calcext:value-type="float">
            <text:p>-8.20825391497631</text:p>
          </table:table-cell>
          <table:table-cell office:value-type="float" office:value="81" calcext:value-type="float">
            <text:p>81</text:p>
          </table:table-cell>
          <table:table-cell table:formula="of:=20*LOG([.D466]* 0.004798464491363)" office:value-type="float" office:value="-8.20825391497631" calcext:value-type="float">
            <text:p>-8.20825391497631</text:p>
          </table:table-cell>
          <table:table-cell office:value-type="float" office:value="332" calcext:value-type="float">
            <text:p>332</text:p>
          </table:table-cell>
          <table:table-cell table:formula="of:=20*LOG([.F466]* 0.004798464491363)" office:value-type="float" office:value="4.04480738153142" calcext:value-type="float">
            <text:p>4.04480738153142</text:p>
          </table:table-cell>
          <table:table-cell office:value-type="float" office:value="332" calcext:value-type="float">
            <text:p>332</text:p>
          </table:table-cell>
          <table:table-cell table:formula="of:=20*LOG([.H466]* 0.004798464491363)" office:value-type="float" office:value="4.04480738153142" calcext:value-type="float">
            <text:p>4.04480738153142</text:p>
          </table:table-cell>
          <table:table-cell table:number-columns-repeated="5"/>
        </table:table-row>
        <table:table-row table:style-name="ro2">
          <table:table-cell office:value-type="float" office:value="2499.2998046875" calcext:value-type="float">
            <text:p>2499.3</text:p>
          </table:table-cell>
          <table:table-cell office:value-type="float" office:value="90" calcext:value-type="float">
            <text:p>90</text:p>
          </table:table-cell>
          <table:table-cell table:formula="of:=20*LOG([.B467]* 0.004798464491363)" office:value-type="float" office:value="-7.29310410376281" calcext:value-type="float">
            <text:p>-7.29310410376281</text:p>
          </table:table-cell>
          <table:table-cell office:value-type="float" office:value="79" calcext:value-type="float">
            <text:p>79</text:p>
          </table:table-cell>
          <table:table-cell table:formula="of:=20*LOG([.D467]* 0.004798464491363)" office:value-type="float" office:value="-8.42541246674048" calcext:value-type="float">
            <text:p>-8.42541246674048</text:p>
          </table:table-cell>
          <table:table-cell office:value-type="float" office:value="343" calcext:value-type="float">
            <text:p>343</text:p>
          </table:table-cell>
          <table:table-cell table:formula="of:=20*LOG([.F467]* 0.004798464491363)" office:value-type="float" office:value="4.3279281083061" calcext:value-type="float">
            <text:p>4.3279281083061</text:p>
          </table:table-cell>
          <table:table-cell office:value-type="float" office:value="343" calcext:value-type="float">
            <text:p>343</text:p>
          </table:table-cell>
          <table:table-cell table:formula="of:=20*LOG([.H467]* 0.004798464491363)" office:value-type="float" office:value="4.3279281083061" calcext:value-type="float">
            <text:p>4.3279281083061</text:p>
          </table:table-cell>
          <table:table-cell table:number-columns-repeated="5"/>
        </table:table-row>
        <table:table-row table:style-name="ro2">
          <table:table-cell office:value-type="float" office:value="2499.31982421875" calcext:value-type="float">
            <text:p>2499.3</text:p>
          </table:table-cell>
          <table:table-cell office:value-type="float" office:value="87" calcext:value-type="float">
            <text:p>87</text:p>
          </table:table-cell>
          <table:table-cell table:formula="of:=20*LOG([.B468]* 0.004798464491363)" office:value-type="float" office:value="-7.58756924017694" calcext:value-type="float">
            <text:p>-7.58756924017694</text:p>
          </table:table-cell>
          <table:table-cell office:value-type="float" office:value="85" calcext:value-type="float">
            <text:p>85</text:p>
          </table:table-cell>
          <table:table-cell table:formula="of:=20*LOG([.D468]* 0.004798464491363)" office:value-type="float" office:value="-7.78957577826346" calcext:value-type="float">
            <text:p>-7.78957577826346</text:p>
          </table:table-cell>
          <table:table-cell office:value-type="float" office:value="355" calcext:value-type="float">
            <text:p>355</text:p>
          </table:table-cell>
          <table:table-cell table:formula="of:=20*LOG([.F468]* 0.004798464491363)" office:value-type="float" office:value="4.62661276855257" calcext:value-type="float">
            <text:p>4.62661276855257</text:p>
          </table:table-cell>
          <table:table-cell office:value-type="float" office:value="355" calcext:value-type="float">
            <text:p>355</text:p>
          </table:table-cell>
          <table:table-cell table:formula="of:=20*LOG([.H468]* 0.004798464491363)" office:value-type="float" office:value="4.62661276855257" calcext:value-type="float">
            <text:p>4.62661276855257</text:p>
          </table:table-cell>
          <table:table-cell table:number-columns-repeated="5"/>
        </table:table-row>
        <table:table-row table:style-name="ro2">
          <table:table-cell office:value-type="float" office:value="2499.33984375" calcext:value-type="float">
            <text:p>2499.3</text:p>
          </table:table-cell>
          <table:table-cell office:value-type="float" office:value="89" calcext:value-type="float">
            <text:p>89</text:p>
          </table:table-cell>
          <table:table-cell table:formula="of:=20*LOG([.B469]* 0.004798464491363)" office:value-type="float" office:value="-7.39015415965105" calcext:value-type="float">
            <text:p>-7.39015415965105</text:p>
          </table:table-cell>
          <table:table-cell office:value-type="float" office:value="85" calcext:value-type="float">
            <text:p>85</text:p>
          </table:table-cell>
          <table:table-cell table:formula="of:=20*LOG([.D469]* 0.004798464491363)" office:value-type="float" office:value="-7.78957577826346" calcext:value-type="float">
            <text:p>-7.78957577826346</text:p>
          </table:table-cell>
          <table:table-cell office:value-type="float" office:value="368" calcext:value-type="float">
            <text:p>368</text:p>
          </table:table-cell>
          <table:table-cell table:formula="of:=20*LOG([.F469]* 0.004798464491363)" office:value-type="float" office:value="4.93900208092104" calcext:value-type="float">
            <text:p>4.93900208092104</text:p>
          </table:table-cell>
          <table:table-cell office:value-type="float" office:value="368" calcext:value-type="float">
            <text:p>368</text:p>
          </table:table-cell>
          <table:table-cell table:formula="of:=20*LOG([.H469]* 0.004798464491363)" office:value-type="float" office:value="4.93900208092104" calcext:value-type="float">
            <text:p>4.93900208092104</text:p>
          </table:table-cell>
          <table:table-cell table:number-columns-repeated="5"/>
        </table:table-row>
        <table:table-row table:style-name="ro2">
          <table:table-cell office:value-type="float" office:value="2499.35986328125" calcext:value-type="float">
            <text:p>2499.4</text:p>
          </table:table-cell>
          <table:table-cell office:value-type="float" office:value="86" calcext:value-type="float">
            <text:p>86</text:p>
          </table:table-cell>
          <table:table-cell table:formula="of:=20*LOG([.B470]* 0.004798464491363)" office:value-type="float" office:value="-7.68798526767795" calcext:value-type="float">
            <text:p>-7.68798526767795</text:p>
          </table:table-cell>
          <table:table-cell office:value-type="float" office:value="83" calcext:value-type="float">
            <text:p>83</text:p>
          </table:table-cell>
          <table:table-cell table:formula="of:=20*LOG([.D470]* 0.004798464491363)" office:value-type="float" office:value="-7.99639244502783" calcext:value-type="float">
            <text:p>-7.99639244502783</text:p>
          </table:table-cell>
          <table:table-cell office:value-type="float" office:value="383" calcext:value-type="float">
            <text:p>383</text:p>
          </table:table-cell>
          <table:table-cell table:formula="of:=20*LOG([.F470]* 0.004798464491363)" office:value-type="float" office:value="5.28602118682315" calcext:value-type="float">
            <text:p>5.28602118682315</text:p>
          </table:table-cell>
          <table:table-cell office:value-type="float" office:value="383" calcext:value-type="float">
            <text:p>383</text:p>
          </table:table-cell>
          <table:table-cell table:formula="of:=20*LOG([.H470]* 0.004798464491363)" office:value-type="float" office:value="5.28602118682315" calcext:value-type="float">
            <text:p>5.28602118682315</text:p>
          </table:table-cell>
          <table:table-cell table:number-columns-repeated="5"/>
        </table:table-row>
        <table:table-row table:style-name="ro2">
          <table:table-cell office:value-type="float" office:value="2499.3798828125" calcext:value-type="float">
            <text:p>2499.4</text:p>
          </table:table-cell>
          <table:table-cell office:value-type="float" office:value="82" calcext:value-type="float">
            <text:p>82</text:p>
          </table:table-cell>
          <table:table-cell table:formula="of:=20*LOG([.B471]* 0.004798464491363)" office:value-type="float" office:value="-8.10167724487498" calcext:value-type="float">
            <text:p>-8.10167724487498</text:p>
          </table:table-cell>
          <table:table-cell office:value-type="float" office:value="85" calcext:value-type="float">
            <text:p>85</text:p>
          </table:table-cell>
          <table:table-cell table:formula="of:=20*LOG([.D471]* 0.004798464491363)" office:value-type="float" office:value="-7.78957577826346" calcext:value-type="float">
            <text:p>-7.78957577826346</text:p>
          </table:table-cell>
          <table:table-cell office:value-type="float" office:value="398" calcext:value-type="float">
            <text:p>398</text:p>
          </table:table-cell>
          <table:table-cell table:formula="of:=20*LOG([.F471]* 0.004798464491363)" office:value-type="float" office:value="5.61970714892445" calcext:value-type="float">
            <text:p>5.61970714892445</text:p>
          </table:table-cell>
          <table:table-cell office:value-type="float" office:value="399" calcext:value-type="float">
            <text:p>399</text:p>
          </table:table-cell>
          <table:table-cell table:formula="of:=20*LOG([.H471]* 0.004798464491363)" office:value-type="float" office:value="5.64150362118566" calcext:value-type="float">
            <text:p>5.64150362118566</text:p>
          </table:table-cell>
          <table:table-cell table:number-columns-repeated="5"/>
        </table:table-row>
        <table:table-row table:style-name="ro2">
          <table:table-cell office:value-type="float" office:value="2499.39990234375" calcext:value-type="float">
            <text:p>2499.4</text:p>
          </table:table-cell>
          <table:table-cell office:value-type="float" office:value="88" calcext:value-type="float">
            <text:p>88</text:p>
          </table:table-cell>
          <table:table-cell table:formula="of:=20*LOG([.B472]* 0.004798464491363)" office:value-type="float" office:value="-7.48830084954594" calcext:value-type="float">
            <text:p>-7.48830084954594</text:p>
          </table:table-cell>
          <table:table-cell office:value-type="float" office:value="83" calcext:value-type="float">
            <text:p>83</text:p>
          </table:table-cell>
          <table:table-cell table:formula="of:=20*LOG([.D472]* 0.004798464491363)" office:value-type="float" office:value="-7.99639244502783" calcext:value-type="float">
            <text:p>-7.99639244502783</text:p>
          </table:table-cell>
          <table:table-cell office:value-type="float" office:value="413" calcext:value-type="float">
            <text:p>413</text:p>
          </table:table-cell>
          <table:table-cell table:formula="of:=20*LOG([.F472]* 0.004798464491363)" office:value-type="float" office:value="5.94104674057871" calcext:value-type="float">
            <text:p>5.94104674057871</text:p>
          </table:table-cell>
          <table:table-cell office:value-type="float" office:value="414" calcext:value-type="float">
            <text:p>414</text:p>
          </table:table-cell>
          <table:table-cell table:formula="of:=20*LOG([.H472]* 0.004798464491363)" office:value-type="float" office:value="5.96205252986867" calcext:value-type="float">
            <text:p>5.96205252986867</text:p>
          </table:table-cell>
          <table:table-cell table:number-columns-repeated="5"/>
        </table:table-row>
        <table:table-row table:style-name="ro2">
          <table:table-cell office:value-type="float" office:value="2499.419921875" calcext:value-type="float">
            <text:p>2499.4</text:p>
          </table:table-cell>
          <table:table-cell office:value-type="float" office:value="87" calcext:value-type="float">
            <text:p>87</text:p>
          </table:table-cell>
          <table:table-cell table:formula="of:=20*LOG([.B473]* 0.004798464491363)" office:value-type="float" office:value="-7.58756924017694" calcext:value-type="float">
            <text:p>-7.58756924017694</text:p>
          </table:table-cell>
          <table:table-cell office:value-type="float" office:value="86" calcext:value-type="float">
            <text:p>86</text:p>
          </table:table-cell>
          <table:table-cell table:formula="of:=20*LOG([.D473]* 0.004798464491363)" office:value-type="float" office:value="-7.68798526767795" calcext:value-type="float">
            <text:p>-7.68798526767795</text:p>
          </table:table-cell>
          <table:table-cell office:value-type="float" office:value="428" calcext:value-type="float">
            <text:p>428</text:p>
          </table:table-cell>
          <table:table-cell table:formula="of:=20*LOG([.F473]* 0.004798464491363)" office:value-type="float" office:value="6.25092108771413" calcext:value-type="float">
            <text:p>6.25092108771413</text:p>
          </table:table-cell>
          <table:table-cell office:value-type="float" office:value="428" calcext:value-type="float">
            <text:p>428</text:p>
          </table:table-cell>
          <table:table-cell table:formula="of:=20*LOG([.H473]* 0.004798464491363)" office:value-type="float" office:value="6.25092108771413" calcext:value-type="float">
            <text:p>6.25092108771413</text:p>
          </table:table-cell>
          <table:table-cell table:number-columns-repeated="5"/>
        </table:table-row>
        <table:table-row table:style-name="ro2">
          <table:table-cell office:value-type="float" office:value="2499.43994140625" calcext:value-type="float">
            <text:p>2499.4</text:p>
          </table:table-cell>
          <table:table-cell office:value-type="float" office:value="88" calcext:value-type="float">
            <text:p>88</text:p>
          </table:table-cell>
          <table:table-cell table:formula="of:=20*LOG([.B474]* 0.004798464491363)" office:value-type="float" office:value="-7.48830084954594" calcext:value-type="float">
            <text:p>-7.48830084954594</text:p>
          </table:table-cell>
          <table:table-cell office:value-type="float" office:value="89" calcext:value-type="float">
            <text:p>89</text:p>
          </table:table-cell>
          <table:table-cell table:formula="of:=20*LOG([.D474]* 0.004798464491363)" office:value-type="float" office:value="-7.39015415965105" calcext:value-type="float">
            <text:p>-7.39015415965105</text:p>
          </table:table-cell>
          <table:table-cell office:value-type="float" office:value="441" calcext:value-type="float">
            <text:p>441</text:p>
          </table:table-cell>
          <table:table-cell table:formula="of:=20*LOG([.F474]* 0.004798464491363)" office:value-type="float" office:value="6.51081749680746" calcext:value-type="float">
            <text:p>6.51081749680746</text:p>
          </table:table-cell>
          <table:table-cell office:value-type="float" office:value="441" calcext:value-type="float">
            <text:p>441</text:p>
          </table:table-cell>
          <table:table-cell table:formula="of:=20*LOG([.H474]* 0.004798464491363)" office:value-type="float" office:value="6.51081749680746" calcext:value-type="float">
            <text:p>6.51081749680746</text:p>
          </table:table-cell>
          <table:table-cell table:number-columns-repeated="5"/>
        </table:table-row>
        <table:table-row table:style-name="ro2">
          <table:table-cell office:value-type="float" office:value="2499.4599609375" calcext:value-type="float">
            <text:p>2499.5</text:p>
          </table:table-cell>
          <table:table-cell office:value-type="float" office:value="88" calcext:value-type="float">
            <text:p>88</text:p>
          </table:table-cell>
          <table:table-cell table:formula="of:=20*LOG([.B475]* 0.004798464491363)" office:value-type="float" office:value="-7.48830084954594" calcext:value-type="float">
            <text:p>-7.48830084954594</text:p>
          </table:table-cell>
          <table:table-cell office:value-type="float" office:value="84" calcext:value-type="float">
            <text:p>84</text:p>
          </table:table-cell>
          <table:table-cell table:formula="of:=20*LOG([.D475]* 0.004798464491363)" office:value-type="float" office:value="-7.89236857131168" calcext:value-type="float">
            <text:p>-7.89236857131168</text:p>
          </table:table-cell>
          <table:table-cell office:value-type="float" office:value="454" calcext:value-type="float">
            <text:p>454</text:p>
          </table:table-cell>
          <table:table-cell table:formula="of:=20*LOG([.F475]* 0.004798464491363)" office:value-type="float" office:value="6.76316276459277" calcext:value-type="float">
            <text:p>6.76316276459277</text:p>
          </table:table-cell>
          <table:table-cell office:value-type="float" office:value="454" calcext:value-type="float">
            <text:p>454</text:p>
          </table:table-cell>
          <table:table-cell table:formula="of:=20*LOG([.H475]* 0.004798464491363)" office:value-type="float" office:value="6.76316276459277" calcext:value-type="float">
            <text:p>6.76316276459277</text:p>
          </table:table-cell>
          <table:table-cell table:number-columns-repeated="5"/>
        </table:table-row>
        <table:table-row table:style-name="ro2">
          <table:table-cell office:value-type="float" office:value="2499.47998046875" calcext:value-type="float">
            <text:p>2499.5</text:p>
          </table:table-cell>
          <table:table-cell office:value-type="float" office:value="87" calcext:value-type="float">
            <text:p>87</text:p>
          </table:table-cell>
          <table:table-cell table:formula="of:=20*LOG([.B476]* 0.004798464491363)" office:value-type="float" office:value="-7.58756924017694" calcext:value-type="float">
            <text:p>-7.58756924017694</text:p>
          </table:table-cell>
          <table:table-cell office:value-type="float" office:value="89" calcext:value-type="float">
            <text:p>89</text:p>
          </table:table-cell>
          <table:table-cell table:formula="of:=20*LOG([.D476]* 0.004798464491363)" office:value-type="float" office:value="-7.39015415965105" calcext:value-type="float">
            <text:p>-7.39015415965105</text:p>
          </table:table-cell>
          <table:table-cell office:value-type="float" office:value="465" calcext:value-type="float">
            <text:p>465</text:p>
          </table:table-cell>
          <table:table-cell table:formula="of:=20*LOG([.F476]* 0.004798464491363)" office:value-type="float" office:value="6.97110476524977" calcext:value-type="float">
            <text:p>6.97110476524977</text:p>
          </table:table-cell>
          <table:table-cell office:value-type="float" office:value="465" calcext:value-type="float">
            <text:p>465</text:p>
          </table:table-cell>
          <table:table-cell table:formula="of:=20*LOG([.H476]* 0.004798464491363)" office:value-type="float" office:value="6.97110476524977" calcext:value-type="float">
            <text:p>6.97110476524977</text:p>
          </table:table-cell>
          <table:table-cell table:number-columns-repeated="5"/>
        </table:table-row>
        <table:table-row table:style-name="ro2">
          <table:table-cell office:value-type="float" office:value="2499.5" calcext:value-type="float">
            <text:p>2499.5</text:p>
          </table:table-cell>
          <table:table-cell office:value-type="float" office:value="92" calcext:value-type="float">
            <text:p>92</text:p>
          </table:table-cell>
          <table:table-cell table:formula="of:=20*LOG([.B477]* 0.004798464491363)" office:value-type="float" office:value="-7.1021977456382" calcext:value-type="float">
            <text:p>-7.1021977456382</text:p>
          </table:table-cell>
          <table:table-cell office:value-type="float" office:value="86" calcext:value-type="float">
            <text:p>86</text:p>
          </table:table-cell>
          <table:table-cell table:formula="of:=20*LOG([.D477]* 0.004798464491363)" office:value-type="float" office:value="-7.68798526767795" calcext:value-type="float">
            <text:p>-7.68798526767795</text:p>
          </table:table-cell>
          <table:table-cell office:value-type="float" office:value="473" calcext:value-type="float">
            <text:p>473</text:p>
          </table:table-cell>
          <table:table-cell table:formula="of:=20*LOG([.F477]* 0.004798464491363)" office:value-type="float" office:value="7.11926852220692" calcext:value-type="float">
            <text:p>7.11926852220692</text:p>
          </table:table-cell>
          <table:table-cell office:value-type="float" office:value="473" calcext:value-type="float">
            <text:p>473</text:p>
          </table:table-cell>
          <table:table-cell table:formula="of:=20*LOG([.H477]* 0.004798464491363)" office:value-type="float" office:value="7.11926852220692" calcext:value-type="float">
            <text:p>7.11926852220692</text:p>
          </table:table-cell>
          <table:table-cell table:number-columns-repeated="5"/>
        </table:table-row>
        <table:table-row table:style-name="ro2">
          <table:table-cell office:value-type="float" office:value="2499.52001953125" calcext:value-type="float">
            <text:p>2499.5</text:p>
          </table:table-cell>
          <table:table-cell office:value-type="float" office:value="83" calcext:value-type="float">
            <text:p>83</text:p>
          </table:table-cell>
          <table:table-cell table:formula="of:=20*LOG([.B478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478]* 0.004798464491363)" office:value-type="float" office:value="-8.64813978909967" calcext:value-type="float">
            <text:p>-8.64813978909967</text:p>
          </table:table-cell>
          <table:table-cell office:value-type="float" office:value="479" calcext:value-type="float">
            <text:p>479</text:p>
          </table:table-cell>
          <table:table-cell table:formula="of:=20*LOG([.F478]* 0.004798464491363)" office:value-type="float" office:value="7.22875597574195" calcext:value-type="float">
            <text:p>7.22875597574195</text:p>
          </table:table-cell>
          <table:table-cell office:value-type="float" office:value="479" calcext:value-type="float">
            <text:p>479</text:p>
          </table:table-cell>
          <table:table-cell table:formula="of:=20*LOG([.H478]* 0.004798464491363)" office:value-type="float" office:value="7.22875597574195" calcext:value-type="float">
            <text:p>7.22875597574195</text:p>
          </table:table-cell>
          <table:table-cell table:number-columns-repeated="5"/>
        </table:table-row>
        <table:table-row table:style-name="ro2">
          <table:table-cell office:value-type="float" office:value="2499.5400390625" calcext:value-type="float">
            <text:p>2499.5</text:p>
          </table:table-cell>
          <table:table-cell office:value-type="float" office:value="91" calcext:value-type="float">
            <text:p>91</text:p>
          </table:table-cell>
          <table:table-cell table:formula="of:=20*LOG([.B479]* 0.004798464491363)" office:value-type="float" office:value="-7.19712644612744" calcext:value-type="float">
            <text:p>-7.19712644612744</text:p>
          </table:table-cell>
          <table:table-cell office:value-type="float" office:value="88" calcext:value-type="float">
            <text:p>88</text:p>
          </table:table-cell>
          <table:table-cell table:formula="of:=20*LOG([.D479]* 0.004798464491363)" office:value-type="float" office:value="-7.48830084954594" calcext:value-type="float">
            <text:p>-7.48830084954594</text:p>
          </table:table-cell>
          <table:table-cell office:value-type="float" office:value="483" calcext:value-type="float">
            <text:p>483</text:p>
          </table:table-cell>
          <table:table-cell table:formula="of:=20*LOG([.F479]* 0.004798464491363)" office:value-type="float" office:value="7.30098832248093" calcext:value-type="float">
            <text:p>7.30098832248093</text:p>
          </table:table-cell>
          <table:table-cell office:value-type="float" office:value="483" calcext:value-type="float">
            <text:p>483</text:p>
          </table:table-cell>
          <table:table-cell table:formula="of:=20*LOG([.H479]* 0.004798464491363)" office:value-type="float" office:value="7.30098832248093" calcext:value-type="float">
            <text:p>7.30098832248093</text:p>
          </table:table-cell>
          <table:table-cell table:number-columns-repeated="5"/>
        </table:table-row>
        <table:table-row table:style-name="ro2">
          <table:table-cell office:value-type="float" office:value="2499.56005859375" calcext:value-type="float">
            <text:p>2499.6</text:p>
          </table:table-cell>
          <table:table-cell office:value-type="float" office:value="85" calcext:value-type="float">
            <text:p>85</text:p>
          </table:table-cell>
          <table:table-cell table:formula="of:=20*LOG([.B480]* 0.004798464491363)" office:value-type="float" office:value="-7.78957577826346" calcext:value-type="float">
            <text:p>-7.78957577826346</text:p>
          </table:table-cell>
          <table:table-cell office:value-type="float" office:value="97" calcext:value-type="float">
            <text:p>97</text:p>
          </table:table-cell>
          <table:table-cell table:formula="of:=20*LOG([.D480]* 0.004798464491363)" office:value-type="float" office:value="-6.64251960722441" calcext:value-type="float">
            <text:p>-6.64251960722441</text:p>
          </table:table-cell>
          <table:table-cell office:value-type="float" office:value="485" calcext:value-type="float">
            <text:p>485</text:p>
          </table:table-cell>
          <table:table-cell table:formula="of:=20*LOG([.F480]* 0.004798464491363)" office:value-type="float" office:value="7.33688047949596" calcext:value-type="float">
            <text:p>7.33688047949596</text:p>
          </table:table-cell>
          <table:table-cell office:value-type="float" office:value="485" calcext:value-type="float">
            <text:p>485</text:p>
          </table:table-cell>
          <table:table-cell table:formula="of:=20*LOG([.H480]* 0.004798464491363)" office:value-type="float" office:value="7.33688047949596" calcext:value-type="float">
            <text:p>7.33688047949596</text:p>
          </table:table-cell>
          <table:table-cell table:number-columns-repeated="5"/>
        </table:table-row>
        <table:table-row table:style-name="ro2">
          <table:table-cell office:value-type="float" office:value="2499.580078125" calcext:value-type="float">
            <text:p>2499.6</text:p>
          </table:table-cell>
          <table:table-cell office:value-type="float" office:value="84" calcext:value-type="float">
            <text:p>84</text:p>
          </table:table-cell>
          <table:table-cell table:formula="of:=20*LOG([.B481]* 0.004798464491363)" office:value-type="float" office:value="-7.89236857131168" calcext:value-type="float">
            <text:p>-7.89236857131168</text:p>
          </table:table-cell>
          <table:table-cell office:value-type="float" office:value="85" calcext:value-type="float">
            <text:p>85</text:p>
          </table:table-cell>
          <table:table-cell table:formula="of:=20*LOG([.D481]* 0.004798464491363)" office:value-type="float" office:value="-7.78957577826346" calcext:value-type="float">
            <text:p>-7.78957577826346</text:p>
          </table:table-cell>
          <table:table-cell office:value-type="float" office:value="487" calcext:value-type="float">
            <text:p>487</text:p>
          </table:table-cell>
          <table:table-cell table:formula="of:=20*LOG([.F481]* 0.004798464491363)" office:value-type="float" office:value="7.37262493174338" calcext:value-type="float">
            <text:p>7.37262493174338</text:p>
          </table:table-cell>
          <table:table-cell office:value-type="float" office:value="487" calcext:value-type="float">
            <text:p>487</text:p>
          </table:table-cell>
          <table:table-cell table:formula="of:=20*LOG([.H481]* 0.004798464491363)" office:value-type="float" office:value="7.37262493174338" calcext:value-type="float">
            <text:p>7.37262493174338</text:p>
          </table:table-cell>
          <table:table-cell table:number-columns-repeated="5"/>
        </table:table-row>
        <table:table-row table:style-name="ro2">
          <table:table-cell office:value-type="float" office:value="2499.60009765625" calcext:value-type="float">
            <text:p>2499.6</text:p>
          </table:table-cell>
          <table:table-cell office:value-type="float" office:value="93" calcext:value-type="float">
            <text:p>93</text:p>
          </table:table-cell>
          <table:table-cell table:formula="of:=20*LOG([.B482]* 0.004798464491363)" office:value-type="float" office:value="-7.00829532147061" calcext:value-type="float">
            <text:p>-7.00829532147061</text:p>
          </table:table-cell>
          <table:table-cell office:value-type="float" office:value="87" calcext:value-type="float">
            <text:p>87</text:p>
          </table:table-cell>
          <table:table-cell table:formula="of:=20*LOG([.D482]* 0.004798464491363)" office:value-type="float" office:value="-7.58756924017694" calcext:value-type="float">
            <text:p>-7.58756924017694</text:p>
          </table:table-cell>
          <table:table-cell office:value-type="float" office:value="488" calcext:value-type="float">
            <text:p>488</text:p>
          </table:table-cell>
          <table:table-cell table:formula="of:=20*LOG([.F482]* 0.004798464491363)" office:value-type="float" office:value="7.3904421475049" calcext:value-type="float">
            <text:p>7.3904421475049</text:p>
          </table:table-cell>
          <table:table-cell office:value-type="float" office:value="488" calcext:value-type="float">
            <text:p>488</text:p>
          </table:table-cell>
          <table:table-cell table:formula="of:=20*LOG([.H482]* 0.004798464491363)" office:value-type="float" office:value="7.3904421475049" calcext:value-type="float">
            <text:p>7.3904421475049</text:p>
          </table:table-cell>
          <table:table-cell table:number-columns-repeated="5"/>
        </table:table-row>
        <table:table-row table:style-name="ro2">
          <table:table-cell office:value-type="float" office:value="2499.6201171875" calcext:value-type="float">
            <text:p>2499.6</text:p>
          </table:table-cell>
          <table:table-cell office:value-type="float" office:value="91" calcext:value-type="float">
            <text:p>91</text:p>
          </table:table-cell>
          <table:table-cell table:formula="of:=20*LOG([.B483]* 0.004798464491363)" office:value-type="float" office:value="-7.19712644612744" calcext:value-type="float">
            <text:p>-7.19712644612744</text:p>
          </table:table-cell>
          <table:table-cell office:value-type="float" office:value="90" calcext:value-type="float">
            <text:p>90</text:p>
          </table:table-cell>
          <table:table-cell table:formula="of:=20*LOG([.D483]* 0.004798464491363)" office:value-type="float" office:value="-7.29310410376281" calcext:value-type="float">
            <text:p>-7.29310410376281</text:p>
          </table:table-cell>
          <table:table-cell office:value-type="float" office:value="488" calcext:value-type="float">
            <text:p>488</text:p>
          </table:table-cell>
          <table:table-cell table:formula="of:=20*LOG([.F483]* 0.004798464491363)" office:value-type="float" office:value="7.3904421475049" calcext:value-type="float">
            <text:p>7.3904421475049</text:p>
          </table:table-cell>
          <table:table-cell office:value-type="float" office:value="488" calcext:value-type="float">
            <text:p>488</text:p>
          </table:table-cell>
          <table:table-cell table:formula="of:=20*LOG([.H483]* 0.004798464491363)" office:value-type="float" office:value="7.3904421475049" calcext:value-type="float">
            <text:p>7.3904421475049</text:p>
          </table:table-cell>
          <table:table-cell table:number-columns-repeated="5"/>
        </table:table-row>
        <table:table-row table:style-name="ro2">
          <table:table-cell office:value-type="float" office:value="2499.64013671875" calcext:value-type="float">
            <text:p>2499.6</text:p>
          </table:table-cell>
          <table:table-cell office:value-type="float" office:value="100" calcext:value-type="float">
            <text:p>100</text:p>
          </table:table-cell>
          <table:table-cell table:formula="of:=20*LOG([.B484]* 0.004798464491363)" office:value-type="float" office:value="-6.37795429254931" calcext:value-type="float">
            <text:p>-6.37795429254931</text:p>
          </table:table-cell>
          <table:table-cell office:value-type="float" office:value="93" calcext:value-type="float">
            <text:p>93</text:p>
          </table:table-cell>
          <table:table-cell table:formula="of:=20*LOG([.D484]* 0.004798464491363)" office:value-type="float" office:value="-7.00829532147061" calcext:value-type="float">
            <text:p>-7.00829532147061</text:p>
          </table:table-cell>
          <table:table-cell office:value-type="float" office:value="489" calcext:value-type="float">
            <text:p>489</text:p>
          </table:table-cell>
          <table:table-cell table:formula="of:=20*LOG([.F484]* 0.004798464491363)" office:value-type="float" office:value="7.4082228899231" calcext:value-type="float">
            <text:p>7.4082228899231</text:p>
          </table:table-cell>
          <table:table-cell office:value-type="float" office:value="489" calcext:value-type="float">
            <text:p>489</text:p>
          </table:table-cell>
          <table:table-cell table:formula="of:=20*LOG([.H484]* 0.004798464491363)" office:value-type="float" office:value="7.4082228899231" calcext:value-type="float">
            <text:p>7.4082228899231</text:p>
          </table:table-cell>
          <table:table-cell table:number-columns-repeated="5"/>
        </table:table-row>
        <table:table-row table:style-name="ro2">
          <table:table-cell office:value-type="float" office:value="2499.66015625" calcext:value-type="float">
            <text:p>2499.7</text:p>
          </table:table-cell>
          <table:table-cell office:value-type="float" office:value="111" calcext:value-type="float">
            <text:p>111</text:p>
          </table:table-cell>
          <table:table-cell table:formula="of:=20*LOG([.B485]* 0.004798464491363)" office:value-type="float" office:value="-5.47149471681616" calcext:value-type="float">
            <text:p>-5.47149471681616</text:p>
          </table:table-cell>
          <table:table-cell office:value-type="float" office:value="97" calcext:value-type="float">
            <text:p>97</text:p>
          </table:table-cell>
          <table:table-cell table:formula="of:=20*LOG([.D485]* 0.004798464491363)" office:value-type="float" office:value="-6.64251960722441" calcext:value-type="float">
            <text:p>-6.64251960722441</text:p>
          </table:table-cell>
          <table:table-cell office:value-type="float" office:value="489" calcext:value-type="float">
            <text:p>489</text:p>
          </table:table-cell>
          <table:table-cell table:formula="of:=20*LOG([.F485]* 0.004798464491363)" office:value-type="float" office:value="7.4082228899231" calcext:value-type="float">
            <text:p>7.4082228899231</text:p>
          </table:table-cell>
          <table:table-cell office:value-type="float" office:value="489" calcext:value-type="float">
            <text:p>489</text:p>
          </table:table-cell>
          <table:table-cell table:formula="of:=20*LOG([.H485]* 0.004798464491363)" office:value-type="float" office:value="7.4082228899231" calcext:value-type="float">
            <text:p>7.4082228899231</text:p>
          </table:table-cell>
          <table:table-cell table:number-columns-repeated="5"/>
        </table:table-row>
        <table:table-row table:style-name="ro2">
          <table:table-cell office:value-type="float" office:value="2499.68017578125" calcext:value-type="float">
            <text:p>2499.7</text:p>
          </table:table-cell>
          <table:table-cell office:value-type="float" office:value="102" calcext:value-type="float">
            <text:p>102</text:p>
          </table:table-cell>
          <table:table-cell table:formula="of:=20*LOG([.B486]* 0.004798464491363)" office:value-type="float" office:value="-6.20595085731096" calcext:value-type="float">
            <text:p>-6.20595085731096</text:p>
          </table:table-cell>
          <table:table-cell office:value-type="float" office:value="106" calcext:value-type="float">
            <text:p>106</text:p>
          </table:table-cell>
          <table:table-cell table:formula="of:=20*LOG([.D486]* 0.004798464491363)" office:value-type="float" office:value="-5.8718369872539" calcext:value-type="float">
            <text:p>-5.8718369872539</text:p>
          </table:table-cell>
          <table:table-cell office:value-type="float" office:value="489" calcext:value-type="float">
            <text:p>489</text:p>
          </table:table-cell>
          <table:table-cell table:formula="of:=20*LOG([.F486]* 0.004798464491363)" office:value-type="float" office:value="7.4082228899231" calcext:value-type="float">
            <text:p>7.4082228899231</text:p>
          </table:table-cell>
          <table:table-cell office:value-type="float" office:value="489" calcext:value-type="float">
            <text:p>489</text:p>
          </table:table-cell>
          <table:table-cell table:formula="of:=20*LOG([.H486]* 0.004798464491363)" office:value-type="float" office:value="7.4082228899231" calcext:value-type="float">
            <text:p>7.4082228899231</text:p>
          </table:table-cell>
          <table:table-cell table:number-columns-repeated="5"/>
        </table:table-row>
        <table:table-row table:style-name="ro2">
          <table:table-cell office:value-type="float" office:value="2499.7001953125" calcext:value-type="float">
            <text:p>2499.7</text:p>
          </table:table-cell>
          <table:table-cell office:value-type="float" office:value="120" calcext:value-type="float">
            <text:p>120</text:p>
          </table:table-cell>
          <table:table-cell table:formula="of:=20*LOG([.B487]* 0.004798464491363)" office:value-type="float" office:value="-4.79432937159681" calcext:value-type="float">
            <text:p>-4.79432937159681</text:p>
          </table:table-cell>
          <table:table-cell office:value-type="float" office:value="114" calcext:value-type="float">
            <text:p>114</text:p>
          </table:table-cell>
          <table:table-cell table:formula="of:=20*LOG([.D487]* 0.004798464491363)" office:value-type="float" office:value="-5.23985726581986" calcext:value-type="float">
            <text:p>-5.23985726581986</text:p>
          </table:table-cell>
          <table:table-cell office:value-type="float" office:value="490" calcext:value-type="float">
            <text:p>490</text:p>
          </table:table-cell>
          <table:table-cell table:formula="of:=20*LOG([.F487]* 0.004798464491363)" office:value-type="float" office:value="7.42596730802096" calcext:value-type="float">
            <text:p>7.42596730802096</text:p>
          </table:table-cell>
          <table:table-cell office:value-type="float" office:value="490" calcext:value-type="float">
            <text:p>490</text:p>
          </table:table-cell>
          <table:table-cell table:formula="of:=20*LOG([.H487]* 0.004798464491363)" office:value-type="float" office:value="7.42596730802096" calcext:value-type="float">
            <text:p>7.42596730802096</text:p>
          </table:table-cell>
          <table:table-cell table:number-columns-repeated="5"/>
        </table:table-row>
        <table:table-row table:style-name="ro2">
          <table:table-cell office:value-type="float" office:value="2499.72021484375" calcext:value-type="float">
            <text:p>2499.7</text:p>
          </table:table-cell>
          <table:table-cell office:value-type="float" office:value="116" calcext:value-type="float">
            <text:p>116</text:p>
          </table:table-cell>
          <table:table-cell table:formula="of:=20*LOG([.B488]* 0.004798464491363)" office:value-type="float" office:value="-5.08879450801094" calcext:value-type="float">
            <text:p>-5.08879450801094</text:p>
          </table:table-cell>
          <table:table-cell office:value-type="float" office:value="116" calcext:value-type="float">
            <text:p>116</text:p>
          </table:table-cell>
          <table:table-cell table:formula="of:=20*LOG([.D488]* 0.004798464491363)" office:value-type="float" office:value="-5.08879450801094" calcext:value-type="float">
            <text:p>-5.08879450801094</text:p>
          </table:table-cell>
          <table:table-cell office:value-type="float" office:value="490" calcext:value-type="float">
            <text:p>490</text:p>
          </table:table-cell>
          <table:table-cell table:formula="of:=20*LOG([.F488]* 0.004798464491363)" office:value-type="float" office:value="7.42596730802096" calcext:value-type="float">
            <text:p>7.42596730802096</text:p>
          </table:table-cell>
          <table:table-cell office:value-type="float" office:value="490" calcext:value-type="float">
            <text:p>490</text:p>
          </table:table-cell>
          <table:table-cell table:formula="of:=20*LOG([.H488]* 0.004798464491363)" office:value-type="float" office:value="7.42596730802096" calcext:value-type="float">
            <text:p>7.42596730802096</text:p>
          </table:table-cell>
          <table:table-cell table:number-columns-repeated="5"/>
        </table:table-row>
        <table:table-row table:style-name="ro2">
          <table:table-cell office:value-type="float" office:value="2499.740234375" calcext:value-type="float">
            <text:p>2499.7</text:p>
          </table:table-cell>
          <table:table-cell office:value-type="float" office:value="120" calcext:value-type="float">
            <text:p>120</text:p>
          </table:table-cell>
          <table:table-cell table:formula="of:=20*LOG([.B489]* 0.004798464491363)" office:value-type="float" office:value="-4.79432937159681" calcext:value-type="float">
            <text:p>-4.79432937159681</text:p>
          </table:table-cell>
          <table:table-cell office:value-type="float" office:value="126" calcext:value-type="float">
            <text:p>126</text:p>
          </table:table-cell>
          <table:table-cell table:formula="of:=20*LOG([.D489]* 0.004798464491363)" office:value-type="float" office:value="-4.37054339019805" calcext:value-type="float">
            <text:p>-4.37054339019805</text:p>
          </table:table-cell>
          <table:table-cell office:value-type="float" office:value="491" calcext:value-type="float">
            <text:p>491</text:p>
          </table:table-cell>
          <table:table-cell table:formula="of:=20*LOG([.F489]* 0.004798464491363)" office:value-type="float" office:value="7.44367554991006" calcext:value-type="float">
            <text:p>7.44367554991006</text:p>
          </table:table-cell>
          <table:table-cell office:value-type="float" office:value="491" calcext:value-type="float">
            <text:p>491</text:p>
          </table:table-cell>
          <table:table-cell table:formula="of:=20*LOG([.H489]* 0.004798464491363)" office:value-type="float" office:value="7.44367554991006" calcext:value-type="float">
            <text:p>7.44367554991006</text:p>
          </table:table-cell>
          <table:table-cell table:number-columns-repeated="5"/>
        </table:table-row>
        <table:table-row table:style-name="ro2">
          <table:table-cell office:value-type="float" office:value="2499.759765625" calcext:value-type="float">
            <text:p>2499.8</text:p>
          </table:table-cell>
          <table:table-cell office:value-type="float" office:value="132" calcext:value-type="float">
            <text:p>132</text:p>
          </table:table-cell>
          <table:table-cell table:formula="of:=20*LOG([.B490]* 0.004798464491363)" office:value-type="float" office:value="-3.96647566843231" calcext:value-type="float">
            <text:p>-3.96647566843231</text:p>
          </table:table-cell>
          <table:table-cell office:value-type="float" office:value="134" calcext:value-type="float">
            <text:p>134</text:p>
          </table:table-cell>
          <table:table-cell table:formula="of:=20*LOG([.D490]* 0.004798464491363)" office:value-type="float" office:value="-3.83585832525316" calcext:value-type="float">
            <text:p>-3.83585832525316</text:p>
          </table:table-cell>
          <table:table-cell office:value-type="float" office:value="491" calcext:value-type="float">
            <text:p>491</text:p>
          </table:table-cell>
          <table:table-cell table:formula="of:=20*LOG([.F490]* 0.004798464491363)" office:value-type="float" office:value="7.44367554991006" calcext:value-type="float">
            <text:p>7.44367554991006</text:p>
          </table:table-cell>
          <table:table-cell office:value-type="float" office:value="491" calcext:value-type="float">
            <text:p>491</text:p>
          </table:table-cell>
          <table:table-cell table:formula="of:=20*LOG([.H490]* 0.004798464491363)" office:value-type="float" office:value="7.44367554991006" calcext:value-type="float">
            <text:p>7.44367554991006</text:p>
          </table:table-cell>
          <table:table-cell table:number-columns-repeated="5"/>
        </table:table-row>
        <table:table-row table:style-name="ro2">
          <table:table-cell office:value-type="float" office:value="2499.77978515625" calcext:value-type="float">
            <text:p>2499.8</text:p>
          </table:table-cell>
          <table:table-cell office:value-type="float" office:value="134" calcext:value-type="float">
            <text:p>134</text:p>
          </table:table-cell>
          <table:table-cell table:formula="of:=20*LOG([.B491]* 0.004798464491363)" office:value-type="float" office:value="-3.83585832525316" calcext:value-type="float">
            <text:p>-3.83585832525316</text:p>
          </table:table-cell>
          <table:table-cell office:value-type="float" office:value="148" calcext:value-type="float">
            <text:p>148</text:p>
          </table:table-cell>
          <table:table-cell table:formula="of:=20*LOG([.D491]* 0.004798464491363)" office:value-type="float" office:value="-2.97271998465016" calcext:value-type="float">
            <text:p>-2.97271998465016</text:p>
          </table:table-cell>
          <table:table-cell office:value-type="float" office:value="491" calcext:value-type="float">
            <text:p>491</text:p>
          </table:table-cell>
          <table:table-cell table:formula="of:=20*LOG([.F491]* 0.004798464491363)" office:value-type="float" office:value="7.44367554991006" calcext:value-type="float">
            <text:p>7.44367554991006</text:p>
          </table:table-cell>
          <table:table-cell office:value-type="float" office:value="491" calcext:value-type="float">
            <text:p>491</text:p>
          </table:table-cell>
          <table:table-cell table:formula="of:=20*LOG([.H491]* 0.004798464491363)" office:value-type="float" office:value="7.44367554991006" calcext:value-type="float">
            <text:p>7.44367554991006</text:p>
          </table:table-cell>
          <table:table-cell table:number-columns-repeated="5"/>
        </table:table-row>
        <table:table-row table:style-name="ro2">
          <table:table-cell office:value-type="float" office:value="2499.7998046875" calcext:value-type="float">
            <text:p>2499.8</text:p>
          </table:table-cell>
          <table:table-cell office:value-type="float" office:value="149" calcext:value-type="float">
            <text:p>149</text:p>
          </table:table-cell>
          <table:table-cell table:formula="of:=20*LOG([.B492]* 0.004798464491363)" office:value-type="float" office:value="-2.91422892430383" calcext:value-type="float">
            <text:p>-2.91422892430383</text:p>
          </table:table-cell>
          <table:table-cell office:value-type="float" office:value="169" calcext:value-type="float">
            <text:p>169</text:p>
          </table:table-cell>
          <table:table-cell table:formula="of:=20*LOG([.D492]* 0.004798464491363)" office:value-type="float" office:value="-1.82022020027584" calcext:value-type="float">
            <text:p>-1.82022020027584</text:p>
          </table:table-cell>
          <table:table-cell office:value-type="float" office:value="490" calcext:value-type="float">
            <text:p>490</text:p>
          </table:table-cell>
          <table:table-cell table:formula="of:=20*LOG([.F492]* 0.004798464491363)" office:value-type="float" office:value="7.42596730802096" calcext:value-type="float">
            <text:p>7.42596730802096</text:p>
          </table:table-cell>
          <table:table-cell office:value-type="float" office:value="490" calcext:value-type="float">
            <text:p>490</text:p>
          </table:table-cell>
          <table:table-cell table:formula="of:=20*LOG([.H492]* 0.004798464491363)" office:value-type="float" office:value="7.42596730802096" calcext:value-type="float">
            <text:p>7.42596730802096</text:p>
          </table:table-cell>
          <table:table-cell table:number-columns-repeated="5"/>
        </table:table-row>
        <table:table-row table:style-name="ro2">
          <table:table-cell office:value-type="float" office:value="2499.81982421875" calcext:value-type="float">
            <text:p>2499.8</text:p>
          </table:table-cell>
          <table:table-cell office:value-type="float" office:value="180" calcext:value-type="float">
            <text:p>180</text:p>
          </table:table-cell>
          <table:table-cell table:formula="of:=20*LOG([.B493]* 0.004798464491363)" office:value-type="float" office:value="-1.27250419048319" calcext:value-type="float">
            <text:p>-1.27250419048319</text:p>
          </table:table-cell>
          <table:table-cell office:value-type="float" office:value="178" calcext:value-type="float">
            <text:p>178</text:p>
          </table:table-cell>
          <table:table-cell table:formula="of:=20*LOG([.D493]* 0.004798464491363)" office:value-type="float" office:value="-1.36955424637143" calcext:value-type="float">
            <text:p>-1.36955424637143</text:p>
          </table:table-cell>
          <table:table-cell office:value-type="float" office:value="489" calcext:value-type="float">
            <text:p>489</text:p>
          </table:table-cell>
          <table:table-cell table:formula="of:=20*LOG([.F493]* 0.004798464491363)" office:value-type="float" office:value="7.4082228899231" calcext:value-type="float">
            <text:p>7.4082228899231</text:p>
          </table:table-cell>
          <table:table-cell office:value-type="float" office:value="489" calcext:value-type="float">
            <text:p>489</text:p>
          </table:table-cell>
          <table:table-cell table:formula="of:=20*LOG([.H493]* 0.004798464491363)" office:value-type="float" office:value="7.4082228899231" calcext:value-type="float">
            <text:p>7.4082228899231</text:p>
          </table:table-cell>
          <table:table-cell table:number-columns-repeated="5"/>
        </table:table-row>
        <table:table-row table:style-name="ro2">
          <table:table-cell office:value-type="float" office:value="2499.83984375" calcext:value-type="float">
            <text:p>2499.8</text:p>
          </table:table-cell>
          <table:table-cell office:value-type="float" office:value="195" calcext:value-type="float">
            <text:p>195</text:p>
          </table:table-cell>
          <table:table-cell table:formula="of:=20*LOG([.B494]* 0.004798464491363)" office:value-type="float" office:value="-0.577262065298949" calcext:value-type="float">
            <text:p>-0.577262065298949</text:p>
          </table:table-cell>
          <table:table-cell office:value-type="float" office:value="193" calcext:value-type="float">
            <text:p>193</text:p>
          </table:table-cell>
          <table:table-cell table:formula="of:=20*LOG([.D494]* 0.004798464491363)" office:value-type="float" office:value="-0.666808112393835" calcext:value-type="float">
            <text:p>-0.666808112393835</text:p>
          </table:table-cell>
          <table:table-cell office:value-type="float" office:value="488" calcext:value-type="float">
            <text:p>488</text:p>
          </table:table-cell>
          <table:table-cell table:formula="of:=20*LOG([.F494]* 0.004798464491363)" office:value-type="float" office:value="7.3904421475049" calcext:value-type="float">
            <text:p>7.3904421475049</text:p>
          </table:table-cell>
          <table:table-cell office:value-type="float" office:value="488" calcext:value-type="float">
            <text:p>488</text:p>
          </table:table-cell>
          <table:table-cell table:formula="of:=20*LOG([.H494]* 0.004798464491363)" office:value-type="float" office:value="7.3904421475049" calcext:value-type="float">
            <text:p>7.3904421475049</text:p>
          </table:table-cell>
          <table:table-cell table:number-columns-repeated="5"/>
        </table:table-row>
        <table:table-row table:style-name="ro2">
          <table:table-cell office:value-type="float" office:value="2499.85986328125" calcext:value-type="float">
            <text:p>2499.9</text:p>
          </table:table-cell>
          <table:table-cell office:value-type="float" office:value="188" calcext:value-type="float">
            <text:p>188</text:p>
          </table:table-cell>
          <table:table-cell table:formula="of:=20*LOG([.B495]* 0.004798464491363)" office:value-type="float" office:value="-0.894797307275712" calcext:value-type="float">
            <text:p>-0.894797307275712</text:p>
          </table:table-cell>
          <table:table-cell office:value-type="float" office:value="205" calcext:value-type="float">
            <text:p>205</text:p>
          </table:table-cell>
          <table:table-cell table:formula="of:=20*LOG([.D495]* 0.004798464491363)" office:value-type="float" office:value="-0.142877071434223" calcext:value-type="float">
            <text:p>-0.142877071434223</text:p>
          </table:table-cell>
          <table:table-cell office:value-type="float" office:value="486" calcext:value-type="float">
            <text:p>486</text:p>
          </table:table-cell>
          <table:table-cell table:formula="of:=20*LOG([.F495]* 0.004798464491363)" office:value-type="float" office:value="7.35477109269656" calcext:value-type="float">
            <text:p>7.35477109269656</text:p>
          </table:table-cell>
          <table:table-cell office:value-type="float" office:value="486" calcext:value-type="float">
            <text:p>486</text:p>
          </table:table-cell>
          <table:table-cell table:formula="of:=20*LOG([.H495]* 0.004798464491363)" office:value-type="float" office:value="7.35477109269656" calcext:value-type="float">
            <text:p>7.35477109269656</text:p>
          </table:table-cell>
          <table:table-cell table:number-columns-repeated="5"/>
        </table:table-row>
        <table:table-row table:style-name="ro2">
          <table:table-cell office:value-type="float" office:value="2499.8798828125" calcext:value-type="float">
            <text:p>2499.9</text:p>
          </table:table-cell>
          <table:table-cell office:value-type="float" office:value="228" calcext:value-type="float">
            <text:p>228</text:p>
          </table:table-cell>
          <table:table-cell table:formula="of:=20*LOG([.B496]* 0.004798464491363)" office:value-type="float" office:value="0.780742647459767" calcext:value-type="float">
            <text:p>0.780742647459767</text:p>
          </table:table-cell>
          <table:table-cell office:value-type="float" office:value="241" calcext:value-type="float">
            <text:p>241</text:p>
          </table:table-cell>
          <table:table-cell table:formula="of:=20*LOG([.D496]* 0.004798464491363)" office:value-type="float" office:value="1.26238655894806" calcext:value-type="float">
            <text:p>1.26238655894806</text:p>
          </table:table-cell>
          <table:table-cell office:value-type="float" office:value="484" calcext:value-type="float">
            <text:p>484</text:p>
          </table:table-cell>
          <table:table-cell table:formula="of:=20*LOG([.F496]* 0.004798464491363)" office:value-type="float" office:value="7.31895294033894" calcext:value-type="float">
            <text:p>7.31895294033894</text:p>
          </table:table-cell>
          <table:table-cell office:value-type="float" office:value="484" calcext:value-type="float">
            <text:p>484</text:p>
          </table:table-cell>
          <table:table-cell table:formula="of:=20*LOG([.H496]* 0.004798464491363)" office:value-type="float" office:value="7.31895294033894" calcext:value-type="float">
            <text:p>7.31895294033894</text:p>
          </table:table-cell>
          <table:table-cell table:number-columns-repeated="5"/>
        </table:table-row>
        <table:table-row table:style-name="ro2">
          <table:table-cell office:value-type="float" office:value="2499.89990234375" calcext:value-type="float">
            <text:p>2499.9</text:p>
          </table:table-cell>
          <table:table-cell office:value-type="float" office:value="264" calcext:value-type="float">
            <text:p>264</text:p>
          </table:table-cell>
          <table:table-cell table:formula="of:=20*LOG([.B497]* 0.004798464491363)" office:value-type="float" office:value="2.05412424484731" calcext:value-type="float">
            <text:p>2.05412424484731</text:p>
          </table:table-cell>
          <table:table-cell office:value-type="float" office:value="271" calcext:value-type="float">
            <text:p>271</text:p>
          </table:table-cell>
          <table:table-cell table:formula="of:=20*LOG([.D497]* 0.004798464491363)" office:value-type="float" office:value="2.2814315249388" calcext:value-type="float">
            <text:p>2.2814315249388</text:p>
          </table:table-cell>
          <table:table-cell office:value-type="float" office:value="482" calcext:value-type="float">
            <text:p>482</text:p>
          </table:table-cell>
          <table:table-cell table:formula="of:=20*LOG([.F497]* 0.004798464491363)" office:value-type="float" office:value="7.28298647222768" calcext:value-type="float">
            <text:p>7.28298647222768</text:p>
          </table:table-cell>
          <table:table-cell office:value-type="float" office:value="482" calcext:value-type="float">
            <text:p>482</text:p>
          </table:table-cell>
          <table:table-cell table:formula="of:=20*LOG([.H497]* 0.004798464491363)" office:value-type="float" office:value="7.28298647222768" calcext:value-type="float">
            <text:p>7.28298647222768</text:p>
          </table:table-cell>
          <table:table-cell table:number-columns-repeated="5"/>
        </table:table-row>
        <table:table-row table:style-name="ro2">
          <table:table-cell office:value-type="float" office:value="2499.919921875" calcext:value-type="float">
            <text:p>2499.9</text:p>
          </table:table-cell>
          <table:table-cell office:value-type="float" office:value="313" calcext:value-type="float">
            <text:p>313</text:p>
          </table:table-cell>
          <table:table-cell table:formula="of:=20*LOG([.B498]* 0.004798464491363)" office:value-type="float" office:value="3.53293245837966" calcext:value-type="float">
            <text:p>3.53293245837966</text:p>
          </table:table-cell>
          <table:table-cell office:value-type="float" office:value="308" calcext:value-type="float">
            <text:p>308</text:p>
          </table:table-cell>
          <table:table-cell table:formula="of:=20*LOG([.D498]* 0.004798464491363)" office:value-type="float" office:value="3.39306003745958" calcext:value-type="float">
            <text:p>3.39306003745958</text:p>
          </table:table-cell>
          <table:table-cell office:value-type="float" office:value="481" calcext:value-type="float">
            <text:p>481</text:p>
          </table:table-cell>
          <table:table-cell table:formula="of:=20*LOG([.F498]* 0.004798464491363)" office:value-type="float" office:value="7.26494723492733" calcext:value-type="float">
            <text:p>7.26494723492733</text:p>
          </table:table-cell>
          <table:table-cell office:value-type="float" office:value="481" calcext:value-type="float">
            <text:p>481</text:p>
          </table:table-cell>
          <table:table-cell table:formula="of:=20*LOG([.H498]* 0.004798464491363)" office:value-type="float" office:value="7.26494723492733" calcext:value-type="float">
            <text:p>7.26494723492733</text:p>
          </table:table-cell>
          <table:table-cell table:number-columns-repeated="5"/>
        </table:table-row>
        <table:table-row table:style-name="ro2">
          <table:table-cell office:value-type="float" office:value="2499.93994140625" calcext:value-type="float">
            <text:p>2499.9</text:p>
          </table:table-cell>
          <table:table-cell office:value-type="float" office:value="331" calcext:value-type="float">
            <text:p>331</text:p>
          </table:table-cell>
          <table:table-cell table:formula="of:=20*LOG([.B499]* 0.004798464491363)" office:value-type="float" office:value="4.01860558296506" calcext:value-type="float">
            <text:p>4.01860558296506</text:p>
          </table:table-cell>
          <table:table-cell office:value-type="float" office:value="320" calcext:value-type="float">
            <text:p>320</text:p>
          </table:table-cell>
          <table:table-cell table:formula="of:=20*LOG([.D499]* 0.004798464491363)" office:value-type="float" office:value="3.72504527384881" calcext:value-type="float">
            <text:p>3.72504527384881</text:p>
          </table:table-cell>
          <table:table-cell office:value-type="float" office:value="479" calcext:value-type="float">
            <text:p>479</text:p>
          </table:table-cell>
          <table:table-cell table:formula="of:=20*LOG([.F499]* 0.004798464491363)" office:value-type="float" office:value="7.22875597574195" calcext:value-type="float">
            <text:p>7.22875597574195</text:p>
          </table:table-cell>
          <table:table-cell office:value-type="float" office:value="479" calcext:value-type="float">
            <text:p>479</text:p>
          </table:table-cell>
          <table:table-cell table:formula="of:=20*LOG([.H499]* 0.004798464491363)" office:value-type="float" office:value="7.22875597574195" calcext:value-type="float">
            <text:p>7.22875597574195</text:p>
          </table:table-cell>
          <table:table-cell table:number-columns-repeated="5"/>
        </table:table-row>
        <table:table-row table:style-name="ro2">
          <table:table-cell office:value-type="float" office:value="2499.9599609375" calcext:value-type="float">
            <text:p>2500.0</text:p>
          </table:table-cell>
          <table:table-cell office:value-type="float" office:value="323" calcext:value-type="float">
            <text:p>323</text:p>
          </table:table-cell>
          <table:table-cell table:formula="of:=20*LOG([.B500]* 0.004798464491363)" office:value-type="float" office:value="3.80609615407275" calcext:value-type="float">
            <text:p>3.80609615407275</text:p>
          </table:table-cell>
          <table:table-cell office:value-type="float" office:value="326" calcext:value-type="float">
            <text:p>326</text:p>
          </table:table-cell>
          <table:table-cell table:formula="of:=20*LOG([.D500]* 0.004798464491363)" office:value-type="float" office:value="3.88639770880947" calcext:value-type="float">
            <text:p>3.88639770880947</text:p>
          </table:table-cell>
          <table:table-cell office:value-type="float" office:value="478" calcext:value-type="float">
            <text:p>478</text:p>
          </table:table-cell>
          <table:table-cell table:formula="of:=20*LOG([.F500]* 0.004798464491363)" office:value-type="float" office:value="7.21060363969307" calcext:value-type="float">
            <text:p>7.21060363969307</text:p>
          </table:table-cell>
          <table:table-cell office:value-type="float" office:value="478" calcext:value-type="float">
            <text:p>478</text:p>
          </table:table-cell>
          <table:table-cell table:formula="of:=20*LOG([.H500]* 0.004798464491363)" office:value-type="float" office:value="7.21060363969307" calcext:value-type="float">
            <text:p>7.21060363969307</text:p>
          </table:table-cell>
          <table:table-cell table:number-columns-repeated="5"/>
        </table:table-row>
        <table:table-row table:style-name="ro2">
          <table:table-cell office:value-type="float" office:value="2499.97998046875" calcext:value-type="float">
            <text:p>2500.0</text:p>
          </table:table-cell>
          <table:table-cell office:value-type="float" office:value="361" calcext:value-type="float">
            <text:p>361</text:p>
          </table:table-cell>
          <table:table-cell table:formula="of:=20*LOG([.B501]* 0.004798464491363)" office:value-type="float" office:value="4.77218974556385" calcext:value-type="float">
            <text:p>4.77218974556385</text:p>
          </table:table-cell>
          <table:table-cell office:value-type="float" office:value="359" calcext:value-type="float">
            <text:p>359</text:p>
          </table:table-cell>
          <table:table-cell table:formula="of:=20*LOG([.D501]* 0.004798464491363)" office:value-type="float" office:value="4.72393467901707" calcext:value-type="float">
            <text:p>4.72393467901707</text:p>
          </table:table-cell>
          <table:table-cell office:value-type="float" office:value="477" calcext:value-type="float">
            <text:p>477</text:p>
          </table:table-cell>
          <table:table-cell table:formula="of:=20*LOG([.F501]* 0.004798464491363)" office:value-type="float" office:value="7.19241328825297" calcext:value-type="float">
            <text:p>7.19241328825297</text:p>
          </table:table-cell>
          <table:table-cell office:value-type="float" office:value="477" calcext:value-type="float">
            <text:p>477</text:p>
          </table:table-cell>
          <table:table-cell table:formula="of:=20*LOG([.H501]* 0.004798464491363)" office:value-type="float" office:value="7.19241328825297" calcext:value-type="float">
            <text:p>7.19241328825297</text:p>
          </table:table-cell>
          <table:table-cell table:number-columns-repeated="5"/>
        </table:table-row>
        <table:table-row table:style-name="ro2">
          <table:table-cell office:value-type="float" office:value="2500" calcext:value-type="float">
            <text:p>2500.0</text:p>
          </table:table-cell>
          <table:table-cell office:value-type="float" office:value="362" calcext:value-type="float">
            <text:p>362</text:p>
          </table:table-cell>
          <table:table-cell table:formula="of:=20*LOG([.B502]* 0.004798464491363)" office:value-type="float" office:value="4.796217118114" calcext:value-type="float">
            <text:p>4.796217118114</text:p>
          </table:table-cell>
          <table:table-cell office:value-type="float" office:value="365" calcext:value-type="float">
            <text:p>365</text:p>
          </table:table-cell>
          <table:table-cell table:formula="of:=20*LOG([.D502]* 0.004798464491363)" office:value-type="float" office:value="4.86790299658018" calcext:value-type="float">
            <text:p>4.86790299658018</text:p>
          </table:table-cell>
          <table:table-cell office:value-type="float" office:value="477" calcext:value-type="float">
            <text:p>477</text:p>
          </table:table-cell>
          <table:table-cell table:formula="of:=20*LOG([.F502]* 0.004798464491363)" office:value-type="float" office:value="7.19241328825297" calcext:value-type="float">
            <text:p>7.19241328825297</text:p>
          </table:table-cell>
          <table:table-cell office:value-type="float" office:value="477" calcext:value-type="float">
            <text:p>477</text:p>
          </table:table-cell>
          <table:table-cell table:formula="of:=20*LOG([.H502]* 0.004798464491363)" office:value-type="float" office:value="7.19241328825297" calcext:value-type="float">
            <text:p>7.19241328825297</text:p>
          </table:table-cell>
          <table:table-cell table:number-columns-repeated="5"/>
        </table:table-row>
        <table:table-row table:style-name="ro2">
          <table:table-cell office:value-type="float" office:value="2500.02001953125" calcext:value-type="float">
            <text:p>2500.0</text:p>
          </table:table-cell>
          <table:table-cell office:value-type="float" office:value="347" calcext:value-type="float">
            <text:p>347</text:p>
          </table:table-cell>
          <table:table-cell table:formula="of:=20*LOG([.B503]* 0.004798464491363)" office:value-type="float" office:value="4.42863520326817" calcext:value-type="float">
            <text:p>4.42863520326817</text:p>
          </table:table-cell>
          <table:table-cell office:value-type="float" office:value="341" calcext:value-type="float">
            <text:p>341</text:p>
          </table:table-cell>
          <table:table-cell table:formula="of:=20*LOG([.D503]* 0.004798464491363)" office:value-type="float" office:value="4.27713328730065" calcext:value-type="float">
            <text:p>4.27713328730065</text:p>
          </table:table-cell>
          <table:table-cell office:value-type="float" office:value="477" calcext:value-type="float">
            <text:p>477</text:p>
          </table:table-cell>
          <table:table-cell table:formula="of:=20*LOG([.F503]* 0.004798464491363)" office:value-type="float" office:value="7.19241328825297" calcext:value-type="float">
            <text:p>7.19241328825297</text:p>
          </table:table-cell>
          <table:table-cell office:value-type="float" office:value="477" calcext:value-type="float">
            <text:p>477</text:p>
          </table:table-cell>
          <table:table-cell table:formula="of:=20*LOG([.H503]* 0.004798464491363)" office:value-type="float" office:value="7.19241328825297" calcext:value-type="float">
            <text:p>7.19241328825297</text:p>
          </table:table-cell>
          <table:table-cell table:number-columns-repeated="5"/>
        </table:table-row>
        <table:table-row table:style-name="ro2">
          <table:table-cell office:value-type="float" office:value="2500.0400390625" calcext:value-type="float">
            <text:p>2500.0</text:p>
          </table:table-cell>
          <table:table-cell office:value-type="float" office:value="327" calcext:value-type="float">
            <text:p>327</text:p>
          </table:table-cell>
          <table:table-cell table:formula="of:=20*LOG([.B504]* 0.004798464491363)" office:value-type="float" office:value="3.91300076065641" calcext:value-type="float">
            <text:p>3.91300076065641</text:p>
          </table:table-cell>
          <table:table-cell office:value-type="float" office:value="321" calcext:value-type="float">
            <text:p>321</text:p>
          </table:table-cell>
          <table:table-cell table:formula="of:=20*LOG([.D504]* 0.004798464491363)" office:value-type="float" office:value="3.75214635554813" calcext:value-type="float">
            <text:p>3.75214635554813</text:p>
          </table:table-cell>
          <table:table-cell office:value-type="float" office:value="477" calcext:value-type="float">
            <text:p>477</text:p>
          </table:table-cell>
          <table:table-cell table:formula="of:=20*LOG([.F504]* 0.004798464491363)" office:value-type="float" office:value="7.19241328825297" calcext:value-type="float">
            <text:p>7.19241328825297</text:p>
          </table:table-cell>
          <table:table-cell office:value-type="float" office:value="477" calcext:value-type="float">
            <text:p>477</text:p>
          </table:table-cell>
          <table:table-cell table:formula="of:=20*LOG([.H504]* 0.004798464491363)" office:value-type="float" office:value="7.19241328825297" calcext:value-type="float">
            <text:p>7.19241328825297</text:p>
          </table:table-cell>
          <table:table-cell table:number-columns-repeated="5"/>
        </table:table-row>
        <table:table-row table:style-name="ro2">
          <table:table-cell office:value-type="float" office:value="2500.06005859375" calcext:value-type="float">
            <text:p>2500.1</text:p>
          </table:table-cell>
          <table:table-cell office:value-type="float" office:value="314" calcext:value-type="float">
            <text:p>314</text:p>
          </table:table-cell>
          <table:table-cell table:formula="of:=20*LOG([.B505]* 0.004798464491363)" office:value-type="float" office:value="3.56063866891499" calcext:value-type="float">
            <text:p>3.56063866891499</text:p>
          </table:table-cell>
          <table:table-cell office:value-type="float" office:value="325" calcext:value-type="float">
            <text:p>325</text:p>
          </table:table-cell>
          <table:table-cell table:formula="of:=20*LOG([.D505]* 0.004798464491363)" office:value-type="float" office:value="3.85971292702818" calcext:value-type="float">
            <text:p>3.85971292702818</text:p>
          </table:table-cell>
          <table:table-cell office:value-type="float" office:value="478" calcext:value-type="float">
            <text:p>478</text:p>
          </table:table-cell>
          <table:table-cell table:formula="of:=20*LOG([.F505]* 0.004798464491363)" office:value-type="float" office:value="7.21060363969307" calcext:value-type="float">
            <text:p>7.21060363969307</text:p>
          </table:table-cell>
          <table:table-cell office:value-type="float" office:value="478" calcext:value-type="float">
            <text:p>478</text:p>
          </table:table-cell>
          <table:table-cell table:formula="of:=20*LOG([.H505]* 0.004798464491363)" office:value-type="float" office:value="7.21060363969307" calcext:value-type="float">
            <text:p>7.21060363969307</text:p>
          </table:table-cell>
          <table:table-cell table:number-columns-repeated="5"/>
        </table:table-row>
        <table:table-row table:style-name="ro2">
          <table:table-cell office:value-type="float" office:value="2500.080078125" calcext:value-type="float">
            <text:p>2500.1</text:p>
          </table:table-cell>
          <table:table-cell office:value-type="float" office:value="283" calcext:value-type="float">
            <text:p>283</text:p>
          </table:table-cell>
          <table:table-cell table:formula="of:=20*LOG([.B506]* 0.004798464491363)" office:value-type="float" office:value="2.65777441793649" calcext:value-type="float">
            <text:p>2.65777441793649</text:p>
          </table:table-cell>
          <table:table-cell office:value-type="float" office:value="268" calcext:value-type="float">
            <text:p>268</text:p>
          </table:table-cell>
          <table:table-cell table:formula="of:=20*LOG([.D506]* 0.004798464491363)" office:value-type="float" office:value="2.18474158802647" calcext:value-type="float">
            <text:p>2.18474158802647</text:p>
          </table:table-cell>
          <table:table-cell office:value-type="float" office:value="480" calcext:value-type="float">
            <text:p>480</text:p>
          </table:table-cell>
          <table:table-cell table:formula="of:=20*LOG([.F506]* 0.004798464491363)" office:value-type="float" office:value="7.24687045496244" calcext:value-type="float">
            <text:p>7.24687045496244</text:p>
          </table:table-cell>
          <table:table-cell office:value-type="float" office:value="480" calcext:value-type="float">
            <text:p>480</text:p>
          </table:table-cell>
          <table:table-cell table:formula="of:=20*LOG([.H506]* 0.004798464491363)" office:value-type="float" office:value="7.24687045496244" calcext:value-type="float">
            <text:p>7.24687045496244</text:p>
          </table:table-cell>
          <table:table-cell table:number-columns-repeated="5"/>
        </table:table-row>
        <table:table-row table:style-name="ro2">
          <table:table-cell office:value-type="float" office:value="2500.10009765625" calcext:value-type="float">
            <text:p>2500.1</text:p>
          </table:table-cell>
          <table:table-cell office:value-type="float" office:value="242" calcext:value-type="float">
            <text:p>242</text:p>
          </table:table-cell>
          <table:table-cell table:formula="of:=20*LOG([.B507]* 0.004798464491363)" office:value-type="float" office:value="1.29835302705932" calcext:value-type="float">
            <text:p>1.29835302705932</text:p>
          </table:table-cell>
          <table:table-cell office:value-type="float" office:value="251" calcext:value-type="float">
            <text:p>251</text:p>
          </table:table-cell>
          <table:table-cell table:formula="of:=20*LOG([.D507]* 0.004798464491363)" office:value-type="float" office:value="1.61552013707145" calcext:value-type="float">
            <text:p>1.61552013707145</text:p>
          </table:table-cell>
          <table:table-cell office:value-type="float" office:value="481" calcext:value-type="float">
            <text:p>481</text:p>
          </table:table-cell>
          <table:table-cell table:formula="of:=20*LOG([.F507]* 0.004798464491363)" office:value-type="float" office:value="7.26494723492733" calcext:value-type="float">
            <text:p>7.26494723492733</text:p>
          </table:table-cell>
          <table:table-cell office:value-type="float" office:value="481" calcext:value-type="float">
            <text:p>481</text:p>
          </table:table-cell>
          <table:table-cell table:formula="of:=20*LOG([.H507]* 0.004798464491363)" office:value-type="float" office:value="7.26494723492733" calcext:value-type="float">
            <text:p>7.26494723492733</text:p>
          </table:table-cell>
          <table:table-cell table:number-columns-repeated="5"/>
        </table:table-row>
        <table:table-row table:style-name="ro2">
          <table:table-cell office:value-type="float" office:value="2500.1201171875" calcext:value-type="float">
            <text:p>2500.1</text:p>
          </table:table-cell>
          <table:table-cell office:value-type="float" office:value="218" calcext:value-type="float">
            <text:p>218</text:p>
          </table:table-cell>
          <table:table-cell table:formula="of:=20*LOG([.B508]* 0.004798464491363)" office:value-type="float" office:value="0.391175579542787" calcext:value-type="float">
            <text:p>0.391175579542787</text:p>
          </table:table-cell>
          <table:table-cell office:value-type="float" office:value="222" calcext:value-type="float">
            <text:p>222</text:p>
          </table:table-cell>
          <table:table-cell table:formula="of:=20*LOG([.D508]* 0.004798464491363)" office:value-type="float" office:value="0.549105196463463" calcext:value-type="float">
            <text:p>0.549105196463463</text:p>
          </table:table-cell>
          <table:table-cell office:value-type="float" office:value="482" calcext:value-type="float">
            <text:p>482</text:p>
          </table:table-cell>
          <table:table-cell table:formula="of:=20*LOG([.F508]* 0.004798464491363)" office:value-type="float" office:value="7.28298647222768" calcext:value-type="float">
            <text:p>7.28298647222768</text:p>
          </table:table-cell>
          <table:table-cell office:value-type="float" office:value="482" calcext:value-type="float">
            <text:p>482</text:p>
          </table:table-cell>
          <table:table-cell table:formula="of:=20*LOG([.H508]* 0.004798464491363)" office:value-type="float" office:value="7.28298647222768" calcext:value-type="float">
            <text:p>7.28298647222768</text:p>
          </table:table-cell>
          <table:table-cell table:number-columns-repeated="5"/>
        </table:table-row>
        <table:table-row table:style-name="ro2">
          <table:table-cell office:value-type="float" office:value="2500.14013671875" calcext:value-type="float">
            <text:p>2500.1</text:p>
          </table:table-cell>
          <table:table-cell office:value-type="float" office:value="189" calcext:value-type="float">
            <text:p>189</text:p>
          </table:table-cell>
          <table:table-cell table:formula="of:=20*LOG([.B509]* 0.004798464491363)" office:value-type="float" office:value="-0.848718209084426" calcext:value-type="float">
            <text:p>-0.848718209084426</text:p>
          </table:table-cell>
          <table:table-cell office:value-type="float" office:value="184" calcext:value-type="float">
            <text:p>184</text:p>
          </table:table-cell>
          <table:table-cell table:formula="of:=20*LOG([.D509]* 0.004798464491363)" office:value-type="float" office:value="-1.08159783235858" calcext:value-type="float">
            <text:p>-1.08159783235858</text:p>
          </table:table-cell>
          <table:table-cell office:value-type="float" office:value="482" calcext:value-type="float">
            <text:p>482</text:p>
          </table:table-cell>
          <table:table-cell table:formula="of:=20*LOG([.F509]* 0.004798464491363)" office:value-type="float" office:value="7.28298647222768" calcext:value-type="float">
            <text:p>7.28298647222768</text:p>
          </table:table-cell>
          <table:table-cell office:value-type="float" office:value="483" calcext:value-type="float">
            <text:p>483</text:p>
          </table:table-cell>
          <table:table-cell table:formula="of:=20*LOG([.H509]* 0.004798464491363)" office:value-type="float" office:value="7.30098832248093" calcext:value-type="float">
            <text:p>7.30098832248093</text:p>
          </table:table-cell>
          <table:table-cell table:number-columns-repeated="5"/>
        </table:table-row>
        <table:table-row table:style-name="ro2">
          <table:table-cell office:value-type="float" office:value="2500.16015625" calcext:value-type="float">
            <text:p>2500.2</text:p>
          </table:table-cell>
          <table:table-cell office:value-type="float" office:value="172" calcext:value-type="float">
            <text:p>172</text:p>
          </table:table-cell>
          <table:table-cell table:formula="of:=20*LOG([.B510]* 0.004798464491363)" office:value-type="float" office:value="-1.66738535439833" calcext:value-type="float">
            <text:p>-1.66738535439833</text:p>
          </table:table-cell>
          <table:table-cell office:value-type="float" office:value="174" calcext:value-type="float">
            <text:p>174</text:p>
          </table:table-cell>
          <table:table-cell table:formula="of:=20*LOG([.D510]* 0.004798464491363)" office:value-type="float" office:value="-1.56696932689731" calcext:value-type="float">
            <text:p>-1.56696932689731</text:p>
          </table:table-cell>
          <table:table-cell office:value-type="float" office:value="481" calcext:value-type="float">
            <text:p>481</text:p>
          </table:table-cell>
          <table:table-cell table:formula="of:=20*LOG([.F510]* 0.004798464491363)" office:value-type="float" office:value="7.26494723492733" calcext:value-type="float">
            <text:p>7.26494723492733</text:p>
          </table:table-cell>
          <table:table-cell office:value-type="float" office:value="481" calcext:value-type="float">
            <text:p>481</text:p>
          </table:table-cell>
          <table:table-cell table:formula="of:=20*LOG([.H510]* 0.004798464491363)" office:value-type="float" office:value="7.26494723492733" calcext:value-type="float">
            <text:p>7.26494723492733</text:p>
          </table:table-cell>
          <table:table-cell table:number-columns-repeated="5"/>
        </table:table-row>
        <table:table-row table:style-name="ro2">
          <table:table-cell office:value-type="float" office:value="2500.18017578125" calcext:value-type="float">
            <text:p>2500.2</text:p>
          </table:table-cell>
          <table:table-cell office:value-type="float" office:value="146" calcext:value-type="float">
            <text:p>146</text:p>
          </table:table-cell>
          <table:table-cell table:formula="of:=20*LOG([.B511]* 0.004798464491363)" office:value-type="float" office:value="-3.09089717686057" calcext:value-type="float">
            <text:p>-3.09089717686057</text:p>
          </table:table-cell>
          <table:table-cell office:value-type="float" office:value="155" calcext:value-type="float">
            <text:p>155</text:p>
          </table:table-cell>
          <table:table-cell table:formula="of:=20*LOG([.D511]* 0.004798464491363)" office:value-type="float" office:value="-2.57132032914348" calcext:value-type="float">
            <text:p>-2.57132032914348</text:p>
          </table:table-cell>
          <table:table-cell office:value-type="float" office:value="477" calcext:value-type="float">
            <text:p>477</text:p>
          </table:table-cell>
          <table:table-cell table:formula="of:=20*LOG([.F511]* 0.004798464491363)" office:value-type="float" office:value="7.19241328825297" calcext:value-type="float">
            <text:p>7.19241328825297</text:p>
          </table:table-cell>
          <table:table-cell office:value-type="float" office:value="477" calcext:value-type="float">
            <text:p>477</text:p>
          </table:table-cell>
          <table:table-cell table:formula="of:=20*LOG([.H511]* 0.004798464491363)" office:value-type="float" office:value="7.19241328825297" calcext:value-type="float">
            <text:p>7.19241328825297</text:p>
          </table:table-cell>
          <table:table-cell table:number-columns-repeated="5"/>
        </table:table-row>
        <table:table-row table:style-name="ro2">
          <table:table-cell office:value-type="float" office:value="2500.2001953125" calcext:value-type="float">
            <text:p>2500.2</text:p>
          </table:table-cell>
          <table:table-cell office:value-type="float" office:value="135" calcext:value-type="float">
            <text:p>135</text:p>
          </table:table-cell>
          <table:table-cell table:formula="of:=20*LOG([.B512]* 0.004798464491363)" office:value-type="float" office:value="-3.77127892264919" calcext:value-type="float">
            <text:p>-3.77127892264919</text:p>
          </table:table-cell>
          <table:table-cell office:value-type="float" office:value="142" calcext:value-type="float">
            <text:p>142</text:p>
          </table:table-cell>
          <table:table-cell table:formula="of:=20*LOG([.D512]* 0.004798464491363)" office:value-type="float" office:value="-3.33218740488818" calcext:value-type="float">
            <text:p>-3.33218740488818</text:p>
          </table:table-cell>
          <table:table-cell office:value-type="float" office:value="467" calcext:value-type="float">
            <text:p>467</text:p>
          </table:table-cell>
          <table:table-cell table:formula="of:=20*LOG([.F512]* 0.004798464491363)" office:value-type="float" office:value="7.00838331877293" calcext:value-type="float">
            <text:p>7.00838331877293</text:p>
          </table:table-cell>
          <table:table-cell office:value-type="float" office:value="467" calcext:value-type="float">
            <text:p>467</text:p>
          </table:table-cell>
          <table:table-cell table:formula="of:=20*LOG([.H512]* 0.004798464491363)" office:value-type="float" office:value="7.00838331877293" calcext:value-type="float">
            <text:p>7.00838331877293</text:p>
          </table:table-cell>
          <table:table-cell table:number-columns-repeated="5"/>
        </table:table-row>
        <table:table-row table:style-name="ro2">
          <table:table-cell office:value-type="float" office:value="2500.22021484375" calcext:value-type="float">
            <text:p>2500.2</text:p>
          </table:table-cell>
          <table:table-cell office:value-type="float" office:value="132" calcext:value-type="float">
            <text:p>132</text:p>
          </table:table-cell>
          <table:table-cell table:formula="of:=20*LOG([.B513]* 0.004798464491363)" office:value-type="float" office:value="-3.96647566843231" calcext:value-type="float">
            <text:p>-3.96647566843231</text:p>
          </table:table-cell>
          <table:table-cell office:value-type="float" office:value="133" calcext:value-type="float">
            <text:p>133</text:p>
          </table:table-cell>
          <table:table-cell table:formula="of:=20*LOG([.D513]* 0.004798464491363)" office:value-type="float" office:value="-3.90092147320759" calcext:value-type="float">
            <text:p>-3.90092147320759</text:p>
          </table:table-cell>
          <table:table-cell office:value-type="float" office:value="452" calcext:value-type="float">
            <text:p>452</text:p>
          </table:table-cell>
          <table:table-cell table:formula="of:=20*LOG([.F513]* 0.004798464491363)" office:value-type="float" office:value="6.72481440367833" calcext:value-type="float">
            <text:p>6.72481440367833</text:p>
          </table:table-cell>
          <table:table-cell office:value-type="float" office:value="452" calcext:value-type="float">
            <text:p>452</text:p>
          </table:table-cell>
          <table:table-cell table:formula="of:=20*LOG([.H513]* 0.004798464491363)" office:value-type="float" office:value="6.72481440367833" calcext:value-type="float">
            <text:p>6.72481440367833</text:p>
          </table:table-cell>
          <table:table-cell table:number-columns-repeated="5"/>
        </table:table-row>
        <table:table-row table:style-name="ro2">
          <table:table-cell office:value-type="float" office:value="2500.240234375" calcext:value-type="float">
            <text:p>2500.2</text:p>
          </table:table-cell>
          <table:table-cell office:value-type="float" office:value="115" calcext:value-type="float">
            <text:p>115</text:p>
          </table:table-cell>
          <table:table-cell table:formula="of:=20*LOG([.B514]* 0.004798464491363)" office:value-type="float" office:value="-5.16399748547708" calcext:value-type="float">
            <text:p>-5.16399748547708</text:p>
          </table:table-cell>
          <table:table-cell office:value-type="float" office:value="122" calcext:value-type="float">
            <text:p>122</text:p>
          </table:table-cell>
          <table:table-cell table:formula="of:=20*LOG([.D514]* 0.004798464491363)" office:value-type="float" office:value="-4.65075767905435" calcext:value-type="float">
            <text:p>-4.65075767905435</text:p>
          </table:table-cell>
          <table:table-cell office:value-type="float" office:value="434" calcext:value-type="float">
            <text:p>434</text:p>
          </table:table-cell>
          <table:table-cell table:formula="of:=20*LOG([.F514]* 0.004798464491363)" office:value-type="float" office:value="6.3718402977009" calcext:value-type="float">
            <text:p>6.3718402977009</text:p>
          </table:table-cell>
          <table:table-cell office:value-type="float" office:value="434" calcext:value-type="float">
            <text:p>434</text:p>
          </table:table-cell>
          <table:table-cell table:formula="of:=20*LOG([.H514]* 0.004798464491363)" office:value-type="float" office:value="6.3718402977009" calcext:value-type="float">
            <text:p>6.3718402977009</text:p>
          </table:table-cell>
          <table:table-cell table:number-columns-repeated="5"/>
        </table:table-row>
        <table:table-row table:style-name="ro2">
          <table:table-cell office:value-type="float" office:value="2500.259765625" calcext:value-type="float">
            <text:p>2500.3</text:p>
          </table:table-cell>
          <table:table-cell office:value-type="float" office:value="107" calcext:value-type="float">
            <text:p>107</text:p>
          </table:table-cell>
          <table:table-cell table:formula="of:=20*LOG([.B515]* 0.004798464491363)" office:value-type="float" office:value="-5.79027873884512" calcext:value-type="float">
            <text:p>-5.79027873884512</text:p>
          </table:table-cell>
          <table:table-cell office:value-type="float" office:value="118" calcext:value-type="float">
            <text:p>118</text:p>
          </table:table-cell>
          <table:table-cell table:formula="of:=20*LOG([.D515]* 0.004798464491363)" office:value-type="float" office:value="-4.9403141464268" calcext:value-type="float">
            <text:p>-4.9403141464268</text:p>
          </table:table-cell>
          <table:table-cell office:value-type="float" office:value="416" calcext:value-type="float">
            <text:p>416</text:p>
          </table:table-cell>
          <table:table-cell table:formula="of:=20*LOG([.F515]* 0.004798464491363)" office:value-type="float" office:value="6.00391231998555" calcext:value-type="float">
            <text:p>6.00391231998555</text:p>
          </table:table-cell>
          <table:table-cell office:value-type="float" office:value="416" calcext:value-type="float">
            <text:p>416</text:p>
          </table:table-cell>
          <table:table-cell table:formula="of:=20*LOG([.H515]* 0.004798464491363)" office:value-type="float" office:value="6.00391231998555" calcext:value-type="float">
            <text:p>6.00391231998555</text:p>
          </table:table-cell>
          <table:table-cell table:number-columns-repeated="5"/>
        </table:table-row>
        <table:table-row table:style-name="ro2">
          <table:table-cell office:value-type="float" office:value="2500.27978515625" calcext:value-type="float">
            <text:p>2500.3</text:p>
          </table:table-cell>
          <table:table-cell office:value-type="float" office:value="118" calcext:value-type="float">
            <text:p>118</text:p>
          </table:table-cell>
          <table:table-cell table:formula="of:=20*LOG([.B516]* 0.004798464491363)" office:value-type="float" office:value="-4.9403141464268" calcext:value-type="float">
            <text:p>-4.9403141464268</text:p>
          </table:table-cell>
          <table:table-cell office:value-type="float" office:value="107" calcext:value-type="float">
            <text:p>107</text:p>
          </table:table-cell>
          <table:table-cell table:formula="of:=20*LOG([.D516]* 0.004798464491363)" office:value-type="float" office:value="-5.79027873884512" calcext:value-type="float">
            <text:p>-5.79027873884512</text:p>
          </table:table-cell>
          <table:table-cell office:value-type="float" office:value="397" calcext:value-type="float">
            <text:p>397</text:p>
          </table:table-cell>
          <table:table-cell table:formula="of:=20*LOG([.F516]* 0.004798464491363)" office:value-type="float" office:value="5.59785584271299" calcext:value-type="float">
            <text:p>5.59785584271299</text:p>
          </table:table-cell>
          <table:table-cell office:value-type="float" office:value="397" calcext:value-type="float">
            <text:p>397</text:p>
          </table:table-cell>
          <table:table-cell table:formula="of:=20*LOG([.H516]* 0.004798464491363)" office:value-type="float" office:value="5.59785584271299" calcext:value-type="float">
            <text:p>5.59785584271299</text:p>
          </table:table-cell>
          <table:table-cell table:number-columns-repeated="5"/>
        </table:table-row>
        <table:table-row table:style-name="ro2">
          <table:table-cell office:value-type="float" office:value="2500.2998046875" calcext:value-type="float">
            <text:p>2500.3</text:p>
          </table:table-cell>
          <table:table-cell office:value-type="float" office:value="113" calcext:value-type="float">
            <text:p>113</text:p>
          </table:table-cell>
          <table:table-cell table:formula="of:=20*LOG([.B517]* 0.004798464491363)" office:value-type="float" office:value="-5.31638542288091" calcext:value-type="float">
            <text:p>-5.31638542288091</text:p>
          </table:table-cell>
          <table:table-cell office:value-type="float" office:value="102" calcext:value-type="float">
            <text:p>102</text:p>
          </table:table-cell>
          <table:table-cell table:formula="of:=20*LOG([.D517]* 0.004798464491363)" office:value-type="float" office:value="-6.20595085731096" calcext:value-type="float">
            <text:p>-6.20595085731096</text:p>
          </table:table-cell>
          <table:table-cell office:value-type="float" office:value="377" calcext:value-type="float">
            <text:p>377</text:p>
          </table:table-cell>
          <table:table-cell table:formula="of:=20*LOG([.F517]* 0.004798464491363)" office:value-type="float" office:value="5.14887271156655" calcext:value-type="float">
            <text:p>5.14887271156655</text:p>
          </table:table-cell>
          <table:table-cell office:value-type="float" office:value="377" calcext:value-type="float">
            <text:p>377</text:p>
          </table:table-cell>
          <table:table-cell table:formula="of:=20*LOG([.H517]* 0.004798464491363)" office:value-type="float" office:value="5.14887271156655" calcext:value-type="float">
            <text:p>5.14887271156655</text:p>
          </table:table-cell>
          <table:table-cell table:number-columns-repeated="5"/>
        </table:table-row>
        <table:table-row table:style-name="ro2">
          <table:table-cell office:value-type="float" office:value="2500.31982421875" calcext:value-type="float">
            <text:p>2500.3</text:p>
          </table:table-cell>
          <table:table-cell office:value-type="float" office:value="118" calcext:value-type="float">
            <text:p>118</text:p>
          </table:table-cell>
          <table:table-cell table:formula="of:=20*LOG([.B518]* 0.004798464491363)" office:value-type="float" office:value="-4.9403141464268" calcext:value-type="float">
            <text:p>-4.9403141464268</text:p>
          </table:table-cell>
          <table:table-cell office:value-type="float" office:value="100" calcext:value-type="float">
            <text:p>100</text:p>
          </table:table-cell>
          <table:table-cell table:formula="of:=20*LOG([.D518]* 0.004798464491363)" office:value-type="float" office:value="-6.37795429254931" calcext:value-type="float">
            <text:p>-6.37795429254931</text:p>
          </table:table-cell>
          <table:table-cell office:value-type="float" office:value="360" calcext:value-type="float">
            <text:p>360</text:p>
          </table:table-cell>
          <table:table-cell table:formula="of:=20*LOG([.F518]* 0.004798464491363)" office:value-type="float" office:value="4.74809572279644" calcext:value-type="float">
            <text:p>4.74809572279644</text:p>
          </table:table-cell>
          <table:table-cell office:value-type="float" office:value="360" calcext:value-type="float">
            <text:p>360</text:p>
          </table:table-cell>
          <table:table-cell table:formula="of:=20*LOG([.H518]* 0.004798464491363)" office:value-type="float" office:value="4.74809572279644" calcext:value-type="float">
            <text:p>4.74809572279644</text:p>
          </table:table-cell>
          <table:table-cell table:number-columns-repeated="5"/>
        </table:table-row>
        <table:table-row table:style-name="ro2">
          <table:table-cell office:value-type="float" office:value="2500.33984375" calcext:value-type="float">
            <text:p>2500.3</text:p>
          </table:table-cell>
          <table:table-cell office:value-type="float" office:value="101" calcext:value-type="float">
            <text:p>101</text:p>
          </table:table-cell>
          <table:table-cell table:formula="of:=20*LOG([.B519]* 0.004798464491363)" office:value-type="float" office:value="-6.29152681689646" calcext:value-type="float">
            <text:p>-6.29152681689646</text:p>
          </table:table-cell>
          <table:table-cell office:value-type="float" office:value="100" calcext:value-type="float">
            <text:p>100</text:p>
          </table:table-cell>
          <table:table-cell table:formula="of:=20*LOG([.D519]* 0.004798464491363)" office:value-type="float" office:value="-6.37795429254931" calcext:value-type="float">
            <text:p>-6.37795429254931</text:p>
          </table:table-cell>
          <table:table-cell office:value-type="float" office:value="344" calcext:value-type="float">
            <text:p>344</text:p>
          </table:table-cell>
          <table:table-cell table:formula="of:=20*LOG([.F519]* 0.004798464491363)" office:value-type="float" office:value="4.35321455888129" calcext:value-type="float">
            <text:p>4.35321455888129</text:p>
          </table:table-cell>
          <table:table-cell office:value-type="float" office:value="344" calcext:value-type="float">
            <text:p>344</text:p>
          </table:table-cell>
          <table:table-cell table:formula="of:=20*LOG([.H519]* 0.004798464491363)" office:value-type="float" office:value="4.35321455888129" calcext:value-type="float">
            <text:p>4.35321455888129</text:p>
          </table:table-cell>
          <table:table-cell table:number-columns-repeated="5"/>
        </table:table-row>
        <table:table-row table:style-name="ro2">
          <table:table-cell office:value-type="float" office:value="2500.35986328125" calcext:value-type="float">
            <text:p>2500.4</text:p>
          </table:table-cell>
          <table:table-cell office:value-type="float" office:value="95" calcext:value-type="float">
            <text:p>95</text:p>
          </table:table-cell>
          <table:table-cell table:formula="of:=20*LOG([.B520]* 0.004798464491363)" office:value-type="float" office:value="-6.82348218677235" calcext:value-type="float">
            <text:p>-6.82348218677235</text:p>
          </table:table-cell>
          <table:table-cell office:value-type="float" office:value="101" calcext:value-type="float">
            <text:p>101</text:p>
          </table:table-cell>
          <table:table-cell table:formula="of:=20*LOG([.D520]* 0.004798464491363)" office:value-type="float" office:value="-6.29152681689646" calcext:value-type="float">
            <text:p>-6.29152681689646</text:p>
          </table:table-cell>
          <table:table-cell office:value-type="float" office:value="330" calcext:value-type="float">
            <text:p>330</text:p>
          </table:table-cell>
          <table:table-cell table:formula="of:=20*LOG([.F520]* 0.004798464491363)" office:value-type="float" office:value="3.99232450500844" calcext:value-type="float">
            <text:p>3.99232450500844</text:p>
          </table:table-cell>
          <table:table-cell office:value-type="float" office:value="330" calcext:value-type="float">
            <text:p>330</text:p>
          </table:table-cell>
          <table:table-cell table:formula="of:=20*LOG([.H520]* 0.004798464491363)" office:value-type="float" office:value="3.99232450500844" calcext:value-type="float">
            <text:p>3.99232450500844</text:p>
          </table:table-cell>
          <table:table-cell table:number-columns-repeated="5"/>
        </table:table-row>
        <table:table-row table:style-name="ro2">
          <table:table-cell office:value-type="float" office:value="2500.3798828125" calcext:value-type="float">
            <text:p>2500.4</text:p>
          </table:table-cell>
          <table:table-cell office:value-type="float" office:value="97" calcext:value-type="float">
            <text:p>97</text:p>
          </table:table-cell>
          <table:table-cell table:formula="of:=20*LOG([.B521]* 0.004798464491363)" office:value-type="float" office:value="-6.64251960722441" calcext:value-type="float">
            <text:p>-6.64251960722441</text:p>
          </table:table-cell>
          <table:table-cell office:value-type="float" office:value="85" calcext:value-type="float">
            <text:p>85</text:p>
          </table:table-cell>
          <table:table-cell table:formula="of:=20*LOG([.D521]* 0.004798464491363)" office:value-type="float" office:value="-7.78957577826346" calcext:value-type="float">
            <text:p>-7.78957577826346</text:p>
          </table:table-cell>
          <table:table-cell office:value-type="float" office:value="317" calcext:value-type="float">
            <text:p>317</text:p>
          </table:table-cell>
          <table:table-cell table:formula="of:=20*LOG([.F521]* 0.004798464491363)" office:value-type="float" office:value="3.64323095180572" calcext:value-type="float">
            <text:p>3.64323095180572</text:p>
          </table:table-cell>
          <table:table-cell office:value-type="float" office:value="317" calcext:value-type="float">
            <text:p>317</text:p>
          </table:table-cell>
          <table:table-cell table:formula="of:=20*LOG([.H521]* 0.004798464491363)" office:value-type="float" office:value="3.64323095180572" calcext:value-type="float">
            <text:p>3.64323095180572</text:p>
          </table:table-cell>
          <table:table-cell table:number-columns-repeated="5"/>
        </table:table-row>
        <table:table-row table:style-name="ro2">
          <table:table-cell office:value-type="float" office:value="2500.39990234375" calcext:value-type="float">
            <text:p>2500.4</text:p>
          </table:table-cell>
          <table:table-cell office:value-type="float" office:value="91" calcext:value-type="float">
            <text:p>91</text:p>
          </table:table-cell>
          <table:table-cell table:formula="of:=20*LOG([.B522]* 0.004798464491363)" office:value-type="float" office:value="-7.19712644612744" calcext:value-type="float">
            <text:p>-7.19712644612744</text:p>
          </table:table-cell>
          <table:table-cell office:value-type="float" office:value="94" calcext:value-type="float">
            <text:p>94</text:p>
          </table:table-cell>
          <table:table-cell table:formula="of:=20*LOG([.D522]* 0.004798464491363)" office:value-type="float" office:value="-6.91539722055533" calcext:value-type="float">
            <text:p>-6.91539722055533</text:p>
          </table:table-cell>
          <table:table-cell office:value-type="float" office:value="304" calcext:value-type="float">
            <text:p>304</text:p>
          </table:table-cell>
          <table:table-cell table:formula="of:=20*LOG([.F522]* 0.004798464491363)" office:value-type="float" office:value="3.27951737962576" calcext:value-type="float">
            <text:p>3.27951737962576</text:p>
          </table:table-cell>
          <table:table-cell office:value-type="float" office:value="304" calcext:value-type="float">
            <text:p>304</text:p>
          </table:table-cell>
          <table:table-cell table:formula="of:=20*LOG([.H522]* 0.004798464491363)" office:value-type="float" office:value="3.27951737962576" calcext:value-type="float">
            <text:p>3.27951737962576</text:p>
          </table:table-cell>
          <table:table-cell table:number-columns-repeated="5"/>
        </table:table-row>
        <table:table-row table:style-name="ro2">
          <table:table-cell office:value-type="float" office:value="2500.419921875" calcext:value-type="float">
            <text:p>2500.4</text:p>
          </table:table-cell>
          <table:table-cell office:value-type="float" office:value="97" calcext:value-type="float">
            <text:p>97</text:p>
          </table:table-cell>
          <table:table-cell table:formula="of:=20*LOG([.B523]* 0.004798464491363)" office:value-type="float" office:value="-6.64251960722441" calcext:value-type="float">
            <text:p>-6.64251960722441</text:p>
          </table:table-cell>
          <table:table-cell office:value-type="float" office:value="91" calcext:value-type="float">
            <text:p>91</text:p>
          </table:table-cell>
          <table:table-cell table:formula="of:=20*LOG([.D523]* 0.004798464491363)" office:value-type="float" office:value="-7.19712644612744" calcext:value-type="float">
            <text:p>-7.19712644612744</text:p>
          </table:table-cell>
          <table:table-cell office:value-type="float" office:value="292" calcext:value-type="float">
            <text:p>292</text:p>
          </table:table-cell>
          <table:table-cell table:formula="of:=20*LOG([.F523]* 0.004798464491363)" office:value-type="float" office:value="2.92970273641906" calcext:value-type="float">
            <text:p>2.92970273641906</text:p>
          </table:table-cell>
          <table:table-cell office:value-type="float" office:value="293" calcext:value-type="float">
            <text:p>293</text:p>
          </table:table-cell>
          <table:table-cell table:formula="of:=20*LOG([.H523]* 0.004798464491363)" office:value-type="float" office:value="2.95939811453288" calcext:value-type="float">
            <text:p>2.95939811453288</text:p>
          </table:table-cell>
          <table:table-cell table:number-columns-repeated="5"/>
        </table:table-row>
        <table:table-row table:style-name="ro2">
          <table:table-cell office:value-type="float" office:value="2500.43994140625" calcext:value-type="float">
            <text:p>2500.4</text:p>
          </table:table-cell>
          <table:table-cell office:value-type="float" office:value="80" calcext:value-type="float">
            <text:p>80</text:p>
          </table:table-cell>
          <table:table-cell table:formula="of:=20*LOG([.B524]* 0.004798464491363)" office:value-type="float" office:value="-8.31615455271044" calcext:value-type="float">
            <text:p>-8.31615455271044</text:p>
          </table:table-cell>
          <table:table-cell office:value-type="float" office:value="81" calcext:value-type="float">
            <text:p>81</text:p>
          </table:table-cell>
          <table:table-cell table:formula="of:=20*LOG([.D524]* 0.004798464491363)" office:value-type="float" office:value="-8.20825391497631" calcext:value-type="float">
            <text:p>-8.20825391497631</text:p>
          </table:table-cell>
          <table:table-cell office:value-type="float" office:value="281" calcext:value-type="float">
            <text:p>281</text:p>
          </table:table-cell>
          <table:table-cell table:formula="of:=20*LOG([.F524]* 0.004798464491363)" office:value-type="float" office:value="2.59617210555229" calcext:value-type="float">
            <text:p>2.59617210555229</text:p>
          </table:table-cell>
          <table:table-cell office:value-type="float" office:value="282" calcext:value-type="float">
            <text:p>282</text:p>
          </table:table-cell>
          <table:table-cell table:formula="of:=20*LOG([.H524]* 0.004798464491363)" office:value-type="float" office:value="2.62702787383791" calcext:value-type="float">
            <text:p>2.62702787383791</text:p>
          </table:table-cell>
          <table:table-cell table:number-columns-repeated="5"/>
        </table:table-row>
        <table:table-row table:style-name="ro2">
          <table:table-cell office:value-type="float" office:value="2500.4599609375" calcext:value-type="float">
            <text:p>2500.5</text:p>
          </table:table-cell>
          <table:table-cell office:value-type="float" office:value="88" calcext:value-type="float">
            <text:p>88</text:p>
          </table:table-cell>
          <table:table-cell table:formula="of:=20*LOG([.B525]* 0.004798464491363)" office:value-type="float" office:value="-7.48830084954594" calcext:value-type="float">
            <text:p>-7.48830084954594</text:p>
          </table:table-cell>
          <table:table-cell office:value-type="float" office:value="83" calcext:value-type="float">
            <text:p>83</text:p>
          </table:table-cell>
          <table:table-cell table:formula="of:=20*LOG([.D525]* 0.004798464491363)" office:value-type="float" office:value="-7.99639244502783" calcext:value-type="float">
            <text:p>-7.99639244502783</text:p>
          </table:table-cell>
          <table:table-cell office:value-type="float" office:value="271" calcext:value-type="float">
            <text:p>271</text:p>
          </table:table-cell>
          <table:table-cell table:formula="of:=20*LOG([.F525]* 0.004798464491363)" office:value-type="float" office:value="2.2814315249388" calcext:value-type="float">
            <text:p>2.2814315249388</text:p>
          </table:table-cell>
          <table:table-cell office:value-type="float" office:value="272" calcext:value-type="float">
            <text:p>272</text:p>
          </table:table-cell>
          <table:table-cell table:formula="of:=20*LOG([.H525]* 0.004798464491363)" office:value-type="float" office:value="2.31342378813466" calcext:value-type="float">
            <text:p>2.31342378813466</text:p>
          </table:table-cell>
          <table:table-cell table:number-columns-repeated="5"/>
        </table:table-row>
        <table:table-row table:style-name="ro2">
          <table:table-cell office:value-type="float" office:value="2500.47998046875" calcext:value-type="float">
            <text:p>2500.5</text:p>
          </table:table-cell>
          <table:table-cell office:value-type="float" office:value="96" calcext:value-type="float">
            <text:p>96</text:p>
          </table:table-cell>
          <table:table-cell table:formula="of:=20*LOG([.B526]* 0.004798464491363)" office:value-type="float" office:value="-6.73252963175794" calcext:value-type="float">
            <text:p>-6.73252963175794</text:p>
          </table:table-cell>
          <table:table-cell office:value-type="float" office:value="95" calcext:value-type="float">
            <text:p>95</text:p>
          </table:table-cell>
          <table:table-cell table:formula="of:=20*LOG([.D526]* 0.004798464491363)" office:value-type="float" office:value="-6.82348218677235" calcext:value-type="float">
            <text:p>-6.82348218677235</text:p>
          </table:table-cell>
          <table:table-cell office:value-type="float" office:value="262" calcext:value-type="float">
            <text:p>262</text:p>
          </table:table-cell>
          <table:table-cell table:formula="of:=20*LOG([.F526]* 0.004798464491363)" office:value-type="float" office:value="1.9880715338456" calcext:value-type="float">
            <text:p>1.9880715338456</text:p>
          </table:table-cell>
          <table:table-cell office:value-type="float" office:value="262" calcext:value-type="float">
            <text:p>262</text:p>
          </table:table-cell>
          <table:table-cell table:formula="of:=20*LOG([.H526]* 0.004798464491363)" office:value-type="float" office:value="1.9880715338456" calcext:value-type="float">
            <text:p>1.9880715338456</text:p>
          </table:table-cell>
          <table:table-cell table:number-columns-repeated="5"/>
        </table:table-row>
        <table:table-row table:style-name="ro2">
          <table:table-cell office:value-type="float" office:value="2500.5" calcext:value-type="float">
            <text:p>2500.5</text:p>
          </table:table-cell>
          <table:table-cell office:value-type="float" office:value="97" calcext:value-type="float">
            <text:p>97</text:p>
          </table:table-cell>
          <table:table-cell table:formula="of:=20*LOG([.B527]* 0.004798464491363)" office:value-type="float" office:value="-6.64251960722441" calcext:value-type="float">
            <text:p>-6.64251960722441</text:p>
          </table:table-cell>
          <table:table-cell office:value-type="float" office:value="91" calcext:value-type="float">
            <text:p>91</text:p>
          </table:table-cell>
          <table:table-cell table:formula="of:=20*LOG([.D527]* 0.004798464491363)" office:value-type="float" office:value="-7.19712644612744" calcext:value-type="float">
            <text:p>-7.19712644612744</text:p>
          </table:table-cell>
          <table:table-cell office:value-type="float" office:value="252" calcext:value-type="float">
            <text:p>252</text:p>
          </table:table-cell>
          <table:table-cell table:formula="of:=20*LOG([.F527]* 0.004798464491363)" office:value-type="float" office:value="1.65005652308157" calcext:value-type="float">
            <text:p>1.65005652308157</text:p>
          </table:table-cell>
          <table:table-cell office:value-type="float" office:value="252" calcext:value-type="float">
            <text:p>252</text:p>
          </table:table-cell>
          <table:table-cell table:formula="of:=20*LOG([.H527]* 0.004798464491363)" office:value-type="float" office:value="1.65005652308157" calcext:value-type="float">
            <text:p>1.65005652308157</text:p>
          </table:table-cell>
          <table:table-cell table:number-columns-repeated="5"/>
        </table:table-row>
        <table:table-row table:style-name="ro2">
          <table:table-cell office:value-type="float" office:value="2500.52001953125" calcext:value-type="float">
            <text:p>2500.5</text:p>
          </table:table-cell>
          <table:table-cell office:value-type="float" office:value="90" calcext:value-type="float">
            <text:p>90</text:p>
          </table:table-cell>
          <table:table-cell table:formula="of:=20*LOG([.B528]* 0.004798464491363)" office:value-type="float" office:value="-7.29310410376281" calcext:value-type="float">
            <text:p>-7.29310410376281</text:p>
          </table:table-cell>
          <table:table-cell office:value-type="float" office:value="81" calcext:value-type="float">
            <text:p>81</text:p>
          </table:table-cell>
          <table:table-cell table:formula="of:=20*LOG([.D528]* 0.004798464491363)" office:value-type="float" office:value="-8.20825391497631" calcext:value-type="float">
            <text:p>-8.20825391497631</text:p>
          </table:table-cell>
          <table:table-cell office:value-type="float" office:value="242" calcext:value-type="float">
            <text:p>242</text:p>
          </table:table-cell>
          <table:table-cell table:formula="of:=20*LOG([.F528]* 0.004798464491363)" office:value-type="float" office:value="1.29835302705932" calcext:value-type="float">
            <text:p>1.29835302705932</text:p>
          </table:table-cell>
          <table:table-cell office:value-type="float" office:value="242" calcext:value-type="float">
            <text:p>242</text:p>
          </table:table-cell>
          <table:table-cell table:formula="of:=20*LOG([.H528]* 0.004798464491363)" office:value-type="float" office:value="1.29835302705932" calcext:value-type="float">
            <text:p>1.29835302705932</text:p>
          </table:table-cell>
          <table:table-cell table:number-columns-repeated="5"/>
        </table:table-row>
        <table:table-row table:style-name="ro2">
          <table:table-cell office:value-type="float" office:value="2500.5400390625" calcext:value-type="float">
            <text:p>2500.5</text:p>
          </table:table-cell>
          <table:table-cell office:value-type="float" office:value="88" calcext:value-type="float">
            <text:p>88</text:p>
          </table:table-cell>
          <table:table-cell table:formula="of:=20*LOG([.B529]* 0.004798464491363)" office:value-type="float" office:value="-7.48830084954594" calcext:value-type="float">
            <text:p>-7.48830084954594</text:p>
          </table:table-cell>
          <table:table-cell office:value-type="float" office:value="81" calcext:value-type="float">
            <text:p>81</text:p>
          </table:table-cell>
          <table:table-cell table:formula="of:=20*LOG([.D529]* 0.004798464491363)" office:value-type="float" office:value="-8.20825391497631" calcext:value-type="float">
            <text:p>-8.20825391497631</text:p>
          </table:table-cell>
          <table:table-cell office:value-type="float" office:value="233" calcext:value-type="float">
            <text:p>233</text:p>
          </table:table-cell>
          <table:table-cell table:formula="of:=20*LOG([.F529]* 0.004798464491363)" office:value-type="float" office:value="0.96916412797107" calcext:value-type="float">
            <text:p>0.96916412797107</text:p>
          </table:table-cell>
          <table:table-cell office:value-type="float" office:value="233" calcext:value-type="float">
            <text:p>233</text:p>
          </table:table-cell>
          <table:table-cell table:formula="of:=20*LOG([.H529]* 0.004798464491363)" office:value-type="float" office:value="0.96916412797107" calcext:value-type="float">
            <text:p>0.96916412797107</text:p>
          </table:table-cell>
          <table:table-cell table:number-columns-repeated="5"/>
        </table:table-row>
        <table:table-row table:style-name="ro2">
          <table:table-cell office:value-type="float" office:value="2500.56005859375" calcext:value-type="float">
            <text:p>2500.6</text:p>
          </table:table-cell>
          <table:table-cell office:value-type="float" office:value="87" calcext:value-type="float">
            <text:p>87</text:p>
          </table:table-cell>
          <table:table-cell table:formula="of:=20*LOG([.B530]* 0.004798464491363)" office:value-type="float" office:value="-7.58756924017694" calcext:value-type="float">
            <text:p>-7.58756924017694</text:p>
          </table:table-cell>
          <table:table-cell office:value-type="float" office:value="85" calcext:value-type="float">
            <text:p>85</text:p>
          </table:table-cell>
          <table:table-cell table:formula="of:=20*LOG([.D530]* 0.004798464491363)" office:value-type="float" office:value="-7.78957577826346" calcext:value-type="float">
            <text:p>-7.78957577826346</text:p>
          </table:table-cell>
          <table:table-cell office:value-type="float" office:value="224" calcext:value-type="float">
            <text:p>224</text:p>
          </table:table-cell>
          <table:table-cell table:formula="of:=20*LOG([.F530]* 0.004798464491363)" office:value-type="float" office:value="0.627006074133946" calcext:value-type="float">
            <text:p>0.627006074133946</text:p>
          </table:table-cell>
          <table:table-cell office:value-type="float" office:value="224" calcext:value-type="float">
            <text:p>224</text:p>
          </table:table-cell>
          <table:table-cell table:formula="of:=20*LOG([.H530]* 0.004798464491363)" office:value-type="float" office:value="0.627006074133946" calcext:value-type="float">
            <text:p>0.627006074133946</text:p>
          </table:table-cell>
          <table:table-cell table:number-columns-repeated="5"/>
        </table:table-row>
        <table:table-row table:style-name="ro2">
          <table:table-cell office:value-type="float" office:value="2500.580078125" calcext:value-type="float">
            <text:p>2500.6</text:p>
          </table:table-cell>
          <table:table-cell office:value-type="float" office:value="90" calcext:value-type="float">
            <text:p>90</text:p>
          </table:table-cell>
          <table:table-cell table:formula="of:=20*LOG([.B531]* 0.004798464491363)" office:value-type="float" office:value="-7.29310410376281" calcext:value-type="float">
            <text:p>-7.29310410376281</text:p>
          </table:table-cell>
          <table:table-cell office:value-type="float" office:value="85" calcext:value-type="float">
            <text:p>85</text:p>
          </table:table-cell>
          <table:table-cell table:formula="of:=20*LOG([.D531]* 0.004798464491363)" office:value-type="float" office:value="-7.78957577826346" calcext:value-type="float">
            <text:p>-7.78957577826346</text:p>
          </table:table-cell>
          <table:table-cell office:value-type="float" office:value="215" calcext:value-type="float">
            <text:p>215</text:p>
          </table:table-cell>
          <table:table-cell table:formula="of:=20*LOG([.F531]* 0.004798464491363)" office:value-type="float" office:value="0.270814905762796" calcext:value-type="float">
            <text:p>0.270814905762796</text:p>
          </table:table-cell>
          <table:table-cell office:value-type="float" office:value="215" calcext:value-type="float">
            <text:p>215</text:p>
          </table:table-cell>
          <table:table-cell table:formula="of:=20*LOG([.H531]* 0.004798464491363)" office:value-type="float" office:value="0.270814905762796" calcext:value-type="float">
            <text:p>0.270814905762796</text:p>
          </table:table-cell>
          <table:table-cell table:number-columns-repeated="5"/>
        </table:table-row>
        <table:table-row table:style-name="ro2">
          <table:table-cell office:value-type="float" office:value="2500.60009765625" calcext:value-type="float">
            <text:p>2500.6</text:p>
          </table:table-cell>
          <table:table-cell office:value-type="float" office:value="92" calcext:value-type="float">
            <text:p>92</text:p>
          </table:table-cell>
          <table:table-cell table:formula="of:=20*LOG([.B532]* 0.004798464491363)" office:value-type="float" office:value="-7.1021977456382" calcext:value-type="float">
            <text:p>-7.1021977456382</text:p>
          </table:table-cell>
          <table:table-cell office:value-type="float" office:value="85" calcext:value-type="float">
            <text:p>85</text:p>
          </table:table-cell>
          <table:table-cell table:formula="of:=20*LOG([.D532]* 0.004798464491363)" office:value-type="float" office:value="-7.78957577826346" calcext:value-type="float">
            <text:p>-7.78957577826346</text:p>
          </table:table-cell>
          <table:table-cell office:value-type="float" office:value="207" calcext:value-type="float">
            <text:p>207</text:p>
          </table:table-cell>
          <table:table-cell table:formula="of:=20*LOG([.F532]* 0.004798464491363)" office:value-type="float" office:value="-0.0585473834109547" calcext:value-type="float">
            <text:p>-0.058547383410955</text:p>
          </table:table-cell>
          <table:table-cell office:value-type="float" office:value="207" calcext:value-type="float">
            <text:p>207</text:p>
          </table:table-cell>
          <table:table-cell table:formula="of:=20*LOG([.H532]* 0.004798464491363)" office:value-type="float" office:value="-0.0585473834109547" calcext:value-type="float">
            <text:p>-0.058547383410955</text:p>
          </table:table-cell>
          <table:table-cell table:number-columns-repeated="5"/>
        </table:table-row>
        <table:table-row table:style-name="ro2">
          <table:table-cell office:value-type="float" office:value="2500.6201171875" calcext:value-type="float">
            <text:p>2500.6</text:p>
          </table:table-cell>
          <table:table-cell office:value-type="float" office:value="85" calcext:value-type="float">
            <text:p>85</text:p>
          </table:table-cell>
          <table:table-cell table:formula="of:=20*LOG([.B533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533]* 0.004798464491363)" office:value-type="float" office:value="-8.10167724487498" calcext:value-type="float">
            <text:p>-8.10167724487498</text:p>
          </table:table-cell>
          <table:table-cell office:value-type="float" office:value="198" calcext:value-type="float">
            <text:p>198</text:p>
          </table:table-cell>
          <table:table-cell table:formula="of:=20*LOG([.F533]* 0.004798464491363)" office:value-type="float" office:value="-0.444650487318687" calcext:value-type="float">
            <text:p>-0.444650487318687</text:p>
          </table:table-cell>
          <table:table-cell office:value-type="float" office:value="198" calcext:value-type="float">
            <text:p>198</text:p>
          </table:table-cell>
          <table:table-cell table:formula="of:=20*LOG([.H533]* 0.004798464491363)" office:value-type="float" office:value="-0.444650487318687" calcext:value-type="float">
            <text:p>-0.444650487318687</text:p>
          </table:table-cell>
          <table:table-cell table:number-columns-repeated="5"/>
        </table:table-row>
        <table:table-row table:style-name="ro2">
          <table:table-cell office:value-type="float" office:value="2500.64013671875" calcext:value-type="float">
            <text:p>2500.6</text:p>
          </table:table-cell>
          <table:table-cell office:value-type="float" office:value="85" calcext:value-type="float">
            <text:p>85</text:p>
          </table:table-cell>
          <table:table-cell table:formula="of:=20*LOG([.B53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534]* 0.004798464491363)" office:value-type="float" office:value="-8.31615455271044" calcext:value-type="float">
            <text:p>-8.31615455271044</text:p>
          </table:table-cell>
          <table:table-cell office:value-type="float" office:value="190" calcext:value-type="float">
            <text:p>190</text:p>
          </table:table-cell>
          <table:table-cell table:formula="of:=20*LOG([.F534]* 0.004798464491363)" office:value-type="float" office:value="-0.80288227349273" calcext:value-type="float">
            <text:p>-0.80288227349273</text:p>
          </table:table-cell>
          <table:table-cell office:value-type="float" office:value="190" calcext:value-type="float">
            <text:p>190</text:p>
          </table:table-cell>
          <table:table-cell table:formula="of:=20*LOG([.H534]* 0.004798464491363)" office:value-type="float" office:value="-0.80288227349273" calcext:value-type="float">
            <text:p>-0.80288227349273</text:p>
          </table:table-cell>
          <table:table-cell table:number-columns-repeated="5"/>
        </table:table-row>
        <table:table-row table:style-name="ro2">
          <table:table-cell office:value-type="float" office:value="2500.66015625" calcext:value-type="float">
            <text:p>2500.7</text:p>
          </table:table-cell>
          <table:table-cell office:value-type="float" office:value="91" calcext:value-type="float">
            <text:p>91</text:p>
          </table:table-cell>
          <table:table-cell table:formula="of:=20*LOG([.B535]* 0.004798464491363)" office:value-type="float" office:value="-7.19712644612744" calcext:value-type="float">
            <text:p>-7.19712644612744</text:p>
          </table:table-cell>
          <table:table-cell office:value-type="float" office:value="82" calcext:value-type="float">
            <text:p>82</text:p>
          </table:table-cell>
          <table:table-cell table:formula="of:=20*LOG([.D535]* 0.004798464491363)" office:value-type="float" office:value="-8.10167724487498" calcext:value-type="float">
            <text:p>-8.10167724487498</text:p>
          </table:table-cell>
          <table:table-cell office:value-type="float" office:value="181" calcext:value-type="float">
            <text:p>181</text:p>
          </table:table-cell>
          <table:table-cell table:formula="of:=20*LOG([.F535]* 0.004798464491363)" office:value-type="float" office:value="-1.22438279516562" calcext:value-type="float">
            <text:p>-1.22438279516562</text:p>
          </table:table-cell>
          <table:table-cell office:value-type="float" office:value="181" calcext:value-type="float">
            <text:p>181</text:p>
          </table:table-cell>
          <table:table-cell table:formula="of:=20*LOG([.H535]* 0.004798464491363)" office:value-type="float" office:value="-1.22438279516562" calcext:value-type="float">
            <text:p>-1.22438279516562</text:p>
          </table:table-cell>
          <table:table-cell table:number-columns-repeated="5"/>
        </table:table-row>
        <table:table-row table:style-name="ro2">
          <table:table-cell office:value-type="float" office:value="2500.68017578125" calcext:value-type="float">
            <text:p>2500.7</text:p>
          </table:table-cell>
          <table:table-cell office:value-type="float" office:value="87" calcext:value-type="float">
            <text:p>87</text:p>
          </table:table-cell>
          <table:table-cell table:formula="of:=20*LOG([.B536]* 0.004798464491363)" office:value-type="float" office:value="-7.58756924017694" calcext:value-type="float">
            <text:p>-7.58756924017694</text:p>
          </table:table-cell>
          <table:table-cell office:value-type="float" office:value="73" calcext:value-type="float">
            <text:p>73</text:p>
          </table:table-cell>
          <table:table-cell table:formula="of:=20*LOG([.D536]* 0.004798464491363)" office:value-type="float" office:value="-9.11149709014019" calcext:value-type="float">
            <text:p>-9.11149709014019</text:p>
          </table:table-cell>
          <table:table-cell office:value-type="float" office:value="173" calcext:value-type="float">
            <text:p>173</text:p>
          </table:table-cell>
          <table:table-cell table:formula="of:=20*LOG([.F536]* 0.004798464491363)" office:value-type="float" office:value="-1.6170322299734" calcext:value-type="float">
            <text:p>-1.6170322299734</text:p>
          </table:table-cell>
          <table:table-cell office:value-type="float" office:value="173" calcext:value-type="float">
            <text:p>173</text:p>
          </table:table-cell>
          <table:table-cell table:formula="of:=20*LOG([.H536]* 0.004798464491363)" office:value-type="float" office:value="-1.6170322299734" calcext:value-type="float">
            <text:p>-1.6170322299734</text:p>
          </table:table-cell>
          <table:table-cell table:number-columns-repeated="5"/>
        </table:table-row>
        <table:table-row table:style-name="ro2">
          <table:table-cell office:value-type="float" office:value="2500.7001953125" calcext:value-type="float">
            <text:p>2500.7</text:p>
          </table:table-cell>
          <table:table-cell office:value-type="float" office:value="93" calcext:value-type="float">
            <text:p>93</text:p>
          </table:table-cell>
          <table:table-cell table:formula="of:=20*LOG([.B537]* 0.004798464491363)" office:value-type="float" office:value="-7.00829532147061" calcext:value-type="float">
            <text:p>-7.00829532147061</text:p>
          </table:table-cell>
          <table:table-cell office:value-type="float" office:value="84" calcext:value-type="float">
            <text:p>84</text:p>
          </table:table-cell>
          <table:table-cell table:formula="of:=20*LOG([.D537]* 0.004798464491363)" office:value-type="float" office:value="-7.89236857131168" calcext:value-type="float">
            <text:p>-7.89236857131168</text:p>
          </table:table-cell>
          <table:table-cell office:value-type="float" office:value="164" calcext:value-type="float">
            <text:p>164</text:p>
          </table:table-cell>
          <table:table-cell table:formula="of:=20*LOG([.F537]* 0.004798464491363)" office:value-type="float" office:value="-2.08107733159535" calcext:value-type="float">
            <text:p>-2.08107733159535</text:p>
          </table:table-cell>
          <table:table-cell office:value-type="float" office:value="164" calcext:value-type="float">
            <text:p>164</text:p>
          </table:table-cell>
          <table:table-cell table:formula="of:=20*LOG([.H537]* 0.004798464491363)" office:value-type="float" office:value="-2.08107733159535" calcext:value-type="float">
            <text:p>-2.08107733159535</text:p>
          </table:table-cell>
          <table:table-cell table:number-columns-repeated="5"/>
        </table:table-row>
        <table:table-row table:style-name="ro2">
          <table:table-cell office:value-type="float" office:value="2500.72021484375" calcext:value-type="float">
            <text:p>2500.7</text:p>
          </table:table-cell>
          <table:table-cell office:value-type="float" office:value="83" calcext:value-type="float">
            <text:p>83</text:p>
          </table:table-cell>
          <table:table-cell table:formula="of:=20*LOG([.B538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538]* 0.004798464491363)" office:value-type="float" office:value="-8.31615455271044" calcext:value-type="float">
            <text:p>-8.31615455271044</text:p>
          </table:table-cell>
          <table:table-cell office:value-type="float" office:value="156" calcext:value-type="float">
            <text:p>156</text:p>
          </table:table-cell>
          <table:table-cell table:formula="of:=20*LOG([.F538]* 0.004798464491363)" office:value-type="float" office:value="-2.51546232546008" calcext:value-type="float">
            <text:p>-2.51546232546008</text:p>
          </table:table-cell>
          <table:table-cell office:value-type="float" office:value="156" calcext:value-type="float">
            <text:p>156</text:p>
          </table:table-cell>
          <table:table-cell table:formula="of:=20*LOG([.H538]* 0.004798464491363)" office:value-type="float" office:value="-2.51546232546008" calcext:value-type="float">
            <text:p>-2.51546232546008</text:p>
          </table:table-cell>
          <table:table-cell table:number-columns-repeated="5"/>
        </table:table-row>
        <table:table-row table:style-name="ro2">
          <table:table-cell office:value-type="float" office:value="2500.740234375" calcext:value-type="float">
            <text:p>2500.7</text:p>
          </table:table-cell>
          <table:table-cell office:value-type="float" office:value="83" calcext:value-type="float">
            <text:p>83</text:p>
          </table:table-cell>
          <table:table-cell table:formula="of:=20*LOG([.B539]* 0.004798464491363)" office:value-type="float" office:value="-7.99639244502783" calcext:value-type="float">
            <text:p>-7.99639244502783</text:p>
          </table:table-cell>
          <table:table-cell office:value-type="float" office:value="86" calcext:value-type="float">
            <text:p>86</text:p>
          </table:table-cell>
          <table:table-cell table:formula="of:=20*LOG([.D539]* 0.004798464491363)" office:value-type="float" office:value="-7.68798526767795" calcext:value-type="float">
            <text:p>-7.68798526767795</text:p>
          </table:table-cell>
          <table:table-cell office:value-type="float" office:value="149" calcext:value-type="float">
            <text:p>149</text:p>
          </table:table-cell>
          <table:table-cell table:formula="of:=20*LOG([.F539]* 0.004798464491363)" office:value-type="float" office:value="-2.91422892430383" calcext:value-type="float">
            <text:p>-2.91422892430383</text:p>
          </table:table-cell>
          <table:table-cell office:value-type="float" office:value="149" calcext:value-type="float">
            <text:p>149</text:p>
          </table:table-cell>
          <table:table-cell table:formula="of:=20*LOG([.H539]* 0.004798464491363)" office:value-type="float" office:value="-2.91422892430383" calcext:value-type="float">
            <text:p>-2.91422892430383</text:p>
          </table:table-cell>
          <table:table-cell table:number-columns-repeated="5"/>
        </table:table-row>
        <table:table-row table:style-name="ro2">
          <table:table-cell office:value-type="float" office:value="2500.759765625" calcext:value-type="float">
            <text:p>2500.8</text:p>
          </table:table-cell>
          <table:table-cell office:value-type="float" office:value="87" calcext:value-type="float">
            <text:p>87</text:p>
          </table:table-cell>
          <table:table-cell table:formula="of:=20*LOG([.B540]* 0.004798464491363)" office:value-type="float" office:value="-7.58756924017694" calcext:value-type="float">
            <text:p>-7.58756924017694</text:p>
          </table:table-cell>
          <table:table-cell office:value-type="float" office:value="83" calcext:value-type="float">
            <text:p>83</text:p>
          </table:table-cell>
          <table:table-cell table:formula="of:=20*LOG([.D540]* 0.004798464491363)" office:value-type="float" office:value="-7.99639244502783" calcext:value-type="float">
            <text:p>-7.99639244502783</text:p>
          </table:table-cell>
          <table:table-cell office:value-type="float" office:value="142" calcext:value-type="float">
            <text:p>142</text:p>
          </table:table-cell>
          <table:table-cell table:formula="of:=20*LOG([.F540]* 0.004798464491363)" office:value-type="float" office:value="-3.33218740488818" calcext:value-type="float">
            <text:p>-3.33218740488818</text:p>
          </table:table-cell>
          <table:table-cell office:value-type="float" office:value="142" calcext:value-type="float">
            <text:p>142</text:p>
          </table:table-cell>
          <table:table-cell table:formula="of:=20*LOG([.H540]* 0.004798464491363)" office:value-type="float" office:value="-3.33218740488818" calcext:value-type="float">
            <text:p>-3.33218740488818</text:p>
          </table:table-cell>
          <table:table-cell table:number-columns-repeated="5"/>
        </table:table-row>
        <table:table-row table:style-name="ro2">
          <table:table-cell office:value-type="float" office:value="2500.77978515625" calcext:value-type="float">
            <text:p>2500.8</text:p>
          </table:table-cell>
          <table:table-cell office:value-type="float" office:value="86" calcext:value-type="float">
            <text:p>86</text:p>
          </table:table-cell>
          <table:table-cell table:formula="of:=20*LOG([.B541]* 0.004798464491363)" office:value-type="float" office:value="-7.68798526767795" calcext:value-type="float">
            <text:p>-7.68798526767795</text:p>
          </table:table-cell>
          <table:table-cell office:value-type="float" office:value="74" calcext:value-type="float">
            <text:p>74</text:p>
          </table:table-cell>
          <table:table-cell table:formula="of:=20*LOG([.D541]* 0.004798464491363)" office:value-type="float" office:value="-8.99331989792979" calcext:value-type="float">
            <text:p>-8.99331989792979</text:p>
          </table:table-cell>
          <table:table-cell office:value-type="float" office:value="137" calcext:value-type="float">
            <text:p>137</text:p>
          </table:table-cell>
          <table:table-cell table:formula="of:=20*LOG([.F541]* 0.004798464491363)" office:value-type="float" office:value="-3.64354294942117" calcext:value-type="float">
            <text:p>-3.64354294942117</text:p>
          </table:table-cell>
          <table:table-cell office:value-type="float" office:value="137" calcext:value-type="float">
            <text:p>137</text:p>
          </table:table-cell>
          <table:table-cell table:formula="of:=20*LOG([.H541]* 0.004798464491363)" office:value-type="float" office:value="-3.64354294942117" calcext:value-type="float">
            <text:p>-3.64354294942117</text:p>
          </table:table-cell>
          <table:table-cell table:number-columns-repeated="5"/>
        </table:table-row>
        <table:table-row table:style-name="ro2">
          <table:table-cell office:value-type="float" office:value="2500.7998046875" calcext:value-type="float">
            <text:p>2500.8</text:p>
          </table:table-cell>
          <table:table-cell office:value-type="float" office:value="89" calcext:value-type="float">
            <text:p>89</text:p>
          </table:table-cell>
          <table:table-cell table:formula="of:=20*LOG([.B542]* 0.004798464491363)" office:value-type="float" office:value="-7.39015415965105" calcext:value-type="float">
            <text:p>-7.39015415965105</text:p>
          </table:table-cell>
          <table:table-cell office:value-type="float" office:value="80" calcext:value-type="float">
            <text:p>80</text:p>
          </table:table-cell>
          <table:table-cell table:formula="of:=20*LOG([.D542]* 0.004798464491363)" office:value-type="float" office:value="-8.31615455271044" calcext:value-type="float">
            <text:p>-8.31615455271044</text:p>
          </table:table-cell>
          <table:table-cell office:value-type="float" office:value="133" calcext:value-type="float">
            <text:p>133</text:p>
          </table:table-cell>
          <table:table-cell table:formula="of:=20*LOG([.F542]* 0.004798464491363)" office:value-type="float" office:value="-3.90092147320759" calcext:value-type="float">
            <text:p>-3.90092147320759</text:p>
          </table:table-cell>
          <table:table-cell office:value-type="float" office:value="133" calcext:value-type="float">
            <text:p>133</text:p>
          </table:table-cell>
          <table:table-cell table:formula="of:=20*LOG([.H542]* 0.004798464491363)" office:value-type="float" office:value="-3.90092147320759" calcext:value-type="float">
            <text:p>-3.90092147320759</text:p>
          </table:table-cell>
          <table:table-cell table:number-columns-repeated="5"/>
        </table:table-row>
        <table:table-row table:style-name="ro2">
          <table:table-cell office:value-type="float" office:value="2500.81982421875" calcext:value-type="float">
            <text:p>2500.8</text:p>
          </table:table-cell>
          <table:table-cell office:value-type="float" office:value="91" calcext:value-type="float">
            <text:p>91</text:p>
          </table:table-cell>
          <table:table-cell table:formula="of:=20*LOG([.B543]* 0.004798464491363)" office:value-type="float" office:value="-7.19712644612744" calcext:value-type="float">
            <text:p>-7.19712644612744</text:p>
          </table:table-cell>
          <table:table-cell office:value-type="float" office:value="83" calcext:value-type="float">
            <text:p>83</text:p>
          </table:table-cell>
          <table:table-cell table:formula="of:=20*LOG([.D543]* 0.004798464491363)" office:value-type="float" office:value="-7.99639244502783" calcext:value-type="float">
            <text:p>-7.99639244502783</text:p>
          </table:table-cell>
          <table:table-cell office:value-type="float" office:value="130" calcext:value-type="float">
            <text:p>130</text:p>
          </table:table-cell>
          <table:table-cell table:formula="of:=20*LOG([.F543]* 0.004798464491363)" office:value-type="float" office:value="-4.09908724641257" calcext:value-type="float">
            <text:p>-4.09908724641257</text:p>
          </table:table-cell>
          <table:table-cell office:value-type="float" office:value="130" calcext:value-type="float">
            <text:p>130</text:p>
          </table:table-cell>
          <table:table-cell table:formula="of:=20*LOG([.H543]* 0.004798464491363)" office:value-type="float" office:value="-4.09908724641257" calcext:value-type="float">
            <text:p>-4.09908724641257</text:p>
          </table:table-cell>
          <table:table-cell table:number-columns-repeated="5"/>
        </table:table-row>
        <table:table-row table:style-name="ro2">
          <table:table-cell office:value-type="float" office:value="2500.83984375" calcext:value-type="float">
            <text:p>2500.8</text:p>
          </table:table-cell>
          <table:table-cell office:value-type="float" office:value="82" calcext:value-type="float">
            <text:p>82</text:p>
          </table:table-cell>
          <table:table-cell table:formula="of:=20*LOG([.B544]* 0.004798464491363)" office:value-type="float" office:value="-8.10167724487498" calcext:value-type="float">
            <text:p>-8.10167724487498</text:p>
          </table:table-cell>
          <table:table-cell office:value-type="float" office:value="78" calcext:value-type="float">
            <text:p>78</text:p>
          </table:table-cell>
          <table:table-cell table:formula="of:=20*LOG([.D544]* 0.004798464491363)" office:value-type="float" office:value="-8.5360622387397" calcext:value-type="float">
            <text:p>-8.5360622387397</text:p>
          </table:table-cell>
          <table:table-cell office:value-type="float" office:value="130" calcext:value-type="float">
            <text:p>130</text:p>
          </table:table-cell>
          <table:table-cell table:formula="of:=20*LOG([.F544]* 0.004798464491363)" office:value-type="float" office:value="-4.09908724641257" calcext:value-type="float">
            <text:p>-4.09908724641257</text:p>
          </table:table-cell>
          <table:table-cell office:value-type="float" office:value="130" calcext:value-type="float">
            <text:p>130</text:p>
          </table:table-cell>
          <table:table-cell table:formula="of:=20*LOG([.H544]* 0.004798464491363)" office:value-type="float" office:value="-4.09908724641257" calcext:value-type="float">
            <text:p>-4.09908724641257</text:p>
          </table:table-cell>
          <table:table-cell table:number-columns-repeated="5"/>
        </table:table-row>
        <table:table-row table:style-name="ro2">
          <table:table-cell office:value-type="float" office:value="2500.85986328125" calcext:value-type="float">
            <text:p>2500.9</text:p>
          </table:table-cell>
          <table:table-cell office:value-type="float" office:value="85" calcext:value-type="float">
            <text:p>85</text:p>
          </table:table-cell>
          <table:table-cell table:formula="of:=20*LOG([.B545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545]* 0.004798464491363)" office:value-type="float" office:value="-8.10167724487498" calcext:value-type="float">
            <text:p>-8.10167724487498</text:p>
          </table:table-cell>
          <table:table-cell office:value-type="float" office:value="133" calcext:value-type="float">
            <text:p>133</text:p>
          </table:table-cell>
          <table:table-cell table:formula="of:=20*LOG([.F545]* 0.004798464491363)" office:value-type="float" office:value="-3.90092147320759" calcext:value-type="float">
            <text:p>-3.90092147320759</text:p>
          </table:table-cell>
          <table:table-cell office:value-type="float" office:value="133" calcext:value-type="float">
            <text:p>133</text:p>
          </table:table-cell>
          <table:table-cell table:formula="of:=20*LOG([.H545]* 0.004798464491363)" office:value-type="float" office:value="-3.90092147320759" calcext:value-type="float">
            <text:p>-3.90092147320759</text:p>
          </table:table-cell>
          <table:table-cell table:number-columns-repeated="5"/>
        </table:table-row>
        <table:table-row table:style-name="ro2">
          <table:table-cell office:value-type="float" office:value="2500.8798828125" calcext:value-type="float">
            <text:p>2500.9</text:p>
          </table:table-cell>
          <table:table-cell office:value-type="float" office:value="91" calcext:value-type="float">
            <text:p>91</text:p>
          </table:table-cell>
          <table:table-cell table:formula="of:=20*LOG([.B546]* 0.004798464491363)" office:value-type="float" office:value="-7.19712644612744" calcext:value-type="float">
            <text:p>-7.19712644612744</text:p>
          </table:table-cell>
          <table:table-cell office:value-type="float" office:value="79" calcext:value-type="float">
            <text:p>79</text:p>
          </table:table-cell>
          <table:table-cell table:formula="of:=20*LOG([.D546]* 0.004798464491363)" office:value-type="float" office:value="-8.42541246674048" calcext:value-type="float">
            <text:p>-8.42541246674048</text:p>
          </table:table-cell>
          <table:table-cell office:value-type="float" office:value="142" calcext:value-type="float">
            <text:p>142</text:p>
          </table:table-cell>
          <table:table-cell table:formula="of:=20*LOG([.F546]* 0.004798464491363)" office:value-type="float" office:value="-3.33218740488818" calcext:value-type="float">
            <text:p>-3.33218740488818</text:p>
          </table:table-cell>
          <table:table-cell office:value-type="float" office:value="143" calcext:value-type="float">
            <text:p>143</text:p>
          </table:table-cell>
          <table:table-cell table:formula="of:=20*LOG([.H546]* 0.004798464491363)" office:value-type="float" office:value="-3.27123354324807" calcext:value-type="float">
            <text:p>-3.27123354324807</text:p>
          </table:table-cell>
          <table:table-cell table:number-columns-repeated="5"/>
        </table:table-row>
        <table:table-row table:style-name="ro2">
          <table:table-cell office:value-type="float" office:value="2500.89990234375" calcext:value-type="float">
            <text:p>2500.9</text:p>
          </table:table-cell>
          <table:table-cell office:value-type="float" office:value="83" calcext:value-type="float">
            <text:p>83</text:p>
          </table:table-cell>
          <table:table-cell table:formula="of:=20*LOG([.B547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547]* 0.004798464491363)" office:value-type="float" office:value="-8.64813978909967" calcext:value-type="float">
            <text:p>-8.64813978909967</text:p>
          </table:table-cell>
          <table:table-cell office:value-type="float" office:value="174" calcext:value-type="float">
            <text:p>174</text:p>
          </table:table-cell>
          <table:table-cell table:formula="of:=20*LOG([.F547]* 0.004798464491363)" office:value-type="float" office:value="-1.56696932689731" calcext:value-type="float">
            <text:p>-1.56696932689731</text:p>
          </table:table-cell>
          <table:table-cell office:value-type="float" office:value="174" calcext:value-type="float">
            <text:p>174</text:p>
          </table:table-cell>
          <table:table-cell table:formula="of:=20*LOG([.H547]* 0.004798464491363)" office:value-type="float" office:value="-1.56696932689731" calcext:value-type="float">
            <text:p>-1.56696932689731</text:p>
          </table:table-cell>
          <table:table-cell table:number-columns-repeated="5"/>
        </table:table-row>
        <table:table-row table:style-name="ro2">
          <table:table-cell office:value-type="float" office:value="2500.919921875" calcext:value-type="float">
            <text:p>2500.9</text:p>
          </table:table-cell>
          <table:table-cell office:value-type="float" office:value="81" calcext:value-type="float">
            <text:p>81</text:p>
          </table:table-cell>
          <table:table-cell table:formula="of:=20*LOG([.B548]* 0.004798464491363)" office:value-type="float" office:value="-8.20825391497631" calcext:value-type="float">
            <text:p>-8.20825391497631</text:p>
          </table:table-cell>
          <table:table-cell office:value-type="float" office:value="81" calcext:value-type="float">
            <text:p>81</text:p>
          </table:table-cell>
          <table:table-cell table:formula="of:=20*LOG([.D548]* 0.004798464491363)" office:value-type="float" office:value="-8.20825391497631" calcext:value-type="float">
            <text:p>-8.20825391497631</text:p>
          </table:table-cell>
          <table:table-cell office:value-type="float" office:value="208" calcext:value-type="float">
            <text:p>208</text:p>
          </table:table-cell>
          <table:table-cell table:formula="of:=20*LOG([.F548]* 0.004798464491363)" office:value-type="float" office:value="-0.0166875932940787" calcext:value-type="float">
            <text:p>-0.016687593294079</text:p>
          </table:table-cell>
          <table:table-cell office:value-type="float" office:value="208" calcext:value-type="float">
            <text:p>208</text:p>
          </table:table-cell>
          <table:table-cell table:formula="of:=20*LOG([.H548]* 0.004798464491363)" office:value-type="float" office:value="-0.0166875932940787" calcext:value-type="float">
            <text:p>-0.016687593294079</text:p>
          </table:table-cell>
          <table:table-cell table:number-columns-repeated="5"/>
        </table:table-row>
        <table:table-row table:style-name="ro2">
          <table:table-cell office:value-type="float" office:value="2500.93994140625" calcext:value-type="float">
            <text:p>2500.9</text:p>
          </table:table-cell>
          <table:table-cell office:value-type="float" office:value="89" calcext:value-type="float">
            <text:p>89</text:p>
          </table:table-cell>
          <table:table-cell table:formula="of:=20*LOG([.B549]* 0.004798464491363)" office:value-type="float" office:value="-7.39015415965105" calcext:value-type="float">
            <text:p>-7.39015415965105</text:p>
          </table:table-cell>
          <table:table-cell office:value-type="float" office:value="82" calcext:value-type="float">
            <text:p>82</text:p>
          </table:table-cell>
          <table:table-cell table:formula="of:=20*LOG([.D549]* 0.004798464491363)" office:value-type="float" office:value="-8.10167724487498" calcext:value-type="float">
            <text:p>-8.10167724487498</text:p>
          </table:table-cell>
          <table:table-cell office:value-type="float" office:value="224" calcext:value-type="float">
            <text:p>224</text:p>
          </table:table-cell>
          <table:table-cell table:formula="of:=20*LOG([.F549]* 0.004798464491363)" office:value-type="float" office:value="0.627006074133946" calcext:value-type="float">
            <text:p>0.627006074133946</text:p>
          </table:table-cell>
          <table:table-cell office:value-type="float" office:value="224" calcext:value-type="float">
            <text:p>224</text:p>
          </table:table-cell>
          <table:table-cell table:formula="of:=20*LOG([.H549]* 0.004798464491363)" office:value-type="float" office:value="0.627006074133946" calcext:value-type="float">
            <text:p>0.627006074133946</text:p>
          </table:table-cell>
          <table:table-cell table:number-columns-repeated="5"/>
        </table:table-row>
        <table:table-row table:style-name="ro2">
          <table:table-cell office:value-type="float" office:value="2500.9599609375" calcext:value-type="float">
            <text:p>2501.0</text:p>
          </table:table-cell>
          <table:table-cell office:value-type="float" office:value="86" calcext:value-type="float">
            <text:p>86</text:p>
          </table:table-cell>
          <table:table-cell table:formula="of:=20*LOG([.B55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550]* 0.004798464491363)" office:value-type="float" office:value="-8.20825391497631" calcext:value-type="float">
            <text:p>-8.20825391497631</text:p>
          </table:table-cell>
          <table:table-cell office:value-type="float" office:value="222" calcext:value-type="float">
            <text:p>222</text:p>
          </table:table-cell>
          <table:table-cell table:formula="of:=20*LOG([.F550]* 0.004798464491363)" office:value-type="float" office:value="0.549105196463463" calcext:value-type="float">
            <text:p>0.549105196463463</text:p>
          </table:table-cell>
          <table:table-cell office:value-type="float" office:value="222" calcext:value-type="float">
            <text:p>222</text:p>
          </table:table-cell>
          <table:table-cell table:formula="of:=20*LOG([.H550]* 0.004798464491363)" office:value-type="float" office:value="0.549105196463463" calcext:value-type="float">
            <text:p>0.549105196463463</text:p>
          </table:table-cell>
          <table:table-cell table:number-columns-repeated="5"/>
        </table:table-row>
        <table:table-row table:style-name="ro2">
          <table:table-cell office:value-type="float" office:value="2500.97998046875" calcext:value-type="float">
            <text:p>2501.0</text:p>
          </table:table-cell>
          <table:table-cell office:value-type="float" office:value="92" calcext:value-type="float">
            <text:p>92</text:p>
          </table:table-cell>
          <table:table-cell table:formula="of:=20*LOG([.B551]* 0.004798464491363)" office:value-type="float" office:value="-7.1021977456382" calcext:value-type="float">
            <text:p>-7.1021977456382</text:p>
          </table:table-cell>
          <table:table-cell office:value-type="float" office:value="78" calcext:value-type="float">
            <text:p>78</text:p>
          </table:table-cell>
          <table:table-cell table:formula="of:=20*LOG([.D551]* 0.004798464491363)" office:value-type="float" office:value="-8.5360622387397" calcext:value-type="float">
            <text:p>-8.5360622387397</text:p>
          </table:table-cell>
          <table:table-cell office:value-type="float" office:value="214" calcext:value-type="float">
            <text:p>214</text:p>
          </table:table-cell>
          <table:table-cell table:formula="of:=20*LOG([.F551]* 0.004798464491363)" office:value-type="float" office:value="0.230321174434506" calcext:value-type="float">
            <text:p>0.230321174434506</text:p>
          </table:table-cell>
          <table:table-cell office:value-type="float" office:value="214" calcext:value-type="float">
            <text:p>214</text:p>
          </table:table-cell>
          <table:table-cell table:formula="of:=20*LOG([.H551]* 0.004798464491363)" office:value-type="float" office:value="0.230321174434506" calcext:value-type="float">
            <text:p>0.230321174434506</text:p>
          </table:table-cell>
          <table:table-cell table:number-columns-repeated="5"/>
        </table:table-row>
        <table:table-row table:style-name="ro2">
          <table:table-cell office:value-type="float" office:value="2501" calcext:value-type="float">
            <text:p>2501.0</text:p>
          </table:table-cell>
          <table:table-cell office:value-type="float" office:value="84" calcext:value-type="float">
            <text:p>84</text:p>
          </table:table-cell>
          <table:table-cell table:formula="of:=20*LOG([.B552]* 0.004798464491363)" office:value-type="float" office:value="-7.89236857131168" calcext:value-type="float">
            <text:p>-7.89236857131168</text:p>
          </table:table-cell>
          <table:table-cell office:value-type="float" office:value="73" calcext:value-type="float">
            <text:p>73</text:p>
          </table:table-cell>
          <table:table-cell table:formula="of:=20*LOG([.D552]* 0.004798464491363)" office:value-type="float" office:value="-9.11149709014019" calcext:value-type="float">
            <text:p>-9.11149709014019</text:p>
          </table:table-cell>
          <table:table-cell office:value-type="float" office:value="207" calcext:value-type="float">
            <text:p>207</text:p>
          </table:table-cell>
          <table:table-cell table:formula="of:=20*LOG([.F552]* 0.004798464491363)" office:value-type="float" office:value="-0.0585473834109547" calcext:value-type="float">
            <text:p>-0.058547383410955</text:p>
          </table:table-cell>
          <table:table-cell office:value-type="float" office:value="207" calcext:value-type="float">
            <text:p>207</text:p>
          </table:table-cell>
          <table:table-cell table:formula="of:=20*LOG([.H552]* 0.004798464491363)" office:value-type="float" office:value="-0.0585473834109547" calcext:value-type="float">
            <text:p>-0.058547383410955</text:p>
          </table:table-cell>
          <table:table-cell table:number-columns-repeated="5"/>
        </table:table-row>
        <table:table-row table:style-name="ro2">
          <table:table-cell office:value-type="float" office:value="2501.02001953125" calcext:value-type="float">
            <text:p>2501.0</text:p>
          </table:table-cell>
          <table:table-cell office:value-type="float" office:value="83" calcext:value-type="float">
            <text:p>83</text:p>
          </table:table-cell>
          <table:table-cell table:formula="of:=20*LOG([.B553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553]* 0.004798464491363)" office:value-type="float" office:value="-8.31615455271044" calcext:value-type="float">
            <text:p>-8.31615455271044</text:p>
          </table:table-cell>
          <table:table-cell office:value-type="float" office:value="201" calcext:value-type="float">
            <text:p>201</text:p>
          </table:table-cell>
          <table:table-cell table:formula="of:=20*LOG([.F553]* 0.004798464491363)" office:value-type="float" office:value="-0.314033144139532" calcext:value-type="float">
            <text:p>-0.314033144139532</text:p>
          </table:table-cell>
          <table:table-cell office:value-type="float" office:value="201" calcext:value-type="float">
            <text:p>201</text:p>
          </table:table-cell>
          <table:table-cell table:formula="of:=20*LOG([.H553]* 0.004798464491363)" office:value-type="float" office:value="-0.314033144139532" calcext:value-type="float">
            <text:p>-0.314033144139532</text:p>
          </table:table-cell>
          <table:table-cell table:number-columns-repeated="5"/>
        </table:table-row>
        <table:table-row table:style-name="ro2">
          <table:table-cell office:value-type="float" office:value="2501.0400390625" calcext:value-type="float">
            <text:p>2501.0</text:p>
          </table:table-cell>
          <table:table-cell office:value-type="float" office:value="89" calcext:value-type="float">
            <text:p>89</text:p>
          </table:table-cell>
          <table:table-cell table:formula="of:=20*LOG([.B554]* 0.004798464491363)" office:value-type="float" office:value="-7.39015415965105" calcext:value-type="float">
            <text:p>-7.39015415965105</text:p>
          </table:table-cell>
          <table:table-cell office:value-type="float" office:value="78" calcext:value-type="float">
            <text:p>78</text:p>
          </table:table-cell>
          <table:table-cell table:formula="of:=20*LOG([.D554]* 0.004798464491363)" office:value-type="float" office:value="-8.5360622387397" calcext:value-type="float">
            <text:p>-8.5360622387397</text:p>
          </table:table-cell>
          <table:table-cell office:value-type="float" office:value="198" calcext:value-type="float">
            <text:p>198</text:p>
          </table:table-cell>
          <table:table-cell table:formula="of:=20*LOG([.F554]* 0.004798464491363)" office:value-type="float" office:value="-0.444650487318687" calcext:value-type="float">
            <text:p>-0.444650487318687</text:p>
          </table:table-cell>
          <table:table-cell office:value-type="float" office:value="198" calcext:value-type="float">
            <text:p>198</text:p>
          </table:table-cell>
          <table:table-cell table:formula="of:=20*LOG([.H554]* 0.004798464491363)" office:value-type="float" office:value="-0.444650487318687" calcext:value-type="float">
            <text:p>-0.444650487318687</text:p>
          </table:table-cell>
          <table:table-cell table:number-columns-repeated="5"/>
        </table:table-row>
        <table:table-row table:style-name="ro2">
          <table:table-cell office:value-type="float" office:value="2501.06005859375" calcext:value-type="float">
            <text:p>2501.1</text:p>
          </table:table-cell>
          <table:table-cell office:value-type="float" office:value="79" calcext:value-type="float">
            <text:p>79</text:p>
          </table:table-cell>
          <table:table-cell table:formula="of:=20*LOG([.B555]* 0.004798464491363)" office:value-type="float" office:value="-8.42541246674048" calcext:value-type="float">
            <text:p>-8.42541246674048</text:p>
          </table:table-cell>
          <table:table-cell office:value-type="float" office:value="83" calcext:value-type="float">
            <text:p>83</text:p>
          </table:table-cell>
          <table:table-cell table:formula="of:=20*LOG([.D555]* 0.004798464491363)" office:value-type="float" office:value="-7.99639244502783" calcext:value-type="float">
            <text:p>-7.99639244502783</text:p>
          </table:table-cell>
          <table:table-cell office:value-type="float" office:value="197" calcext:value-type="float">
            <text:p>197</text:p>
          </table:table-cell>
          <table:table-cell table:formula="of:=20*LOG([.F555]* 0.004798464491363)" office:value-type="float" office:value="-0.488629769317451" calcext:value-type="float">
            <text:p>-0.488629769317451</text:p>
          </table:table-cell>
          <table:table-cell office:value-type="float" office:value="197" calcext:value-type="float">
            <text:p>197</text:p>
          </table:table-cell>
          <table:table-cell table:formula="of:=20*LOG([.H555]* 0.004798464491363)" office:value-type="float" office:value="-0.488629769317451" calcext:value-type="float">
            <text:p>-0.488629769317451</text:p>
          </table:table-cell>
          <table:table-cell table:number-columns-repeated="5"/>
        </table:table-row>
        <table:table-row table:style-name="ro2">
          <table:table-cell office:value-type="float" office:value="2501.080078125" calcext:value-type="float">
            <text:p>2501.1</text:p>
          </table:table-cell>
          <table:table-cell office:value-type="float" office:value="82" calcext:value-type="float">
            <text:p>82</text:p>
          </table:table-cell>
          <table:table-cell table:formula="of:=20*LOG([.B556]* 0.004798464491363)" office:value-type="float" office:value="-8.10167724487498" calcext:value-type="float">
            <text:p>-8.10167724487498</text:p>
          </table:table-cell>
          <table:table-cell office:value-type="float" office:value="85" calcext:value-type="float">
            <text:p>85</text:p>
          </table:table-cell>
          <table:table-cell table:formula="of:=20*LOG([.D556]* 0.004798464491363)" office:value-type="float" office:value="-7.78957577826346" calcext:value-type="float">
            <text:p>-7.78957577826346</text:p>
          </table:table-cell>
          <table:table-cell office:value-type="float" office:value="198" calcext:value-type="float">
            <text:p>198</text:p>
          </table:table-cell>
          <table:table-cell table:formula="of:=20*LOG([.F556]* 0.004798464491363)" office:value-type="float" office:value="-0.444650487318687" calcext:value-type="float">
            <text:p>-0.444650487318687</text:p>
          </table:table-cell>
          <table:table-cell office:value-type="float" office:value="199" calcext:value-type="float">
            <text:p>199</text:p>
          </table:table-cell>
          <table:table-cell table:formula="of:=20*LOG([.H556]* 0.004798464491363)" office:value-type="float" office:value="-0.400892764355176" calcext:value-type="float">
            <text:p>-0.400892764355176</text:p>
          </table:table-cell>
          <table:table-cell table:number-columns-repeated="5"/>
        </table:table-row>
        <table:table-row table:style-name="ro2">
          <table:table-cell office:value-type="float" office:value="2501.10009765625" calcext:value-type="float">
            <text:p>2501.1</text:p>
          </table:table-cell>
          <table:table-cell office:value-type="float" office:value="83" calcext:value-type="float">
            <text:p>83</text:p>
          </table:table-cell>
          <table:table-cell table:formula="of:=20*LOG([.B557]* 0.004798464491363)" office:value-type="float" office:value="-7.99639244502783" calcext:value-type="float">
            <text:p>-7.99639244502783</text:p>
          </table:table-cell>
          <table:table-cell office:value-type="float" office:value="84" calcext:value-type="float">
            <text:p>84</text:p>
          </table:table-cell>
          <table:table-cell table:formula="of:=20*LOG([.D557]* 0.004798464491363)" office:value-type="float" office:value="-7.89236857131168" calcext:value-type="float">
            <text:p>-7.89236857131168</text:p>
          </table:table-cell>
          <table:table-cell office:value-type="float" office:value="202" calcext:value-type="float">
            <text:p>202</text:p>
          </table:table-cell>
          <table:table-cell table:formula="of:=20*LOG([.F557]* 0.004798464491363)" office:value-type="float" office:value="-0.270926903616834" calcext:value-type="float">
            <text:p>-0.270926903616834</text:p>
          </table:table-cell>
          <table:table-cell office:value-type="float" office:value="203" calcext:value-type="float">
            <text:p>203</text:p>
          </table:table-cell>
          <table:table-cell table:formula="of:=20*LOG([.H557]* 0.004798464491363)" office:value-type="float" office:value="-0.228033534285051" calcext:value-type="float">
            <text:p>-0.228033534285051</text:p>
          </table:table-cell>
          <table:table-cell table:number-columns-repeated="5"/>
        </table:table-row>
        <table:table-row table:style-name="ro2">
          <table:table-cell office:value-type="float" office:value="2501.1201171875" calcext:value-type="float">
            <text:p>2501.1</text:p>
          </table:table-cell>
          <table:table-cell office:value-type="float" office:value="84" calcext:value-type="float">
            <text:p>84</text:p>
          </table:table-cell>
          <table:table-cell table:formula="of:=20*LOG([.B558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558]* 0.004798464491363)" office:value-type="float" office:value="-8.20825391497631" calcext:value-type="float">
            <text:p>-8.20825391497631</text:p>
          </table:table-cell>
          <table:table-cell office:value-type="float" office:value="209" calcext:value-type="float">
            <text:p>209</text:p>
          </table:table-cell>
          <table:table-cell table:formula="of:=20*LOG([.F558]* 0.004798464491363)" office:value-type="float" office:value="0.0249714296717713" calcext:value-type="float">
            <text:p>0.024971429671771</text:p>
          </table:table-cell>
          <table:table-cell office:value-type="float" office:value="209" calcext:value-type="float">
            <text:p>209</text:p>
          </table:table-cell>
          <table:table-cell table:formula="of:=20*LOG([.H558]* 0.004798464491363)" office:value-type="float" office:value="0.0249714296717713" calcext:value-type="float">
            <text:p>0.024971429671771</text:p>
          </table:table-cell>
          <table:table-cell table:number-columns-repeated="5"/>
        </table:table-row>
        <table:table-row table:style-name="ro2">
          <table:table-cell office:value-type="float" office:value="2501.14013671875" calcext:value-type="float">
            <text:p>2501.1</text:p>
          </table:table-cell>
          <table:table-cell office:value-type="float" office:value="80" calcext:value-type="float">
            <text:p>80</text:p>
          </table:table-cell>
          <table:table-cell table:formula="of:=20*LOG([.B559]* 0.004798464491363)" office:value-type="float" office:value="-8.31615455271044" calcext:value-type="float">
            <text:p>-8.31615455271044</text:p>
          </table:table-cell>
          <table:table-cell office:value-type="float" office:value="79" calcext:value-type="float">
            <text:p>79</text:p>
          </table:table-cell>
          <table:table-cell table:formula="of:=20*LOG([.D559]* 0.004798464491363)" office:value-type="float" office:value="-8.42541246674048" calcext:value-type="float">
            <text:p>-8.42541246674048</text:p>
          </table:table-cell>
          <table:table-cell office:value-type="float" office:value="219" calcext:value-type="float">
            <text:p>219</text:p>
          </table:table-cell>
          <table:table-cell table:formula="of:=20*LOG([.F559]* 0.004798464491363)" office:value-type="float" office:value="0.430928004253057" calcext:value-type="float">
            <text:p>0.430928004253057</text:p>
          </table:table-cell>
          <table:table-cell office:value-type="float" office:value="219" calcext:value-type="float">
            <text:p>219</text:p>
          </table:table-cell>
          <table:table-cell table:formula="of:=20*LOG([.H559]* 0.004798464491363)" office:value-type="float" office:value="0.430928004253057" calcext:value-type="float">
            <text:p>0.430928004253057</text:p>
          </table:table-cell>
          <table:table-cell table:number-columns-repeated="5"/>
        </table:table-row>
        <table:table-row table:style-name="ro2">
          <table:table-cell office:value-type="float" office:value="2501.16015625" calcext:value-type="float">
            <text:p>2501.2</text:p>
          </table:table-cell>
          <table:table-cell office:value-type="float" office:value="87" calcext:value-type="float">
            <text:p>87</text:p>
          </table:table-cell>
          <table:table-cell table:formula="of:=20*LOG([.B560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560]* 0.004798464491363)" office:value-type="float" office:value="-8.31615455271044" calcext:value-type="float">
            <text:p>-8.31615455271044</text:p>
          </table:table-cell>
          <table:table-cell office:value-type="float" office:value="231" calcext:value-type="float">
            <text:p>231</text:p>
          </table:table-cell>
          <table:table-cell table:formula="of:=20*LOG([.F560]* 0.004798464491363)" office:value-type="float" office:value="0.894285305293577" calcext:value-type="float">
            <text:p>0.894285305293577</text:p>
          </table:table-cell>
          <table:table-cell office:value-type="float" office:value="231" calcext:value-type="float">
            <text:p>231</text:p>
          </table:table-cell>
          <table:table-cell table:formula="of:=20*LOG([.H560]* 0.004798464491363)" office:value-type="float" office:value="0.894285305293577" calcext:value-type="float">
            <text:p>0.894285305293577</text:p>
          </table:table-cell>
          <table:table-cell table:number-columns-repeated="5"/>
        </table:table-row>
        <table:table-row table:style-name="ro2">
          <table:table-cell office:value-type="float" office:value="2501.18017578125" calcext:value-type="float">
            <text:p>2501.2</text:p>
          </table:table-cell>
          <table:table-cell office:value-type="float" office:value="82" calcext:value-type="float">
            <text:p>82</text:p>
          </table:table-cell>
          <table:table-cell table:formula="of:=20*LOG([.B561]* 0.004798464491363)" office:value-type="float" office:value="-8.10167724487498" calcext:value-type="float">
            <text:p>-8.10167724487498</text:p>
          </table:table-cell>
          <table:table-cell office:value-type="float" office:value="80" calcext:value-type="float">
            <text:p>80</text:p>
          </table:table-cell>
          <table:table-cell table:formula="of:=20*LOG([.D561]* 0.004798464491363)" office:value-type="float" office:value="-8.31615455271044" calcext:value-type="float">
            <text:p>-8.31615455271044</text:p>
          </table:table-cell>
          <table:table-cell office:value-type="float" office:value="241" calcext:value-type="float">
            <text:p>241</text:p>
          </table:table-cell>
          <table:table-cell table:formula="of:=20*LOG([.F561]* 0.004798464491363)" office:value-type="float" office:value="1.26238655894806" calcext:value-type="float">
            <text:p>1.26238655894806</text:p>
          </table:table-cell>
          <table:table-cell office:value-type="float" office:value="242" calcext:value-type="float">
            <text:p>242</text:p>
          </table:table-cell>
          <table:table-cell table:formula="of:=20*LOG([.H561]* 0.004798464491363)" office:value-type="float" office:value="1.29835302705932" calcext:value-type="float">
            <text:p>1.29835302705932</text:p>
          </table:table-cell>
          <table:table-cell table:number-columns-repeated="5"/>
        </table:table-row>
        <table:table-row table:style-name="ro2">
          <table:table-cell office:value-type="float" office:value="2501.2001953125" calcext:value-type="float">
            <text:p>2501.2</text:p>
          </table:table-cell>
          <table:table-cell office:value-type="float" office:value="82" calcext:value-type="float">
            <text:p>82</text:p>
          </table:table-cell>
          <table:table-cell table:formula="of:=20*LOG([.B562]* 0.004798464491363)" office:value-type="float" office:value="-8.10167724487498" calcext:value-type="float">
            <text:p>-8.10167724487498</text:p>
          </table:table-cell>
          <table:table-cell office:value-type="float" office:value="81" calcext:value-type="float">
            <text:p>81</text:p>
          </table:table-cell>
          <table:table-cell table:formula="of:=20*LOG([.D562]* 0.004798464491363)" office:value-type="float" office:value="-8.20825391497631" calcext:value-type="float">
            <text:p>-8.20825391497631</text:p>
          </table:table-cell>
          <table:table-cell office:value-type="float" office:value="242" calcext:value-type="float">
            <text:p>242</text:p>
          </table:table-cell>
          <table:table-cell table:formula="of:=20*LOG([.F562]* 0.004798464491363)" office:value-type="float" office:value="1.29835302705932" calcext:value-type="float">
            <text:p>1.29835302705932</text:p>
          </table:table-cell>
          <table:table-cell office:value-type="float" office:value="242" calcext:value-type="float">
            <text:p>242</text:p>
          </table:table-cell>
          <table:table-cell table:formula="of:=20*LOG([.H562]* 0.004798464491363)" office:value-type="float" office:value="1.29835302705932" calcext:value-type="float">
            <text:p>1.29835302705932</text:p>
          </table:table-cell>
          <table:table-cell table:number-columns-repeated="5"/>
        </table:table-row>
        <table:table-row table:style-name="ro2">
          <table:table-cell office:value-type="float" office:value="2501.22021484375" calcext:value-type="float">
            <text:p>2501.2</text:p>
          </table:table-cell>
          <table:table-cell office:value-type="float" office:value="81" calcext:value-type="float">
            <text:p>81</text:p>
          </table:table-cell>
          <table:table-cell table:formula="of:=20*LOG([.B563]* 0.004798464491363)" office:value-type="float" office:value="-8.20825391497631" calcext:value-type="float">
            <text:p>-8.20825391497631</text:p>
          </table:table-cell>
          <table:table-cell office:value-type="float" office:value="82" calcext:value-type="float">
            <text:p>82</text:p>
          </table:table-cell>
          <table:table-cell table:formula="of:=20*LOG([.D563]* 0.004798464491363)" office:value-type="float" office:value="-8.10167724487498" calcext:value-type="float">
            <text:p>-8.10167724487498</text:p>
          </table:table-cell>
          <table:table-cell office:value-type="float" office:value="225" calcext:value-type="float">
            <text:p>225</text:p>
          </table:table-cell>
          <table:table-cell table:formula="of:=20*LOG([.F563]* 0.004798464491363)" office:value-type="float" office:value="0.66569606967794" calcext:value-type="float">
            <text:p>0.66569606967794</text:p>
          </table:table-cell>
          <table:table-cell office:value-type="float" office:value="225" calcext:value-type="float">
            <text:p>225</text:p>
          </table:table-cell>
          <table:table-cell table:formula="of:=20*LOG([.H563]* 0.004798464491363)" office:value-type="float" office:value="0.66569606967794" calcext:value-type="float">
            <text:p>0.66569606967794</text:p>
          </table:table-cell>
          <table:table-cell table:number-columns-repeated="5"/>
        </table:table-row>
        <table:table-row table:style-name="ro2">
          <table:table-cell office:value-type="float" office:value="2501.240234375" calcext:value-type="float">
            <text:p>2501.2</text:p>
          </table:table-cell>
          <table:table-cell office:value-type="float" office:value="87" calcext:value-type="float">
            <text:p>87</text:p>
          </table:table-cell>
          <table:table-cell table:formula="of:=20*LOG([.B564]* 0.004798464491363)" office:value-type="float" office:value="-7.58756924017694" calcext:value-type="float">
            <text:p>-7.58756924017694</text:p>
          </table:table-cell>
          <table:table-cell office:value-type="float" office:value="79" calcext:value-type="float">
            <text:p>79</text:p>
          </table:table-cell>
          <table:table-cell table:formula="of:=20*LOG([.D564]* 0.004798464491363)" office:value-type="float" office:value="-8.42541246674048" calcext:value-type="float">
            <text:p>-8.42541246674048</text:p>
          </table:table-cell>
          <table:table-cell office:value-type="float" office:value="196" calcext:value-type="float">
            <text:p>196</text:p>
          </table:table-cell>
          <table:table-cell table:formula="of:=20*LOG([.F564]* 0.004798464491363)" office:value-type="float" office:value="-0.532832865419788" calcext:value-type="float">
            <text:p>-0.532832865419788</text:p>
          </table:table-cell>
          <table:table-cell office:value-type="float" office:value="196" calcext:value-type="float">
            <text:p>196</text:p>
          </table:table-cell>
          <table:table-cell table:formula="of:=20*LOG([.H564]* 0.004798464491363)" office:value-type="float" office:value="-0.532832865419788" calcext:value-type="float">
            <text:p>-0.532832865419788</text:p>
          </table:table-cell>
          <table:table-cell table:number-columns-repeated="5"/>
        </table:table-row>
        <table:table-row table:style-name="ro2">
          <table:table-cell office:value-type="float" office:value="2501.259765625" calcext:value-type="float">
            <text:p>2501.3</text:p>
          </table:table-cell>
          <table:table-cell office:value-type="float" office:value="84" calcext:value-type="float">
            <text:p>84</text:p>
          </table:table-cell>
          <table:table-cell table:formula="of:=20*LOG([.B565]* 0.004798464491363)" office:value-type="float" office:value="-7.89236857131168" calcext:value-type="float">
            <text:p>-7.89236857131168</text:p>
          </table:table-cell>
          <table:table-cell office:value-type="float" office:value="84" calcext:value-type="float">
            <text:p>84</text:p>
          </table:table-cell>
          <table:table-cell table:formula="of:=20*LOG([.D565]* 0.004798464491363)" office:value-type="float" office:value="-7.89236857131168" calcext:value-type="float">
            <text:p>-7.89236857131168</text:p>
          </table:table-cell>
          <table:table-cell office:value-type="float" office:value="168" calcext:value-type="float">
            <text:p>168</text:p>
          </table:table-cell>
          <table:table-cell table:formula="of:=20*LOG([.F565]* 0.004798464491363)" office:value-type="float" office:value="-1.87176865803205" calcext:value-type="float">
            <text:p>-1.87176865803205</text:p>
          </table:table-cell>
          <table:table-cell office:value-type="float" office:value="168" calcext:value-type="float">
            <text:p>168</text:p>
          </table:table-cell>
          <table:table-cell table:formula="of:=20*LOG([.H565]* 0.004798464491363)" office:value-type="float" office:value="-1.87176865803205" calcext:value-type="float">
            <text:p>-1.87176865803205</text:p>
          </table:table-cell>
          <table:table-cell table:number-columns-repeated="5"/>
        </table:table-row>
        <table:table-row table:style-name="ro2">
          <table:table-cell office:value-type="float" office:value="2501.27978515625" calcext:value-type="float">
            <text:p>2501.3</text:p>
          </table:table-cell>
          <table:table-cell office:value-type="float" office:value="85" calcext:value-type="float">
            <text:p>85</text:p>
          </table:table-cell>
          <table:table-cell table:formula="of:=20*LOG([.B566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566]* 0.004798464491363)" office:value-type="float" office:value="-8.20825391497631" calcext:value-type="float">
            <text:p>-8.20825391497631</text:p>
          </table:table-cell>
          <table:table-cell office:value-type="float" office:value="146" calcext:value-type="float">
            <text:p>146</text:p>
          </table:table-cell>
          <table:table-cell table:formula="of:=20*LOG([.F566]* 0.004798464491363)" office:value-type="float" office:value="-3.09089717686057" calcext:value-type="float">
            <text:p>-3.09089717686057</text:p>
          </table:table-cell>
          <table:table-cell office:value-type="float" office:value="146" calcext:value-type="float">
            <text:p>146</text:p>
          </table:table-cell>
          <table:table-cell table:formula="of:=20*LOG([.H566]* 0.004798464491363)" office:value-type="float" office:value="-3.09089717686057" calcext:value-type="float">
            <text:p>-3.09089717686057</text:p>
          </table:table-cell>
          <table:table-cell table:number-columns-repeated="5"/>
        </table:table-row>
        <table:table-row table:style-name="ro2">
          <table:table-cell office:value-type="float" office:value="2501.2998046875" calcext:value-type="float">
            <text:p>2501.3</text:p>
          </table:table-cell>
          <table:table-cell office:value-type="float" office:value="86" calcext:value-type="float">
            <text:p>86</text:p>
          </table:table-cell>
          <table:table-cell table:formula="of:=20*LOG([.B567]* 0.004798464491363)" office:value-type="float" office:value="-7.68798526767795" calcext:value-type="float">
            <text:p>-7.68798526767795</text:p>
          </table:table-cell>
          <table:table-cell office:value-type="float" office:value="85" calcext:value-type="float">
            <text:p>85</text:p>
          </table:table-cell>
          <table:table-cell table:formula="of:=20*LOG([.D567]* 0.004798464491363)" office:value-type="float" office:value="-7.78957577826346" calcext:value-type="float">
            <text:p>-7.78957577826346</text:p>
          </table:table-cell>
          <table:table-cell office:value-type="float" office:value="133" calcext:value-type="float">
            <text:p>133</text:p>
          </table:table-cell>
          <table:table-cell table:formula="of:=20*LOG([.F567]* 0.004798464491363)" office:value-type="float" office:value="-3.90092147320759" calcext:value-type="float">
            <text:p>-3.90092147320759</text:p>
          </table:table-cell>
          <table:table-cell office:value-type="float" office:value="133" calcext:value-type="float">
            <text:p>133</text:p>
          </table:table-cell>
          <table:table-cell table:formula="of:=20*LOG([.H567]* 0.004798464491363)" office:value-type="float" office:value="-3.90092147320759" calcext:value-type="float">
            <text:p>-3.90092147320759</text:p>
          </table:table-cell>
          <table:table-cell table:number-columns-repeated="5"/>
        </table:table-row>
        <table:table-row table:style-name="ro2">
          <table:table-cell office:value-type="float" office:value="2501.31982421875" calcext:value-type="float">
            <text:p>2501.3</text:p>
          </table:table-cell>
          <table:table-cell office:value-type="float" office:value="82" calcext:value-type="float">
            <text:p>82</text:p>
          </table:table-cell>
          <table:table-cell table:formula="of:=20*LOG([.B568]* 0.004798464491363)" office:value-type="float" office:value="-8.10167724487498" calcext:value-type="float">
            <text:p>-8.10167724487498</text:p>
          </table:table-cell>
          <table:table-cell office:value-type="float" office:value="81" calcext:value-type="float">
            <text:p>81</text:p>
          </table:table-cell>
          <table:table-cell table:formula="of:=20*LOG([.D568]* 0.004798464491363)" office:value-type="float" office:value="-8.20825391497631" calcext:value-type="float">
            <text:p>-8.20825391497631</text:p>
          </table:table-cell>
          <table:table-cell office:value-type="float" office:value="126" calcext:value-type="float">
            <text:p>126</text:p>
          </table:table-cell>
          <table:table-cell table:formula="of:=20*LOG([.F568]* 0.004798464491363)" office:value-type="float" office:value="-4.37054339019805" calcext:value-type="float">
            <text:p>-4.37054339019805</text:p>
          </table:table-cell>
          <table:table-cell office:value-type="float" office:value="126" calcext:value-type="float">
            <text:p>126</text:p>
          </table:table-cell>
          <table:table-cell table:formula="of:=20*LOG([.H568]* 0.004798464491363)" office:value-type="float" office:value="-4.37054339019805" calcext:value-type="float">
            <text:p>-4.37054339019805</text:p>
          </table:table-cell>
          <table:table-cell table:number-columns-repeated="5"/>
        </table:table-row>
        <table:table-row table:style-name="ro2">
          <table:table-cell office:value-type="float" office:value="2501.33984375" calcext:value-type="float">
            <text:p>2501.3</text:p>
          </table:table-cell>
          <table:table-cell office:value-type="float" office:value="81" calcext:value-type="float">
            <text:p>81</text:p>
          </table:table-cell>
          <table:table-cell table:formula="of:=20*LOG([.B569]* 0.004798464491363)" office:value-type="float" office:value="-8.20825391497631" calcext:value-type="float">
            <text:p>-8.20825391497631</text:p>
          </table:table-cell>
          <table:table-cell office:value-type="float" office:value="77" calcext:value-type="float">
            <text:p>77</text:p>
          </table:table-cell>
          <table:table-cell table:formula="of:=20*LOG([.D569]* 0.004798464491363)" office:value-type="float" office:value="-8.64813978909967" calcext:value-type="float">
            <text:p>-8.64813978909967</text:p>
          </table:table-cell>
          <table:table-cell office:value-type="float" office:value="123" calcext:value-type="float">
            <text:p>123</text:p>
          </table:table-cell>
          <table:table-cell table:formula="of:=20*LOG([.F569]* 0.004798464491363)" office:value-type="float" office:value="-4.57985206376135" calcext:value-type="float">
            <text:p>-4.57985206376135</text:p>
          </table:table-cell>
          <table:table-cell office:value-type="float" office:value="123" calcext:value-type="float">
            <text:p>123</text:p>
          </table:table-cell>
          <table:table-cell table:formula="of:=20*LOG([.H569]* 0.004798464491363)" office:value-type="float" office:value="-4.57985206376135" calcext:value-type="float">
            <text:p>-4.57985206376135</text:p>
          </table:table-cell>
          <table:table-cell table:number-columns-repeated="5"/>
        </table:table-row>
        <table:table-row table:style-name="ro2">
          <table:table-cell office:value-type="float" office:value="2501.35986328125" calcext:value-type="float">
            <text:p>2501.4</text:p>
          </table:table-cell>
          <table:table-cell office:value-type="float" office:value="87" calcext:value-type="float">
            <text:p>87</text:p>
          </table:table-cell>
          <table:table-cell table:formula="of:=20*LOG([.B570]* 0.004798464491363)" office:value-type="float" office:value="-7.58756924017694" calcext:value-type="float">
            <text:p>-7.58756924017694</text:p>
          </table:table-cell>
          <table:table-cell office:value-type="float" office:value="77" calcext:value-type="float">
            <text:p>77</text:p>
          </table:table-cell>
          <table:table-cell table:formula="of:=20*LOG([.D570]* 0.004798464491363)" office:value-type="float" office:value="-8.64813978909967" calcext:value-type="float">
            <text:p>-8.64813978909967</text:p>
          </table:table-cell>
          <table:table-cell office:value-type="float" office:value="122" calcext:value-type="float">
            <text:p>122</text:p>
          </table:table-cell>
          <table:table-cell table:formula="of:=20*LOG([.F570]* 0.004798464491363)" office:value-type="float" office:value="-4.65075767905435" calcext:value-type="float">
            <text:p>-4.65075767905435</text:p>
          </table:table-cell>
          <table:table-cell office:value-type="float" office:value="122" calcext:value-type="float">
            <text:p>122</text:p>
          </table:table-cell>
          <table:table-cell table:formula="of:=20*LOG([.H570]* 0.004798464491363)" office:value-type="float" office:value="-4.65075767905435" calcext:value-type="float">
            <text:p>-4.65075767905435</text:p>
          </table:table-cell>
          <table:table-cell table:number-columns-repeated="5"/>
        </table:table-row>
        <table:table-row table:style-name="ro2">
          <table:table-cell office:value-type="float" office:value="2501.3798828125" calcext:value-type="float">
            <text:p>2501.4</text:p>
          </table:table-cell>
          <table:table-cell office:value-type="float" office:value="83" calcext:value-type="float">
            <text:p>83</text:p>
          </table:table-cell>
          <table:table-cell table:formula="of:=20*LOG([.B571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571]* 0.004798464491363)" office:value-type="float" office:value="-8.64813978909967" calcext:value-type="float">
            <text:p>-8.64813978909967</text:p>
          </table:table-cell>
          <table:table-cell office:value-type="float" office:value="121" calcext:value-type="float">
            <text:p>121</text:p>
          </table:table-cell>
          <table:table-cell table:formula="of:=20*LOG([.F571]* 0.004798464491363)" office:value-type="float" office:value="-4.72224688622031" calcext:value-type="float">
            <text:p>-4.72224688622031</text:p>
          </table:table-cell>
          <table:table-cell office:value-type="float" office:value="122" calcext:value-type="float">
            <text:p>122</text:p>
          </table:table-cell>
          <table:table-cell table:formula="of:=20*LOG([.H571]* 0.004798464491363)" office:value-type="float" office:value="-4.65075767905435" calcext:value-type="float">
            <text:p>-4.65075767905435</text:p>
          </table:table-cell>
          <table:table-cell table:number-columns-repeated="5"/>
        </table:table-row>
        <table:table-row table:style-name="ro2">
          <table:table-cell office:value-type="float" office:value="2501.39990234375" calcext:value-type="float">
            <text:p>2501.4</text:p>
          </table:table-cell>
          <table:table-cell office:value-type="float" office:value="87" calcext:value-type="float">
            <text:p>87</text:p>
          </table:table-cell>
          <table:table-cell table:formula="of:=20*LOG([.B572]* 0.004798464491363)" office:value-type="float" office:value="-7.58756924017694" calcext:value-type="float">
            <text:p>-7.58756924017694</text:p>
          </table:table-cell>
          <table:table-cell office:value-type="float" office:value="78" calcext:value-type="float">
            <text:p>78</text:p>
          </table:table-cell>
          <table:table-cell table:formula="of:=20*LOG([.D572]* 0.004798464491363)" office:value-type="float" office:value="-8.5360622387397" calcext:value-type="float">
            <text:p>-8.5360622387397</text:p>
          </table:table-cell>
          <table:table-cell office:value-type="float" office:value="121" calcext:value-type="float">
            <text:p>121</text:p>
          </table:table-cell>
          <table:table-cell table:formula="of:=20*LOG([.F572]* 0.004798464491363)" office:value-type="float" office:value="-4.72224688622031" calcext:value-type="float">
            <text:p>-4.72224688622031</text:p>
          </table:table-cell>
          <table:table-cell office:value-type="float" office:value="122" calcext:value-type="float">
            <text:p>122</text:p>
          </table:table-cell>
          <table:table-cell table:formula="of:=20*LOG([.H572]* 0.004798464491363)" office:value-type="float" office:value="-4.65075767905435" calcext:value-type="float">
            <text:p>-4.65075767905435</text:p>
          </table:table-cell>
          <table:table-cell table:number-columns-repeated="5"/>
        </table:table-row>
        <table:table-row table:style-name="ro2">
          <table:table-cell office:value-type="float" office:value="2501.419921875" calcext:value-type="float">
            <text:p>2501.4</text:p>
          </table:table-cell>
          <table:table-cell office:value-type="float" office:value="85" calcext:value-type="float">
            <text:p>85</text:p>
          </table:table-cell>
          <table:table-cell table:formula="of:=20*LOG([.B57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573]* 0.004798464491363)" office:value-type="float" office:value="-8.42541246674048" calcext:value-type="float">
            <text:p>-8.42541246674048</text:p>
          </table:table-cell>
          <table:table-cell office:value-type="float" office:value="121" calcext:value-type="float">
            <text:p>121</text:p>
          </table:table-cell>
          <table:table-cell table:formula="of:=20*LOG([.F573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573]* 0.004798464491363)" office:value-type="float" office:value="-4.72224688622031" calcext:value-type="float">
            <text:p>-4.72224688622031</text:p>
          </table:table-cell>
          <table:table-cell table:number-columns-repeated="5"/>
        </table:table-row>
        <table:table-row table:style-name="ro2">
          <table:table-cell office:value-type="float" office:value="2501.43994140625" calcext:value-type="float">
            <text:p>2501.4</text:p>
          </table:table-cell>
          <table:table-cell office:value-type="float" office:value="83" calcext:value-type="float">
            <text:p>83</text:p>
          </table:table-cell>
          <table:table-cell table:formula="of:=20*LOG([.B574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574]* 0.004798464491363)" office:value-type="float" office:value="-8.64813978909967" calcext:value-type="float">
            <text:p>-8.64813978909967</text:p>
          </table:table-cell>
          <table:table-cell office:value-type="float" office:value="121" calcext:value-type="float">
            <text:p>121</text:p>
          </table:table-cell>
          <table:table-cell table:formula="of:=20*LOG([.F574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574]* 0.004798464491363)" office:value-type="float" office:value="-4.72224688622031" calcext:value-type="float">
            <text:p>-4.72224688622031</text:p>
          </table:table-cell>
          <table:table-cell table:number-columns-repeated="5"/>
        </table:table-row>
        <table:table-row table:style-name="ro2">
          <table:table-cell office:value-type="float" office:value="2501.4599609375" calcext:value-type="float">
            <text:p>2501.5</text:p>
          </table:table-cell>
          <table:table-cell office:value-type="float" office:value="88" calcext:value-type="float">
            <text:p>88</text:p>
          </table:table-cell>
          <table:table-cell table:formula="of:=20*LOG([.B575]* 0.004798464491363)" office:value-type="float" office:value="-7.48830084954594" calcext:value-type="float">
            <text:p>-7.48830084954594</text:p>
          </table:table-cell>
          <table:table-cell office:value-type="float" office:value="79" calcext:value-type="float">
            <text:p>79</text:p>
          </table:table-cell>
          <table:table-cell table:formula="of:=20*LOG([.D575]* 0.004798464491363)" office:value-type="float" office:value="-8.42541246674048" calcext:value-type="float">
            <text:p>-8.42541246674048</text:p>
          </table:table-cell>
          <table:table-cell office:value-type="float" office:value="121" calcext:value-type="float">
            <text:p>121</text:p>
          </table:table-cell>
          <table:table-cell table:formula="of:=20*LOG([.F575]* 0.004798464491363)" office:value-type="float" office:value="-4.72224688622031" calcext:value-type="float">
            <text:p>-4.72224688622031</text:p>
          </table:table-cell>
          <table:table-cell office:value-type="float" office:value="121" calcext:value-type="float">
            <text:p>121</text:p>
          </table:table-cell>
          <table:table-cell table:formula="of:=20*LOG([.H575]* 0.004798464491363)" office:value-type="float" office:value="-4.72224688622031" calcext:value-type="float">
            <text:p>-4.72224688622031</text:p>
          </table:table-cell>
          <table:table-cell table:number-columns-repeated="5"/>
        </table:table-row>
        <table:table-row table:style-name="ro2">
          <table:table-cell office:value-type="float" office:value="2501.47998046875" calcext:value-type="float">
            <text:p>2501.5</text:p>
          </table:table-cell>
          <table:table-cell office:value-type="float" office:value="86" calcext:value-type="float">
            <text:p>86</text:p>
          </table:table-cell>
          <table:table-cell table:formula="of:=20*LOG([.B576]* 0.004798464491363)" office:value-type="float" office:value="-7.68798526767795" calcext:value-type="float">
            <text:p>-7.68798526767795</text:p>
          </table:table-cell>
          <table:table-cell office:value-type="float" office:value="83" calcext:value-type="float">
            <text:p>83</text:p>
          </table:table-cell>
          <table:table-cell table:formula="of:=20*LOG([.D576]* 0.004798464491363)" office:value-type="float" office:value="-7.99639244502783" calcext:value-type="float">
            <text:p>-7.99639244502783</text:p>
          </table:table-cell>
          <table:table-cell office:value-type="float" office:value="120" calcext:value-type="float">
            <text:p>120</text:p>
          </table:table-cell>
          <table:table-cell table:formula="of:=20*LOG([.F576]* 0.004798464491363)" office:value-type="float" office:value="-4.79432937159681" calcext:value-type="float">
            <text:p>-4.79432937159681</text:p>
          </table:table-cell>
          <table:table-cell office:value-type="float" office:value="121" calcext:value-type="float">
            <text:p>121</text:p>
          </table:table-cell>
          <table:table-cell table:formula="of:=20*LOG([.H576]* 0.004798464491363)" office:value-type="float" office:value="-4.72224688622031" calcext:value-type="float">
            <text:p>-4.72224688622031</text:p>
          </table:table-cell>
          <table:table-cell table:number-columns-repeated="5"/>
        </table:table-row>
        <table:table-row table:style-name="ro2">
          <table:table-cell office:value-type="float" office:value="2501.5" calcext:value-type="float">
            <text:p>2501.5</text:p>
          </table:table-cell>
          <table:table-cell office:value-type="float" office:value="84" calcext:value-type="float">
            <text:p>84</text:p>
          </table:table-cell>
          <table:table-cell table:formula="of:=20*LOG([.B57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577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577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77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52001953125" calcext:value-type="float">
            <text:p>2501.5</text:p>
          </table:table-cell>
          <table:table-cell office:value-type="float" office:value="84" calcext:value-type="float">
            <text:p>84</text:p>
          </table:table-cell>
          <table:table-cell table:formula="of:=20*LOG([.B578]* 0.004798464491363)" office:value-type="float" office:value="-7.89236857131168" calcext:value-type="float">
            <text:p>-7.89236857131168</text:p>
          </table:table-cell>
          <table:table-cell office:value-type="float" office:value="76" calcext:value-type="float">
            <text:p>76</text:p>
          </table:table-cell>
          <table:table-cell table:formula="of:=20*LOG([.D578]* 0.004798464491363)" office:value-type="float" office:value="-8.76168244693348" calcext:value-type="float">
            <text:p>-8.76168244693348</text:p>
          </table:table-cell>
          <table:table-cell office:value-type="float" office:value="120" calcext:value-type="float">
            <text:p>120</text:p>
          </table:table-cell>
          <table:table-cell table:formula="of:=20*LOG([.F578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78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5400390625" calcext:value-type="float">
            <text:p>2501.5</text:p>
          </table:table-cell>
          <table:table-cell office:value-type="float" office:value="84" calcext:value-type="float">
            <text:p>84</text:p>
          </table:table-cell>
          <table:table-cell table:formula="of:=20*LOG([.B57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579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579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79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56005859375" calcext:value-type="float">
            <text:p>2501.6</text:p>
          </table:table-cell>
          <table:table-cell office:value-type="float" office:value="84" calcext:value-type="float">
            <text:p>84</text:p>
          </table:table-cell>
          <table:table-cell table:formula="of:=20*LOG([.B58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580]* 0.004798464491363)" office:value-type="float" office:value="-8.42541246674048" calcext:value-type="float">
            <text:p>-8.42541246674048</text:p>
          </table:table-cell>
          <table:table-cell office:value-type="float" office:value="120" calcext:value-type="float">
            <text:p>120</text:p>
          </table:table-cell>
          <table:table-cell table:formula="of:=20*LOG([.F580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0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580078125" calcext:value-type="float">
            <text:p>2501.6</text:p>
          </table:table-cell>
          <table:table-cell office:value-type="float" office:value="89" calcext:value-type="float">
            <text:p>89</text:p>
          </table:table-cell>
          <table:table-cell table:formula="of:=20*LOG([.B581]* 0.004798464491363)" office:value-type="float" office:value="-7.39015415965105" calcext:value-type="float">
            <text:p>-7.39015415965105</text:p>
          </table:table-cell>
          <table:table-cell office:value-type="float" office:value="80" calcext:value-type="float">
            <text:p>80</text:p>
          </table:table-cell>
          <table:table-cell table:formula="of:=20*LOG([.D581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581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1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60009765625" calcext:value-type="float">
            <text:p>2501.6</text:p>
          </table:table-cell>
          <table:table-cell office:value-type="float" office:value="86" calcext:value-type="float">
            <text:p>86</text:p>
          </table:table-cell>
          <table:table-cell table:formula="of:=20*LOG([.B58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582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582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2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6201171875" calcext:value-type="float">
            <text:p>2501.6</text:p>
          </table:table-cell>
          <table:table-cell office:value-type="float" office:value="84" calcext:value-type="float">
            <text:p>84</text:p>
          </table:table-cell>
          <table:table-cell table:formula="of:=20*LOG([.B583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583]* 0.004798464491363)" office:value-type="float" office:value="-8.20825391497631" calcext:value-type="float">
            <text:p>-8.20825391497631</text:p>
          </table:table-cell>
          <table:table-cell office:value-type="float" office:value="120" calcext:value-type="float">
            <text:p>120</text:p>
          </table:table-cell>
          <table:table-cell table:formula="of:=20*LOG([.F583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3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64013671875" calcext:value-type="float">
            <text:p>2501.6</text:p>
          </table:table-cell>
          <table:table-cell office:value-type="float" office:value="86" calcext:value-type="float">
            <text:p>86</text:p>
          </table:table-cell>
          <table:table-cell table:formula="of:=20*LOG([.B584]* 0.004798464491363)" office:value-type="float" office:value="-7.68798526767795" calcext:value-type="float">
            <text:p>-7.68798526767795</text:p>
          </table:table-cell>
          <table:table-cell office:value-type="float" office:value="77" calcext:value-type="float">
            <text:p>77</text:p>
          </table:table-cell>
          <table:table-cell table:formula="of:=20*LOG([.D584]* 0.004798464491363)" office:value-type="float" office:value="-8.64813978909967" calcext:value-type="float">
            <text:p>-8.64813978909967</text:p>
          </table:table-cell>
          <table:table-cell office:value-type="float" office:value="120" calcext:value-type="float">
            <text:p>120</text:p>
          </table:table-cell>
          <table:table-cell table:formula="of:=20*LOG([.F584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4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66015625" calcext:value-type="float">
            <text:p>2501.7</text:p>
          </table:table-cell>
          <table:table-cell office:value-type="float" office:value="85" calcext:value-type="float">
            <text:p>85</text:p>
          </table:table-cell>
          <table:table-cell table:formula="of:=20*LOG([.B585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585]* 0.004798464491363)" office:value-type="float" office:value="-8.20825391497631" calcext:value-type="float">
            <text:p>-8.20825391497631</text:p>
          </table:table-cell>
          <table:table-cell office:value-type="float" office:value="120" calcext:value-type="float">
            <text:p>120</text:p>
          </table:table-cell>
          <table:table-cell table:formula="of:=20*LOG([.F585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585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68017578125" calcext:value-type="float">
            <text:p>2501.7</text:p>
          </table:table-cell>
          <table:table-cell office:value-type="float" office:value="82" calcext:value-type="float">
            <text:p>82</text:p>
          </table:table-cell>
          <table:table-cell table:formula="of:=20*LOG([.B586]* 0.004798464491363)" office:value-type="float" office:value="-8.10167724487498" calcext:value-type="float">
            <text:p>-8.10167724487498</text:p>
          </table:table-cell>
          <table:table-cell office:value-type="float" office:value="84" calcext:value-type="float">
            <text:p>84</text:p>
          </table:table-cell>
          <table:table-cell table:formula="of:=20*LOG([.D586]* 0.004798464491363)" office:value-type="float" office:value="-7.89236857131168" calcext:value-type="float">
            <text:p>-7.89236857131168</text:p>
          </table:table-cell>
          <table:table-cell office:value-type="float" office:value="119" calcext:value-type="float">
            <text:p>119</text:p>
          </table:table-cell>
          <table:table-cell table:formula="of:=20*LOG([.F586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586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7001953125" calcext:value-type="float">
            <text:p>2501.7</text:p>
          </table:table-cell>
          <table:table-cell office:value-type="float" office:value="82" calcext:value-type="float">
            <text:p>82</text:p>
          </table:table-cell>
          <table:table-cell table:formula="of:=20*LOG([.B587]* 0.004798464491363)" office:value-type="float" office:value="-8.10167724487498" calcext:value-type="float">
            <text:p>-8.10167724487498</text:p>
          </table:table-cell>
          <table:table-cell office:value-type="float" office:value="78" calcext:value-type="float">
            <text:p>78</text:p>
          </table:table-cell>
          <table:table-cell table:formula="of:=20*LOG([.D587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587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587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72021484375" calcext:value-type="float">
            <text:p>2501.7</text:p>
          </table:table-cell>
          <table:table-cell office:value-type="float" office:value="83" calcext:value-type="float">
            <text:p>83</text:p>
          </table:table-cell>
          <table:table-cell table:formula="of:=20*LOG([.B588]* 0.004798464491363)" office:value-type="float" office:value="-7.99639244502783" calcext:value-type="float">
            <text:p>-7.99639244502783</text:p>
          </table:table-cell>
          <table:table-cell office:value-type="float" office:value="84" calcext:value-type="float">
            <text:p>84</text:p>
          </table:table-cell>
          <table:table-cell table:formula="of:=20*LOG([.D588]* 0.004798464491363)" office:value-type="float" office:value="-7.89236857131168" calcext:value-type="float">
            <text:p>-7.89236857131168</text:p>
          </table:table-cell>
          <table:table-cell office:value-type="float" office:value="119" calcext:value-type="float">
            <text:p>119</text:p>
          </table:table-cell>
          <table:table-cell table:formula="of:=20*LOG([.F588]* 0.004798464491363)" office:value-type="float" office:value="-4.86701506469869" calcext:value-type="float">
            <text:p>-4.86701506469869</text:p>
          </table:table-cell>
          <table:table-cell office:value-type="float" office:value="120" calcext:value-type="float">
            <text:p>120</text:p>
          </table:table-cell>
          <table:table-cell table:formula="of:=20*LOG([.H588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1.740234375" calcext:value-type="float">
            <text:p>2501.7</text:p>
          </table:table-cell>
          <table:table-cell office:value-type="float" office:value="85" calcext:value-type="float">
            <text:p>85</text:p>
          </table:table-cell>
          <table:table-cell table:formula="of:=20*LOG([.B589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589]* 0.004798464491363)" office:value-type="float" office:value="-8.64813978909967" calcext:value-type="float">
            <text:p>-8.64813978909967</text:p>
          </table:table-cell>
          <table:table-cell office:value-type="float" office:value="119" calcext:value-type="float">
            <text:p>119</text:p>
          </table:table-cell>
          <table:table-cell table:formula="of:=20*LOG([.F589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89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759765625" calcext:value-type="float">
            <text:p>2501.8</text:p>
          </table:table-cell>
          <table:table-cell office:value-type="float" office:value="84" calcext:value-type="float">
            <text:p>84</text:p>
          </table:table-cell>
          <table:table-cell table:formula="of:=20*LOG([.B590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590]* 0.004798464491363)" office:value-type="float" office:value="-8.20825391497631" calcext:value-type="float">
            <text:p>-8.20825391497631</text:p>
          </table:table-cell>
          <table:table-cell office:value-type="float" office:value="119" calcext:value-type="float">
            <text:p>119</text:p>
          </table:table-cell>
          <table:table-cell table:formula="of:=20*LOG([.F590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0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77978515625" calcext:value-type="float">
            <text:p>2501.8</text:p>
          </table:table-cell>
          <table:table-cell office:value-type="float" office:value="88" calcext:value-type="float">
            <text:p>88</text:p>
          </table:table-cell>
          <table:table-cell table:formula="of:=20*LOG([.B591]* 0.004798464491363)" office:value-type="float" office:value="-7.48830084954594" calcext:value-type="float">
            <text:p>-7.48830084954594</text:p>
          </table:table-cell>
          <table:table-cell office:value-type="float" office:value="82" calcext:value-type="float">
            <text:p>82</text:p>
          </table:table-cell>
          <table:table-cell table:formula="of:=20*LOG([.D591]* 0.004798464491363)" office:value-type="float" office:value="-8.10167724487498" calcext:value-type="float">
            <text:p>-8.10167724487498</text:p>
          </table:table-cell>
          <table:table-cell office:value-type="float" office:value="119" calcext:value-type="float">
            <text:p>119</text:p>
          </table:table-cell>
          <table:table-cell table:formula="of:=20*LOG([.F591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1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7998046875" calcext:value-type="float">
            <text:p>2501.8</text:p>
          </table:table-cell>
          <table:table-cell office:value-type="float" office:value="84" calcext:value-type="float">
            <text:p>84</text:p>
          </table:table-cell>
          <table:table-cell table:formula="of:=20*LOG([.B592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592]* 0.004798464491363)" office:value-type="float" office:value="-8.20825391497631" calcext:value-type="float">
            <text:p>-8.20825391497631</text:p>
          </table:table-cell>
          <table:table-cell office:value-type="float" office:value="119" calcext:value-type="float">
            <text:p>119</text:p>
          </table:table-cell>
          <table:table-cell table:formula="of:=20*LOG([.F592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2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81982421875" calcext:value-type="float">
            <text:p>2501.8</text:p>
          </table:table-cell>
          <table:table-cell office:value-type="float" office:value="83" calcext:value-type="float">
            <text:p>83</text:p>
          </table:table-cell>
          <table:table-cell table:formula="of:=20*LOG([.B593]* 0.004798464491363)" office:value-type="float" office:value="-7.99639244502783" calcext:value-type="float">
            <text:p>-7.99639244502783</text:p>
          </table:table-cell>
          <table:table-cell office:value-type="float" office:value="81" calcext:value-type="float">
            <text:p>81</text:p>
          </table:table-cell>
          <table:table-cell table:formula="of:=20*LOG([.D593]* 0.004798464491363)" office:value-type="float" office:value="-8.20825391497631" calcext:value-type="float">
            <text:p>-8.20825391497631</text:p>
          </table:table-cell>
          <table:table-cell office:value-type="float" office:value="119" calcext:value-type="float">
            <text:p>119</text:p>
          </table:table-cell>
          <table:table-cell table:formula="of:=20*LOG([.F593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3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83984375" calcext:value-type="float">
            <text:p>2501.8</text:p>
          </table:table-cell>
          <table:table-cell office:value-type="float" office:value="86" calcext:value-type="float">
            <text:p>86</text:p>
          </table:table-cell>
          <table:table-cell table:formula="of:=20*LOG([.B594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594]* 0.004798464491363)" office:value-type="float" office:value="-8.5360622387397" calcext:value-type="float">
            <text:p>-8.5360622387397</text:p>
          </table:table-cell>
          <table:table-cell office:value-type="float" office:value="119" calcext:value-type="float">
            <text:p>119</text:p>
          </table:table-cell>
          <table:table-cell table:formula="of:=20*LOG([.F594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4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85986328125" calcext:value-type="float">
            <text:p>2501.9</text:p>
          </table:table-cell>
          <table:table-cell office:value-type="float" office:value="81" calcext:value-type="float">
            <text:p>81</text:p>
          </table:table-cell>
          <table:table-cell table:formula="of:=20*LOG([.B595]* 0.004798464491363)" office:value-type="float" office:value="-8.20825391497631" calcext:value-type="float">
            <text:p>-8.20825391497631</text:p>
          </table:table-cell>
          <table:table-cell office:value-type="float" office:value="80" calcext:value-type="float">
            <text:p>80</text:p>
          </table:table-cell>
          <table:table-cell table:formula="of:=20*LOG([.D595]* 0.004798464491363)" office:value-type="float" office:value="-8.31615455271044" calcext:value-type="float">
            <text:p>-8.31615455271044</text:p>
          </table:table-cell>
          <table:table-cell office:value-type="float" office:value="119" calcext:value-type="float">
            <text:p>119</text:p>
          </table:table-cell>
          <table:table-cell table:formula="of:=20*LOG([.F595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595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8798828125" calcext:value-type="float">
            <text:p>2501.9</text:p>
          </table:table-cell>
          <table:table-cell office:value-type="float" office:value="85" calcext:value-type="float">
            <text:p>85</text:p>
          </table:table-cell>
          <table:table-cell table:formula="of:=20*LOG([.B59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596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596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596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89990234375" calcext:value-type="float">
            <text:p>2501.9</text:p>
          </table:table-cell>
          <table:table-cell office:value-type="float" office:value="83" calcext:value-type="float">
            <text:p>83</text:p>
          </table:table-cell>
          <table:table-cell table:formula="of:=20*LOG([.B597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597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59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59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1.919921875" calcext:value-type="float">
            <text:p>2501.9</text:p>
          </table:table-cell>
          <table:table-cell office:value-type="float" office:value="85" calcext:value-type="float">
            <text:p>85</text:p>
          </table:table-cell>
          <table:table-cell table:formula="of:=20*LOG([.B59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598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59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59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1.93994140625" calcext:value-type="float">
            <text:p>2501.9</text:p>
          </table:table-cell>
          <table:table-cell office:value-type="float" office:value="84" calcext:value-type="float">
            <text:p>84</text:p>
          </table:table-cell>
          <table:table-cell table:formula="of:=20*LOG([.B599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599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59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59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1.9599609375" calcext:value-type="float">
            <text:p>2502.0</text:p>
          </table:table-cell>
          <table:table-cell office:value-type="float" office:value="85" calcext:value-type="float">
            <text:p>85</text:p>
          </table:table-cell>
          <table:table-cell table:formula="of:=20*LOG([.B600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00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00]* 0.004798464491363)" office:value-type="float" office:value="-4.9403141464268" calcext:value-type="float">
            <text:p>-4.9403141464268</text:p>
          </table:table-cell>
          <table:table-cell office:value-type="float" office:value="119" calcext:value-type="float">
            <text:p>119</text:p>
          </table:table-cell>
          <table:table-cell table:formula="of:=20*LOG([.H600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1.97998046875" calcext:value-type="float">
            <text:p>2502.0</text:p>
          </table:table-cell>
          <table:table-cell office:value-type="float" office:value="86" calcext:value-type="float">
            <text:p>86</text:p>
          </table:table-cell>
          <table:table-cell table:formula="of:=20*LOG([.B60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01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0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" calcext:value-type="float">
            <text:p>2502.0</text:p>
          </table:table-cell>
          <table:table-cell office:value-type="float" office:value="86" calcext:value-type="float">
            <text:p>86</text:p>
          </table:table-cell>
          <table:table-cell table:formula="of:=20*LOG([.B60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02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0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02001953125" calcext:value-type="float">
            <text:p>2502.0</text:p>
          </table:table-cell>
          <table:table-cell office:value-type="float" office:value="85" calcext:value-type="float">
            <text:p>85</text:p>
          </table:table-cell>
          <table:table-cell table:formula="of:=20*LOG([.B60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03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0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0400390625" calcext:value-type="float">
            <text:p>2502.0</text:p>
          </table:table-cell>
          <table:table-cell office:value-type="float" office:value="82" calcext:value-type="float">
            <text:p>82</text:p>
          </table:table-cell>
          <table:table-cell table:formula="of:=20*LOG([.B604]* 0.004798464491363)" office:value-type="float" office:value="-8.10167724487498" calcext:value-type="float">
            <text:p>-8.10167724487498</text:p>
          </table:table-cell>
          <table:table-cell office:value-type="float" office:value="81" calcext:value-type="float">
            <text:p>81</text:p>
          </table:table-cell>
          <table:table-cell table:formula="of:=20*LOG([.D604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0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06005859375" calcext:value-type="float">
            <text:p>2502.1</text:p>
          </table:table-cell>
          <table:table-cell office:value-type="float" office:value="85" calcext:value-type="float">
            <text:p>85</text:p>
          </table:table-cell>
          <table:table-cell table:formula="of:=20*LOG([.B60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05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0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080078125" calcext:value-type="float">
            <text:p>2502.1</text:p>
          </table:table-cell>
          <table:table-cell office:value-type="float" office:value="87" calcext:value-type="float">
            <text:p>87</text:p>
          </table:table-cell>
          <table:table-cell table:formula="of:=20*LOG([.B606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606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0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10009765625" calcext:value-type="float">
            <text:p>2502.1</text:p>
          </table:table-cell>
          <table:table-cell office:value-type="float" office:value="85" calcext:value-type="float">
            <text:p>85</text:p>
          </table:table-cell>
          <table:table-cell table:formula="of:=20*LOG([.B607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607]* 0.004798464491363)" office:value-type="float" office:value="-8.10167724487498" calcext:value-type="float">
            <text:p>-8.10167724487498</text:p>
          </table:table-cell>
          <table:table-cell office:value-type="float" office:value="118" calcext:value-type="float">
            <text:p>118</text:p>
          </table:table-cell>
          <table:table-cell table:formula="of:=20*LOG([.F60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1201171875" calcext:value-type="float">
            <text:p>2502.1</text:p>
          </table:table-cell>
          <table:table-cell office:value-type="float" office:value="86" calcext:value-type="float">
            <text:p>86</text:p>
          </table:table-cell>
          <table:table-cell table:formula="of:=20*LOG([.B608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08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0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14013671875" calcext:value-type="float">
            <text:p>2502.1</text:p>
          </table:table-cell>
          <table:table-cell office:value-type="float" office:value="84" calcext:value-type="float">
            <text:p>84</text:p>
          </table:table-cell>
          <table:table-cell table:formula="of:=20*LOG([.B609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09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0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0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16015625" calcext:value-type="float">
            <text:p>2502.2</text:p>
          </table:table-cell>
          <table:table-cell office:value-type="float" office:value="85" calcext:value-type="float">
            <text:p>85</text:p>
          </table:table-cell>
          <table:table-cell table:formula="of:=20*LOG([.B61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10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1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18017578125" calcext:value-type="float">
            <text:p>2502.2</text:p>
          </table:table-cell>
          <table:table-cell office:value-type="float" office:value="86" calcext:value-type="float">
            <text:p>86</text:p>
          </table:table-cell>
          <table:table-cell table:formula="of:=20*LOG([.B61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11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1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001953125" calcext:value-type="float">
            <text:p>2502.2</text:p>
          </table:table-cell>
          <table:table-cell office:value-type="float" office:value="87" calcext:value-type="float">
            <text:p>87</text:p>
          </table:table-cell>
          <table:table-cell table:formula="of:=20*LOG([.B612]* 0.004798464491363)" office:value-type="float" office:value="-7.58756924017694" calcext:value-type="float">
            <text:p>-7.58756924017694</text:p>
          </table:table-cell>
          <table:table-cell office:value-type="float" office:value="78" calcext:value-type="float">
            <text:p>78</text:p>
          </table:table-cell>
          <table:table-cell table:formula="of:=20*LOG([.D612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61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2021484375" calcext:value-type="float">
            <text:p>2502.2</text:p>
          </table:table-cell>
          <table:table-cell office:value-type="float" office:value="86" calcext:value-type="float">
            <text:p>86</text:p>
          </table:table-cell>
          <table:table-cell table:formula="of:=20*LOG([.B613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13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1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40234375" calcext:value-type="float">
            <text:p>2502.2</text:p>
          </table:table-cell>
          <table:table-cell office:value-type="float" office:value="85" calcext:value-type="float">
            <text:p>85</text:p>
          </table:table-cell>
          <table:table-cell table:formula="of:=20*LOG([.B61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14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1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59765625" calcext:value-type="float">
            <text:p>2502.3</text:p>
          </table:table-cell>
          <table:table-cell office:value-type="float" office:value="84" calcext:value-type="float">
            <text:p>84</text:p>
          </table:table-cell>
          <table:table-cell table:formula="of:=20*LOG([.B61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15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1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7978515625" calcext:value-type="float">
            <text:p>2502.3</text:p>
          </table:table-cell>
          <table:table-cell office:value-type="float" office:value="85" calcext:value-type="float">
            <text:p>85</text:p>
          </table:table-cell>
          <table:table-cell table:formula="of:=20*LOG([.B616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16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1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2998046875" calcext:value-type="float">
            <text:p>2502.3</text:p>
          </table:table-cell>
          <table:table-cell office:value-type="float" office:value="86" calcext:value-type="float">
            <text:p>86</text:p>
          </table:table-cell>
          <table:table-cell table:formula="of:=20*LOG([.B61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17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1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31982421875" calcext:value-type="float">
            <text:p>2502.3</text:p>
          </table:table-cell>
          <table:table-cell office:value-type="float" office:value="87" calcext:value-type="float">
            <text:p>87</text:p>
          </table:table-cell>
          <table:table-cell table:formula="of:=20*LOG([.B618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618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1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33984375" calcext:value-type="float">
            <text:p>2502.3</text:p>
          </table:table-cell>
          <table:table-cell office:value-type="float" office:value="85" calcext:value-type="float">
            <text:p>85</text:p>
          </table:table-cell>
          <table:table-cell table:formula="of:=20*LOG([.B61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19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1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1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35986328125" calcext:value-type="float">
            <text:p>2502.4</text:p>
          </table:table-cell>
          <table:table-cell office:value-type="float" office:value="86" calcext:value-type="float">
            <text:p>86</text:p>
          </table:table-cell>
          <table:table-cell table:formula="of:=20*LOG([.B620]* 0.004798464491363)" office:value-type="float" office:value="-7.68798526767795" calcext:value-type="float">
            <text:p>-7.68798526767795</text:p>
          </table:table-cell>
          <table:table-cell office:value-type="float" office:value="82" calcext:value-type="float">
            <text:p>82</text:p>
          </table:table-cell>
          <table:table-cell table:formula="of:=20*LOG([.D620]* 0.004798464491363)" office:value-type="float" office:value="-8.10167724487498" calcext:value-type="float">
            <text:p>-8.10167724487498</text:p>
          </table:table-cell>
          <table:table-cell office:value-type="float" office:value="118" calcext:value-type="float">
            <text:p>118</text:p>
          </table:table-cell>
          <table:table-cell table:formula="of:=20*LOG([.F62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3798828125" calcext:value-type="float">
            <text:p>2502.4</text:p>
          </table:table-cell>
          <table:table-cell office:value-type="float" office:value="86" calcext:value-type="float">
            <text:p>86</text:p>
          </table:table-cell>
          <table:table-cell table:formula="of:=20*LOG([.B62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21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2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39990234375" calcext:value-type="float">
            <text:p>2502.4</text:p>
          </table:table-cell>
          <table:table-cell office:value-type="float" office:value="85" calcext:value-type="float">
            <text:p>85</text:p>
          </table:table-cell>
          <table:table-cell table:formula="of:=20*LOG([.B622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622]* 0.004798464491363)" office:value-type="float" office:value="-8.10167724487498" calcext:value-type="float">
            <text:p>-8.10167724487498</text:p>
          </table:table-cell>
          <table:table-cell office:value-type="float" office:value="118" calcext:value-type="float">
            <text:p>118</text:p>
          </table:table-cell>
          <table:table-cell table:formula="of:=20*LOG([.F62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419921875" calcext:value-type="float">
            <text:p>2502.4</text:p>
          </table:table-cell>
          <table:table-cell office:value-type="float" office:value="83" calcext:value-type="float">
            <text:p>83</text:p>
          </table:table-cell>
          <table:table-cell table:formula="of:=20*LOG([.B623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623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2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43994140625" calcext:value-type="float">
            <text:p>2502.4</text:p>
          </table:table-cell>
          <table:table-cell office:value-type="float" office:value="85" calcext:value-type="float">
            <text:p>85</text:p>
          </table:table-cell>
          <table:table-cell table:formula="of:=20*LOG([.B624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24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2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4599609375" calcext:value-type="float">
            <text:p>2502.5</text:p>
          </table:table-cell>
          <table:table-cell office:value-type="float" office:value="86" calcext:value-type="float">
            <text:p>86</text:p>
          </table:table-cell>
          <table:table-cell table:formula="of:=20*LOG([.B625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25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2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47998046875" calcext:value-type="float">
            <text:p>2502.5</text:p>
          </table:table-cell>
          <table:table-cell office:value-type="float" office:value="85" calcext:value-type="float">
            <text:p>85</text:p>
          </table:table-cell>
          <table:table-cell table:formula="of:=20*LOG([.B62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26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2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5" calcext:value-type="float">
            <text:p>2502.5</text:p>
          </table:table-cell>
          <table:table-cell office:value-type="float" office:value="85" calcext:value-type="float">
            <text:p>85</text:p>
          </table:table-cell>
          <table:table-cell table:formula="of:=20*LOG([.B627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27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2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52001953125" calcext:value-type="float">
            <text:p>2502.5</text:p>
          </table:table-cell>
          <table:table-cell office:value-type="float" office:value="85" calcext:value-type="float">
            <text:p>85</text:p>
          </table:table-cell>
          <table:table-cell table:formula="of:=20*LOG([.B62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2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5400390625" calcext:value-type="float">
            <text:p>2502.5</text:p>
          </table:table-cell>
          <table:table-cell office:value-type="float" office:value="86" calcext:value-type="float">
            <text:p>86</text:p>
          </table:table-cell>
          <table:table-cell table:formula="of:=20*LOG([.B62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29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2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2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56005859375" calcext:value-type="float">
            <text:p>2502.6</text:p>
          </table:table-cell>
          <table:table-cell office:value-type="float" office:value="84" calcext:value-type="float">
            <text:p>84</text:p>
          </table:table-cell>
          <table:table-cell table:formula="of:=20*LOG([.B630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3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3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3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580078125" calcext:value-type="float">
            <text:p>2502.6</text:p>
          </table:table-cell>
          <table:table-cell office:value-type="float" office:value="85" calcext:value-type="float">
            <text:p>85</text:p>
          </table:table-cell>
          <table:table-cell table:formula="of:=20*LOG([.B63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31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3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60009765625" calcext:value-type="float">
            <text:p>2502.6</text:p>
          </table:table-cell>
          <table:table-cell office:value-type="float" office:value="87" calcext:value-type="float">
            <text:p>87</text:p>
          </table:table-cell>
          <table:table-cell table:formula="of:=20*LOG([.B632]* 0.004798464491363)" office:value-type="float" office:value="-7.58756924017694" calcext:value-type="float">
            <text:p>-7.58756924017694</text:p>
          </table:table-cell>
          <table:table-cell office:value-type="float" office:value="81" calcext:value-type="float">
            <text:p>81</text:p>
          </table:table-cell>
          <table:table-cell table:formula="of:=20*LOG([.D632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3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6201171875" calcext:value-type="float">
            <text:p>2502.6</text:p>
          </table:table-cell>
          <table:table-cell office:value-type="float" office:value="84" calcext:value-type="float">
            <text:p>84</text:p>
          </table:table-cell>
          <table:table-cell table:formula="of:=20*LOG([.B633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633]* 0.004798464491363)" office:value-type="float" office:value="-8.5360622387397" calcext:value-type="float">
            <text:p>-8.5360622387397</text:p>
          </table:table-cell>
          <table:table-cell office:value-type="float" office:value="118" calcext:value-type="float">
            <text:p>118</text:p>
          </table:table-cell>
          <table:table-cell table:formula="of:=20*LOG([.F63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64013671875" calcext:value-type="float">
            <text:p>2502.6</text:p>
          </table:table-cell>
          <table:table-cell office:value-type="float" office:value="87" calcext:value-type="float">
            <text:p>87</text:p>
          </table:table-cell>
          <table:table-cell table:formula="of:=20*LOG([.B634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634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3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66015625" calcext:value-type="float">
            <text:p>2502.7</text:p>
          </table:table-cell>
          <table:table-cell office:value-type="float" office:value="85" calcext:value-type="float">
            <text:p>85</text:p>
          </table:table-cell>
          <table:table-cell table:formula="of:=20*LOG([.B63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3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3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68017578125" calcext:value-type="float">
            <text:p>2502.7</text:p>
          </table:table-cell>
          <table:table-cell office:value-type="float" office:value="85" calcext:value-type="float">
            <text:p>85</text:p>
          </table:table-cell>
          <table:table-cell table:formula="of:=20*LOG([.B63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36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3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001953125" calcext:value-type="float">
            <text:p>2502.7</text:p>
          </table:table-cell>
          <table:table-cell office:value-type="float" office:value="84" calcext:value-type="float">
            <text:p>84</text:p>
          </table:table-cell>
          <table:table-cell table:formula="of:=20*LOG([.B63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37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3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3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2021484375" calcext:value-type="float">
            <text:p>2502.7</text:p>
          </table:table-cell>
          <table:table-cell office:value-type="float" office:value="84" calcext:value-type="float">
            <text:p>84</text:p>
          </table:table-cell>
          <table:table-cell table:formula="of:=20*LOG([.B63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3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3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3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40234375" calcext:value-type="float">
            <text:p>2502.7</text:p>
          </table:table-cell>
          <table:table-cell office:value-type="float" office:value="86" calcext:value-type="float">
            <text:p>86</text:p>
          </table:table-cell>
          <table:table-cell table:formula="of:=20*LOG([.B639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39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3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3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59765625" calcext:value-type="float">
            <text:p>2502.8</text:p>
          </table:table-cell>
          <table:table-cell office:value-type="float" office:value="86" calcext:value-type="float">
            <text:p>86</text:p>
          </table:table-cell>
          <table:table-cell table:formula="of:=20*LOG([.B64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40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4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4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7978515625" calcext:value-type="float">
            <text:p>2502.8</text:p>
          </table:table-cell>
          <table:table-cell office:value-type="float" office:value="84" calcext:value-type="float">
            <text:p>84</text:p>
          </table:table-cell>
          <table:table-cell table:formula="of:=20*LOG([.B641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4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4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7998046875" calcext:value-type="float">
            <text:p>2502.8</text:p>
          </table:table-cell>
          <table:table-cell office:value-type="float" office:value="86" calcext:value-type="float">
            <text:p>86</text:p>
          </table:table-cell>
          <table:table-cell table:formula="of:=20*LOG([.B64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42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64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4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81982421875" calcext:value-type="float">
            <text:p>2502.8</text:p>
          </table:table-cell>
          <table:table-cell office:value-type="float" office:value="85" calcext:value-type="float">
            <text:p>85</text:p>
          </table:table-cell>
          <table:table-cell table:formula="of:=20*LOG([.B64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4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4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83984375" calcext:value-type="float">
            <text:p>2502.8</text:p>
          </table:table-cell>
          <table:table-cell office:value-type="float" office:value="85" calcext:value-type="float">
            <text:p>85</text:p>
          </table:table-cell>
          <table:table-cell table:formula="of:=20*LOG([.B64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4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4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85986328125" calcext:value-type="float">
            <text:p>2502.9</text:p>
          </table:table-cell>
          <table:table-cell office:value-type="float" office:value="85" calcext:value-type="float">
            <text:p>85</text:p>
          </table:table-cell>
          <table:table-cell table:formula="of:=20*LOG([.B64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4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4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8798828125" calcext:value-type="float">
            <text:p>2502.9</text:p>
          </table:table-cell>
          <table:table-cell office:value-type="float" office:value="85" calcext:value-type="float">
            <text:p>85</text:p>
          </table:table-cell>
          <table:table-cell table:formula="of:=20*LOG([.B64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4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4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89990234375" calcext:value-type="float">
            <text:p>2502.9</text:p>
          </table:table-cell>
          <table:table-cell office:value-type="float" office:value="86" calcext:value-type="float">
            <text:p>86</text:p>
          </table:table-cell>
          <table:table-cell table:formula="of:=20*LOG([.B64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4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919921875" calcext:value-type="float">
            <text:p>2502.9</text:p>
          </table:table-cell>
          <table:table-cell office:value-type="float" office:value="85" calcext:value-type="float">
            <text:p>85</text:p>
          </table:table-cell>
          <table:table-cell table:formula="of:=20*LOG([.B64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4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4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93994140625" calcext:value-type="float">
            <text:p>2502.9</text:p>
          </table:table-cell>
          <table:table-cell office:value-type="float" office:value="84" calcext:value-type="float">
            <text:p>84</text:p>
          </table:table-cell>
          <table:table-cell table:formula="of:=20*LOG([.B649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649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4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4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9599609375" calcext:value-type="float">
            <text:p>2503.0</text:p>
          </table:table-cell>
          <table:table-cell office:value-type="float" office:value="86" calcext:value-type="float">
            <text:p>86</text:p>
          </table:table-cell>
          <table:table-cell table:formula="of:=20*LOG([.B65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5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2.97998046875" calcext:value-type="float">
            <text:p>2503.0</text:p>
          </table:table-cell>
          <table:table-cell office:value-type="float" office:value="86" calcext:value-type="float">
            <text:p>86</text:p>
          </table:table-cell>
          <table:table-cell table:formula="of:=20*LOG([.B65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5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" calcext:value-type="float">
            <text:p>2503.0</text:p>
          </table:table-cell>
          <table:table-cell office:value-type="float" office:value="85" calcext:value-type="float">
            <text:p>85</text:p>
          </table:table-cell>
          <table:table-cell table:formula="of:=20*LOG([.B65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5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02001953125" calcext:value-type="float">
            <text:p>2503.0</text:p>
          </table:table-cell>
          <table:table-cell office:value-type="float" office:value="86" calcext:value-type="float">
            <text:p>86</text:p>
          </table:table-cell>
          <table:table-cell table:formula="of:=20*LOG([.B653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5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5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0400390625" calcext:value-type="float">
            <text:p>2503.0</text:p>
          </table:table-cell>
          <table:table-cell office:value-type="float" office:value="85" calcext:value-type="float">
            <text:p>85</text:p>
          </table:table-cell>
          <table:table-cell table:formula="of:=20*LOG([.B65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5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06005859375" calcext:value-type="float">
            <text:p>2503.1</text:p>
          </table:table-cell>
          <table:table-cell office:value-type="float" office:value="86" calcext:value-type="float">
            <text:p>86</text:p>
          </table:table-cell>
          <table:table-cell table:formula="of:=20*LOG([.B65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5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080078125" calcext:value-type="float">
            <text:p>2503.1</text:p>
          </table:table-cell>
          <table:table-cell office:value-type="float" office:value="85" calcext:value-type="float">
            <text:p>85</text:p>
          </table:table-cell>
          <table:table-cell table:formula="of:=20*LOG([.B65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5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10009765625" calcext:value-type="float">
            <text:p>2503.1</text:p>
          </table:table-cell>
          <table:table-cell office:value-type="float" office:value="85" calcext:value-type="float">
            <text:p>85</text:p>
          </table:table-cell>
          <table:table-cell table:formula="of:=20*LOG([.B65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5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5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1201171875" calcext:value-type="float">
            <text:p>2503.1</text:p>
          </table:table-cell>
          <table:table-cell office:value-type="float" office:value="85" calcext:value-type="float">
            <text:p>85</text:p>
          </table:table-cell>
          <table:table-cell table:formula="of:=20*LOG([.B65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5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14013671875" calcext:value-type="float">
            <text:p>2503.1</text:p>
          </table:table-cell>
          <table:table-cell office:value-type="float" office:value="85" calcext:value-type="float">
            <text:p>85</text:p>
          </table:table-cell>
          <table:table-cell table:formula="of:=20*LOG([.B65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5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5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5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16015625" calcext:value-type="float">
            <text:p>2503.2</text:p>
          </table:table-cell>
          <table:table-cell office:value-type="float" office:value="85" calcext:value-type="float">
            <text:p>85</text:p>
          </table:table-cell>
          <table:table-cell table:formula="of:=20*LOG([.B66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6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6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18017578125" calcext:value-type="float">
            <text:p>2503.2</text:p>
          </table:table-cell>
          <table:table-cell office:value-type="float" office:value="86" calcext:value-type="float">
            <text:p>86</text:p>
          </table:table-cell>
          <table:table-cell table:formula="of:=20*LOG([.B661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61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6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2001953125" calcext:value-type="float">
            <text:p>2503.2</text:p>
          </table:table-cell>
          <table:table-cell office:value-type="float" office:value="86" calcext:value-type="float">
            <text:p>86</text:p>
          </table:table-cell>
          <table:table-cell table:formula="of:=20*LOG([.B66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6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6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22021484375" calcext:value-type="float">
            <text:p>2503.2</text:p>
          </table:table-cell>
          <table:table-cell office:value-type="float" office:value="84" calcext:value-type="float">
            <text:p>84</text:p>
          </table:table-cell>
          <table:table-cell table:formula="of:=20*LOG([.B663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6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6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240234375" calcext:value-type="float">
            <text:p>2503.2</text:p>
          </table:table-cell>
          <table:table-cell office:value-type="float" office:value="85" calcext:value-type="float">
            <text:p>85</text:p>
          </table:table-cell>
          <table:table-cell table:formula="of:=20*LOG([.B66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6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6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6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3.259765625" calcext:value-type="float">
            <text:p>2503.3</text:p>
          </table:table-cell>
          <table:table-cell office:value-type="float" office:value="84" calcext:value-type="float">
            <text:p>84</text:p>
          </table:table-cell>
          <table:table-cell table:formula="of:=20*LOG([.B66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66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6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27978515625" calcext:value-type="float">
            <text:p>2503.3</text:p>
          </table:table-cell>
          <table:table-cell office:value-type="float" office:value="85" calcext:value-type="float">
            <text:p>85</text:p>
          </table:table-cell>
          <table:table-cell table:formula="of:=20*LOG([.B666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66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6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2998046875" calcext:value-type="float">
            <text:p>2503.3</text:p>
          </table:table-cell>
          <table:table-cell office:value-type="float" office:value="85" calcext:value-type="float">
            <text:p>85</text:p>
          </table:table-cell>
          <table:table-cell table:formula="of:=20*LOG([.B66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6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6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31982421875" calcext:value-type="float">
            <text:p>2503.3</text:p>
          </table:table-cell>
          <table:table-cell office:value-type="float" office:value="86" calcext:value-type="float">
            <text:p>86</text:p>
          </table:table-cell>
          <table:table-cell table:formula="of:=20*LOG([.B66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6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6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33984375" calcext:value-type="float">
            <text:p>2503.3</text:p>
          </table:table-cell>
          <table:table-cell office:value-type="float" office:value="85" calcext:value-type="float">
            <text:p>85</text:p>
          </table:table-cell>
          <table:table-cell table:formula="of:=20*LOG([.B66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6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6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6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35986328125" calcext:value-type="float">
            <text:p>2503.4</text:p>
          </table:table-cell>
          <table:table-cell office:value-type="float" office:value="84" calcext:value-type="float">
            <text:p>84</text:p>
          </table:table-cell>
          <table:table-cell table:formula="of:=20*LOG([.B670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7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7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3798828125" calcext:value-type="float">
            <text:p>2503.4</text:p>
          </table:table-cell>
          <table:table-cell office:value-type="float" office:value="86" calcext:value-type="float">
            <text:p>86</text:p>
          </table:table-cell>
          <table:table-cell table:formula="of:=20*LOG([.B67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71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39990234375" calcext:value-type="float">
            <text:p>2503.4</text:p>
          </table:table-cell>
          <table:table-cell office:value-type="float" office:value="84" calcext:value-type="float">
            <text:p>84</text:p>
          </table:table-cell>
          <table:table-cell table:formula="of:=20*LOG([.B672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72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2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419921875" calcext:value-type="float">
            <text:p>2503.4</text:p>
          </table:table-cell>
          <table:table-cell office:value-type="float" office:value="85" calcext:value-type="float">
            <text:p>85</text:p>
          </table:table-cell>
          <table:table-cell table:formula="of:=20*LOG([.B67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73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3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43994140625" calcext:value-type="float">
            <text:p>2503.4</text:p>
          </table:table-cell>
          <table:table-cell office:value-type="float" office:value="84" calcext:value-type="float">
            <text:p>84</text:p>
          </table:table-cell>
          <table:table-cell table:formula="of:=20*LOG([.B674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74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4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4599609375" calcext:value-type="float">
            <text:p>2503.5</text:p>
          </table:table-cell>
          <table:table-cell office:value-type="float" office:value="85" calcext:value-type="float">
            <text:p>85</text:p>
          </table:table-cell>
          <table:table-cell table:formula="of:=20*LOG([.B67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75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5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47998046875" calcext:value-type="float">
            <text:p>2503.5</text:p>
          </table:table-cell>
          <table:table-cell office:value-type="float" office:value="86" calcext:value-type="float">
            <text:p>86</text:p>
          </table:table-cell>
          <table:table-cell table:formula="of:=20*LOG([.B676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76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76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5" calcext:value-type="float">
            <text:p>2503.5</text:p>
          </table:table-cell>
          <table:table-cell office:value-type="float" office:value="84" calcext:value-type="float">
            <text:p>84</text:p>
          </table:table-cell>
          <table:table-cell table:formula="of:=20*LOG([.B677]* 0.004798464491363)" office:value-type="float" office:value="-7.89236857131168" calcext:value-type="float">
            <text:p>-7.89236857131168</text:p>
          </table:table-cell>
          <table:table-cell office:value-type="float" office:value="81" calcext:value-type="float">
            <text:p>81</text:p>
          </table:table-cell>
          <table:table-cell table:formula="of:=20*LOG([.D677]* 0.004798464491363)" office:value-type="float" office:value="-8.20825391497631" calcext:value-type="float">
            <text:p>-8.20825391497631</text:p>
          </table:table-cell>
          <table:table-cell office:value-type="float" office:value="118" calcext:value-type="float">
            <text:p>118</text:p>
          </table:table-cell>
          <table:table-cell table:formula="of:=20*LOG([.F67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52001953125" calcext:value-type="float">
            <text:p>2503.5</text:p>
          </table:table-cell>
          <table:table-cell office:value-type="float" office:value="85" calcext:value-type="float">
            <text:p>85</text:p>
          </table:table-cell>
          <table:table-cell table:formula="of:=20*LOG([.B67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78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78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7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5400390625" calcext:value-type="float">
            <text:p>2503.5</text:p>
          </table:table-cell>
          <table:table-cell office:value-type="float" office:value="85" calcext:value-type="float">
            <text:p>85</text:p>
          </table:table-cell>
          <table:table-cell table:formula="of:=20*LOG([.B67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7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7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7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56005859375" calcext:value-type="float">
            <text:p>2503.6</text:p>
          </table:table-cell>
          <table:table-cell office:value-type="float" office:value="86" calcext:value-type="float">
            <text:p>86</text:p>
          </table:table-cell>
          <table:table-cell table:formula="of:=20*LOG([.B68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8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8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580078125" calcext:value-type="float">
            <text:p>2503.6</text:p>
          </table:table-cell>
          <table:table-cell office:value-type="float" office:value="87" calcext:value-type="float">
            <text:p>87</text:p>
          </table:table-cell>
          <table:table-cell table:formula="of:=20*LOG([.B681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681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681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68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60009765625" calcext:value-type="float">
            <text:p>2503.6</text:p>
          </table:table-cell>
          <table:table-cell office:value-type="float" office:value="85" calcext:value-type="float">
            <text:p>85</text:p>
          </table:table-cell>
          <table:table-cell table:formula="of:=20*LOG([.B68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8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6201171875" calcext:value-type="float">
            <text:p>2503.6</text:p>
          </table:table-cell>
          <table:table-cell office:value-type="float" office:value="86" calcext:value-type="float">
            <text:p>86</text:p>
          </table:table-cell>
          <table:table-cell table:formula="of:=20*LOG([.B68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8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64013671875" calcext:value-type="float">
            <text:p>2503.6</text:p>
          </table:table-cell>
          <table:table-cell office:value-type="float" office:value="86" calcext:value-type="float">
            <text:p>86</text:p>
          </table:table-cell>
          <table:table-cell table:formula="of:=20*LOG([.B684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8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8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66015625" calcext:value-type="float">
            <text:p>2503.7</text:p>
          </table:table-cell>
          <table:table-cell office:value-type="float" office:value="85" calcext:value-type="float">
            <text:p>85</text:p>
          </table:table-cell>
          <table:table-cell table:formula="of:=20*LOG([.B685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685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68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68017578125" calcext:value-type="float">
            <text:p>2503.7</text:p>
          </table:table-cell>
          <table:table-cell office:value-type="float" office:value="85" calcext:value-type="float">
            <text:p>85</text:p>
          </table:table-cell>
          <table:table-cell table:formula="of:=20*LOG([.B68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8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7001953125" calcext:value-type="float">
            <text:p>2503.7</text:p>
          </table:table-cell>
          <table:table-cell office:value-type="float" office:value="84" calcext:value-type="float">
            <text:p>84</text:p>
          </table:table-cell>
          <table:table-cell table:formula="of:=20*LOG([.B687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8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72021484375" calcext:value-type="float">
            <text:p>2503.7</text:p>
          </table:table-cell>
          <table:table-cell office:value-type="float" office:value="85" calcext:value-type="float">
            <text:p>85</text:p>
          </table:table-cell>
          <table:table-cell table:formula="of:=20*LOG([.B68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8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8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740234375" calcext:value-type="float">
            <text:p>2503.7</text:p>
          </table:table-cell>
          <table:table-cell office:value-type="float" office:value="85" calcext:value-type="float">
            <text:p>85</text:p>
          </table:table-cell>
          <table:table-cell table:formula="of:=20*LOG([.B68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8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8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8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3.759765625" calcext:value-type="float">
            <text:p>2503.8</text:p>
          </table:table-cell>
          <table:table-cell office:value-type="float" office:value="86" calcext:value-type="float">
            <text:p>86</text:p>
          </table:table-cell>
          <table:table-cell table:formula="of:=20*LOG([.B69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690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9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77978515625" calcext:value-type="float">
            <text:p>2503.8</text:p>
          </table:table-cell>
          <table:table-cell office:value-type="float" office:value="86" calcext:value-type="float">
            <text:p>86</text:p>
          </table:table-cell>
          <table:table-cell table:formula="of:=20*LOG([.B69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9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9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7998046875" calcext:value-type="float">
            <text:p>2503.8</text:p>
          </table:table-cell>
          <table:table-cell office:value-type="float" office:value="85" calcext:value-type="float">
            <text:p>85</text:p>
          </table:table-cell>
          <table:table-cell table:formula="of:=20*LOG([.B692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692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69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81982421875" calcext:value-type="float">
            <text:p>2503.8</text:p>
          </table:table-cell>
          <table:table-cell office:value-type="float" office:value="85" calcext:value-type="float">
            <text:p>85</text:p>
          </table:table-cell>
          <table:table-cell table:formula="of:=20*LOG([.B69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9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9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69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3.83984375" calcext:value-type="float">
            <text:p>2503.8</text:p>
          </table:table-cell>
          <table:table-cell office:value-type="float" office:value="85" calcext:value-type="float">
            <text:p>85</text:p>
          </table:table-cell>
          <table:table-cell table:formula="of:=20*LOG([.B69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9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9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85986328125" calcext:value-type="float">
            <text:p>2503.9</text:p>
          </table:table-cell>
          <table:table-cell office:value-type="float" office:value="86" calcext:value-type="float">
            <text:p>86</text:p>
          </table:table-cell>
          <table:table-cell table:formula="of:=20*LOG([.B695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69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9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8798828125" calcext:value-type="float">
            <text:p>2503.9</text:p>
          </table:table-cell>
          <table:table-cell office:value-type="float" office:value="84" calcext:value-type="float">
            <text:p>84</text:p>
          </table:table-cell>
          <table:table-cell table:formula="of:=20*LOG([.B696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69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9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89990234375" calcext:value-type="float">
            <text:p>2503.9</text:p>
          </table:table-cell>
          <table:table-cell office:value-type="float" office:value="86" calcext:value-type="float">
            <text:p>86</text:p>
          </table:table-cell>
          <table:table-cell table:formula="of:=20*LOG([.B69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69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9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919921875" calcext:value-type="float">
            <text:p>2503.9</text:p>
          </table:table-cell>
          <table:table-cell office:value-type="float" office:value="85" calcext:value-type="float">
            <text:p>85</text:p>
          </table:table-cell>
          <table:table-cell table:formula="of:=20*LOG([.B69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69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69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93994140625" calcext:value-type="float">
            <text:p>2503.9</text:p>
          </table:table-cell>
          <table:table-cell office:value-type="float" office:value="85" calcext:value-type="float">
            <text:p>85</text:p>
          </table:table-cell>
          <table:table-cell table:formula="of:=20*LOG([.B69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69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69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69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3.9599609375" calcext:value-type="float">
            <text:p>2504.0</text:p>
          </table:table-cell>
          <table:table-cell office:value-type="float" office:value="85" calcext:value-type="float">
            <text:p>85</text:p>
          </table:table-cell>
          <table:table-cell table:formula="of:=20*LOG([.B70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0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3.97998046875" calcext:value-type="float">
            <text:p>2504.0</text:p>
          </table:table-cell>
          <table:table-cell office:value-type="float" office:value="85" calcext:value-type="float">
            <text:p>85</text:p>
          </table:table-cell>
          <table:table-cell table:formula="of:=20*LOG([.B701]* 0.004798464491363)" office:value-type="float" office:value="-7.78957577826346" calcext:value-type="float">
            <text:p>-7.78957577826346</text:p>
          </table:table-cell>
          <table:table-cell office:value-type="float" office:value="82" calcext:value-type="float">
            <text:p>82</text:p>
          </table:table-cell>
          <table:table-cell table:formula="of:=20*LOG([.D701]* 0.004798464491363)" office:value-type="float" office:value="-8.10167724487498" calcext:value-type="float">
            <text:p>-8.10167724487498</text:p>
          </table:table-cell>
          <table:table-cell office:value-type="float" office:value="117" calcext:value-type="float">
            <text:p>117</text:p>
          </table:table-cell>
          <table:table-cell table:formula="of:=20*LOG([.F70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0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" calcext:value-type="float">
            <text:p>2504.0</text:p>
          </table:table-cell>
          <table:table-cell office:value-type="float" office:value="85" calcext:value-type="float">
            <text:p>85</text:p>
          </table:table-cell>
          <table:table-cell table:formula="of:=20*LOG([.B70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0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0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02001953125" calcext:value-type="float">
            <text:p>2504.0</text:p>
          </table:table-cell>
          <table:table-cell office:value-type="float" office:value="86" calcext:value-type="float">
            <text:p>86</text:p>
          </table:table-cell>
          <table:table-cell table:formula="of:=20*LOG([.B70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0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0400390625" calcext:value-type="float">
            <text:p>2504.0</text:p>
          </table:table-cell>
          <table:table-cell office:value-type="float" office:value="85" calcext:value-type="float">
            <text:p>85</text:p>
          </table:table-cell>
          <table:table-cell table:formula="of:=20*LOG([.B70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0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0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06005859375" calcext:value-type="float">
            <text:p>2504.1</text:p>
          </table:table-cell>
          <table:table-cell office:value-type="float" office:value="87" calcext:value-type="float">
            <text:p>87</text:p>
          </table:table-cell>
          <table:table-cell table:formula="of:=20*LOG([.B705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70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0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080078125" calcext:value-type="float">
            <text:p>2504.1</text:p>
          </table:table-cell>
          <table:table-cell office:value-type="float" office:value="85" calcext:value-type="float">
            <text:p>85</text:p>
          </table:table-cell>
          <table:table-cell table:formula="of:=20*LOG([.B70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0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0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0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10009765625" calcext:value-type="float">
            <text:p>2504.1</text:p>
          </table:table-cell>
          <table:table-cell office:value-type="float" office:value="85" calcext:value-type="float">
            <text:p>85</text:p>
          </table:table-cell>
          <table:table-cell table:formula="of:=20*LOG([.B70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0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1201171875" calcext:value-type="float">
            <text:p>2504.1</text:p>
          </table:table-cell>
          <table:table-cell office:value-type="float" office:value="85" calcext:value-type="float">
            <text:p>85</text:p>
          </table:table-cell>
          <table:table-cell table:formula="of:=20*LOG([.B70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0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0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14013671875" calcext:value-type="float">
            <text:p>2504.1</text:p>
          </table:table-cell>
          <table:table-cell office:value-type="float" office:value="86" calcext:value-type="float">
            <text:p>86</text:p>
          </table:table-cell>
          <table:table-cell table:formula="of:=20*LOG([.B70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0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0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0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16015625" calcext:value-type="float">
            <text:p>2504.2</text:p>
          </table:table-cell>
          <table:table-cell office:value-type="float" office:value="85" calcext:value-type="float">
            <text:p>85</text:p>
          </table:table-cell>
          <table:table-cell table:formula="of:=20*LOG([.B71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1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18017578125" calcext:value-type="float">
            <text:p>2504.2</text:p>
          </table:table-cell>
          <table:table-cell office:value-type="float" office:value="86" calcext:value-type="float">
            <text:p>86</text:p>
          </table:table-cell>
          <table:table-cell table:formula="of:=20*LOG([.B71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1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2001953125" calcext:value-type="float">
            <text:p>2504.2</text:p>
          </table:table-cell>
          <table:table-cell office:value-type="float" office:value="86" calcext:value-type="float">
            <text:p>86</text:p>
          </table:table-cell>
          <table:table-cell table:formula="of:=20*LOG([.B712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712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71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22021484375" calcext:value-type="float">
            <text:p>2504.2</text:p>
          </table:table-cell>
          <table:table-cell office:value-type="float" office:value="85" calcext:value-type="float">
            <text:p>85</text:p>
          </table:table-cell>
          <table:table-cell table:formula="of:=20*LOG([.B71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1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1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240234375" calcext:value-type="float">
            <text:p>2504.2</text:p>
          </table:table-cell>
          <table:table-cell office:value-type="float" office:value="85" calcext:value-type="float">
            <text:p>85</text:p>
          </table:table-cell>
          <table:table-cell table:formula="of:=20*LOG([.B71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1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1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259765625" calcext:value-type="float">
            <text:p>2504.3</text:p>
          </table:table-cell>
          <table:table-cell office:value-type="float" office:value="86" calcext:value-type="float">
            <text:p>86</text:p>
          </table:table-cell>
          <table:table-cell table:formula="of:=20*LOG([.B715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1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1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1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27978515625" calcext:value-type="float">
            <text:p>2504.3</text:p>
          </table:table-cell>
          <table:table-cell office:value-type="float" office:value="85" calcext:value-type="float">
            <text:p>85</text:p>
          </table:table-cell>
          <table:table-cell table:formula="of:=20*LOG([.B71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1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2998046875" calcext:value-type="float">
            <text:p>2504.3</text:p>
          </table:table-cell>
          <table:table-cell office:value-type="float" office:value="87" calcext:value-type="float">
            <text:p>87</text:p>
          </table:table-cell>
          <table:table-cell table:formula="of:=20*LOG([.B717]* 0.004798464491363)" office:value-type="float" office:value="-7.58756924017694" calcext:value-type="float">
            <text:p>-7.58756924017694</text:p>
          </table:table-cell>
          <table:table-cell office:value-type="float" office:value="79" calcext:value-type="float">
            <text:p>79</text:p>
          </table:table-cell>
          <table:table-cell table:formula="of:=20*LOG([.D71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1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1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31982421875" calcext:value-type="float">
            <text:p>2504.3</text:p>
          </table:table-cell>
          <table:table-cell office:value-type="float" office:value="85" calcext:value-type="float">
            <text:p>85</text:p>
          </table:table-cell>
          <table:table-cell table:formula="of:=20*LOG([.B71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1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1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33984375" calcext:value-type="float">
            <text:p>2504.3</text:p>
          </table:table-cell>
          <table:table-cell office:value-type="float" office:value="86" calcext:value-type="float">
            <text:p>86</text:p>
          </table:table-cell>
          <table:table-cell table:formula="of:=20*LOG([.B71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1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1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1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35986328125" calcext:value-type="float">
            <text:p>2504.4</text:p>
          </table:table-cell>
          <table:table-cell office:value-type="float" office:value="85" calcext:value-type="float">
            <text:p>85</text:p>
          </table:table-cell>
          <table:table-cell table:formula="of:=20*LOG([.B72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2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3798828125" calcext:value-type="float">
            <text:p>2504.4</text:p>
          </table:table-cell>
          <table:table-cell office:value-type="float" office:value="86" calcext:value-type="float">
            <text:p>86</text:p>
          </table:table-cell>
          <table:table-cell table:formula="of:=20*LOG([.B72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2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39990234375" calcext:value-type="float">
            <text:p>2504.4</text:p>
          </table:table-cell>
          <table:table-cell office:value-type="float" office:value="86" calcext:value-type="float">
            <text:p>86</text:p>
          </table:table-cell>
          <table:table-cell table:formula="of:=20*LOG([.B72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2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419921875" calcext:value-type="float">
            <text:p>2504.4</text:p>
          </table:table-cell>
          <table:table-cell office:value-type="float" office:value="87" calcext:value-type="float">
            <text:p>87</text:p>
          </table:table-cell>
          <table:table-cell table:formula="of:=20*LOG([.B723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72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43994140625" calcext:value-type="float">
            <text:p>2504.4</text:p>
          </table:table-cell>
          <table:table-cell office:value-type="float" office:value="85" calcext:value-type="float">
            <text:p>85</text:p>
          </table:table-cell>
          <table:table-cell table:formula="of:=20*LOG([.B72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2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2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4599609375" calcext:value-type="float">
            <text:p>2504.5</text:p>
          </table:table-cell>
          <table:table-cell office:value-type="float" office:value="85" calcext:value-type="float">
            <text:p>85</text:p>
          </table:table-cell>
          <table:table-cell table:formula="of:=20*LOG([.B72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2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2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47998046875" calcext:value-type="float">
            <text:p>2504.5</text:p>
          </table:table-cell>
          <table:table-cell office:value-type="float" office:value="84" calcext:value-type="float">
            <text:p>84</text:p>
          </table:table-cell>
          <table:table-cell table:formula="of:=20*LOG([.B726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72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5" calcext:value-type="float">
            <text:p>2504.5</text:p>
          </table:table-cell>
          <table:table-cell office:value-type="float" office:value="86" calcext:value-type="float">
            <text:p>86</text:p>
          </table:table-cell>
          <table:table-cell table:formula="of:=20*LOG([.B72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2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52001953125" calcext:value-type="float">
            <text:p>2504.5</text:p>
          </table:table-cell>
          <table:table-cell office:value-type="float" office:value="85" calcext:value-type="float">
            <text:p>85</text:p>
          </table:table-cell>
          <table:table-cell table:formula="of:=20*LOG([.B72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5400390625" calcext:value-type="float">
            <text:p>2504.5</text:p>
          </table:table-cell>
          <table:table-cell office:value-type="float" office:value="86" calcext:value-type="float">
            <text:p>86</text:p>
          </table:table-cell>
          <table:table-cell table:formula="of:=20*LOG([.B72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2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2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2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56005859375" calcext:value-type="float">
            <text:p>2504.6</text:p>
          </table:table-cell>
          <table:table-cell office:value-type="float" office:value="86" calcext:value-type="float">
            <text:p>86</text:p>
          </table:table-cell>
          <table:table-cell table:formula="of:=20*LOG([.B73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3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3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3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580078125" calcext:value-type="float">
            <text:p>2504.6</text:p>
          </table:table-cell>
          <table:table-cell office:value-type="float" office:value="86" calcext:value-type="float">
            <text:p>86</text:p>
          </table:table-cell>
          <table:table-cell table:formula="of:=20*LOG([.B73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3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3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60009765625" calcext:value-type="float">
            <text:p>2504.6</text:p>
          </table:table-cell>
          <table:table-cell office:value-type="float" office:value="86" calcext:value-type="float">
            <text:p>86</text:p>
          </table:table-cell>
          <table:table-cell table:formula="of:=20*LOG([.B73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3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3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6201171875" calcext:value-type="float">
            <text:p>2504.6</text:p>
          </table:table-cell>
          <table:table-cell office:value-type="float" office:value="86" calcext:value-type="float">
            <text:p>86</text:p>
          </table:table-cell>
          <table:table-cell table:formula="of:=20*LOG([.B73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3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3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4.64013671875" calcext:value-type="float">
            <text:p>2504.6</text:p>
          </table:table-cell>
          <table:table-cell office:value-type="float" office:value="86" calcext:value-type="float">
            <text:p>86</text:p>
          </table:table-cell>
          <table:table-cell table:formula="of:=20*LOG([.B734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734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73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3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66015625" calcext:value-type="float">
            <text:p>2504.7</text:p>
          </table:table-cell>
          <table:table-cell office:value-type="float" office:value="86" calcext:value-type="float">
            <text:p>86</text:p>
          </table:table-cell>
          <table:table-cell table:formula="of:=20*LOG([.B73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3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3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68017578125" calcext:value-type="float">
            <text:p>2504.7</text:p>
          </table:table-cell>
          <table:table-cell office:value-type="float" office:value="85" calcext:value-type="float">
            <text:p>85</text:p>
          </table:table-cell>
          <table:table-cell table:formula="of:=20*LOG([.B73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3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3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3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7001953125" calcext:value-type="float">
            <text:p>2504.7</text:p>
          </table:table-cell>
          <table:table-cell office:value-type="float" office:value="86" calcext:value-type="float">
            <text:p>86</text:p>
          </table:table-cell>
          <table:table-cell table:formula="of:=20*LOG([.B73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7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737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73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4.72021484375" calcext:value-type="float">
            <text:p>2504.7</text:p>
          </table:table-cell>
          <table:table-cell office:value-type="float" office:value="86" calcext:value-type="float">
            <text:p>86</text:p>
          </table:table-cell>
          <table:table-cell table:formula="of:=20*LOG([.B73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38]* 0.004798464491363)" office:value-type="float" office:value="-8.42541246674048" calcext:value-type="float">
            <text:p>-8.42541246674048</text:p>
          </table:table-cell>
          <table:table-cell office:value-type="float" office:value="119" calcext:value-type="float">
            <text:p>119</text:p>
          </table:table-cell>
          <table:table-cell table:formula="of:=20*LOG([.F738]* 0.004798464491363)" office:value-type="float" office:value="-4.86701506469869" calcext:value-type="float">
            <text:p>-4.86701506469869</text:p>
          </table:table-cell>
          <table:table-cell office:value-type="float" office:value="119" calcext:value-type="float">
            <text:p>119</text:p>
          </table:table-cell>
          <table:table-cell table:formula="of:=20*LOG([.H738]* 0.004798464491363)" office:value-type="float" office:value="-4.86701506469869" calcext:value-type="float">
            <text:p>-4.86701506469869</text:p>
          </table:table-cell>
          <table:table-cell table:number-columns-repeated="5"/>
        </table:table-row>
        <table:table-row table:style-name="ro2">
          <table:table-cell office:value-type="float" office:value="2504.740234375" calcext:value-type="float">
            <text:p>2504.7</text:p>
          </table:table-cell>
          <table:table-cell office:value-type="float" office:value="86" calcext:value-type="float">
            <text:p>86</text:p>
          </table:table-cell>
          <table:table-cell table:formula="of:=20*LOG([.B73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39]* 0.004798464491363)" office:value-type="float" office:value="-8.31615455271044" calcext:value-type="float">
            <text:p>-8.31615455271044</text:p>
          </table:table-cell>
          <table:table-cell office:value-type="float" office:value="123" calcext:value-type="float">
            <text:p>123</text:p>
          </table:table-cell>
          <table:table-cell table:formula="of:=20*LOG([.F739]* 0.004798464491363)" office:value-type="float" office:value="-4.57985206376135" calcext:value-type="float">
            <text:p>-4.57985206376135</text:p>
          </table:table-cell>
          <table:table-cell office:value-type="float" office:value="124" calcext:value-type="float">
            <text:p>124</text:p>
          </table:table-cell>
          <table:table-cell table:formula="of:=20*LOG([.H739]* 0.004798464491363)" office:value-type="float" office:value="-4.50952058930461" calcext:value-type="float">
            <text:p>-4.50952058930461</text:p>
          </table:table-cell>
          <table:table-cell table:number-columns-repeated="5"/>
        </table:table-row>
        <table:table-row table:style-name="ro2">
          <table:table-cell office:value-type="float" office:value="2504.759765625" calcext:value-type="float">
            <text:p>2504.8</text:p>
          </table:table-cell>
          <table:table-cell office:value-type="float" office:value="85" calcext:value-type="float">
            <text:p>85</text:p>
          </table:table-cell>
          <table:table-cell table:formula="of:=20*LOG([.B74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40]* 0.004798464491363)" office:value-type="float" office:value="-8.31615455271044" calcext:value-type="float">
            <text:p>-8.31615455271044</text:p>
          </table:table-cell>
          <table:table-cell office:value-type="float" office:value="132" calcext:value-type="float">
            <text:p>132</text:p>
          </table:table-cell>
          <table:table-cell table:formula="of:=20*LOG([.F740]* 0.004798464491363)" office:value-type="float" office:value="-3.96647566843231" calcext:value-type="float">
            <text:p>-3.96647566843231</text:p>
          </table:table-cell>
          <table:table-cell office:value-type="float" office:value="131" calcext:value-type="float">
            <text:p>131</text:p>
          </table:table-cell>
          <table:table-cell table:formula="of:=20*LOG([.H740]* 0.004798464491363)" office:value-type="float" office:value="-4.03252837943402" calcext:value-type="float">
            <text:p>-4.03252837943402</text:p>
          </table:table-cell>
          <table:table-cell table:number-columns-repeated="5"/>
        </table:table-row>
        <table:table-row table:style-name="ro2">
          <table:table-cell office:value-type="float" office:value="2504.77978515625" calcext:value-type="float">
            <text:p>2504.8</text:p>
          </table:table-cell>
          <table:table-cell office:value-type="float" office:value="85" calcext:value-type="float">
            <text:p>85</text:p>
          </table:table-cell>
          <table:table-cell table:formula="of:=20*LOG([.B74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41]* 0.004798464491363)" office:value-type="float" office:value="-8.31615455271044" calcext:value-type="float">
            <text:p>-8.31615455271044</text:p>
          </table:table-cell>
          <table:table-cell office:value-type="float" office:value="139" calcext:value-type="float">
            <text:p>139</text:p>
          </table:table-cell>
          <table:table-cell table:formula="of:=20*LOG([.F741]* 0.004798464491363)" office:value-type="float" office:value="-3.51765828746741" calcext:value-type="float">
            <text:p>-3.51765828746741</text:p>
          </table:table-cell>
          <table:table-cell office:value-type="float" office:value="139" calcext:value-type="float">
            <text:p>139</text:p>
          </table:table-cell>
          <table:table-cell table:formula="of:=20*LOG([.H741]* 0.004798464491363)" office:value-type="float" office:value="-3.51765828746741" calcext:value-type="float">
            <text:p>-3.51765828746741</text:p>
          </table:table-cell>
          <table:table-cell table:number-columns-repeated="5"/>
        </table:table-row>
        <table:table-row table:style-name="ro2">
          <table:table-cell office:value-type="float" office:value="2504.7998046875" calcext:value-type="float">
            <text:p>2504.8</text:p>
          </table:table-cell>
          <table:table-cell office:value-type="float" office:value="85" calcext:value-type="float">
            <text:p>85</text:p>
          </table:table-cell>
          <table:table-cell table:formula="of:=20*LOG([.B74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42]* 0.004798464491363)" office:value-type="float" office:value="-8.31615455271044" calcext:value-type="float">
            <text:p>-8.31615455271044</text:p>
          </table:table-cell>
          <table:table-cell office:value-type="float" office:value="142" calcext:value-type="float">
            <text:p>142</text:p>
          </table:table-cell>
          <table:table-cell table:formula="of:=20*LOG([.F742]* 0.004798464491363)" office:value-type="float" office:value="-3.33218740488818" calcext:value-type="float">
            <text:p>-3.33218740488818</text:p>
          </table:table-cell>
          <table:table-cell office:value-type="float" office:value="142" calcext:value-type="float">
            <text:p>142</text:p>
          </table:table-cell>
          <table:table-cell table:formula="of:=20*LOG([.H742]* 0.004798464491363)" office:value-type="float" office:value="-3.33218740488818" calcext:value-type="float">
            <text:p>-3.33218740488818</text:p>
          </table:table-cell>
          <table:table-cell table:number-columns-repeated="5"/>
        </table:table-row>
        <table:table-row table:style-name="ro2">
          <table:table-cell office:value-type="float" office:value="2504.81982421875" calcext:value-type="float">
            <text:p>2504.8</text:p>
          </table:table-cell>
          <table:table-cell office:value-type="float" office:value="86" calcext:value-type="float">
            <text:p>86</text:p>
          </table:table-cell>
          <table:table-cell table:formula="of:=20*LOG([.B74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43]* 0.004798464491363)" office:value-type="float" office:value="-8.31615455271044" calcext:value-type="float">
            <text:p>-8.31615455271044</text:p>
          </table:table-cell>
          <table:table-cell office:value-type="float" office:value="144" calcext:value-type="float">
            <text:p>144</text:p>
          </table:table-cell>
          <table:table-cell table:formula="of:=20*LOG([.F743]* 0.004798464491363)" office:value-type="float" office:value="-3.21070445064432" calcext:value-type="float">
            <text:p>-3.21070445064432</text:p>
          </table:table-cell>
          <table:table-cell office:value-type="float" office:value="144" calcext:value-type="float">
            <text:p>144</text:p>
          </table:table-cell>
          <table:table-cell table:formula="of:=20*LOG([.H743]* 0.004798464491363)" office:value-type="float" office:value="-3.21070445064432" calcext:value-type="float">
            <text:p>-3.21070445064432</text:p>
          </table:table-cell>
          <table:table-cell table:number-columns-repeated="5"/>
        </table:table-row>
        <table:table-row table:style-name="ro2">
          <table:table-cell office:value-type="float" office:value="2504.83984375" calcext:value-type="float">
            <text:p>2504.8</text:p>
          </table:table-cell>
          <table:table-cell office:value-type="float" office:value="85" calcext:value-type="float">
            <text:p>85</text:p>
          </table:table-cell>
          <table:table-cell table:formula="of:=20*LOG([.B74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44]* 0.004798464491363)" office:value-type="float" office:value="-8.31615455271044" calcext:value-type="float">
            <text:p>-8.31615455271044</text:p>
          </table:table-cell>
          <table:table-cell office:value-type="float" office:value="144" calcext:value-type="float">
            <text:p>144</text:p>
          </table:table-cell>
          <table:table-cell table:formula="of:=20*LOG([.F744]* 0.004798464491363)" office:value-type="float" office:value="-3.21070445064432" calcext:value-type="float">
            <text:p>-3.21070445064432</text:p>
          </table:table-cell>
          <table:table-cell office:value-type="float" office:value="145" calcext:value-type="float">
            <text:p>145</text:p>
          </table:table-cell>
          <table:table-cell table:formula="of:=20*LOG([.H744]* 0.004798464491363)" office:value-type="float" office:value="-3.15059424784981" calcext:value-type="float">
            <text:p>-3.15059424784981</text:p>
          </table:table-cell>
          <table:table-cell table:number-columns-repeated="5"/>
        </table:table-row>
        <table:table-row table:style-name="ro2">
          <table:table-cell office:value-type="float" office:value="2504.85986328125" calcext:value-type="float">
            <text:p>2504.9</text:p>
          </table:table-cell>
          <table:table-cell office:value-type="float" office:value="85" calcext:value-type="float">
            <text:p>85</text:p>
          </table:table-cell>
          <table:table-cell table:formula="of:=20*LOG([.B745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745]* 0.004798464491363)" office:value-type="float" office:value="-8.20825391497631" calcext:value-type="float">
            <text:p>-8.20825391497631</text:p>
          </table:table-cell>
          <table:table-cell office:value-type="float" office:value="146" calcext:value-type="float">
            <text:p>146</text:p>
          </table:table-cell>
          <table:table-cell table:formula="of:=20*LOG([.F745]* 0.004798464491363)" office:value-type="float" office:value="-3.09089717686057" calcext:value-type="float">
            <text:p>-3.09089717686057</text:p>
          </table:table-cell>
          <table:table-cell office:value-type="float" office:value="146" calcext:value-type="float">
            <text:p>146</text:p>
          </table:table-cell>
          <table:table-cell table:formula="of:=20*LOG([.H745]* 0.004798464491363)" office:value-type="float" office:value="-3.09089717686057" calcext:value-type="float">
            <text:p>-3.09089717686057</text:p>
          </table:table-cell>
          <table:table-cell table:number-columns-repeated="5"/>
        </table:table-row>
        <table:table-row table:style-name="ro2">
          <table:table-cell office:value-type="float" office:value="2504.8798828125" calcext:value-type="float">
            <text:p>2504.9</text:p>
          </table:table-cell>
          <table:table-cell office:value-type="float" office:value="86" calcext:value-type="float">
            <text:p>86</text:p>
          </table:table-cell>
          <table:table-cell table:formula="of:=20*LOG([.B74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46]* 0.004798464491363)" office:value-type="float" office:value="-8.31615455271044" calcext:value-type="float">
            <text:p>-8.31615455271044</text:p>
          </table:table-cell>
          <table:table-cell office:value-type="float" office:value="147" calcext:value-type="float">
            <text:p>147</text:p>
          </table:table-cell>
          <table:table-cell table:formula="of:=20*LOG([.F746]* 0.004798464491363)" office:value-type="float" office:value="-3.03160759758579" calcext:value-type="float">
            <text:p>-3.03160759758579</text:p>
          </table:table-cell>
          <table:table-cell office:value-type="float" office:value="147" calcext:value-type="float">
            <text:p>147</text:p>
          </table:table-cell>
          <table:table-cell table:formula="of:=20*LOG([.H746]* 0.004798464491363)" office:value-type="float" office:value="-3.03160759758579" calcext:value-type="float">
            <text:p>-3.03160759758579</text:p>
          </table:table-cell>
          <table:table-cell table:number-columns-repeated="5"/>
        </table:table-row>
        <table:table-row table:style-name="ro2">
          <table:table-cell office:value-type="float" office:value="2504.89990234375" calcext:value-type="float">
            <text:p>2504.9</text:p>
          </table:table-cell>
          <table:table-cell office:value-type="float" office:value="85" calcext:value-type="float">
            <text:p>85</text:p>
          </table:table-cell>
          <table:table-cell table:formula="of:=20*LOG([.B74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47]* 0.004798464491363)" office:value-type="float" office:value="-8.42541246674048" calcext:value-type="float">
            <text:p>-8.42541246674048</text:p>
          </table:table-cell>
          <table:table-cell office:value-type="float" office:value="147" calcext:value-type="float">
            <text:p>147</text:p>
          </table:table-cell>
          <table:table-cell table:formula="of:=20*LOG([.F747]* 0.004798464491363)" office:value-type="float" office:value="-3.03160759758579" calcext:value-type="float">
            <text:p>-3.03160759758579</text:p>
          </table:table-cell>
          <table:table-cell office:value-type="float" office:value="147" calcext:value-type="float">
            <text:p>147</text:p>
          </table:table-cell>
          <table:table-cell table:formula="of:=20*LOG([.H747]* 0.004798464491363)" office:value-type="float" office:value="-3.03160759758579" calcext:value-type="float">
            <text:p>-3.03160759758579</text:p>
          </table:table-cell>
          <table:table-cell table:number-columns-repeated="5"/>
        </table:table-row>
        <table:table-row table:style-name="ro2">
          <table:table-cell office:value-type="float" office:value="2504.919921875" calcext:value-type="float">
            <text:p>2504.9</text:p>
          </table:table-cell>
          <table:table-cell office:value-type="float" office:value="86" calcext:value-type="float">
            <text:p>86</text:p>
          </table:table-cell>
          <table:table-cell table:formula="of:=20*LOG([.B74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48]* 0.004798464491363)" office:value-type="float" office:value="-8.31615455271044" calcext:value-type="float">
            <text:p>-8.31615455271044</text:p>
          </table:table-cell>
          <table:table-cell office:value-type="float" office:value="144" calcext:value-type="float">
            <text:p>144</text:p>
          </table:table-cell>
          <table:table-cell table:formula="of:=20*LOG([.F748]* 0.004798464491363)" office:value-type="float" office:value="-3.21070445064432" calcext:value-type="float">
            <text:p>-3.21070445064432</text:p>
          </table:table-cell>
          <table:table-cell office:value-type="float" office:value="144" calcext:value-type="float">
            <text:p>144</text:p>
          </table:table-cell>
          <table:table-cell table:formula="of:=20*LOG([.H748]* 0.004798464491363)" office:value-type="float" office:value="-3.21070445064432" calcext:value-type="float">
            <text:p>-3.21070445064432</text:p>
          </table:table-cell>
          <table:table-cell table:number-columns-repeated="5"/>
        </table:table-row>
        <table:table-row table:style-name="ro2">
          <table:table-cell office:value-type="float" office:value="2504.93994140625" calcext:value-type="float">
            <text:p>2504.9</text:p>
          </table:table-cell>
          <table:table-cell office:value-type="float" office:value="85" calcext:value-type="float">
            <text:p>85</text:p>
          </table:table-cell>
          <table:table-cell table:formula="of:=20*LOG([.B74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49]* 0.004798464491363)" office:value-type="float" office:value="-8.31615455271044" calcext:value-type="float">
            <text:p>-8.31615455271044</text:p>
          </table:table-cell>
          <table:table-cell office:value-type="float" office:value="140" calcext:value-type="float">
            <text:p>140</text:p>
          </table:table-cell>
          <table:table-cell table:formula="of:=20*LOG([.F749]* 0.004798464491363)" office:value-type="float" office:value="-3.45539357898455" calcext:value-type="float">
            <text:p>-3.45539357898455</text:p>
          </table:table-cell>
          <table:table-cell office:value-type="float" office:value="140" calcext:value-type="float">
            <text:p>140</text:p>
          </table:table-cell>
          <table:table-cell table:formula="of:=20*LOG([.H749]* 0.004798464491363)" office:value-type="float" office:value="-3.45539357898455" calcext:value-type="float">
            <text:p>-3.45539357898455</text:p>
          </table:table-cell>
          <table:table-cell table:number-columns-repeated="5"/>
        </table:table-row>
        <table:table-row table:style-name="ro2">
          <table:table-cell office:value-type="float" office:value="2504.9599609375" calcext:value-type="float">
            <text:p>2505.0</text:p>
          </table:table-cell>
          <table:table-cell office:value-type="float" office:value="83" calcext:value-type="float">
            <text:p>83</text:p>
          </table:table-cell>
          <table:table-cell table:formula="of:=20*LOG([.B750]* 0.004798464491363)" office:value-type="float" office:value="-7.99639244502783" calcext:value-type="float">
            <text:p>-7.99639244502783</text:p>
          </table:table-cell>
          <table:table-cell office:value-type="float" office:value="83" calcext:value-type="float">
            <text:p>83</text:p>
          </table:table-cell>
          <table:table-cell table:formula="of:=20*LOG([.D750]* 0.004798464491363)" office:value-type="float" office:value="-7.99639244502783" calcext:value-type="float">
            <text:p>-7.99639244502783</text:p>
          </table:table-cell>
          <table:table-cell office:value-type="float" office:value="135" calcext:value-type="float">
            <text:p>135</text:p>
          </table:table-cell>
          <table:table-cell table:formula="of:=20*LOG([.F750]* 0.004798464491363)" office:value-type="float" office:value="-3.77127892264919" calcext:value-type="float">
            <text:p>-3.77127892264919</text:p>
          </table:table-cell>
          <table:table-cell office:value-type="float" office:value="135" calcext:value-type="float">
            <text:p>135</text:p>
          </table:table-cell>
          <table:table-cell table:formula="of:=20*LOG([.H750]* 0.004798464491363)" office:value-type="float" office:value="-3.77127892264919" calcext:value-type="float">
            <text:p>-3.77127892264919</text:p>
          </table:table-cell>
          <table:table-cell table:number-columns-repeated="5"/>
        </table:table-row>
        <table:table-row table:style-name="ro2">
          <table:table-cell office:value-type="float" office:value="2504.97998046875" calcext:value-type="float">
            <text:p>2505.0</text:p>
          </table:table-cell>
          <table:table-cell office:value-type="float" office:value="87" calcext:value-type="float">
            <text:p>87</text:p>
          </table:table-cell>
          <table:table-cell table:formula="of:=20*LOG([.B751]* 0.004798464491363)" office:value-type="float" office:value="-7.58756924017694" calcext:value-type="float">
            <text:p>-7.58756924017694</text:p>
          </table:table-cell>
          <table:table-cell office:value-type="float" office:value="78" calcext:value-type="float">
            <text:p>78</text:p>
          </table:table-cell>
          <table:table-cell table:formula="of:=20*LOG([.D751]* 0.004798464491363)" office:value-type="float" office:value="-8.5360622387397" calcext:value-type="float">
            <text:p>-8.5360622387397</text:p>
          </table:table-cell>
          <table:table-cell office:value-type="float" office:value="132" calcext:value-type="float">
            <text:p>132</text:p>
          </table:table-cell>
          <table:table-cell table:formula="of:=20*LOG([.F751]* 0.004798464491363)" office:value-type="float" office:value="-3.96647566843231" calcext:value-type="float">
            <text:p>-3.96647566843231</text:p>
          </table:table-cell>
          <table:table-cell office:value-type="float" office:value="132" calcext:value-type="float">
            <text:p>132</text:p>
          </table:table-cell>
          <table:table-cell table:formula="of:=20*LOG([.H751]* 0.004798464491363)" office:value-type="float" office:value="-3.96647566843231" calcext:value-type="float">
            <text:p>-3.96647566843231</text:p>
          </table:table-cell>
          <table:table-cell table:number-columns-repeated="5"/>
        </table:table-row>
        <table:table-row table:style-name="ro2">
          <table:table-cell office:value-type="float" office:value="2505" calcext:value-type="float">
            <text:p>2505.0</text:p>
          </table:table-cell>
          <table:table-cell office:value-type="float" office:value="168" calcext:value-type="float">
            <text:p>168</text:p>
          </table:table-cell>
          <table:table-cell table:formula="of:=20*LOG([.B752]* 0.004798464491363)" office:value-type="float" office:value="-1.87176865803205" calcext:value-type="float">
            <text:p>-1.87176865803205</text:p>
          </table:table-cell>
          <table:table-cell office:value-type="float" office:value="167" calcext:value-type="float">
            <text:p>167</text:p>
          </table:table-cell>
          <table:table-cell table:formula="of:=20*LOG([.D752]* 0.004798464491363)" office:value-type="float" office:value="-1.92362486959764" calcext:value-type="float">
            <text:p>-1.92362486959764</text:p>
          </table:table-cell>
          <table:table-cell office:value-type="float" office:value="132" calcext:value-type="float">
            <text:p>132</text:p>
          </table:table-cell>
          <table:table-cell table:formula="of:=20*LOG([.F752]* 0.004798464491363)" office:value-type="float" office:value="-3.96647566843231" calcext:value-type="float">
            <text:p>-3.96647566843231</text:p>
          </table:table-cell>
          <table:table-cell office:value-type="float" office:value="132" calcext:value-type="float">
            <text:p>132</text:p>
          </table:table-cell>
          <table:table-cell table:formula="of:=20*LOG([.H752]* 0.004798464491363)" office:value-type="float" office:value="-3.96647566843231" calcext:value-type="float">
            <text:p>-3.96647566843231</text:p>
          </table:table-cell>
          <table:table-cell table:number-columns-repeated="5"/>
        </table:table-row>
        <table:table-row table:style-name="ro2">
          <table:table-cell office:value-type="float" office:value="2505.02001953125" calcext:value-type="float">
            <text:p>2505.0</text:p>
          </table:table-cell>
          <table:table-cell office:value-type="float" office:value="89" calcext:value-type="float">
            <text:p>89</text:p>
          </table:table-cell>
          <table:table-cell table:formula="of:=20*LOG([.B753]* 0.004798464491363)" office:value-type="float" office:value="-7.39015415965105" calcext:value-type="float">
            <text:p>-7.39015415965105</text:p>
          </table:table-cell>
          <table:table-cell office:value-type="float" office:value="80" calcext:value-type="float">
            <text:p>80</text:p>
          </table:table-cell>
          <table:table-cell table:formula="of:=20*LOG([.D753]* 0.004798464491363)" office:value-type="float" office:value="-8.31615455271044" calcext:value-type="float">
            <text:p>-8.31615455271044</text:p>
          </table:table-cell>
          <table:table-cell office:value-type="float" office:value="131" calcext:value-type="float">
            <text:p>131</text:p>
          </table:table-cell>
          <table:table-cell table:formula="of:=20*LOG([.F753]* 0.004798464491363)" office:value-type="float" office:value="-4.03252837943402" calcext:value-type="float">
            <text:p>-4.03252837943402</text:p>
          </table:table-cell>
          <table:table-cell office:value-type="float" office:value="131" calcext:value-type="float">
            <text:p>131</text:p>
          </table:table-cell>
          <table:table-cell table:formula="of:=20*LOG([.H753]* 0.004798464491363)" office:value-type="float" office:value="-4.03252837943402" calcext:value-type="float">
            <text:p>-4.03252837943402</text:p>
          </table:table-cell>
          <table:table-cell table:number-columns-repeated="5"/>
        </table:table-row>
        <table:table-row table:style-name="ro2">
          <table:table-cell office:value-type="float" office:value="2505.0400390625" calcext:value-type="float">
            <text:p>2505.0</text:p>
          </table:table-cell>
          <table:table-cell office:value-type="float" office:value="86" calcext:value-type="float">
            <text:p>86</text:p>
          </table:table-cell>
          <table:table-cell table:formula="of:=20*LOG([.B754]* 0.004798464491363)" office:value-type="float" office:value="-7.68798526767795" calcext:value-type="float">
            <text:p>-7.68798526767795</text:p>
          </table:table-cell>
          <table:table-cell office:value-type="float" office:value="85" calcext:value-type="float">
            <text:p>85</text:p>
          </table:table-cell>
          <table:table-cell table:formula="of:=20*LOG([.D754]* 0.004798464491363)" office:value-type="float" office:value="-7.78957577826346" calcext:value-type="float">
            <text:p>-7.78957577826346</text:p>
          </table:table-cell>
          <table:table-cell office:value-type="float" office:value="132" calcext:value-type="float">
            <text:p>132</text:p>
          </table:table-cell>
          <table:table-cell table:formula="of:=20*LOG([.F754]* 0.004798464491363)" office:value-type="float" office:value="-3.96647566843231" calcext:value-type="float">
            <text:p>-3.96647566843231</text:p>
          </table:table-cell>
          <table:table-cell office:value-type="float" office:value="133" calcext:value-type="float">
            <text:p>133</text:p>
          </table:table-cell>
          <table:table-cell table:formula="of:=20*LOG([.H754]* 0.004798464491363)" office:value-type="float" office:value="-3.90092147320759" calcext:value-type="float">
            <text:p>-3.90092147320759</text:p>
          </table:table-cell>
          <table:table-cell table:number-columns-repeated="5"/>
        </table:table-row>
        <table:table-row table:style-name="ro2">
          <table:table-cell office:value-type="float" office:value="2505.06005859375" calcext:value-type="float">
            <text:p>2505.1</text:p>
          </table:table-cell>
          <table:table-cell office:value-type="float" office:value="87" calcext:value-type="float">
            <text:p>87</text:p>
          </table:table-cell>
          <table:table-cell table:formula="of:=20*LOG([.B755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755]* 0.004798464491363)" office:value-type="float" office:value="-8.31615455271044" calcext:value-type="float">
            <text:p>-8.31615455271044</text:p>
          </table:table-cell>
          <table:table-cell office:value-type="float" office:value="135" calcext:value-type="float">
            <text:p>135</text:p>
          </table:table-cell>
          <table:table-cell table:formula="of:=20*LOG([.F755]* 0.004798464491363)" office:value-type="float" office:value="-3.77127892264919" calcext:value-type="float">
            <text:p>-3.77127892264919</text:p>
          </table:table-cell>
          <table:table-cell office:value-type="float" office:value="135" calcext:value-type="float">
            <text:p>135</text:p>
          </table:table-cell>
          <table:table-cell table:formula="of:=20*LOG([.H755]* 0.004798464491363)" office:value-type="float" office:value="-3.77127892264919" calcext:value-type="float">
            <text:p>-3.77127892264919</text:p>
          </table:table-cell>
          <table:table-cell table:number-columns-repeated="5"/>
        </table:table-row>
        <table:table-row table:style-name="ro2">
          <table:table-cell office:value-type="float" office:value="2505.080078125" calcext:value-type="float">
            <text:p>2505.1</text:p>
          </table:table-cell>
          <table:table-cell office:value-type="float" office:value="84" calcext:value-type="float">
            <text:p>84</text:p>
          </table:table-cell>
          <table:table-cell table:formula="of:=20*LOG([.B756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756]* 0.004798464491363)" office:value-type="float" office:value="-8.31615455271044" calcext:value-type="float">
            <text:p>-8.31615455271044</text:p>
          </table:table-cell>
          <table:table-cell office:value-type="float" office:value="135" calcext:value-type="float">
            <text:p>135</text:p>
          </table:table-cell>
          <table:table-cell table:formula="of:=20*LOG([.F756]* 0.004798464491363)" office:value-type="float" office:value="-3.77127892264919" calcext:value-type="float">
            <text:p>-3.77127892264919</text:p>
          </table:table-cell>
          <table:table-cell office:value-type="float" office:value="136" calcext:value-type="float">
            <text:p>136</text:p>
          </table:table-cell>
          <table:table-cell table:formula="of:=20*LOG([.H756]* 0.004798464491363)" office:value-type="float" office:value="-3.70717612514496" calcext:value-type="float">
            <text:p>-3.70717612514496</text:p>
          </table:table-cell>
          <table:table-cell table:number-columns-repeated="5"/>
        </table:table-row>
        <table:table-row table:style-name="ro2">
          <table:table-cell office:value-type="float" office:value="2505.10009765625" calcext:value-type="float">
            <text:p>2505.1</text:p>
          </table:table-cell>
          <table:table-cell office:value-type="float" office:value="85" calcext:value-type="float">
            <text:p>85</text:p>
          </table:table-cell>
          <table:table-cell table:formula="of:=20*LOG([.B75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57]* 0.004798464491363)" office:value-type="float" office:value="-8.42541246674048" calcext:value-type="float">
            <text:p>-8.42541246674048</text:p>
          </table:table-cell>
          <table:table-cell office:value-type="float" office:value="128" calcext:value-type="float">
            <text:p>128</text:p>
          </table:table-cell>
          <table:table-cell table:formula="of:=20*LOG([.F757]* 0.004798464491363)" office:value-type="float" office:value="-4.23375489959194" calcext:value-type="float">
            <text:p>-4.23375489959194</text:p>
          </table:table-cell>
          <table:table-cell office:value-type="float" office:value="128" calcext:value-type="float">
            <text:p>128</text:p>
          </table:table-cell>
          <table:table-cell table:formula="of:=20*LOG([.H757]* 0.004798464491363)" office:value-type="float" office:value="-4.23375489959194" calcext:value-type="float">
            <text:p>-4.23375489959194</text:p>
          </table:table-cell>
          <table:table-cell table:number-columns-repeated="5"/>
        </table:table-row>
        <table:table-row table:style-name="ro2">
          <table:table-cell office:value-type="float" office:value="2505.1201171875" calcext:value-type="float">
            <text:p>2505.1</text:p>
          </table:table-cell>
          <table:table-cell office:value-type="float" office:value="86" calcext:value-type="float">
            <text:p>86</text:p>
          </table:table-cell>
          <table:table-cell table:formula="of:=20*LOG([.B75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58]* 0.004798464491363)" office:value-type="float" office:value="-8.31615455271044" calcext:value-type="float">
            <text:p>-8.31615455271044</text:p>
          </table:table-cell>
          <table:table-cell office:value-type="float" office:value="120" calcext:value-type="float">
            <text:p>120</text:p>
          </table:table-cell>
          <table:table-cell table:formula="of:=20*LOG([.F758]* 0.004798464491363)" office:value-type="float" office:value="-4.79432937159681" calcext:value-type="float">
            <text:p>-4.79432937159681</text:p>
          </table:table-cell>
          <table:table-cell office:value-type="float" office:value="120" calcext:value-type="float">
            <text:p>120</text:p>
          </table:table-cell>
          <table:table-cell table:formula="of:=20*LOG([.H758]* 0.004798464491363)" office:value-type="float" office:value="-4.79432937159681" calcext:value-type="float">
            <text:p>-4.79432937159681</text:p>
          </table:table-cell>
          <table:table-cell table:number-columns-repeated="5"/>
        </table:table-row>
        <table:table-row table:style-name="ro2">
          <table:table-cell office:value-type="float" office:value="2505.14013671875" calcext:value-type="float">
            <text:p>2505.1</text:p>
          </table:table-cell>
          <table:table-cell office:value-type="float" office:value="85" calcext:value-type="float">
            <text:p>85</text:p>
          </table:table-cell>
          <table:table-cell table:formula="of:=20*LOG([.B75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59]* 0.004798464491363)" office:value-type="float" office:value="-8.42541246674048" calcext:value-type="float">
            <text:p>-8.42541246674048</text:p>
          </table:table-cell>
          <table:table-cell office:value-type="float" office:value="118" calcext:value-type="float">
            <text:p>118</text:p>
          </table:table-cell>
          <table:table-cell table:formula="of:=20*LOG([.F759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75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16015625" calcext:value-type="float">
            <text:p>2505.2</text:p>
          </table:table-cell>
          <table:table-cell office:value-type="float" office:value="86" calcext:value-type="float">
            <text:p>86</text:p>
          </table:table-cell>
          <table:table-cell table:formula="of:=20*LOG([.B76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60]* 0.004798464491363)" office:value-type="float" office:value="-8.31615455271044" calcext:value-type="float">
            <text:p>-8.31615455271044</text:p>
          </table:table-cell>
          <table:table-cell office:value-type="float" office:value="118" calcext:value-type="float">
            <text:p>118</text:p>
          </table:table-cell>
          <table:table-cell table:formula="of:=20*LOG([.F760]* 0.004798464491363)" office:value-type="float" office:value="-4.9403141464268" calcext:value-type="float">
            <text:p>-4.9403141464268</text:p>
          </table:table-cell>
          <table:table-cell office:value-type="float" office:value="118" calcext:value-type="float">
            <text:p>118</text:p>
          </table:table-cell>
          <table:table-cell table:formula="of:=20*LOG([.H76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18017578125" calcext:value-type="float">
            <text:p>2505.2</text:p>
          </table:table-cell>
          <table:table-cell office:value-type="float" office:value="86" calcext:value-type="float">
            <text:p>86</text:p>
          </table:table-cell>
          <table:table-cell table:formula="of:=20*LOG([.B761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76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6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6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2001953125" calcext:value-type="float">
            <text:p>2505.2</text:p>
          </table:table-cell>
          <table:table-cell office:value-type="float" office:value="85" calcext:value-type="float">
            <text:p>85</text:p>
          </table:table-cell>
          <table:table-cell table:formula="of:=20*LOG([.B762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762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76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6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22021484375" calcext:value-type="float">
            <text:p>2505.2</text:p>
          </table:table-cell>
          <table:table-cell office:value-type="float" office:value="85" calcext:value-type="float">
            <text:p>85</text:p>
          </table:table-cell>
          <table:table-cell table:formula="of:=20*LOG([.B76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6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6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6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240234375" calcext:value-type="float">
            <text:p>2505.2</text:p>
          </table:table-cell>
          <table:table-cell office:value-type="float" office:value="84" calcext:value-type="float">
            <text:p>84</text:p>
          </table:table-cell>
          <table:table-cell table:formula="of:=20*LOG([.B76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6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6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6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259765625" calcext:value-type="float">
            <text:p>2505.3</text:p>
          </table:table-cell>
          <table:table-cell office:value-type="float" office:value="84" calcext:value-type="float">
            <text:p>84</text:p>
          </table:table-cell>
          <table:table-cell table:formula="of:=20*LOG([.B76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6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6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6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27978515625" calcext:value-type="float">
            <text:p>2505.3</text:p>
          </table:table-cell>
          <table:table-cell office:value-type="float" office:value="85" calcext:value-type="float">
            <text:p>85</text:p>
          </table:table-cell>
          <table:table-cell table:formula="of:=20*LOG([.B766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76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6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6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2998046875" calcext:value-type="float">
            <text:p>2505.3</text:p>
          </table:table-cell>
          <table:table-cell office:value-type="float" office:value="84" calcext:value-type="float">
            <text:p>84</text:p>
          </table:table-cell>
          <table:table-cell table:formula="of:=20*LOG([.B76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6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6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6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31982421875" calcext:value-type="float">
            <text:p>2505.3</text:p>
          </table:table-cell>
          <table:table-cell office:value-type="float" office:value="83" calcext:value-type="float">
            <text:p>83</text:p>
          </table:table-cell>
          <table:table-cell table:formula="of:=20*LOG([.B768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76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6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6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33984375" calcext:value-type="float">
            <text:p>2505.3</text:p>
          </table:table-cell>
          <table:table-cell office:value-type="float" office:value="85" calcext:value-type="float">
            <text:p>85</text:p>
          </table:table-cell>
          <table:table-cell table:formula="of:=20*LOG([.B76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76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6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6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35986328125" calcext:value-type="float">
            <text:p>2505.4</text:p>
          </table:table-cell>
          <table:table-cell office:value-type="float" office:value="86" calcext:value-type="float">
            <text:p>86</text:p>
          </table:table-cell>
          <table:table-cell table:formula="of:=20*LOG([.B77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7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7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3798828125" calcext:value-type="float">
            <text:p>2505.4</text:p>
          </table:table-cell>
          <table:table-cell office:value-type="float" office:value="85" calcext:value-type="float">
            <text:p>85</text:p>
          </table:table-cell>
          <table:table-cell table:formula="of:=20*LOG([.B77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7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7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7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39990234375" calcext:value-type="float">
            <text:p>2505.4</text:p>
          </table:table-cell>
          <table:table-cell office:value-type="float" office:value="86" calcext:value-type="float">
            <text:p>86</text:p>
          </table:table-cell>
          <table:table-cell table:formula="of:=20*LOG([.B772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772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7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7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419921875" calcext:value-type="float">
            <text:p>2505.4</text:p>
          </table:table-cell>
          <table:table-cell office:value-type="float" office:value="86" calcext:value-type="float">
            <text:p>86</text:p>
          </table:table-cell>
          <table:table-cell table:formula="of:=20*LOG([.B773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77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7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7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43994140625" calcext:value-type="float">
            <text:p>2505.4</text:p>
          </table:table-cell>
          <table:table-cell office:value-type="float" office:value="83" calcext:value-type="float">
            <text:p>83</text:p>
          </table:table-cell>
          <table:table-cell table:formula="of:=20*LOG([.B774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77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7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7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4599609375" calcext:value-type="float">
            <text:p>2505.5</text:p>
          </table:table-cell>
          <table:table-cell office:value-type="float" office:value="84" calcext:value-type="float">
            <text:p>84</text:p>
          </table:table-cell>
          <table:table-cell table:formula="of:=20*LOG([.B775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7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7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47998046875" calcext:value-type="float">
            <text:p>2505.5</text:p>
          </table:table-cell>
          <table:table-cell office:value-type="float" office:value="84" calcext:value-type="float">
            <text:p>84</text:p>
          </table:table-cell>
          <table:table-cell table:formula="of:=20*LOG([.B776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7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7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5" calcext:value-type="float">
            <text:p>2505.5</text:p>
          </table:table-cell>
          <table:table-cell office:value-type="float" office:value="84" calcext:value-type="float">
            <text:p>84</text:p>
          </table:table-cell>
          <table:table-cell table:formula="of:=20*LOG([.B77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7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7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52001953125" calcext:value-type="float">
            <text:p>2505.5</text:p>
          </table:table-cell>
          <table:table-cell office:value-type="float" office:value="83" calcext:value-type="float">
            <text:p>83</text:p>
          </table:table-cell>
          <table:table-cell table:formula="of:=20*LOG([.B778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77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7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7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5400390625" calcext:value-type="float">
            <text:p>2505.5</text:p>
          </table:table-cell>
          <table:table-cell office:value-type="float" office:value="85" calcext:value-type="float">
            <text:p>85</text:p>
          </table:table-cell>
          <table:table-cell table:formula="of:=20*LOG([.B77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77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7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7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56005859375" calcext:value-type="float">
            <text:p>2505.6</text:p>
          </table:table-cell>
          <table:table-cell office:value-type="float" office:value="84" calcext:value-type="float">
            <text:p>84</text:p>
          </table:table-cell>
          <table:table-cell table:formula="of:=20*LOG([.B780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78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8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8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580078125" calcext:value-type="float">
            <text:p>2505.6</text:p>
          </table:table-cell>
          <table:table-cell office:value-type="float" office:value="83" calcext:value-type="float">
            <text:p>83</text:p>
          </table:table-cell>
          <table:table-cell table:formula="of:=20*LOG([.B781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78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8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60009765625" calcext:value-type="float">
            <text:p>2505.6</text:p>
          </table:table-cell>
          <table:table-cell office:value-type="float" office:value="84" calcext:value-type="float">
            <text:p>84</text:p>
          </table:table-cell>
          <table:table-cell table:formula="of:=20*LOG([.B782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78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8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6201171875" calcext:value-type="float">
            <text:p>2505.6</text:p>
          </table:table-cell>
          <table:table-cell office:value-type="float" office:value="83" calcext:value-type="float">
            <text:p>83</text:p>
          </table:table-cell>
          <table:table-cell table:formula="of:=20*LOG([.B783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78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8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64013671875" calcext:value-type="float">
            <text:p>2505.6</text:p>
          </table:table-cell>
          <table:table-cell office:value-type="float" office:value="84" calcext:value-type="float">
            <text:p>84</text:p>
          </table:table-cell>
          <table:table-cell table:formula="of:=20*LOG([.B784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78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8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66015625" calcext:value-type="float">
            <text:p>2505.7</text:p>
          </table:table-cell>
          <table:table-cell office:value-type="float" office:value="83" calcext:value-type="float">
            <text:p>83</text:p>
          </table:table-cell>
          <table:table-cell table:formula="of:=20*LOG([.B785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78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8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78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5.68017578125" calcext:value-type="float">
            <text:p>2505.7</text:p>
          </table:table-cell>
          <table:table-cell office:value-type="float" office:value="84" calcext:value-type="float">
            <text:p>84</text:p>
          </table:table-cell>
          <table:table-cell table:formula="of:=20*LOG([.B786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78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78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001953125" calcext:value-type="float">
            <text:p>2505.7</text:p>
          </table:table-cell>
          <table:table-cell office:value-type="float" office:value="84" calcext:value-type="float">
            <text:p>84</text:p>
          </table:table-cell>
          <table:table-cell table:formula="of:=20*LOG([.B78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78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8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2021484375" calcext:value-type="float">
            <text:p>2505.7</text:p>
          </table:table-cell>
          <table:table-cell office:value-type="float" office:value="85" calcext:value-type="float">
            <text:p>85</text:p>
          </table:table-cell>
          <table:table-cell table:formula="of:=20*LOG([.B788]* 0.004798464491363)" office:value-type="float" office:value="-7.78957577826346" calcext:value-type="float">
            <text:p>-7.78957577826346</text:p>
          </table:table-cell>
          <table:table-cell office:value-type="float" office:value="77" calcext:value-type="float">
            <text:p>77</text:p>
          </table:table-cell>
          <table:table-cell table:formula="of:=20*LOG([.D788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78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40234375" calcext:value-type="float">
            <text:p>2505.7</text:p>
          </table:table-cell>
          <table:table-cell office:value-type="float" office:value="83" calcext:value-type="float">
            <text:p>83</text:p>
          </table:table-cell>
          <table:table-cell table:formula="of:=20*LOG([.B789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78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8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8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59765625" calcext:value-type="float">
            <text:p>2505.8</text:p>
          </table:table-cell>
          <table:table-cell office:value-type="float" office:value="83" calcext:value-type="float">
            <text:p>83</text:p>
          </table:table-cell>
          <table:table-cell table:formula="of:=20*LOG([.B790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79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9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7978515625" calcext:value-type="float">
            <text:p>2505.8</text:p>
          </table:table-cell>
          <table:table-cell office:value-type="float" office:value="84" calcext:value-type="float">
            <text:p>84</text:p>
          </table:table-cell>
          <table:table-cell table:formula="of:=20*LOG([.B791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91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9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7998046875" calcext:value-type="float">
            <text:p>2505.8</text:p>
          </table:table-cell>
          <table:table-cell office:value-type="float" office:value="84" calcext:value-type="float">
            <text:p>84</text:p>
          </table:table-cell>
          <table:table-cell table:formula="of:=20*LOG([.B79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79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9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81982421875" calcext:value-type="float">
            <text:p>2505.8</text:p>
          </table:table-cell>
          <table:table-cell office:value-type="float" office:value="84" calcext:value-type="float">
            <text:p>84</text:p>
          </table:table-cell>
          <table:table-cell table:formula="of:=20*LOG([.B793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93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9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83984375" calcext:value-type="float">
            <text:p>2505.8</text:p>
          </table:table-cell>
          <table:table-cell office:value-type="float" office:value="83" calcext:value-type="float">
            <text:p>83</text:p>
          </table:table-cell>
          <table:table-cell table:formula="of:=20*LOG([.B794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79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9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85986328125" calcext:value-type="float">
            <text:p>2505.9</text:p>
          </table:table-cell>
          <table:table-cell office:value-type="float" office:value="84" calcext:value-type="float">
            <text:p>84</text:p>
          </table:table-cell>
          <table:table-cell table:formula="of:=20*LOG([.B795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795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79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8798828125" calcext:value-type="float">
            <text:p>2505.9</text:p>
          </table:table-cell>
          <table:table-cell office:value-type="float" office:value="84" calcext:value-type="float">
            <text:p>84</text:p>
          </table:table-cell>
          <table:table-cell table:formula="of:=20*LOG([.B796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79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79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89990234375" calcext:value-type="float">
            <text:p>2505.9</text:p>
          </table:table-cell>
          <table:table-cell office:value-type="float" office:value="84" calcext:value-type="float">
            <text:p>84</text:p>
          </table:table-cell>
          <table:table-cell table:formula="of:=20*LOG([.B797]* 0.004798464491363)" office:value-type="float" office:value="-7.89236857131168" calcext:value-type="float">
            <text:p>-7.89236857131168</text:p>
          </table:table-cell>
          <table:table-cell office:value-type="float" office:value="77" calcext:value-type="float">
            <text:p>77</text:p>
          </table:table-cell>
          <table:table-cell table:formula="of:=20*LOG([.D797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79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919921875" calcext:value-type="float">
            <text:p>2505.9</text:p>
          </table:table-cell>
          <table:table-cell office:value-type="float" office:value="84" calcext:value-type="float">
            <text:p>84</text:p>
          </table:table-cell>
          <table:table-cell table:formula="of:=20*LOG([.B79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79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9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93994140625" calcext:value-type="float">
            <text:p>2505.9</text:p>
          </table:table-cell>
          <table:table-cell office:value-type="float" office:value="84" calcext:value-type="float">
            <text:p>84</text:p>
          </table:table-cell>
          <table:table-cell table:formula="of:=20*LOG([.B79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79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79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79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9599609375" calcext:value-type="float">
            <text:p>2506.0</text:p>
          </table:table-cell>
          <table:table-cell office:value-type="float" office:value="85" calcext:value-type="float">
            <text:p>85</text:p>
          </table:table-cell>
          <table:table-cell table:formula="of:=20*LOG([.B80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0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5.97998046875" calcext:value-type="float">
            <text:p>2506.0</text:p>
          </table:table-cell>
          <table:table-cell office:value-type="float" office:value="84" calcext:value-type="float">
            <text:p>84</text:p>
          </table:table-cell>
          <table:table-cell table:formula="of:=20*LOG([.B80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" calcext:value-type="float">
            <text:p>2506.0</text:p>
          </table:table-cell>
          <table:table-cell office:value-type="float" office:value="84" calcext:value-type="float">
            <text:p>84</text:p>
          </table:table-cell>
          <table:table-cell table:formula="of:=20*LOG([.B80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02001953125" calcext:value-type="float">
            <text:p>2506.0</text:p>
          </table:table-cell>
          <table:table-cell office:value-type="float" office:value="84" calcext:value-type="float">
            <text:p>84</text:p>
          </table:table-cell>
          <table:table-cell table:formula="of:=20*LOG([.B80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0400390625" calcext:value-type="float">
            <text:p>2506.0</text:p>
          </table:table-cell>
          <table:table-cell office:value-type="float" office:value="84" calcext:value-type="float">
            <text:p>84</text:p>
          </table:table-cell>
          <table:table-cell table:formula="of:=20*LOG([.B804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06005859375" calcext:value-type="float">
            <text:p>2506.1</text:p>
          </table:table-cell>
          <table:table-cell office:value-type="float" office:value="84" calcext:value-type="float">
            <text:p>84</text:p>
          </table:table-cell>
          <table:table-cell table:formula="of:=20*LOG([.B80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080078125" calcext:value-type="float">
            <text:p>2506.1</text:p>
          </table:table-cell>
          <table:table-cell office:value-type="float" office:value="84" calcext:value-type="float">
            <text:p>84</text:p>
          </table:table-cell>
          <table:table-cell table:formula="of:=20*LOG([.B806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80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0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0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10009765625" calcext:value-type="float">
            <text:p>2506.1</text:p>
          </table:table-cell>
          <table:table-cell office:value-type="float" office:value="84" calcext:value-type="float">
            <text:p>84</text:p>
          </table:table-cell>
          <table:table-cell table:formula="of:=20*LOG([.B80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1201171875" calcext:value-type="float">
            <text:p>2506.1</text:p>
          </table:table-cell>
          <table:table-cell office:value-type="float" office:value="85" calcext:value-type="float">
            <text:p>85</text:p>
          </table:table-cell>
          <table:table-cell table:formula="of:=20*LOG([.B80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0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0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14013671875" calcext:value-type="float">
            <text:p>2506.1</text:p>
          </table:table-cell>
          <table:table-cell office:value-type="float" office:value="84" calcext:value-type="float">
            <text:p>84</text:p>
          </table:table-cell>
          <table:table-cell table:formula="of:=20*LOG([.B80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0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0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0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16015625" calcext:value-type="float">
            <text:p>2506.2</text:p>
          </table:table-cell>
          <table:table-cell office:value-type="float" office:value="84" calcext:value-type="float">
            <text:p>84</text:p>
          </table:table-cell>
          <table:table-cell table:formula="of:=20*LOG([.B81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1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18017578125" calcext:value-type="float">
            <text:p>2506.2</text:p>
          </table:table-cell>
          <table:table-cell office:value-type="float" office:value="84" calcext:value-type="float">
            <text:p>84</text:p>
          </table:table-cell>
          <table:table-cell table:formula="of:=20*LOG([.B81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1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1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2001953125" calcext:value-type="float">
            <text:p>2506.2</text:p>
          </table:table-cell>
          <table:table-cell office:value-type="float" office:value="85" calcext:value-type="float">
            <text:p>85</text:p>
          </table:table-cell>
          <table:table-cell table:formula="of:=20*LOG([.B81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1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22021484375" calcext:value-type="float">
            <text:p>2506.2</text:p>
          </table:table-cell>
          <table:table-cell office:value-type="float" office:value="83" calcext:value-type="float">
            <text:p>83</text:p>
          </table:table-cell>
          <table:table-cell table:formula="of:=20*LOG([.B813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81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240234375" calcext:value-type="float">
            <text:p>2506.2</text:p>
          </table:table-cell>
          <table:table-cell office:value-type="float" office:value="84" calcext:value-type="float">
            <text:p>84</text:p>
          </table:table-cell>
          <table:table-cell table:formula="of:=20*LOG([.B81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81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1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1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259765625" calcext:value-type="float">
            <text:p>2506.3</text:p>
          </table:table-cell>
          <table:table-cell office:value-type="float" office:value="83" calcext:value-type="float">
            <text:p>83</text:p>
          </table:table-cell>
          <table:table-cell table:formula="of:=20*LOG([.B815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815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1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1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27978515625" calcext:value-type="float">
            <text:p>2506.3</text:p>
          </table:table-cell>
          <table:table-cell office:value-type="float" office:value="83" calcext:value-type="float">
            <text:p>83</text:p>
          </table:table-cell>
          <table:table-cell table:formula="of:=20*LOG([.B816]* 0.004798464491363)" office:value-type="float" office:value="-7.99639244502783" calcext:value-type="float">
            <text:p>-7.99639244502783</text:p>
          </table:table-cell>
          <table:table-cell office:value-type="float" office:value="77" calcext:value-type="float">
            <text:p>77</text:p>
          </table:table-cell>
          <table:table-cell table:formula="of:=20*LOG([.D816]* 0.004798464491363)" office:value-type="float" office:value="-8.64813978909967" calcext:value-type="float">
            <text:p>-8.64813978909967</text:p>
          </table:table-cell>
          <table:table-cell office:value-type="float" office:value="117" calcext:value-type="float">
            <text:p>117</text:p>
          </table:table-cell>
          <table:table-cell table:formula="of:=20*LOG([.F81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2998046875" calcext:value-type="float">
            <text:p>2506.3</text:p>
          </table:table-cell>
          <table:table-cell office:value-type="float" office:value="84" calcext:value-type="float">
            <text:p>84</text:p>
          </table:table-cell>
          <table:table-cell table:formula="of:=20*LOG([.B817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81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1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1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31982421875" calcext:value-type="float">
            <text:p>2506.3</text:p>
          </table:table-cell>
          <table:table-cell office:value-type="float" office:value="84" calcext:value-type="float">
            <text:p>84</text:p>
          </table:table-cell>
          <table:table-cell table:formula="of:=20*LOG([.B81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1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1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33984375" calcext:value-type="float">
            <text:p>2506.3</text:p>
          </table:table-cell>
          <table:table-cell office:value-type="float" office:value="84" calcext:value-type="float">
            <text:p>84</text:p>
          </table:table-cell>
          <table:table-cell table:formula="of:=20*LOG([.B819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81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1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1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35986328125" calcext:value-type="float">
            <text:p>2506.4</text:p>
          </table:table-cell>
          <table:table-cell office:value-type="float" office:value="84" calcext:value-type="float">
            <text:p>84</text:p>
          </table:table-cell>
          <table:table-cell table:formula="of:=20*LOG([.B82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2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3798828125" calcext:value-type="float">
            <text:p>2506.4</text:p>
          </table:table-cell>
          <table:table-cell office:value-type="float" office:value="84" calcext:value-type="float">
            <text:p>84</text:p>
          </table:table-cell>
          <table:table-cell table:formula="of:=20*LOG([.B82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2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2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39990234375" calcext:value-type="float">
            <text:p>2506.4</text:p>
          </table:table-cell>
          <table:table-cell office:value-type="float" office:value="84" calcext:value-type="float">
            <text:p>84</text:p>
          </table:table-cell>
          <table:table-cell table:formula="of:=20*LOG([.B82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2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419921875" calcext:value-type="float">
            <text:p>2506.4</text:p>
          </table:table-cell>
          <table:table-cell office:value-type="float" office:value="84" calcext:value-type="float">
            <text:p>84</text:p>
          </table:table-cell>
          <table:table-cell table:formula="of:=20*LOG([.B82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2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43994140625" calcext:value-type="float">
            <text:p>2506.4</text:p>
          </table:table-cell>
          <table:table-cell office:value-type="float" office:value="83" calcext:value-type="float">
            <text:p>83</text:p>
          </table:table-cell>
          <table:table-cell table:formula="of:=20*LOG([.B824]* 0.004798464491363)" office:value-type="float" office:value="-7.99639244502783" calcext:value-type="float">
            <text:p>-7.99639244502783</text:p>
          </table:table-cell>
          <table:table-cell office:value-type="float" office:value="79" calcext:value-type="float">
            <text:p>79</text:p>
          </table:table-cell>
          <table:table-cell table:formula="of:=20*LOG([.D82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2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4599609375" calcext:value-type="float">
            <text:p>2506.5</text:p>
          </table:table-cell>
          <table:table-cell office:value-type="float" office:value="85" calcext:value-type="float">
            <text:p>85</text:p>
          </table:table-cell>
          <table:table-cell table:formula="of:=20*LOG([.B82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2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2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47998046875" calcext:value-type="float">
            <text:p>2506.5</text:p>
          </table:table-cell>
          <table:table-cell office:value-type="float" office:value="83" calcext:value-type="float">
            <text:p>83</text:p>
          </table:table-cell>
          <table:table-cell table:formula="of:=20*LOG([.B826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82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2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2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5" calcext:value-type="float">
            <text:p>2506.5</text:p>
          </table:table-cell>
          <table:table-cell office:value-type="float" office:value="85" calcext:value-type="float">
            <text:p>85</text:p>
          </table:table-cell>
          <table:table-cell table:formula="of:=20*LOG([.B82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2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2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52001953125" calcext:value-type="float">
            <text:p>2506.5</text:p>
          </table:table-cell>
          <table:table-cell office:value-type="float" office:value="85" calcext:value-type="float">
            <text:p>85</text:p>
          </table:table-cell>
          <table:table-cell table:formula="of:=20*LOG([.B82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2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5400390625" calcext:value-type="float">
            <text:p>2506.5</text:p>
          </table:table-cell>
          <table:table-cell office:value-type="float" office:value="84" calcext:value-type="float">
            <text:p>84</text:p>
          </table:table-cell>
          <table:table-cell table:formula="of:=20*LOG([.B82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2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2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2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56005859375" calcext:value-type="float">
            <text:p>2506.6</text:p>
          </table:table-cell>
          <table:table-cell office:value-type="float" office:value="84" calcext:value-type="float">
            <text:p>84</text:p>
          </table:table-cell>
          <table:table-cell table:formula="of:=20*LOG([.B830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3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580078125" calcext:value-type="float">
            <text:p>2506.6</text:p>
          </table:table-cell>
          <table:table-cell office:value-type="float" office:value="84" calcext:value-type="float">
            <text:p>84</text:p>
          </table:table-cell>
          <table:table-cell table:formula="of:=20*LOG([.B83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3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60009765625" calcext:value-type="float">
            <text:p>2506.6</text:p>
          </table:table-cell>
          <table:table-cell office:value-type="float" office:value="85" calcext:value-type="float">
            <text:p>85</text:p>
          </table:table-cell>
          <table:table-cell table:formula="of:=20*LOG([.B83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3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3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6201171875" calcext:value-type="float">
            <text:p>2506.6</text:p>
          </table:table-cell>
          <table:table-cell office:value-type="float" office:value="84" calcext:value-type="float">
            <text:p>84</text:p>
          </table:table-cell>
          <table:table-cell table:formula="of:=20*LOG([.B83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3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64013671875" calcext:value-type="float">
            <text:p>2506.6</text:p>
          </table:table-cell>
          <table:table-cell office:value-type="float" office:value="84" calcext:value-type="float">
            <text:p>84</text:p>
          </table:table-cell>
          <table:table-cell table:formula="of:=20*LOG([.B834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3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3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66015625" calcext:value-type="float">
            <text:p>2506.7</text:p>
          </table:table-cell>
          <table:table-cell office:value-type="float" office:value="83" calcext:value-type="float">
            <text:p>83</text:p>
          </table:table-cell>
          <table:table-cell table:formula="of:=20*LOG([.B835]* 0.004798464491363)" office:value-type="float" office:value="-7.99639244502783" calcext:value-type="float">
            <text:p>-7.99639244502783</text:p>
          </table:table-cell>
          <table:table-cell office:value-type="float" office:value="80" calcext:value-type="float">
            <text:p>80</text:p>
          </table:table-cell>
          <table:table-cell table:formula="of:=20*LOG([.D8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3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3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68017578125" calcext:value-type="float">
            <text:p>2506.7</text:p>
          </table:table-cell>
          <table:table-cell office:value-type="float" office:value="83" calcext:value-type="float">
            <text:p>83</text:p>
          </table:table-cell>
          <table:table-cell table:formula="of:=20*LOG([.B836]* 0.004798464491363)" office:value-type="float" office:value="-7.99639244502783" calcext:value-type="float">
            <text:p>-7.99639244502783</text:p>
          </table:table-cell>
          <table:table-cell office:value-type="float" office:value="78" calcext:value-type="float">
            <text:p>78</text:p>
          </table:table-cell>
          <table:table-cell table:formula="of:=20*LOG([.D836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3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7001953125" calcext:value-type="float">
            <text:p>2506.7</text:p>
          </table:table-cell>
          <table:table-cell office:value-type="float" office:value="84" calcext:value-type="float">
            <text:p>84</text:p>
          </table:table-cell>
          <table:table-cell table:formula="of:=20*LOG([.B837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3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3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72021484375" calcext:value-type="float">
            <text:p>2506.7</text:p>
          </table:table-cell>
          <table:table-cell office:value-type="float" office:value="85" calcext:value-type="float">
            <text:p>85</text:p>
          </table:table-cell>
          <table:table-cell table:formula="of:=20*LOG([.B83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3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3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740234375" calcext:value-type="float">
            <text:p>2506.7</text:p>
          </table:table-cell>
          <table:table-cell office:value-type="float" office:value="85" calcext:value-type="float">
            <text:p>85</text:p>
          </table:table-cell>
          <table:table-cell table:formula="of:=20*LOG([.B83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3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3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3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759765625" calcext:value-type="float">
            <text:p>2506.8</text:p>
          </table:table-cell>
          <table:table-cell office:value-type="float" office:value="85" calcext:value-type="float">
            <text:p>85</text:p>
          </table:table-cell>
          <table:table-cell table:formula="of:=20*LOG([.B84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77978515625" calcext:value-type="float">
            <text:p>2506.8</text:p>
          </table:table-cell>
          <table:table-cell office:value-type="float" office:value="85" calcext:value-type="float">
            <text:p>85</text:p>
          </table:table-cell>
          <table:table-cell table:formula="of:=20*LOG([.B84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7998046875" calcext:value-type="float">
            <text:p>2506.8</text:p>
          </table:table-cell>
          <table:table-cell office:value-type="float" office:value="84" calcext:value-type="float">
            <text:p>84</text:p>
          </table:table-cell>
          <table:table-cell table:formula="of:=20*LOG([.B84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4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81982421875" calcext:value-type="float">
            <text:p>2506.8</text:p>
          </table:table-cell>
          <table:table-cell office:value-type="float" office:value="85" calcext:value-type="float">
            <text:p>85</text:p>
          </table:table-cell>
          <table:table-cell table:formula="of:=20*LOG([.B84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83984375" calcext:value-type="float">
            <text:p>2506.8</text:p>
          </table:table-cell>
          <table:table-cell office:value-type="float" office:value="85" calcext:value-type="float">
            <text:p>85</text:p>
          </table:table-cell>
          <table:table-cell table:formula="of:=20*LOG([.B84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85986328125" calcext:value-type="float">
            <text:p>2506.9</text:p>
          </table:table-cell>
          <table:table-cell office:value-type="float" office:value="84" calcext:value-type="float">
            <text:p>84</text:p>
          </table:table-cell>
          <table:table-cell table:formula="of:=20*LOG([.B845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4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4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4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8798828125" calcext:value-type="float">
            <text:p>2506.9</text:p>
          </table:table-cell>
          <table:table-cell office:value-type="float" office:value="85" calcext:value-type="float">
            <text:p>85</text:p>
          </table:table-cell>
          <table:table-cell table:formula="of:=20*LOG([.B84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4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89990234375" calcext:value-type="float">
            <text:p>2506.9</text:p>
          </table:table-cell>
          <table:table-cell office:value-type="float" office:value="85" calcext:value-type="float">
            <text:p>85</text:p>
          </table:table-cell>
          <table:table-cell table:formula="of:=20*LOG([.B84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4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919921875" calcext:value-type="float">
            <text:p>2506.9</text:p>
          </table:table-cell>
          <table:table-cell office:value-type="float" office:value="85" calcext:value-type="float">
            <text:p>85</text:p>
          </table:table-cell>
          <table:table-cell table:formula="of:=20*LOG([.B848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848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4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93994140625" calcext:value-type="float">
            <text:p>2506.9</text:p>
          </table:table-cell>
          <table:table-cell office:value-type="float" office:value="86" calcext:value-type="float">
            <text:p>86</text:p>
          </table:table-cell>
          <table:table-cell table:formula="of:=20*LOG([.B849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4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4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4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6.9599609375" calcext:value-type="float">
            <text:p>2507.0</text:p>
          </table:table-cell>
          <table:table-cell office:value-type="float" office:value="85" calcext:value-type="float">
            <text:p>85</text:p>
          </table:table-cell>
          <table:table-cell table:formula="of:=20*LOG([.B85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5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6.97998046875" calcext:value-type="float">
            <text:p>2507.0</text:p>
          </table:table-cell>
          <table:table-cell office:value-type="float" office:value="85" calcext:value-type="float">
            <text:p>85</text:p>
          </table:table-cell>
          <table:table-cell table:formula="of:=20*LOG([.B85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5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" calcext:value-type="float">
            <text:p>2507.0</text:p>
          </table:table-cell>
          <table:table-cell office:value-type="float" office:value="84" calcext:value-type="float">
            <text:p>84</text:p>
          </table:table-cell>
          <table:table-cell table:formula="of:=20*LOG([.B85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5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5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02001953125" calcext:value-type="float">
            <text:p>2507.0</text:p>
          </table:table-cell>
          <table:table-cell office:value-type="float" office:value="85" calcext:value-type="float">
            <text:p>85</text:p>
          </table:table-cell>
          <table:table-cell table:formula="of:=20*LOG([.B85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5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5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0400390625" calcext:value-type="float">
            <text:p>2507.0</text:p>
          </table:table-cell>
          <table:table-cell office:value-type="float" office:value="84" calcext:value-type="float">
            <text:p>84</text:p>
          </table:table-cell>
          <table:table-cell table:formula="of:=20*LOG([.B854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5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5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06005859375" calcext:value-type="float">
            <text:p>2507.1</text:p>
          </table:table-cell>
          <table:table-cell office:value-type="float" office:value="85" calcext:value-type="float">
            <text:p>85</text:p>
          </table:table-cell>
          <table:table-cell table:formula="of:=20*LOG([.B85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5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080078125" calcext:value-type="float">
            <text:p>2507.1</text:p>
          </table:table-cell>
          <table:table-cell office:value-type="float" office:value="85" calcext:value-type="float">
            <text:p>85</text:p>
          </table:table-cell>
          <table:table-cell table:formula="of:=20*LOG([.B85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5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5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10009765625" calcext:value-type="float">
            <text:p>2507.1</text:p>
          </table:table-cell>
          <table:table-cell office:value-type="float" office:value="85" calcext:value-type="float">
            <text:p>85</text:p>
          </table:table-cell>
          <table:table-cell table:formula="of:=20*LOG([.B857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857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85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5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1201171875" calcext:value-type="float">
            <text:p>2507.1</text:p>
          </table:table-cell>
          <table:table-cell office:value-type="float" office:value="84" calcext:value-type="float">
            <text:p>84</text:p>
          </table:table-cell>
          <table:table-cell table:formula="of:=20*LOG([.B85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5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5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5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14013671875" calcext:value-type="float">
            <text:p>2507.1</text:p>
          </table:table-cell>
          <table:table-cell office:value-type="float" office:value="85" calcext:value-type="float">
            <text:p>85</text:p>
          </table:table-cell>
          <table:table-cell table:formula="of:=20*LOG([.B859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859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5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5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16015625" calcext:value-type="float">
            <text:p>2507.2</text:p>
          </table:table-cell>
          <table:table-cell office:value-type="float" office:value="86" calcext:value-type="float">
            <text:p>86</text:p>
          </table:table-cell>
          <table:table-cell table:formula="of:=20*LOG([.B86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86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6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6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18017578125" calcext:value-type="float">
            <text:p>2507.2</text:p>
          </table:table-cell>
          <table:table-cell office:value-type="float" office:value="84" calcext:value-type="float">
            <text:p>84</text:p>
          </table:table-cell>
          <table:table-cell table:formula="of:=20*LOG([.B861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6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2001953125" calcext:value-type="float">
            <text:p>2507.2</text:p>
          </table:table-cell>
          <table:table-cell office:value-type="float" office:value="85" calcext:value-type="float">
            <text:p>85</text:p>
          </table:table-cell>
          <table:table-cell table:formula="of:=20*LOG([.B86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6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22021484375" calcext:value-type="float">
            <text:p>2507.2</text:p>
          </table:table-cell>
          <table:table-cell office:value-type="float" office:value="84" calcext:value-type="float">
            <text:p>84</text:p>
          </table:table-cell>
          <table:table-cell table:formula="of:=20*LOG([.B863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6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6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240234375" calcext:value-type="float">
            <text:p>2507.2</text:p>
          </table:table-cell>
          <table:table-cell office:value-type="float" office:value="85" calcext:value-type="float">
            <text:p>85</text:p>
          </table:table-cell>
          <table:table-cell table:formula="of:=20*LOG([.B86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6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259765625" calcext:value-type="float">
            <text:p>2507.3</text:p>
          </table:table-cell>
          <table:table-cell office:value-type="float" office:value="84" calcext:value-type="float">
            <text:p>84</text:p>
          </table:table-cell>
          <table:table-cell table:formula="of:=20*LOG([.B865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6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27978515625" calcext:value-type="float">
            <text:p>2507.3</text:p>
          </table:table-cell>
          <table:table-cell office:value-type="float" office:value="85" calcext:value-type="float">
            <text:p>85</text:p>
          </table:table-cell>
          <table:table-cell table:formula="of:=20*LOG([.B86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6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6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2998046875" calcext:value-type="float">
            <text:p>2507.3</text:p>
          </table:table-cell>
          <table:table-cell office:value-type="float" office:value="84" calcext:value-type="float">
            <text:p>84</text:p>
          </table:table-cell>
          <table:table-cell table:formula="of:=20*LOG([.B867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6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6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31982421875" calcext:value-type="float">
            <text:p>2507.3</text:p>
          </table:table-cell>
          <table:table-cell office:value-type="float" office:value="86" calcext:value-type="float">
            <text:p>86</text:p>
          </table:table-cell>
          <table:table-cell table:formula="of:=20*LOG([.B868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868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86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33984375" calcext:value-type="float">
            <text:p>2507.3</text:p>
          </table:table-cell>
          <table:table-cell office:value-type="float" office:value="84" calcext:value-type="float">
            <text:p>84</text:p>
          </table:table-cell>
          <table:table-cell table:formula="of:=20*LOG([.B86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6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6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6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35986328125" calcext:value-type="float">
            <text:p>2507.4</text:p>
          </table:table-cell>
          <table:table-cell office:value-type="float" office:value="85" calcext:value-type="float">
            <text:p>85</text:p>
          </table:table-cell>
          <table:table-cell table:formula="of:=20*LOG([.B87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7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3798828125" calcext:value-type="float">
            <text:p>2507.4</text:p>
          </table:table-cell>
          <table:table-cell office:value-type="float" office:value="84" calcext:value-type="float">
            <text:p>84</text:p>
          </table:table-cell>
          <table:table-cell table:formula="of:=20*LOG([.B871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7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7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7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39990234375" calcext:value-type="float">
            <text:p>2507.4</text:p>
          </table:table-cell>
          <table:table-cell office:value-type="float" office:value="84" calcext:value-type="float">
            <text:p>84</text:p>
          </table:table-cell>
          <table:table-cell table:formula="of:=20*LOG([.B872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7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7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419921875" calcext:value-type="float">
            <text:p>2507.4</text:p>
          </table:table-cell>
          <table:table-cell office:value-type="float" office:value="85" calcext:value-type="float">
            <text:p>85</text:p>
          </table:table-cell>
          <table:table-cell table:formula="of:=20*LOG([.B87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7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7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7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43994140625" calcext:value-type="float">
            <text:p>2507.4</text:p>
          </table:table-cell>
          <table:table-cell office:value-type="float" office:value="84" calcext:value-type="float">
            <text:p>84</text:p>
          </table:table-cell>
          <table:table-cell table:formula="of:=20*LOG([.B874]* 0.004798464491363)" office:value-type="float" office:value="-7.89236857131168" calcext:value-type="float">
            <text:p>-7.89236857131168</text:p>
          </table:table-cell>
          <table:table-cell office:value-type="float" office:value="78" calcext:value-type="float">
            <text:p>78</text:p>
          </table:table-cell>
          <table:table-cell table:formula="of:=20*LOG([.D874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7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7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4599609375" calcext:value-type="float">
            <text:p>2507.5</text:p>
          </table:table-cell>
          <table:table-cell office:value-type="float" office:value="84" calcext:value-type="float">
            <text:p>84</text:p>
          </table:table-cell>
          <table:table-cell table:formula="of:=20*LOG([.B875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7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7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7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47998046875" calcext:value-type="float">
            <text:p>2507.5</text:p>
          </table:table-cell>
          <table:table-cell office:value-type="float" office:value="86" calcext:value-type="float">
            <text:p>86</text:p>
          </table:table-cell>
          <table:table-cell table:formula="of:=20*LOG([.B876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7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7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7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5" calcext:value-type="float">
            <text:p>2507.5</text:p>
          </table:table-cell>
          <table:table-cell office:value-type="float" office:value="85" calcext:value-type="float">
            <text:p>85</text:p>
          </table:table-cell>
          <table:table-cell table:formula="of:=20*LOG([.B877]* 0.004798464491363)" office:value-type="float" office:value="-7.78957577826346" calcext:value-type="float">
            <text:p>-7.78957577826346</text:p>
          </table:table-cell>
          <table:table-cell office:value-type="float" office:value="78" calcext:value-type="float">
            <text:p>78</text:p>
          </table:table-cell>
          <table:table-cell table:formula="of:=20*LOG([.D877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87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52001953125" calcext:value-type="float">
            <text:p>2507.5</text:p>
          </table:table-cell>
          <table:table-cell office:value-type="float" office:value="84" calcext:value-type="float">
            <text:p>84</text:p>
          </table:table-cell>
          <table:table-cell table:formula="of:=20*LOG([.B878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7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7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5400390625" calcext:value-type="float">
            <text:p>2507.5</text:p>
          </table:table-cell>
          <table:table-cell office:value-type="float" office:value="84" calcext:value-type="float">
            <text:p>84</text:p>
          </table:table-cell>
          <table:table-cell table:formula="of:=20*LOG([.B879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7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7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7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56005859375" calcext:value-type="float">
            <text:p>2507.6</text:p>
          </table:table-cell>
          <table:table-cell office:value-type="float" office:value="85" calcext:value-type="float">
            <text:p>85</text:p>
          </table:table-cell>
          <table:table-cell table:formula="of:=20*LOG([.B88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8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8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8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580078125" calcext:value-type="float">
            <text:p>2507.6</text:p>
          </table:table-cell>
          <table:table-cell office:value-type="float" office:value="85" calcext:value-type="float">
            <text:p>85</text:p>
          </table:table-cell>
          <table:table-cell table:formula="of:=20*LOG([.B88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8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8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8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60009765625" calcext:value-type="float">
            <text:p>2507.6</text:p>
          </table:table-cell>
          <table:table-cell office:value-type="float" office:value="84" calcext:value-type="float">
            <text:p>84</text:p>
          </table:table-cell>
          <table:table-cell table:formula="of:=20*LOG([.B882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8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8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6201171875" calcext:value-type="float">
            <text:p>2507.6</text:p>
          </table:table-cell>
          <table:table-cell office:value-type="float" office:value="85" calcext:value-type="float">
            <text:p>85</text:p>
          </table:table-cell>
          <table:table-cell table:formula="of:=20*LOG([.B88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8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64013671875" calcext:value-type="float">
            <text:p>2507.6</text:p>
          </table:table-cell>
          <table:table-cell office:value-type="float" office:value="85" calcext:value-type="float">
            <text:p>85</text:p>
          </table:table-cell>
          <table:table-cell table:formula="of:=20*LOG([.B88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8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66015625" calcext:value-type="float">
            <text:p>2507.7</text:p>
          </table:table-cell>
          <table:table-cell office:value-type="float" office:value="85" calcext:value-type="float">
            <text:p>85</text:p>
          </table:table-cell>
          <table:table-cell table:formula="of:=20*LOG([.B88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8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8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68017578125" calcext:value-type="float">
            <text:p>2507.7</text:p>
          </table:table-cell>
          <table:table-cell office:value-type="float" office:value="86" calcext:value-type="float">
            <text:p>86</text:p>
          </table:table-cell>
          <table:table-cell table:formula="of:=20*LOG([.B88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88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8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8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7001953125" calcext:value-type="float">
            <text:p>2507.7</text:p>
          </table:table-cell>
          <table:table-cell office:value-type="float" office:value="84" calcext:value-type="float">
            <text:p>84</text:p>
          </table:table-cell>
          <table:table-cell table:formula="of:=20*LOG([.B887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8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72021484375" calcext:value-type="float">
            <text:p>2507.7</text:p>
          </table:table-cell>
          <table:table-cell office:value-type="float" office:value="84" calcext:value-type="float">
            <text:p>84</text:p>
          </table:table-cell>
          <table:table-cell table:formula="of:=20*LOG([.B888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88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8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740234375" calcext:value-type="float">
            <text:p>2507.7</text:p>
          </table:table-cell>
          <table:table-cell office:value-type="float" office:value="86" calcext:value-type="float">
            <text:p>86</text:p>
          </table:table-cell>
          <table:table-cell table:formula="of:=20*LOG([.B889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8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8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8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759765625" calcext:value-type="float">
            <text:p>2507.8</text:p>
          </table:table-cell>
          <table:table-cell office:value-type="float" office:value="85" calcext:value-type="float">
            <text:p>85</text:p>
          </table:table-cell>
          <table:table-cell table:formula="of:=20*LOG([.B89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89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9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77978515625" calcext:value-type="float">
            <text:p>2507.8</text:p>
          </table:table-cell>
          <table:table-cell office:value-type="float" office:value="85" calcext:value-type="float">
            <text:p>85</text:p>
          </table:table-cell>
          <table:table-cell table:formula="of:=20*LOG([.B89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9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7998046875" calcext:value-type="float">
            <text:p>2507.8</text:p>
          </table:table-cell>
          <table:table-cell office:value-type="float" office:value="85" calcext:value-type="float">
            <text:p>85</text:p>
          </table:table-cell>
          <table:table-cell table:formula="of:=20*LOG([.B89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9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81982421875" calcext:value-type="float">
            <text:p>2507.8</text:p>
          </table:table-cell>
          <table:table-cell office:value-type="float" office:value="86" calcext:value-type="float">
            <text:p>86</text:p>
          </table:table-cell>
          <table:table-cell table:formula="of:=20*LOG([.B89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89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9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9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83984375" calcext:value-type="float">
            <text:p>2507.8</text:p>
          </table:table-cell>
          <table:table-cell office:value-type="float" office:value="85" calcext:value-type="float">
            <text:p>85</text:p>
          </table:table-cell>
          <table:table-cell table:formula="of:=20*LOG([.B89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9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85986328125" calcext:value-type="float">
            <text:p>2507.9</text:p>
          </table:table-cell>
          <table:table-cell office:value-type="float" office:value="86" calcext:value-type="float">
            <text:p>86</text:p>
          </table:table-cell>
          <table:table-cell table:formula="of:=20*LOG([.B895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89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8798828125" calcext:value-type="float">
            <text:p>2507.9</text:p>
          </table:table-cell>
          <table:table-cell office:value-type="float" office:value="85" calcext:value-type="float">
            <text:p>85</text:p>
          </table:table-cell>
          <table:table-cell table:formula="of:=20*LOG([.B89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9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9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89990234375" calcext:value-type="float">
            <text:p>2507.9</text:p>
          </table:table-cell>
          <table:table-cell office:value-type="float" office:value="85" calcext:value-type="float">
            <text:p>85</text:p>
          </table:table-cell>
          <table:table-cell table:formula="of:=20*LOG([.B89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89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919921875" calcext:value-type="float">
            <text:p>2507.9</text:p>
          </table:table-cell>
          <table:table-cell office:value-type="float" office:value="86" calcext:value-type="float">
            <text:p>86</text:p>
          </table:table-cell>
          <table:table-cell table:formula="of:=20*LOG([.B89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89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89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89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7.93994140625" calcext:value-type="float">
            <text:p>2507.9</text:p>
          </table:table-cell>
          <table:table-cell office:value-type="float" office:value="84" calcext:value-type="float">
            <text:p>84</text:p>
          </table:table-cell>
          <table:table-cell table:formula="of:=20*LOG([.B899]* 0.004798464491363)" office:value-type="float" office:value="-7.89236857131168" calcext:value-type="float">
            <text:p>-7.89236857131168</text:p>
          </table:table-cell>
          <table:table-cell office:value-type="float" office:value="79" calcext:value-type="float">
            <text:p>79</text:p>
          </table:table-cell>
          <table:table-cell table:formula="of:=20*LOG([.D89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89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89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9599609375" calcext:value-type="float">
            <text:p>2508.0</text:p>
          </table:table-cell>
          <table:table-cell office:value-type="float" office:value="85" calcext:value-type="float">
            <text:p>85</text:p>
          </table:table-cell>
          <table:table-cell table:formula="of:=20*LOG([.B90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0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7.97998046875" calcext:value-type="float">
            <text:p>2508.0</text:p>
          </table:table-cell>
          <table:table-cell office:value-type="float" office:value="86" calcext:value-type="float">
            <text:p>86</text:p>
          </table:table-cell>
          <table:table-cell table:formula="of:=20*LOG([.B90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0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0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" calcext:value-type="float">
            <text:p>2508.0</text:p>
          </table:table-cell>
          <table:table-cell office:value-type="float" office:value="86" calcext:value-type="float">
            <text:p>86</text:p>
          </table:table-cell>
          <table:table-cell table:formula="of:=20*LOG([.B90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0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0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0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02001953125" calcext:value-type="float">
            <text:p>2508.0</text:p>
          </table:table-cell>
          <table:table-cell office:value-type="float" office:value="85" calcext:value-type="float">
            <text:p>85</text:p>
          </table:table-cell>
          <table:table-cell table:formula="of:=20*LOG([.B903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0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0400390625" calcext:value-type="float">
            <text:p>2508.0</text:p>
          </table:table-cell>
          <table:table-cell office:value-type="float" office:value="85" calcext:value-type="float">
            <text:p>85</text:p>
          </table:table-cell>
          <table:table-cell table:formula="of:=20*LOG([.B90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06005859375" calcext:value-type="float">
            <text:p>2508.1</text:p>
          </table:table-cell>
          <table:table-cell office:value-type="float" office:value="85" calcext:value-type="float">
            <text:p>85</text:p>
          </table:table-cell>
          <table:table-cell table:formula="of:=20*LOG([.B905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5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080078125" calcext:value-type="float">
            <text:p>2508.1</text:p>
          </table:table-cell>
          <table:table-cell office:value-type="float" office:value="85" calcext:value-type="float">
            <text:p>85</text:p>
          </table:table-cell>
          <table:table-cell table:formula="of:=20*LOG([.B90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10009765625" calcext:value-type="float">
            <text:p>2508.1</text:p>
          </table:table-cell>
          <table:table-cell office:value-type="float" office:value="86" calcext:value-type="float">
            <text:p>86</text:p>
          </table:table-cell>
          <table:table-cell table:formula="of:=20*LOG([.B90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0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1201171875" calcext:value-type="float">
            <text:p>2508.1</text:p>
          </table:table-cell>
          <table:table-cell office:value-type="float" office:value="85" calcext:value-type="float">
            <text:p>85</text:p>
          </table:table-cell>
          <table:table-cell table:formula="of:=20*LOG([.B90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0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0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14013671875" calcext:value-type="float">
            <text:p>2508.1</text:p>
          </table:table-cell>
          <table:table-cell office:value-type="float" office:value="85" calcext:value-type="float">
            <text:p>85</text:p>
          </table:table-cell>
          <table:table-cell table:formula="of:=20*LOG([.B90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0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0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0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16015625" calcext:value-type="float">
            <text:p>2508.2</text:p>
          </table:table-cell>
          <table:table-cell office:value-type="float" office:value="84" calcext:value-type="float">
            <text:p>84</text:p>
          </table:table-cell>
          <table:table-cell table:formula="of:=20*LOG([.B910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1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1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18017578125" calcext:value-type="float">
            <text:p>2508.2</text:p>
          </table:table-cell>
          <table:table-cell office:value-type="float" office:value="86" calcext:value-type="float">
            <text:p>86</text:p>
          </table:table-cell>
          <table:table-cell table:formula="of:=20*LOG([.B911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1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1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1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2001953125" calcext:value-type="float">
            <text:p>2508.2</text:p>
          </table:table-cell>
          <table:table-cell office:value-type="float" office:value="85" calcext:value-type="float">
            <text:p>85</text:p>
          </table:table-cell>
          <table:table-cell table:formula="of:=20*LOG([.B912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1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1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22021484375" calcext:value-type="float">
            <text:p>2508.2</text:p>
          </table:table-cell>
          <table:table-cell office:value-type="float" office:value="84" calcext:value-type="float">
            <text:p>84</text:p>
          </table:table-cell>
          <table:table-cell table:formula="of:=20*LOG([.B913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1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240234375" calcext:value-type="float">
            <text:p>2508.2</text:p>
          </table:table-cell>
          <table:table-cell office:value-type="float" office:value="85" calcext:value-type="float">
            <text:p>85</text:p>
          </table:table-cell>
          <table:table-cell table:formula="of:=20*LOG([.B91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1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1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259765625" calcext:value-type="float">
            <text:p>2508.3</text:p>
          </table:table-cell>
          <table:table-cell office:value-type="float" office:value="86" calcext:value-type="float">
            <text:p>86</text:p>
          </table:table-cell>
          <table:table-cell table:formula="of:=20*LOG([.B91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1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1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27978515625" calcext:value-type="float">
            <text:p>2508.3</text:p>
          </table:table-cell>
          <table:table-cell office:value-type="float" office:value="85" calcext:value-type="float">
            <text:p>85</text:p>
          </table:table-cell>
          <table:table-cell table:formula="of:=20*LOG([.B916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1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1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2998046875" calcext:value-type="float">
            <text:p>2508.3</text:p>
          </table:table-cell>
          <table:table-cell office:value-type="float" office:value="85" calcext:value-type="float">
            <text:p>85</text:p>
          </table:table-cell>
          <table:table-cell table:formula="of:=20*LOG([.B91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1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31982421875" calcext:value-type="float">
            <text:p>2508.3</text:p>
          </table:table-cell>
          <table:table-cell office:value-type="float" office:value="86" calcext:value-type="float">
            <text:p>86</text:p>
          </table:table-cell>
          <table:table-cell table:formula="of:=20*LOG([.B91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1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1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33984375" calcext:value-type="float">
            <text:p>2508.3</text:p>
          </table:table-cell>
          <table:table-cell office:value-type="float" office:value="85" calcext:value-type="float">
            <text:p>85</text:p>
          </table:table-cell>
          <table:table-cell table:formula="of:=20*LOG([.B91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1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1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1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35986328125" calcext:value-type="float">
            <text:p>2508.4</text:p>
          </table:table-cell>
          <table:table-cell office:value-type="float" office:value="85" calcext:value-type="float">
            <text:p>85</text:p>
          </table:table-cell>
          <table:table-cell table:formula="of:=20*LOG([.B92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2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3798828125" calcext:value-type="float">
            <text:p>2508.4</text:p>
          </table:table-cell>
          <table:table-cell office:value-type="float" office:value="86" calcext:value-type="float">
            <text:p>86</text:p>
          </table:table-cell>
          <table:table-cell table:formula="of:=20*LOG([.B92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2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39990234375" calcext:value-type="float">
            <text:p>2508.4</text:p>
          </table:table-cell>
          <table:table-cell office:value-type="float" office:value="85" calcext:value-type="float">
            <text:p>85</text:p>
          </table:table-cell>
          <table:table-cell table:formula="of:=20*LOG([.B92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2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2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419921875" calcext:value-type="float">
            <text:p>2508.4</text:p>
          </table:table-cell>
          <table:table-cell office:value-type="float" office:value="86" calcext:value-type="float">
            <text:p>86</text:p>
          </table:table-cell>
          <table:table-cell table:formula="of:=20*LOG([.B923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23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2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2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43994140625" calcext:value-type="float">
            <text:p>2508.4</text:p>
          </table:table-cell>
          <table:table-cell office:value-type="float" office:value="85" calcext:value-type="float">
            <text:p>85</text:p>
          </table:table-cell>
          <table:table-cell table:formula="of:=20*LOG([.B92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2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2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4599609375" calcext:value-type="float">
            <text:p>2508.5</text:p>
          </table:table-cell>
          <table:table-cell office:value-type="float" office:value="86" calcext:value-type="float">
            <text:p>86</text:p>
          </table:table-cell>
          <table:table-cell table:formula="of:=20*LOG([.B92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2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2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47998046875" calcext:value-type="float">
            <text:p>2508.5</text:p>
          </table:table-cell>
          <table:table-cell office:value-type="float" office:value="85" calcext:value-type="float">
            <text:p>85</text:p>
          </table:table-cell>
          <table:table-cell table:formula="of:=20*LOG([.B92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2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5" calcext:value-type="float">
            <text:p>2508.5</text:p>
          </table:table-cell>
          <table:table-cell office:value-type="float" office:value="85" calcext:value-type="float">
            <text:p>85</text:p>
          </table:table-cell>
          <table:table-cell table:formula="of:=20*LOG([.B92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2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2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52001953125" calcext:value-type="float">
            <text:p>2508.5</text:p>
          </table:table-cell>
          <table:table-cell office:value-type="float" office:value="85" calcext:value-type="float">
            <text:p>85</text:p>
          </table:table-cell>
          <table:table-cell table:formula="of:=20*LOG([.B92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2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2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5400390625" calcext:value-type="float">
            <text:p>2508.5</text:p>
          </table:table-cell>
          <table:table-cell office:value-type="float" office:value="85" calcext:value-type="float">
            <text:p>85</text:p>
          </table:table-cell>
          <table:table-cell table:formula="of:=20*LOG([.B92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2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2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2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56005859375" calcext:value-type="float">
            <text:p>2508.6</text:p>
          </table:table-cell>
          <table:table-cell office:value-type="float" office:value="85" calcext:value-type="float">
            <text:p>85</text:p>
          </table:table-cell>
          <table:table-cell table:formula="of:=20*LOG([.B930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3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580078125" calcext:value-type="float">
            <text:p>2508.6</text:p>
          </table:table-cell>
          <table:table-cell office:value-type="float" office:value="85" calcext:value-type="float">
            <text:p>85</text:p>
          </table:table-cell>
          <table:table-cell table:formula="of:=20*LOG([.B93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3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3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60009765625" calcext:value-type="float">
            <text:p>2508.6</text:p>
          </table:table-cell>
          <table:table-cell office:value-type="float" office:value="85" calcext:value-type="float">
            <text:p>85</text:p>
          </table:table-cell>
          <table:table-cell table:formula="of:=20*LOG([.B93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3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3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6201171875" calcext:value-type="float">
            <text:p>2508.6</text:p>
          </table:table-cell>
          <table:table-cell office:value-type="float" office:value="86" calcext:value-type="float">
            <text:p>86</text:p>
          </table:table-cell>
          <table:table-cell table:formula="of:=20*LOG([.B93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3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64013671875" calcext:value-type="float">
            <text:p>2508.6</text:p>
          </table:table-cell>
          <table:table-cell office:value-type="float" office:value="86" calcext:value-type="float">
            <text:p>86</text:p>
          </table:table-cell>
          <table:table-cell table:formula="of:=20*LOG([.B93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3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3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66015625" calcext:value-type="float">
            <text:p>2508.7</text:p>
          </table:table-cell>
          <table:table-cell office:value-type="float" office:value="85" calcext:value-type="float">
            <text:p>85</text:p>
          </table:table-cell>
          <table:table-cell table:formula="of:=20*LOG([.B93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3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68017578125" calcext:value-type="float">
            <text:p>2508.7</text:p>
          </table:table-cell>
          <table:table-cell office:value-type="float" office:value="86" calcext:value-type="float">
            <text:p>86</text:p>
          </table:table-cell>
          <table:table-cell table:formula="of:=20*LOG([.B936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3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7001953125" calcext:value-type="float">
            <text:p>2508.7</text:p>
          </table:table-cell>
          <table:table-cell office:value-type="float" office:value="85" calcext:value-type="float">
            <text:p>85</text:p>
          </table:table-cell>
          <table:table-cell table:formula="of:=20*LOG([.B93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3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3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72021484375" calcext:value-type="float">
            <text:p>2508.7</text:p>
          </table:table-cell>
          <table:table-cell office:value-type="float" office:value="85" calcext:value-type="float">
            <text:p>85</text:p>
          </table:table-cell>
          <table:table-cell table:formula="of:=20*LOG([.B93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3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3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3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740234375" calcext:value-type="float">
            <text:p>2508.7</text:p>
          </table:table-cell>
          <table:table-cell office:value-type="float" office:value="85" calcext:value-type="float">
            <text:p>85</text:p>
          </table:table-cell>
          <table:table-cell table:formula="of:=20*LOG([.B93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3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3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3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759765625" calcext:value-type="float">
            <text:p>2508.8</text:p>
          </table:table-cell>
          <table:table-cell office:value-type="float" office:value="86" calcext:value-type="float">
            <text:p>86</text:p>
          </table:table-cell>
          <table:table-cell table:formula="of:=20*LOG([.B94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4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77978515625" calcext:value-type="float">
            <text:p>2508.8</text:p>
          </table:table-cell>
          <table:table-cell office:value-type="float" office:value="86" calcext:value-type="float">
            <text:p>86</text:p>
          </table:table-cell>
          <table:table-cell table:formula="of:=20*LOG([.B94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4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4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7998046875" calcext:value-type="float">
            <text:p>2508.8</text:p>
          </table:table-cell>
          <table:table-cell office:value-type="float" office:value="84" calcext:value-type="float">
            <text:p>84</text:p>
          </table:table-cell>
          <table:table-cell table:formula="of:=20*LOG([.B942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4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81982421875" calcext:value-type="float">
            <text:p>2508.8</text:p>
          </table:table-cell>
          <table:table-cell office:value-type="float" office:value="85" calcext:value-type="float">
            <text:p>85</text:p>
          </table:table-cell>
          <table:table-cell table:formula="of:=20*LOG([.B94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4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83984375" calcext:value-type="float">
            <text:p>2508.8</text:p>
          </table:table-cell>
          <table:table-cell office:value-type="float" office:value="86" calcext:value-type="float">
            <text:p>86</text:p>
          </table:table-cell>
          <table:table-cell table:formula="of:=20*LOG([.B94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4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85986328125" calcext:value-type="float">
            <text:p>2508.9</text:p>
          </table:table-cell>
          <table:table-cell office:value-type="float" office:value="84" calcext:value-type="float">
            <text:p>84</text:p>
          </table:table-cell>
          <table:table-cell table:formula="of:=20*LOG([.B945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4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4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4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8798828125" calcext:value-type="float">
            <text:p>2508.9</text:p>
          </table:table-cell>
          <table:table-cell office:value-type="float" office:value="85" calcext:value-type="float">
            <text:p>85</text:p>
          </table:table-cell>
          <table:table-cell table:formula="of:=20*LOG([.B946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946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4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4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89990234375" calcext:value-type="float">
            <text:p>2508.9</text:p>
          </table:table-cell>
          <table:table-cell office:value-type="float" office:value="86" calcext:value-type="float">
            <text:p>86</text:p>
          </table:table-cell>
          <table:table-cell table:formula="of:=20*LOG([.B947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4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4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919921875" calcext:value-type="float">
            <text:p>2508.9</text:p>
          </table:table-cell>
          <table:table-cell office:value-type="float" office:value="85" calcext:value-type="float">
            <text:p>85</text:p>
          </table:table-cell>
          <table:table-cell table:formula="of:=20*LOG([.B94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4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4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93994140625" calcext:value-type="float">
            <text:p>2508.9</text:p>
          </table:table-cell>
          <table:table-cell office:value-type="float" office:value="85" calcext:value-type="float">
            <text:p>85</text:p>
          </table:table-cell>
          <table:table-cell table:formula="of:=20*LOG([.B94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4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4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4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8.9599609375" calcext:value-type="float">
            <text:p>2509.0</text:p>
          </table:table-cell>
          <table:table-cell office:value-type="float" office:value="86" calcext:value-type="float">
            <text:p>86</text:p>
          </table:table-cell>
          <table:table-cell table:formula="of:=20*LOG([.B95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5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8.97998046875" calcext:value-type="float">
            <text:p>2509.0</text:p>
          </table:table-cell>
          <table:table-cell office:value-type="float" office:value="87" calcext:value-type="float">
            <text:p>87</text:p>
          </table:table-cell>
          <table:table-cell table:formula="of:=20*LOG([.B951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95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5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" calcext:value-type="float">
            <text:p>2509.0</text:p>
          </table:table-cell>
          <table:table-cell office:value-type="float" office:value="86" calcext:value-type="float">
            <text:p>86</text:p>
          </table:table-cell>
          <table:table-cell table:formula="of:=20*LOG([.B952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5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5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02001953125" calcext:value-type="float">
            <text:p>2509.0</text:p>
          </table:table-cell>
          <table:table-cell office:value-type="float" office:value="85" calcext:value-type="float">
            <text:p>85</text:p>
          </table:table-cell>
          <table:table-cell table:formula="of:=20*LOG([.B953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5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0400390625" calcext:value-type="float">
            <text:p>2509.0</text:p>
          </table:table-cell>
          <table:table-cell office:value-type="float" office:value="85" calcext:value-type="float">
            <text:p>85</text:p>
          </table:table-cell>
          <table:table-cell table:formula="of:=20*LOG([.B954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54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5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06005859375" calcext:value-type="float">
            <text:p>2509.1</text:p>
          </table:table-cell>
          <table:table-cell office:value-type="float" office:value="86" calcext:value-type="float">
            <text:p>86</text:p>
          </table:table-cell>
          <table:table-cell table:formula="of:=20*LOG([.B95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5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080078125" calcext:value-type="float">
            <text:p>2509.1</text:p>
          </table:table-cell>
          <table:table-cell office:value-type="float" office:value="85" calcext:value-type="float">
            <text:p>85</text:p>
          </table:table-cell>
          <table:table-cell table:formula="of:=20*LOG([.B956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956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5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10009765625" calcext:value-type="float">
            <text:p>2509.1</text:p>
          </table:table-cell>
          <table:table-cell office:value-type="float" office:value="86" calcext:value-type="float">
            <text:p>86</text:p>
          </table:table-cell>
          <table:table-cell table:formula="of:=20*LOG([.B95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5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1201171875" calcext:value-type="float">
            <text:p>2509.1</text:p>
          </table:table-cell>
          <table:table-cell office:value-type="float" office:value="85" calcext:value-type="float">
            <text:p>85</text:p>
          </table:table-cell>
          <table:table-cell table:formula="of:=20*LOG([.B958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5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5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14013671875" calcext:value-type="float">
            <text:p>2509.1</text:p>
          </table:table-cell>
          <table:table-cell office:value-type="float" office:value="85" calcext:value-type="float">
            <text:p>85</text:p>
          </table:table-cell>
          <table:table-cell table:formula="of:=20*LOG([.B95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5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5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5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16015625" calcext:value-type="float">
            <text:p>2509.2</text:p>
          </table:table-cell>
          <table:table-cell office:value-type="float" office:value="85" calcext:value-type="float">
            <text:p>85</text:p>
          </table:table-cell>
          <table:table-cell table:formula="of:=20*LOG([.B960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6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6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6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18017578125" calcext:value-type="float">
            <text:p>2509.2</text:p>
          </table:table-cell>
          <table:table-cell office:value-type="float" office:value="85" calcext:value-type="float">
            <text:p>85</text:p>
          </table:table-cell>
          <table:table-cell table:formula="of:=20*LOG([.B961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61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6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2001953125" calcext:value-type="float">
            <text:p>2509.2</text:p>
          </table:table-cell>
          <table:table-cell office:value-type="float" office:value="86" calcext:value-type="float">
            <text:p>86</text:p>
          </table:table-cell>
          <table:table-cell table:formula="of:=20*LOG([.B962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962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6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22021484375" calcext:value-type="float">
            <text:p>2509.2</text:p>
          </table:table-cell>
          <table:table-cell office:value-type="float" office:value="86" calcext:value-type="float">
            <text:p>86</text:p>
          </table:table-cell>
          <table:table-cell table:formula="of:=20*LOG([.B96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6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6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240234375" calcext:value-type="float">
            <text:p>2509.2</text:p>
          </table:table-cell>
          <table:table-cell office:value-type="float" office:value="86" calcext:value-type="float">
            <text:p>86</text:p>
          </table:table-cell>
          <table:table-cell table:formula="of:=20*LOG([.B96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6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259765625" calcext:value-type="float">
            <text:p>2509.3</text:p>
          </table:table-cell>
          <table:table-cell office:value-type="float" office:value="85" calcext:value-type="float">
            <text:p>85</text:p>
          </table:table-cell>
          <table:table-cell table:formula="of:=20*LOG([.B96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6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27978515625" calcext:value-type="float">
            <text:p>2509.3</text:p>
          </table:table-cell>
          <table:table-cell office:value-type="float" office:value="85" calcext:value-type="float">
            <text:p>85</text:p>
          </table:table-cell>
          <table:table-cell table:formula="of:=20*LOG([.B96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6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6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6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2998046875" calcext:value-type="float">
            <text:p>2509.3</text:p>
          </table:table-cell>
          <table:table-cell office:value-type="float" office:value="85" calcext:value-type="float">
            <text:p>85</text:p>
          </table:table-cell>
          <table:table-cell table:formula="of:=20*LOG([.B967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67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6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31982421875" calcext:value-type="float">
            <text:p>2509.3</text:p>
          </table:table-cell>
          <table:table-cell office:value-type="float" office:value="85" calcext:value-type="float">
            <text:p>85</text:p>
          </table:table-cell>
          <table:table-cell table:formula="of:=20*LOG([.B968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6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6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33984375" calcext:value-type="float">
            <text:p>2509.3</text:p>
          </table:table-cell>
          <table:table-cell office:value-type="float" office:value="87" calcext:value-type="float">
            <text:p>87</text:p>
          </table:table-cell>
          <table:table-cell table:formula="of:=20*LOG([.B969]* 0.004798464491363)" office:value-type="float" office:value="-7.58756924017694" calcext:value-type="float">
            <text:p>-7.58756924017694</text:p>
          </table:table-cell>
          <table:table-cell office:value-type="float" office:value="80" calcext:value-type="float">
            <text:p>80</text:p>
          </table:table-cell>
          <table:table-cell table:formula="of:=20*LOG([.D96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6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6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35986328125" calcext:value-type="float">
            <text:p>2509.4</text:p>
          </table:table-cell>
          <table:table-cell office:value-type="float" office:value="86" calcext:value-type="float">
            <text:p>86</text:p>
          </table:table-cell>
          <table:table-cell table:formula="of:=20*LOG([.B97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3798828125" calcext:value-type="float">
            <text:p>2509.4</text:p>
          </table:table-cell>
          <table:table-cell office:value-type="float" office:value="86" calcext:value-type="float">
            <text:p>86</text:p>
          </table:table-cell>
          <table:table-cell table:formula="of:=20*LOG([.B97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7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39990234375" calcext:value-type="float">
            <text:p>2509.4</text:p>
          </table:table-cell>
          <table:table-cell office:value-type="float" office:value="85" calcext:value-type="float">
            <text:p>85</text:p>
          </table:table-cell>
          <table:table-cell table:formula="of:=20*LOG([.B97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7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7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7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419921875" calcext:value-type="float">
            <text:p>2509.4</text:p>
          </table:table-cell>
          <table:table-cell office:value-type="float" office:value="84" calcext:value-type="float">
            <text:p>84</text:p>
          </table:table-cell>
          <table:table-cell table:formula="of:=20*LOG([.B973]* 0.004798464491363)" office:value-type="float" office:value="-7.89236857131168" calcext:value-type="float">
            <text:p>-7.89236857131168</text:p>
          </table:table-cell>
          <table:table-cell office:value-type="float" office:value="80" calcext:value-type="float">
            <text:p>80</text:p>
          </table:table-cell>
          <table:table-cell table:formula="of:=20*LOG([.D97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43994140625" calcext:value-type="float">
            <text:p>2509.4</text:p>
          </table:table-cell>
          <table:table-cell office:value-type="float" office:value="86" calcext:value-type="float">
            <text:p>86</text:p>
          </table:table-cell>
          <table:table-cell table:formula="of:=20*LOG([.B97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4599609375" calcext:value-type="float">
            <text:p>2509.5</text:p>
          </table:table-cell>
          <table:table-cell office:value-type="float" office:value="85" calcext:value-type="float">
            <text:p>85</text:p>
          </table:table-cell>
          <table:table-cell table:formula="of:=20*LOG([.B975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7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47998046875" calcext:value-type="float">
            <text:p>2509.5</text:p>
          </table:table-cell>
          <table:table-cell office:value-type="float" office:value="85" calcext:value-type="float">
            <text:p>85</text:p>
          </table:table-cell>
          <table:table-cell table:formula="of:=20*LOG([.B976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76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7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5" calcext:value-type="float">
            <text:p>2509.5</text:p>
          </table:table-cell>
          <table:table-cell office:value-type="float" office:value="86" calcext:value-type="float">
            <text:p>86</text:p>
          </table:table-cell>
          <table:table-cell table:formula="of:=20*LOG([.B977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7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52001953125" calcext:value-type="float">
            <text:p>2509.5</text:p>
          </table:table-cell>
          <table:table-cell office:value-type="float" office:value="86" calcext:value-type="float">
            <text:p>86</text:p>
          </table:table-cell>
          <table:table-cell table:formula="of:=20*LOG([.B978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8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7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5400390625" calcext:value-type="float">
            <text:p>2509.5</text:p>
          </table:table-cell>
          <table:table-cell office:value-type="float" office:value="86" calcext:value-type="float">
            <text:p>86</text:p>
          </table:table-cell>
          <table:table-cell table:formula="of:=20*LOG([.B979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7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7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7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56005859375" calcext:value-type="float">
            <text:p>2509.6</text:p>
          </table:table-cell>
          <table:table-cell office:value-type="float" office:value="86" calcext:value-type="float">
            <text:p>86</text:p>
          </table:table-cell>
          <table:table-cell table:formula="of:=20*LOG([.B980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80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80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0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580078125" calcext:value-type="float">
            <text:p>2509.6</text:p>
          </table:table-cell>
          <table:table-cell office:value-type="float" office:value="86" calcext:value-type="float">
            <text:p>86</text:p>
          </table:table-cell>
          <table:table-cell table:formula="of:=20*LOG([.B98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8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60009765625" calcext:value-type="float">
            <text:p>2509.6</text:p>
          </table:table-cell>
          <table:table-cell office:value-type="float" office:value="85" calcext:value-type="float">
            <text:p>85</text:p>
          </table:table-cell>
          <table:table-cell table:formula="of:=20*LOG([.B982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82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8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6201171875" calcext:value-type="float">
            <text:p>2509.6</text:p>
          </table:table-cell>
          <table:table-cell office:value-type="float" office:value="85" calcext:value-type="float">
            <text:p>85</text:p>
          </table:table-cell>
          <table:table-cell table:formula="of:=20*LOG([.B983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983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83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83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64013671875" calcext:value-type="float">
            <text:p>2509.6</text:p>
          </table:table-cell>
          <table:table-cell office:value-type="float" office:value="85" calcext:value-type="float">
            <text:p>85</text:p>
          </table:table-cell>
          <table:table-cell table:formula="of:=20*LOG([.B984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8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4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4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66015625" calcext:value-type="float">
            <text:p>2509.7</text:p>
          </table:table-cell>
          <table:table-cell office:value-type="float" office:value="86" calcext:value-type="float">
            <text:p>86</text:p>
          </table:table-cell>
          <table:table-cell table:formula="of:=20*LOG([.B985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85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5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5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68017578125" calcext:value-type="float">
            <text:p>2509.7</text:p>
          </table:table-cell>
          <table:table-cell office:value-type="float" office:value="86" calcext:value-type="float">
            <text:p>86</text:p>
          </table:table-cell>
          <table:table-cell table:formula="of:=20*LOG([.B986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986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8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8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7001953125" calcext:value-type="float">
            <text:p>2509.7</text:p>
          </table:table-cell>
          <table:table-cell office:value-type="float" office:value="85" calcext:value-type="float">
            <text:p>85</text:p>
          </table:table-cell>
          <table:table-cell table:formula="of:=20*LOG([.B987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87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7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7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72021484375" calcext:value-type="float">
            <text:p>2509.7</text:p>
          </table:table-cell>
          <table:table-cell office:value-type="float" office:value="85" calcext:value-type="float">
            <text:p>85</text:p>
          </table:table-cell>
          <table:table-cell table:formula="of:=20*LOG([.B988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988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88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88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740234375" calcext:value-type="float">
            <text:p>2509.7</text:p>
          </table:table-cell>
          <table:table-cell office:value-type="float" office:value="85" calcext:value-type="float">
            <text:p>85</text:p>
          </table:table-cell>
          <table:table-cell table:formula="of:=20*LOG([.B989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989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89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89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759765625" calcext:value-type="float">
            <text:p>2509.8</text:p>
          </table:table-cell>
          <table:table-cell office:value-type="float" office:value="86" calcext:value-type="float">
            <text:p>86</text:p>
          </table:table-cell>
          <table:table-cell table:formula="of:=20*LOG([.B990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90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9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77978515625" calcext:value-type="float">
            <text:p>2509.8</text:p>
          </table:table-cell>
          <table:table-cell office:value-type="float" office:value="86" calcext:value-type="float">
            <text:p>86</text:p>
          </table:table-cell>
          <table:table-cell table:formula="of:=20*LOG([.B991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9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91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91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7998046875" calcext:value-type="float">
            <text:p>2509.8</text:p>
          </table:table-cell>
          <table:table-cell office:value-type="float" office:value="86" calcext:value-type="float">
            <text:p>86</text:p>
          </table:table-cell>
          <table:table-cell table:formula="of:=20*LOG([.B992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92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92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92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81982421875" calcext:value-type="float">
            <text:p>2509.8</text:p>
          </table:table-cell>
          <table:table-cell office:value-type="float" office:value="86" calcext:value-type="float">
            <text:p>86</text:p>
          </table:table-cell>
          <table:table-cell table:formula="of:=20*LOG([.B993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93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93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93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83984375" calcext:value-type="float">
            <text:p>2509.8</text:p>
          </table:table-cell>
          <table:table-cell office:value-type="float" office:value="86" calcext:value-type="float">
            <text:p>86</text:p>
          </table:table-cell>
          <table:table-cell table:formula="of:=20*LOG([.B994]* 0.004798464491363)" office:value-type="float" office:value="-7.68798526767795" calcext:value-type="float">
            <text:p>-7.68798526767795</text:p>
          </table:table-cell>
          <table:table-cell office:value-type="float" office:value="80" calcext:value-type="float">
            <text:p>80</text:p>
          </table:table-cell>
          <table:table-cell table:formula="of:=20*LOG([.D994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994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4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85986328125" calcext:value-type="float">
            <text:p>2509.9</text:p>
          </table:table-cell>
          <table:table-cell office:value-type="float" office:value="85" calcext:value-type="float">
            <text:p>85</text:p>
          </table:table-cell>
          <table:table-cell table:formula="of:=20*LOG([.B995]* 0.004798464491363)" office:value-type="float" office:value="-7.78957577826346" calcext:value-type="float">
            <text:p>-7.78957577826346</text:p>
          </table:table-cell>
          <table:table-cell office:value-type="float" office:value="81" calcext:value-type="float">
            <text:p>81</text:p>
          </table:table-cell>
          <table:table-cell table:formula="of:=20*LOG([.D995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95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5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8798828125" calcext:value-type="float">
            <text:p>2509.9</text:p>
          </table:table-cell>
          <table:table-cell office:value-type="float" office:value="86" calcext:value-type="float">
            <text:p>86</text:p>
          </table:table-cell>
          <table:table-cell table:formula="of:=20*LOG([.B996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96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96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6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89990234375" calcext:value-type="float">
            <text:p>2509.9</text:p>
          </table:table-cell>
          <table:table-cell office:value-type="float" office:value="86" calcext:value-type="float">
            <text:p>86</text:p>
          </table:table-cell>
          <table:table-cell table:formula="of:=20*LOG([.B997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997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997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7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919921875" calcext:value-type="float">
            <text:p>2509.9</text:p>
          </table:table-cell>
          <table:table-cell office:value-type="float" office:value="86" calcext:value-type="float">
            <text:p>86</text:p>
          </table:table-cell>
          <table:table-cell table:formula="of:=20*LOG([.B998]* 0.004798464491363)" office:value-type="float" office:value="-7.68798526767795" calcext:value-type="float">
            <text:p>-7.68798526767795</text:p>
          </table:table-cell>
          <table:table-cell office:value-type="float" office:value="79" calcext:value-type="float">
            <text:p>79</text:p>
          </table:table-cell>
          <table:table-cell table:formula="of:=20*LOG([.D998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98]* 0.004798464491363)" office:value-type="float" office:value="-5.01423705762608" calcext:value-type="float">
            <text:p>-5.01423705762608</text:p>
          </table:table-cell>
          <table:table-cell office:value-type="float" office:value="117" calcext:value-type="float">
            <text:p>117</text:p>
          </table:table-cell>
          <table:table-cell table:formula="of:=20*LOG([.H998]* 0.004798464491363)" office:value-type="float" office:value="-5.01423705762608" calcext:value-type="float">
            <text:p>-5.01423705762608</text:p>
          </table:table-cell>
          <table:table-cell table:number-columns-repeated="5"/>
        </table:table-row>
        <table:table-row table:style-name="ro2">
          <table:table-cell office:value-type="float" office:value="2509.93994140625" calcext:value-type="float">
            <text:p>2509.9</text:p>
          </table:table-cell>
          <table:table-cell office:value-type="float" office:value="85" calcext:value-type="float">
            <text:p>85</text:p>
          </table:table-cell>
          <table:table-cell table:formula="of:=20*LOG([.B999]* 0.004798464491363)" office:value-type="float" office:value="-7.78957577826346" calcext:value-type="float">
            <text:p>-7.78957577826346</text:p>
          </table:table-cell>
          <table:table-cell office:value-type="float" office:value="79" calcext:value-type="float">
            <text:p>79</text:p>
          </table:table-cell>
          <table:table-cell table:formula="of:=20*LOG([.D999]* 0.004798464491363)" office:value-type="float" office:value="-8.42541246674048" calcext:value-type="float">
            <text:p>-8.42541246674048</text:p>
          </table:table-cell>
          <table:table-cell office:value-type="float" office:value="117" calcext:value-type="float">
            <text:p>117</text:p>
          </table:table-cell>
          <table:table-cell table:formula="of:=20*LOG([.F999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999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9599609375" calcext:value-type="float">
            <text:p>2510.0</text:p>
          </table:table-cell>
          <table:table-cell office:value-type="float" office:value="86" calcext:value-type="float">
            <text:p>86</text:p>
          </table:table-cell>
          <table:table-cell table:formula="of:=20*LOG([.B1000]* 0.004798464491363)" office:value-type="float" office:value="-7.68798526767795" calcext:value-type="float">
            <text:p>-7.68798526767795</text:p>
          </table:table-cell>
          <table:table-cell office:value-type="float" office:value="81" calcext:value-type="float">
            <text:p>81</text:p>
          </table:table-cell>
          <table:table-cell table:formula="of:=20*LOG([.D1000]* 0.004798464491363)" office:value-type="float" office:value="-8.20825391497631" calcext:value-type="float">
            <text:p>-8.20825391497631</text:p>
          </table:table-cell>
          <table:table-cell office:value-type="float" office:value="117" calcext:value-type="float">
            <text:p>117</text:p>
          </table:table-cell>
          <table:table-cell table:formula="of:=20*LOG([.F1000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00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09.97998046875" calcext:value-type="float">
            <text:p>2510.0</text:p>
          </table:table-cell>
          <table:table-cell office:value-type="float" office:value="85" calcext:value-type="float">
            <text:p>85</text:p>
          </table:table-cell>
          <table:table-cell table:formula="of:=20*LOG([.B1001]* 0.004798464491363)" office:value-type="float" office:value="-7.78957577826346" calcext:value-type="float">
            <text:p>-7.78957577826346</text:p>
          </table:table-cell>
          <table:table-cell office:value-type="float" office:value="80" calcext:value-type="float">
            <text:p>80</text:p>
          </table:table-cell>
          <table:table-cell table:formula="of:=20*LOG([.D1001]* 0.004798464491363)" office:value-type="float" office:value="-8.31615455271044" calcext:value-type="float">
            <text:p>-8.31615455271044</text:p>
          </table:table-cell>
          <table:table-cell office:value-type="float" office:value="117" calcext:value-type="float">
            <text:p>117</text:p>
          </table:table-cell>
          <table:table-cell table:formula="of:=20*LOG([.F1001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01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>
          <table:table-cell office:value-type="float" office:value="2510" calcext:value-type="float">
            <text:p>2510.0</text:p>
          </table:table-cell>
          <table:table-cell office:value-type="float" office:value="86" calcext:value-type="float">
            <text:p>86</text:p>
          </table:table-cell>
          <table:table-cell table:formula="of:=20*LOG([.B1002]* 0.004798464491363)" office:value-type="float" office:value="-7.68798526767795" calcext:value-type="float">
            <text:p>-7.68798526767795</text:p>
          </table:table-cell>
          <table:table-cell office:value-type="float" office:value="78" calcext:value-type="float">
            <text:p>78</text:p>
          </table:table-cell>
          <table:table-cell table:formula="of:=20*LOG([.D1002]* 0.004798464491363)" office:value-type="float" office:value="-8.5360622387397" calcext:value-type="float">
            <text:p>-8.5360622387397</text:p>
          </table:table-cell>
          <table:table-cell office:value-type="float" office:value="117" calcext:value-type="float">
            <text:p>117</text:p>
          </table:table-cell>
          <table:table-cell table:formula="of:=20*LOG([.F1002]* 0.004798464491363)" office:value-type="float" office:value="-5.01423705762608" calcext:value-type="float">
            <text:p>-5.01423705762608</text:p>
          </table:table-cell>
          <table:table-cell office:value-type="float" office:value="118" calcext:value-type="float">
            <text:p>118</text:p>
          </table:table-cell>
          <table:table-cell table:formula="of:=20*LOG([.H1002]* 0.004798464491363)" office:value-type="float" office:value="-4.9403141464268" calcext:value-type="float">
            <text:p>-4.9403141464268</text:p>
          </table:table-cell>
          <table:table-cell table:number-columns-repeated="5"/>
        </table:table-row>
        <table:table-row table:style-name="ro2" table:number-rows-repeated="104757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10T18:02:45.185106831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1" meta:cell-count="901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24">
      <style:chart-properties chart:display-label="true" chart:logarithmic="false" chart:minimum="2497" chart:maximum="2507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1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3cm" svg:height="19.816cm" xlink:href=".." xlink:type="simple" chart:class="chart:scatter" chart:style-name="ch1">
        <chart:title svg:x="15.005cm" svg:y="0.532cm" chart:style-name="ch2">
          <text:p>Sweep 2490 to 2510 MHz</text:p>
        </chart:title>
        <chart:subtitle svg:x="16.063cm" svg:y="1.707cm" chart:style-name="ch3">
          <text:p>1001 Data Points</text:p>
        </chart:subtitle>
        <chart:legend chart:legend-position="end" svg:x="30.341cm" svg:y="8.862cm" style:legend-expansion="high" chart:style-name="ch4"/>
        <chart:plot-area chart:style-name="ch5" table:cell-range-address="'Sweep_2490-2510_1001pts_1'.A1:'Sweep_2490-2510_1001pts_1'.A1002 'Sweep_2490-2510_1001pts_1'.C1:'Sweep_2490-2510_1001pts_1'.C1002 'Sweep_2490-2510_1001pts_1'.E1:'Sweep_2490-2510_1001pts_1'.E1002 'Sweep_2490-2510_1001pts_1'.G1:'Sweep_2490-2510_1001pts_1'.G1002 'Sweep_2490-2510_1001pts_1'.I1:'Sweep_2490-2510_1001pts_1'.I1002" chart:data-source-has-labels="row" svg:x="1.715cm" svg:y="2.786cm" svg:width="27.922cm" svg:height="15.653cm">
          <chartooo:coordinate-region svg:x="2.442cm" svg:y="2.986cm" svg:width="26.677cm" svg:height="14.806cm"/>
          <chart:axis chart:dimension="x" chart:name="primary-x" chart:style-name="ch6">
            <chart:title svg:x="14.375cm" svg:y="18.835cm" chart:style-name="ch7">
              <text:p>Frequency (MHz)</text:p>
            </chart:title>
          </chart:axis>
          <chart:axis chart:dimension="y" chart:name="primary-y" chart:style-name="ch8">
            <chart:title svg:x="0.451cm" svg:y="11.741cm" chart:style-name="ch9">
              <text:p>Amplitude (dB)</text:p>
            </chart:title>
            <chart:grid chart:style-name="ch10" chart:class="major"/>
          </chart:axis>
          <chart:series chart:style-name="ch11" chart:values-cell-range-address="'Sweep_2490-2510_1001pts_1'.C2:'Sweep_2490-2510_1001pts_1'.C1002" chart:label-cell-address="'Sweep_2490-2510_1001pts_1'.C1:'Sweep_2490-2510_1001pts_1'.C1" chart:class="chart:scatter">
            <chart:domain table:cell-range-address="'Sweep_2490-2510_1001pts_1'.A2:'Sweep_2490-2510_1001pts_1'.A1002"/>
            <chart:data-point chart:repeated="1001"/>
          </chart:series>
          <chart:series chart:style-name="ch12" chart:values-cell-range-address="'Sweep_2490-2510_1001pts_1'.E2:'Sweep_2490-2510_1001pts_1'.E1002" chart:label-cell-address="'Sweep_2490-2510_1001pts_1'.E1:'Sweep_2490-2510_1001pts_1'.E1" chart:class="chart:scatter">
            <chart:data-point chart:repeated="1001"/>
          </chart:series>
          <chart:series chart:style-name="ch13" chart:values-cell-range-address="'Sweep_2490-2510_1001pts_1'.G2:'Sweep_2490-2510_1001pts_1'.G1002" chart:label-cell-address="'Sweep_2490-2510_1001pts_1'.G1:'Sweep_2490-2510_1001pts_1'.G1" chart:class="chart:scatter">
            <chart:data-point chart:repeated="1001"/>
          </chart:series>
          <chart:series chart:style-name="ch14" chart:values-cell-range-address="'Sweep_2490-2510_1001pts_1'.I2:'Sweep_2490-2510_1001pts_1'.I1002" chart:label-cell-address="'Sweep_2490-2510_1001pts_1'.I1:'Sweep_2490-2510_1001pts_1'.I1" chart:class="chart:scatter">
            <chart:data-point chart:repeated="10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5 MHz IF dB (Run 1)</text:p>
                <draw:g>
                  <svg:desc>'Sweep_2490-2510_1001pts_1'.C1:'Sweep_2490-2510_1001pts_1'.C1</svg:desc>
                </draw:g>
              </table:table-cell>
              <table:table-cell office:value-type="string">
                <text:p>45 MHz IF dB (Run 2)</text:p>
                <draw:g>
                  <svg:desc>'Sweep_2490-2510_1001pts_1'.E1:'Sweep_2490-2510_1001pts_1'.E1</svg:desc>
                </draw:g>
              </table:table-cell>
              <table:table-cell office:value-type="string">
                <text:p>315 MHz IF dB (Run 1)</text:p>
                <draw:g>
                  <svg:desc>'Sweep_2490-2510_1001pts_1'.G1:'Sweep_2490-2510_1001pts_1'.G1</svg:desc>
                </draw:g>
              </table:table-cell>
              <table:table-cell office:value-type="string">
                <text:p>315 MHz IF dB (Run 2)</text:p>
                <draw:g>
                  <svg:desc>'Sweep_2490-2510_1001pts_1'.I1:'Sweep_2490-2510_1001pts_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0">
                <text:p>2490</text:p>
                <draw:g>
                  <svg:desc>'Sweep_2490-2510_1001pts_1'.A2:'Sweep_2490-2510_1001pts_1'.A1002</svg:desc>
                </draw:g>
              </table:table-cell>
              <table:table-cell office:value-type="float" office:value="-8.99331989792979">
                <text:p>-8.99331989792979</text:p>
                <draw:g>
                  <svg:desc>'Sweep_2490-2510_1001pts_1'.C2:'Sweep_2490-2510_1001pts_1'.C1002</svg:desc>
                </draw:g>
              </table:table-cell>
              <table:table-cell office:value-type="float" office:value="-7.29310410376281">
                <text:p>-7.29310410376281</text:p>
                <draw:g>
                  <svg:desc>'Sweep_2490-2510_1001pts_1'.E2:'Sweep_2490-2510_1001pts_1'.E1002</svg:desc>
                </draw:g>
              </table:table-cell>
              <table:table-cell office:value-type="float" office:value="-8.01423705762608">
                <text:p>-8.01423705762608</text:p>
                <draw:g>
                  <svg:desc>'Sweep_2490-2510_1001pts_1'.G2:'Sweep_2490-2510_1001pts_1'.G1002</svg:desc>
                </draw:g>
              </table:table-cell>
              <table:table-cell office:value-type="float" office:value="-4.9403141464268">
                <text:p>-4.9403141464268</text:p>
                <draw:g>
                  <svg:desc>'Sweep_2490-2510_1001pts_1'.I2:'Sweep_2490-2510_1001pts_1'.I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0.02001953125">
                <text:p>2490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8.01423705762608">
                <text:p>-8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0.0400390625">
                <text:p>2490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8.01423705762608">
                <text:p>-8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0.06005859375">
                <text:p>2490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8.01423705762608">
                <text:p>-8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0.080078125">
                <text:p>2490.0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8.01423705762608">
                <text:p>-8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0.10009765625">
                <text:p>2490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8.01423705762608">
                <text:p>-8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0.1201171875">
                <text:p>2490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0.14013671875">
                <text:p>2490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0.16015625">
                <text:p>2490.1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0.18017578125">
                <text:p>2490.1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0.2001953125">
                <text:p>2490.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0.22021484375">
                <text:p>2490.2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0.240234375">
                <text:p>2490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0.259765625">
                <text:p>2490.2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0.27978515625">
                <text:p>2490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0.2998046875">
                <text:p>2490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.31982421875">
                <text:p>2490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0.33984375">
                <text:p>2490.3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0.35986328125">
                <text:p>2490.3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0.3798828125">
                <text:p>2490.3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0.39990234375">
                <text:p>2490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0.419921875">
                <text:p>2490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0.43994140625">
                <text:p>2490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0.4599609375">
                <text:p>2490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0.47998046875">
                <text:p>2490.4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0.5">
                <text:p>2490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0.52001953125">
                <text:p>2490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5400390625">
                <text:p>2490.5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0.56005859375">
                <text:p>2490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0.580078125">
                <text:p>2490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0.60009765625">
                <text:p>2490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0.6201171875">
                <text:p>2490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0.64013671875">
                <text:p>2490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0.66015625">
                <text:p>2490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0.68017578125">
                <text:p>2490.6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90.7001953125">
                <text:p>2490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90.72021484375">
                <text:p>2490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90.740234375">
                <text:p>2490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0.759765625">
                <text:p>2490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0.77978515625">
                <text:p>2490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0.7998046875">
                <text:p>2490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90.81982421875">
                <text:p>2490.8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90.83984375">
                <text:p>2490.8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0.85986328125">
                <text:p>2490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90.8798828125">
                <text:p>2490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0.89990234375">
                <text:p>2490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0.919921875">
                <text:p>2490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0.93994140625">
                <text:p>2490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0.9599609375">
                <text:p>2490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0.97998046875">
                <text:p>2490.9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1">
                <text:p>2491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1.02001953125">
                <text:p>2491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1.0400390625">
                <text:p>2491.0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1.06005859375">
                <text:p>2491.0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1.080078125">
                <text:p>2491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1.10009765625">
                <text:p>2491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91.1201171875">
                <text:p>2491.1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1.14013671875">
                <text:p>2491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91.16015625">
                <text:p>2491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91.18017578125">
                <text:p>2491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1.2001953125">
                <text:p>2491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91.22021484375">
                <text:p>2491.2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91.240234375">
                <text:p>2491.2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91.259765625">
                <text:p>2491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1.27978515625">
                <text:p>2491.2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91.2998046875">
                <text:p>2491.2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91.31982421875">
                <text:p>2491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1.33984375">
                <text:p>2491.3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1.35986328125">
                <text:p>2491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1.3798828125">
                <text:p>2491.379882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91.39990234375">
                <text:p>2491.3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1.419921875">
                <text:p>2491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91.43994140625">
                <text:p>2491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91.4599609375">
                <text:p>2491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1.47998046875">
                <text:p>2491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91.5">
                <text:p>2491.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1.52001953125">
                <text:p>2491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1.5400390625">
                <text:p>2491.5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1.56005859375">
                <text:p>2491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1.580078125">
                <text:p>2491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1.60009765625">
                <text:p>2491.6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91.6201171875">
                <text:p>2491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1.64013671875">
                <text:p>2491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91.66015625">
                <text:p>2491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1.68017578125">
                <text:p>2491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91.7001953125">
                <text:p>2491.7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91.72021484375">
                <text:p>2491.7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91.740234375">
                <text:p>2491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91.759765625">
                <text:p>2491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91.77978515625">
                <text:p>2491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91.7998046875">
                <text:p>2491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91.81982421875">
                <text:p>2491.8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91.83984375">
                <text:p>2491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1.85986328125">
                <text:p>2491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91.8798828125">
                <text:p>2491.8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1.89990234375">
                <text:p>2491.8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91.919921875">
                <text:p>2491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1.93994140625">
                <text:p>2491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91.9599609375">
                <text:p>2491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1.97998046875">
                <text:p>2491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2">
                <text:p>2492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92.02001953125">
                <text:p>2492.0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2.0400390625">
                <text:p>2492.0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92.06005859375">
                <text:p>2492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92.080078125">
                <text:p>2492.0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92.10009765625">
                <text:p>2492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92.1201171875">
                <text:p>2492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2.14013671875">
                <text:p>2492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92.16015625">
                <text:p>2492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92.18017578125">
                <text:p>2492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92.2001953125">
                <text:p>2492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92.22021484375">
                <text:p>2492.2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2.240234375">
                <text:p>2492.2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92.259765625">
                <text:p>2492.2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2.27978515625">
                <text:p>2492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92.2998046875">
                <text:p>2492.2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92.31982421875">
                <text:p>2492.3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92.33984375">
                <text:p>2492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92.35986328125">
                <text:p>2492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92.3798828125">
                <text:p>2492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92.39990234375">
                <text:p>2492.3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92.419921875">
                <text:p>2492.4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92.43994140625">
                <text:p>2492.4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92.4599609375">
                <text:p>2492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2.47998046875">
                <text:p>2492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2.5">
                <text:p>2492.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92.52001953125">
                <text:p>2492.5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92.5400390625">
                <text:p>2492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92.56005859375">
                <text:p>2492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92.580078125">
                <text:p>2492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92.60009765625">
                <text:p>2492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92.6201171875">
                <text:p>2492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2.64013671875">
                <text:p>2492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92.66015625">
                <text:p>2492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92.68017578125">
                <text:p>2492.6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92.7001953125">
                <text:p>2492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92.72021484375">
                <text:p>2492.7202148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92.740234375">
                <text:p>2492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92.759765625">
                <text:p>2492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92.77978515625">
                <text:p>2492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92.7998046875">
                <text:p>2492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92.81982421875">
                <text:p>2492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92.83984375">
                <text:p>2492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92.85986328125">
                <text:p>2492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2.8798828125">
                <text:p>2492.879882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2.89990234375">
                <text:p>2492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92.919921875">
                <text:p>2492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92.93994140625">
                <text:p>2492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92.9599609375">
                <text:p>2492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92.97998046875">
                <text:p>2492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93">
                <text:p>2493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93.02001953125">
                <text:p>2493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93.0400390625">
                <text:p>2493.0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93.06005859375">
                <text:p>2493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93.080078125">
                <text:p>2493.0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3.10009765625">
                <text:p>2493.1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93.1201171875">
                <text:p>2493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93.14013671875">
                <text:p>2493.1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93.16015625">
                <text:p>2493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93.18017578125">
                <text:p>2493.1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93.2001953125">
                <text:p>2493.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93.22021484375">
                <text:p>2493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93.240234375">
                <text:p>2493.2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93.259765625">
                <text:p>2493.2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93.27978515625">
                <text:p>2493.279785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93.2998046875">
                <text:p>2493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3.31982421875">
                <text:p>2493.3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93.33984375">
                <text:p>2493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93.35986328125">
                <text:p>2493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93.3798828125">
                <text:p>2493.379882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93.39990234375">
                <text:p>2493.3999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93.419921875">
                <text:p>2493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3.43994140625">
                <text:p>2493.4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93.4599609375">
                <text:p>2493.4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3.47998046875">
                <text:p>2493.4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3.5">
                <text:p>2493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3.52001953125">
                <text:p>2493.52001953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93.5400390625">
                <text:p>2493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93.56005859375">
                <text:p>2493.5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93.580078125">
                <text:p>2493.5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93.60009765625">
                <text:p>2493.6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93.6201171875">
                <text:p>2493.620117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93.64013671875">
                <text:p>2493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93.66015625">
                <text:p>2493.660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93.68017578125">
                <text:p>2493.6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93.7001953125">
                <text:p>2493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93.72021484375">
                <text:p>2493.7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93.740234375">
                <text:p>2493.74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93.759765625">
                <text:p>2493.7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93.77978515625">
                <text:p>2493.779785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93.7998046875">
                <text:p>2493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93.81982421875">
                <text:p>2493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93.83984375">
                <text:p>2493.8398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93.85986328125">
                <text:p>2493.85986328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93.8798828125">
                <text:p>2493.8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93.89990234375">
                <text:p>2493.8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93.919921875">
                <text:p>2493.9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93.93994140625">
                <text:p>2493.9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93.9599609375">
                <text:p>2493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93.97998046875">
                <text:p>2493.9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94">
                <text:p>24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94.02001953125">
                <text:p>2494.0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94.0400390625">
                <text:p>2494.040039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4.06005859375">
                <text:p>2494.0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94.080078125">
                <text:p>2494.080078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94.10009765625">
                <text:p>2494.1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94.1201171875">
                <text:p>2494.1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94.14013671875">
                <text:p>2494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94.16015625">
                <text:p>2494.160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94.18017578125">
                <text:p>2494.1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4.2001953125">
                <text:p>2494.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94.22021484375">
                <text:p>2494.2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94.240234375">
                <text:p>2494.24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94.259765625">
                <text:p>2494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94.27978515625">
                <text:p>2494.279785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94.2998046875">
                <text:p>2494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4.31982421875">
                <text:p>2494.3198242187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94.33984375">
                <text:p>2494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94.35986328125">
                <text:p>2494.3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4.3798828125">
                <text:p>2494.3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4.39990234375">
                <text:p>2494.3999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94.419921875">
                <text:p>2494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94.43994140625">
                <text:p>2494.4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94.4599609375">
                <text:p>2494.4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94.47998046875">
                <text:p>2494.4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94.5">
                <text:p>2494.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94.52001953125">
                <text:p>2494.5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4.5400390625">
                <text:p>2494.5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94.56005859375">
                <text:p>2494.5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94.580078125">
                <text:p>2494.5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4.60009765625">
                <text:p>2494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94.6201171875">
                <text:p>2494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94.64013671875">
                <text:p>2494.6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94.66015625">
                <text:p>2494.660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4.68017578125">
                <text:p>2494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94.7001953125">
                <text:p>2494.7001953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94.72021484375">
                <text:p>2494.7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94.740234375">
                <text:p>2494.74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94.759765625">
                <text:p>2494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4.77978515625">
                <text:p>2494.7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4.7998046875">
                <text:p>2494.7998046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94.81982421875">
                <text:p>2494.8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4.83984375">
                <text:p>2494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94.85986328125">
                <text:p>2494.8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4.8798828125">
                <text:p>2494.8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4.89990234375">
                <text:p>2494.8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4.919921875">
                <text:p>2494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4.93994140625">
                <text:p>2494.9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4.9599609375">
                <text:p>2494.9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4.97998046875">
                <text:p>2494.9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5">
                <text:p>249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95.02001953125">
                <text:p>2495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95.0400390625">
                <text:p>2495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95.06005859375">
                <text:p>2495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95.080078125">
                <text:p>2495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95.10009765625">
                <text:p>2495.1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95.1201171875">
                <text:p>2495.1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95.14013671875">
                <text:p>2495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95.16015625">
                <text:p>2495.160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95.18017578125">
                <text:p>2495.1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95.2001953125">
                <text:p>2495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95.22021484375">
                <text:p>2495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95.240234375">
                <text:p>2495.24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95.259765625">
                <text:p>2495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95.27978515625">
                <text:p>2495.2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95.2998046875">
                <text:p>2495.2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95.31982421875">
                <text:p>2495.3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95.33984375">
                <text:p>2495.3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95.35986328125">
                <text:p>2495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95.3798828125">
                <text:p>2495.3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5.39990234375">
                <text:p>2495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95.419921875">
                <text:p>2495.4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95.43994140625">
                <text:p>2495.4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95.4599609375">
                <text:p>2495.4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95.47998046875">
                <text:p>2495.4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95.5">
                <text:p>2495.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95.52001953125">
                <text:p>2495.52001953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95.5400390625">
                <text:p>2495.5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95.56005859375">
                <text:p>2495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95.580078125">
                <text:p>2495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95.60009765625">
                <text:p>2495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95.6201171875">
                <text:p>2495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95.64013671875">
                <text:p>2495.6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95.66015625">
                <text:p>2495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95.68017578125">
                <text:p>2495.6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95.7001953125">
                <text:p>2495.7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95.72021484375">
                <text:p>2495.7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95.740234375">
                <text:p>2495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95.759765625">
                <text:p>2495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95.77978515625">
                <text:p>2495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95.7998046875">
                <text:p>2495.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95.81982421875">
                <text:p>2495.8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95.83984375">
                <text:p>2495.8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95.85986328125">
                <text:p>2495.8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95.8798828125">
                <text:p>2495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95.89990234375">
                <text:p>2495.8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95.919921875">
                <text:p>2495.9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95.93994140625">
                <text:p>2495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95.9599609375">
                <text:p>2495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95.97998046875">
                <text:p>2495.9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96">
                <text:p>2496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96.02001953125">
                <text:p>2496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96.0400390625">
                <text:p>2496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96.06005859375">
                <text:p>2496.0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96.080078125">
                <text:p>2496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6.10009765625">
                <text:p>2496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96.1201171875">
                <text:p>2496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96.14013671875">
                <text:p>2496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96.16015625">
                <text:p>2496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96.18017578125">
                <text:p>2496.1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96.2001953125">
                <text:p>2496.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96.22021484375">
                <text:p>2496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96.240234375">
                <text:p>2496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96.259765625">
                <text:p>2496.2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96.27978515625">
                <text:p>2496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96.2998046875">
                <text:p>2496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96.31982421875">
                <text:p>2496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96.33984375">
                <text:p>2496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96.35986328125">
                <text:p>2496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96.3798828125">
                <text:p>2496.3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96.39990234375">
                <text:p>2496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96.419921875">
                <text:p>2496.4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96.43994140625">
                <text:p>2496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96.4599609375">
                <text:p>2496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96.47998046875">
                <text:p>2496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96.5">
                <text:p>2496.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6.52001953125">
                <text:p>2496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96.5400390625">
                <text:p>2496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96.56005859375">
                <text:p>2496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96.580078125">
                <text:p>2496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96.60009765625">
                <text:p>2496.6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96.6201171875">
                <text:p>2496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6.64013671875">
                <text:p>2496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96.66015625">
                <text:p>2496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96.68017578125">
                <text:p>2496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96.7001953125">
                <text:p>2496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96.72021484375">
                <text:p>2496.7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96.740234375">
                <text:p>2496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96.759765625">
                <text:p>2496.7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96.77978515625">
                <text:p>2496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96.7998046875">
                <text:p>2496.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96.81982421875">
                <text:p>2496.8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96.83984375">
                <text:p>2496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96.85986328125">
                <text:p>2496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96.8798828125">
                <text:p>2496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96.89990234375">
                <text:p>2496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96.919921875">
                <text:p>2496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96.93994140625">
                <text:p>2496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96.9599609375">
                <text:p>2496.959960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96.97998046875">
                <text:p>2496.9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97">
                <text:p>2497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97.02001953125">
                <text:p>2497.02001953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97.0400390625">
                <text:p>2497.0400390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97.06005859375">
                <text:p>2497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97.080078125">
                <text:p>2497.0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97.10009765625">
                <text:p>2497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97.1201171875">
                <text:p>2497.1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97.14013671875">
                <text:p>2497.1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97.16015625">
                <text:p>2497.1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97.18017578125">
                <text:p>2497.1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97.2001953125">
                <text:p>2497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50952058930461">
                <text:p>-4.50952058930461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97.22021484375">
                <text:p>2497.22021484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50952058930461">
                <text:p>-4.50952058930461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97.240234375">
                <text:p>2497.24023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97.259765625">
                <text:p>2497.2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97.27978515625">
                <text:p>2497.2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97.2998046875">
                <text:p>2497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57985206376135">
                <text:p>-4.57985206376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97.31982421875">
                <text:p>2497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97.33984375">
                <text:p>2497.3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97.35986328125">
                <text:p>2497.3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97.3798828125">
                <text:p>2497.3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7.39990234375">
                <text:p>2497.3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97.419921875">
                <text:p>2497.4199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97.43994140625">
                <text:p>2497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7.4599609375">
                <text:p>2497.4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97.47998046875">
                <text:p>2497.4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97.5">
                <text:p>2497.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9.11149709014019">
                <text:p>-9.11149709014019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97.52001953125">
                <text:p>2497.5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7.5400390625">
                <text:p>2497.5400390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97.56005859375">
                <text:p>2497.5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97.580078125">
                <text:p>2497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97.60009765625">
                <text:p>2497.6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97.6201171875">
                <text:p>2497.620117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97.64013671875">
                <text:p>2497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97.66015625">
                <text:p>2497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97.68017578125">
                <text:p>2497.6801757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97.7001953125">
                <text:p>2497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97.72021484375">
                <text:p>2497.72021484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97.740234375">
                <text:p>2497.74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97.759765625">
                <text:p>2497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97.77978515625">
                <text:p>2497.7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97.7998046875">
                <text:p>2497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97.81982421875">
                <text:p>2497.819824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97.83984375">
                <text:p>2497.8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97.85986328125">
                <text:p>2497.8598632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97.8798828125">
                <text:p>2497.8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97.89990234375">
                <text:p>2497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97.919921875">
                <text:p>2497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97.93994140625">
                <text:p>2497.9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97.9599609375">
                <text:p>2497.959960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97.97998046875">
                <text:p>2497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98">
                <text:p>2498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98.02001953125">
                <text:p>2498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98.0400390625">
                <text:p>2498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98.06005859375">
                <text:p>2498.0600585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98.080078125">
                <text:p>2498.0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98.10009765625">
                <text:p>2498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98.1201171875">
                <text:p>2498.1201171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98.14013671875">
                <text:p>2498.14013671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98.16015625">
                <text:p>2498.1601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98.18017578125">
                <text:p>2498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98.2001953125">
                <text:p>2498.2001953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57985206376135">
                <text:p>-4.57985206376135</text:p>
              </table:table-cell>
              <table:table-cell office:value-type="float" office:value="-4.57985206376135">
                <text:p>-4.579852063761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98.22021484375">
                <text:p>2498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57985206376135">
                <text:p>-4.57985206376135</text:p>
              </table:table-cell>
              <table:table-cell office:value-type="float" office:value="-4.57985206376135">
                <text:p>-4.579852063761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98.240234375">
                <text:p>2498.24023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57985206376135">
                <text:p>-4.57985206376135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98.259765625">
                <text:p>2498.259765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50952058930461">
                <text:p>-4.50952058930461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98.27978515625">
                <text:p>2498.2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50952058930461">
                <text:p>-4.50952058930461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98.2998046875">
                <text:p>2498.2998046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50952058930461">
                <text:p>-4.50952058930461</text:p>
              </table:table-cell>
              <table:table-cell office:value-type="float" office:value="-4.43975403238818">
                <text:p>-4.439754032388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98.31982421875">
                <text:p>2498.3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43975403238818">
                <text:p>-4.43975403238818</text:p>
              </table:table-cell>
              <table:table-cell office:value-type="float" office:value="-4.43975403238818">
                <text:p>-4.439754032388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98.33984375">
                <text:p>2498.3398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37054339019805">
                <text:p>-4.37054339019805</text:p>
              </table:table-cell>
              <table:table-cell office:value-type="float" office:value="-4.37054339019805">
                <text:p>-4.37054339019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98.35986328125">
                <text:p>2498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4.30187987343017">
                <text:p>-4.30187987343017</text:p>
              </table:table-cell>
              <table:table-cell office:value-type="float" office:value="-4.30187987343017">
                <text:p>-4.301879873430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98.3798828125">
                <text:p>2498.379882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76168244693348">
                <text:p>-8.76168244693348</text:p>
              </table:table-cell>
              <table:table-cell office:value-type="float" office:value="-4.23375489959194">
                <text:p>-4.23375489959194</text:p>
              </table:table-cell>
              <table:table-cell office:value-type="float" office:value="-4.23375489959194">
                <text:p>-4.233754899591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98.39990234375">
                <text:p>2498.3999023437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09908724641257">
                <text:p>-4.09908724641257</text:p>
              </table:table-cell>
              <table:table-cell office:value-type="float" office:value="-4.09908724641257">
                <text:p>-4.099087246412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98.419921875">
                <text:p>2498.419921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98.43994140625">
                <text:p>2498.4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03252837943402">
                <text:p>-4.03252837943402</text:p>
              </table:table-cell>
              <table:table-cell office:value-type="float" office:value="-4.03252837943402">
                <text:p>-4.032528379434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98.4599609375">
                <text:p>2498.4599609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43975403238818">
                <text:p>-4.43975403238818</text:p>
              </table:table-cell>
              <table:table-cell office:value-type="float" office:value="-4.37054339019805">
                <text:p>-4.37054339019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98.47998046875">
                <text:p>2498.47998046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43975403238818">
                <text:p>-4.43975403238818</text:p>
              </table:table-cell>
              <table:table-cell office:value-type="float" office:value="-4.43975403238818">
                <text:p>-4.439754032388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98.5">
                <text:p>2498.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37054339019805">
                <text:p>-4.37054339019805</text:p>
              </table:table-cell>
              <table:table-cell office:value-type="float" office:value="-4.37054339019805">
                <text:p>-4.37054339019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98.52001953125">
                <text:p>2498.52001953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30187987343017">
                <text:p>-4.30187987343017</text:p>
              </table:table-cell>
              <table:table-cell office:value-type="float" office:value="-4.30187987343017">
                <text:p>-4.301879873430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98.5400390625">
                <text:p>2498.5400390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23375489959194">
                <text:p>-4.23375489959194</text:p>
              </table:table-cell>
              <table:table-cell office:value-type="float" office:value="-4.23375489959194">
                <text:p>-4.233754899591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98.56005859375">
                <text:p>2498.56005859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16616008656433">
                <text:p>-4.16616008656433</text:p>
              </table:table-cell>
              <table:table-cell office:value-type="float" office:value="-4.16616008656433">
                <text:p>-4.166160086564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98.580078125">
                <text:p>2498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09908724641257">
                <text:p>-4.09908724641257</text:p>
              </table:table-cell>
              <table:table-cell office:value-type="float" office:value="-4.03252837943402">
                <text:p>-4.032528379434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98.60009765625">
                <text:p>2498.60009765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96647566843231">
                <text:p>-3.966475668432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8.6201171875">
                <text:p>2498.6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98.64013671875">
                <text:p>2498.64013671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3.83585832525316">
                <text:p>-3.83585832525316</text:p>
              </table:table-cell>
              <table:table-cell office:value-type="float" office:value="-3.83585832525316">
                <text:p>-3.835858325253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98.66015625">
                <text:p>2498.6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3.77127892264919">
                <text:p>-3.77127892264919</text:p>
              </table:table-cell>
              <table:table-cell office:value-type="float" office:value="-3.70717612514496">
                <text:p>-3.707176125144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98.68017578125">
                <text:p>2498.6801757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3.64354294942117">
                <text:p>-3.64354294942117</text:p>
              </table:table-cell>
              <table:table-cell office:value-type="float" office:value="-3.64354294942117">
                <text:p>-3.643542949421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98.7001953125">
                <text:p>2498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3.64354294942117">
                <text:p>-3.64354294942117</text:p>
              </table:table-cell>
              <table:table-cell office:value-type="float" office:value="-3.64354294942117">
                <text:p>-3.643542949421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98.72021484375">
                <text:p>2498.7202148437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3.58037256452458">
                <text:p>-3.58037256452458</text:p>
              </table:table-cell>
              <table:table-cell office:value-type="float" office:value="-3.58037256452458">
                <text:p>-3.580372564524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98.740234375">
                <text:p>2498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3.51765828746741">
                <text:p>-3.51765828746741</text:p>
              </table:table-cell>
              <table:table-cell office:value-type="float" office:value="-3.51765828746741">
                <text:p>-3.517658287467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98.759765625">
                <text:p>2498.75976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3.33218740488818">
                <text:p>-3.33218740488818</text:p>
              </table:table-cell>
              <table:table-cell office:value-type="float" office:value="-3.33218740488818">
                <text:p>-3.332187404888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98.77978515625">
                <text:p>2498.7797851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2.79841534668592">
                <text:p>-2.79841534668592</text:p>
              </table:table-cell>
              <table:table-cell office:value-type="float" office:value="-2.79841534668592">
                <text:p>-2.798415346685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98.7998046875">
                <text:p>2498.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1.66738535439833">
                <text:p>-1.66738535439833</text:p>
              </table:table-cell>
              <table:table-cell office:value-type="float" office:value="-1.66738535439833">
                <text:p>-1.667385354398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98.81982421875">
                <text:p>2498.8198242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0.987695408190983">
                <text:p>-0.987695408190983</text:p>
              </table:table-cell>
              <table:table-cell office:value-type="float" office:value="-0.987695408190983">
                <text:p>-0.9876954081909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98.83984375">
                <text:p>2498.8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0.757286947594758">
                <text:p>-0.757286947594758</text:p>
              </table:table-cell>
              <table:table-cell office:value-type="float" office:value="-0.757286947594758">
                <text:p>-0.7572869475947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98.85986328125">
                <text:p>2498.859863281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0.621919693944789">
                <text:p>-0.621919693944789</text:p>
              </table:table-cell>
              <table:table-cell office:value-type="float" office:value="-0.621919693944789">
                <text:p>-0.621919693944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98.8798828125">
                <text:p>2498.87988281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0.488629769317451">
                <text:p>-0.488629769317451</text:p>
              </table:table-cell>
              <table:table-cell office:value-type="float" office:value="-0.488629769317451">
                <text:p>-0.4886297693174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98.89990234375">
                <text:p>2498.89990234375</text:p>
              </table:table-cell>
              <table:table-cell office:value-type="float" office:value="-7.29310410376281">
                <text:p>-7.29310410376281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0.357354379269685">
                <text:p>-0.357354379269685</text:p>
              </table:table-cell>
              <table:table-cell office:value-type="float" office:value="-0.357354379269685">
                <text:p>-0.357354379269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98.919921875">
                <text:p>2498.9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87672902471531">
                <text:p>-8.87672902471531</text:p>
              </table:table-cell>
              <table:table-cell office:value-type="float" office:value="-0.185350944031334">
                <text:p>-0.185350944031334</text:p>
              </table:table-cell>
              <table:table-cell office:value-type="float" office:value="-0.185350944031334">
                <text:p>-0.1853509440313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98.93994140625">
                <text:p>2498.9399414062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0.0249714296717713">
                <text:p>0.0249714296717713</text:p>
              </table:table-cell>
              <table:table-cell office:value-type="float" office:value="0.0249714296717713">
                <text:p>0.02497142967177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98.9599609375">
                <text:p>2498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0.189637776225446">
                <text:p>0.189637776225446</text:p>
              </table:table-cell>
              <table:table-cell office:value-type="float" office:value="0.230321174434506">
                <text:p>0.2303211744345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98.97998046875">
                <text:p>2498.97998046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0.430928004253057">
                <text:p>0.430928004253057</text:p>
              </table:table-cell>
              <table:table-cell office:value-type="float" office:value="0.430928004253057">
                <text:p>0.4309280042530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99">
                <text:p>2499</text:p>
              </table:table-cell>
              <table:table-cell office:value-type="float" office:value="-7.1021977456382">
                <text:p>-7.1021977456382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0.627006074133946">
                <text:p>0.627006074133946</text:p>
              </table:table-cell>
              <table:table-cell office:value-type="float" office:value="0.66569606967794">
                <text:p>0.665696069677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99.02001953125">
                <text:p>2499.020019531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0.856602427802548">
                <text:p>0.856602427802548</text:p>
              </table:table-cell>
              <table:table-cell office:value-type="float" office:value="0.894285305293577">
                <text:p>0.8942853052935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99.0400390625">
                <text:p>2499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1.11701262765277">
                <text:p>1.11701262765277</text:p>
              </table:table-cell>
              <table:table-cell office:value-type="float" office:value="1.11701262765277">
                <text:p>1.117012627652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99.06005859375">
                <text:p>2499.0600585937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1.36984223422528">
                <text:p>1.36984223422528</text:p>
              </table:table-cell>
              <table:table-cell office:value-type="float" office:value="1.36984223422528">
                <text:p>1.369842234225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99.080078125">
                <text:p>2499.08007812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1.61552013707145">
                <text:p>1.61552013707145</text:p>
              </table:table-cell>
              <table:table-cell office:value-type="float" office:value="1.61552013707145">
                <text:p>1.615520137071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99.10009765625">
                <text:p>2499.1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1.85443982671529">
                <text:p>1.85443982671529</text:p>
              </table:table-cell>
              <table:table-cell office:value-type="float" office:value="1.85443982671529">
                <text:p>1.854439826715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99.1201171875">
                <text:p>2499.12011718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2.05412424484731">
                <text:p>2.05412424484731</text:p>
              </table:table-cell>
              <table:table-cell office:value-type="float" office:value="2.05412424484731">
                <text:p>2.054124244847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99.14013671875">
                <text:p>2499.1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2.1522709347422">
                <text:p>2.1522709347422</text:p>
              </table:table-cell>
              <table:table-cell office:value-type="float" office:value="2.18474158802647">
                <text:p>2.184741588026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99.16015625">
                <text:p>2499.160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2.34529864826581">
                <text:p>2.34529864826581</text:p>
              </table:table-cell>
              <table:table-cell office:value-type="float" office:value="2.34529864826581">
                <text:p>2.345298648265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99.18017578125">
                <text:p>2499.180175781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2.59617210555229">
                <text:p>2.59617210555229</text:p>
              </table:table-cell>
              <table:table-cell office:value-type="float" office:value="2.59617210555229">
                <text:p>2.596172105552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99.2001953125">
                <text:p>2499.20019531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2.87000566542981">
                <text:p>2.87000566542981</text:p>
              </table:table-cell>
              <table:table-cell office:value-type="float" office:value="2.87000566542981">
                <text:p>2.870005665429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99.22021484375">
                <text:p>2499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3.16447080184394">
                <text:p>3.16447080184394</text:p>
              </table:table-cell>
              <table:table-cell office:value-type="float" office:value="3.16447080184394">
                <text:p>3.164470801843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99.240234375">
                <text:p>2499.24023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3.44927958413614">
                <text:p>3.44927958413614</text:p>
              </table:table-cell>
              <table:table-cell office:value-type="float" office:value="3.44927958413614">
                <text:p>3.449279584136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99.259765625">
                <text:p>2499.25976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3.75214635554813">
                <text:p>3.75214635554813</text:p>
              </table:table-cell>
              <table:table-cell office:value-type="float" office:value="3.75214635554813">
                <text:p>3.75214635554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99.27978515625">
                <text:p>2499.2797851562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4.04480738153142">
                <text:p>4.04480738153142</text:p>
              </table:table-cell>
              <table:table-cell office:value-type="float" office:value="4.04480738153142">
                <text:p>4.044807381531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99.2998046875">
                <text:p>2499.2998046875</text:p>
              </table:table-cell>
              <table:table-cell office:value-type="float" office:value="-7.29310410376281">
                <text:p>-7.29310410376281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4.3279281083061">
                <text:p>4.3279281083061</text:p>
              </table:table-cell>
              <table:table-cell office:value-type="float" office:value="4.3279281083061">
                <text:p>4.32792810830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99.31982421875">
                <text:p>2499.319824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4.62661276855257">
                <text:p>4.62661276855257</text:p>
              </table:table-cell>
              <table:table-cell office:value-type="float" office:value="4.62661276855257">
                <text:p>4.626612768552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99.33984375">
                <text:p>2499.3398437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4.93900208092104">
                <text:p>4.93900208092104</text:p>
              </table:table-cell>
              <table:table-cell office:value-type="float" office:value="4.93900208092104">
                <text:p>4.93900208092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99.35986328125">
                <text:p>2499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5.28602118682315">
                <text:p>5.28602118682315</text:p>
              </table:table-cell>
              <table:table-cell office:value-type="float" office:value="5.28602118682315">
                <text:p>5.286021186823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99.3798828125">
                <text:p>2499.379882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5.61970714892445">
                <text:p>5.61970714892445</text:p>
              </table:table-cell>
              <table:table-cell office:value-type="float" office:value="5.64150362118566">
                <text:p>5.641503621185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99.39990234375">
                <text:p>2499.39990234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5.94104674057871">
                <text:p>5.94104674057871</text:p>
              </table:table-cell>
              <table:table-cell office:value-type="float" office:value="5.96205252986867">
                <text:p>5.962052529868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99.419921875">
                <text:p>2499.4199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6.25092108771413">
                <text:p>6.25092108771413</text:p>
              </table:table-cell>
              <table:table-cell office:value-type="float" office:value="6.25092108771413">
                <text:p>6.25092108771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99.43994140625">
                <text:p>2499.43994140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6.51081749680746">
                <text:p>6.51081749680746</text:p>
              </table:table-cell>
              <table:table-cell office:value-type="float" office:value="6.51081749680746">
                <text:p>6.510817496807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99.4599609375">
                <text:p>2499.4599609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6.76316276459277">
                <text:p>6.76316276459277</text:p>
              </table:table-cell>
              <table:table-cell office:value-type="float" office:value="6.76316276459277">
                <text:p>6.763162764592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99.47998046875">
                <text:p>2499.47998046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6.97110476524977">
                <text:p>6.97110476524977</text:p>
              </table:table-cell>
              <table:table-cell office:value-type="float" office:value="6.97110476524977">
                <text:p>6.971104765249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99.5">
                <text:p>2499.5</text:p>
              </table:table-cell>
              <table:table-cell office:value-type="float" office:value="-7.1021977456382">
                <text:p>-7.1021977456382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7.11926852220692">
                <text:p>7.11926852220692</text:p>
              </table:table-cell>
              <table:table-cell office:value-type="float" office:value="7.11926852220692">
                <text:p>7.119268522206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99.52001953125">
                <text:p>2499.52001953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7.22875597574195">
                <text:p>7.22875597574195</text:p>
              </table:table-cell>
              <table:table-cell office:value-type="float" office:value="7.22875597574195">
                <text:p>7.22875597574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99.5400390625">
                <text:p>2499.540039062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7.30098832248093">
                <text:p>7.30098832248093</text:p>
              </table:table-cell>
              <table:table-cell office:value-type="float" office:value="7.30098832248093">
                <text:p>7.300988322480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99.56005859375">
                <text:p>2499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6.64251960722441">
                <text:p>-6.64251960722441</text:p>
              </table:table-cell>
              <table:table-cell office:value-type="float" office:value="7.33688047949596">
                <text:p>7.33688047949596</text:p>
              </table:table-cell>
              <table:table-cell office:value-type="float" office:value="7.33688047949596">
                <text:p>7.336880479495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99.580078125">
                <text:p>2499.5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7.37262493174338">
                <text:p>7.37262493174338</text:p>
              </table:table-cell>
              <table:table-cell office:value-type="float" office:value="7.37262493174338">
                <text:p>7.372624931743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99.60009765625">
                <text:p>2499.60009765625</text:p>
              </table:table-cell>
              <table:table-cell office:value-type="float" office:value="-7.00829532147061">
                <text:p>-7.00829532147061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7.3904421475049">
                <text:p>7.3904421475049</text:p>
              </table:table-cell>
              <table:table-cell office:value-type="float" office:value="7.3904421475049">
                <text:p>7.39044214750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99.6201171875">
                <text:p>2499.620117187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7.29310410376281">
                <text:p>-7.29310410376281</text:p>
              </table:table-cell>
              <table:table-cell office:value-type="float" office:value="7.3904421475049">
                <text:p>7.3904421475049</text:p>
              </table:table-cell>
              <table:table-cell office:value-type="float" office:value="7.3904421475049">
                <text:p>7.39044214750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99.64013671875">
                <text:p>2499.64013671875</text:p>
              </table:table-cell>
              <table:table-cell office:value-type="float" office:value="-6.37795429254931">
                <text:p>-6.37795429254931</text:p>
              </table:table-cell>
              <table:table-cell office:value-type="float" office:value="-7.00829532147061">
                <text:p>-7.00829532147061</text:p>
              </table:table-cell>
              <table:table-cell office:value-type="float" office:value="7.4082228899231">
                <text:p>7.4082228899231</text:p>
              </table:table-cell>
              <table:table-cell office:value-type="float" office:value="7.4082228899231">
                <text:p>7.40822288992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99.66015625">
                <text:p>2499.66015625</text:p>
              </table:table-cell>
              <table:table-cell office:value-type="float" office:value="-5.47149471681616">
                <text:p>-5.47149471681616</text:p>
              </table:table-cell>
              <table:table-cell office:value-type="float" office:value="-6.64251960722441">
                <text:p>-6.64251960722441</text:p>
              </table:table-cell>
              <table:table-cell office:value-type="float" office:value="7.4082228899231">
                <text:p>7.4082228899231</text:p>
              </table:table-cell>
              <table:table-cell office:value-type="float" office:value="7.4082228899231">
                <text:p>7.4082228899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99.68017578125">
                <text:p>2499.68017578125</text:p>
              </table:table-cell>
              <table:table-cell office:value-type="float" office:value="-6.20595085731096">
                <text:p>-6.20595085731096</text:p>
              </table:table-cell>
              <table:table-cell office:value-type="float" office:value="-5.8718369872539">
                <text:p>-5.8718369872539</text:p>
              </table:table-cell>
              <table:table-cell office:value-type="float" office:value="7.4082228899231">
                <text:p>7.4082228899231</text:p>
              </table:table-cell>
              <table:table-cell office:value-type="float" office:value="7.4082228899231">
                <text:p>7.40822288992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99.7001953125">
                <text:p>2499.7001953125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5.23985726581986">
                <text:p>-5.23985726581986</text:p>
              </table:table-cell>
              <table:table-cell office:value-type="float" office:value="7.42596730802096">
                <text:p>7.42596730802096</text:p>
              </table:table-cell>
              <table:table-cell office:value-type="float" office:value="7.42596730802096">
                <text:p>7.425967308020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99.72021484375">
                <text:p>2499.72021484375</text:p>
              </table:table-cell>
              <table:table-cell office:value-type="float" office:value="-5.08879450801094">
                <text:p>-5.08879450801094</text:p>
              </table:table-cell>
              <table:table-cell office:value-type="float" office:value="-5.08879450801094">
                <text:p>-5.08879450801094</text:p>
              </table:table-cell>
              <table:table-cell office:value-type="float" office:value="7.42596730802096">
                <text:p>7.42596730802096</text:p>
              </table:table-cell>
              <table:table-cell office:value-type="float" office:value="7.42596730802096">
                <text:p>7.425967308020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99.740234375">
                <text:p>2499.740234375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37054339019805">
                <text:p>-4.37054339019805</text:p>
              </table:table-cell>
              <table:table-cell office:value-type="float" office:value="7.44367554991006">
                <text:p>7.44367554991006</text:p>
              </table:table-cell>
              <table:table-cell office:value-type="float" office:value="7.44367554991006">
                <text:p>7.443675549910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99.759765625">
                <text:p>2499.759765625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83585832525316">
                <text:p>-3.83585832525316</text:p>
              </table:table-cell>
              <table:table-cell office:value-type="float" office:value="7.44367554991006">
                <text:p>7.44367554991006</text:p>
              </table:table-cell>
              <table:table-cell office:value-type="float" office:value="7.44367554991006">
                <text:p>7.443675549910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99.77978515625">
                <text:p>2499.77978515625</text:p>
              </table:table-cell>
              <table:table-cell office:value-type="float" office:value="-3.83585832525316">
                <text:p>-3.83585832525316</text:p>
              </table:table-cell>
              <table:table-cell office:value-type="float" office:value="-2.97271998465016">
                <text:p>-2.97271998465016</text:p>
              </table:table-cell>
              <table:table-cell office:value-type="float" office:value="7.44367554991006">
                <text:p>7.44367554991006</text:p>
              </table:table-cell>
              <table:table-cell office:value-type="float" office:value="7.44367554991006">
                <text:p>7.443675549910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99.7998046875">
                <text:p>2499.7998046875</text:p>
              </table:table-cell>
              <table:table-cell office:value-type="float" office:value="-2.91422892430383">
                <text:p>-2.91422892430383</text:p>
              </table:table-cell>
              <table:table-cell office:value-type="float" office:value="-1.82022020027584">
                <text:p>-1.82022020027584</text:p>
              </table:table-cell>
              <table:table-cell office:value-type="float" office:value="7.42596730802096">
                <text:p>7.42596730802096</text:p>
              </table:table-cell>
              <table:table-cell office:value-type="float" office:value="7.42596730802096">
                <text:p>7.425967308020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99.81982421875">
                <text:p>2499.81982421875</text:p>
              </table:table-cell>
              <table:table-cell office:value-type="float" office:value="-1.27250419048319">
                <text:p>-1.27250419048319</text:p>
              </table:table-cell>
              <table:table-cell office:value-type="float" office:value="-1.36955424637143">
                <text:p>-1.36955424637143</text:p>
              </table:table-cell>
              <table:table-cell office:value-type="float" office:value="7.4082228899231">
                <text:p>7.4082228899231</text:p>
              </table:table-cell>
              <table:table-cell office:value-type="float" office:value="7.4082228899231">
                <text:p>7.40822288992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99.83984375">
                <text:p>2499.83984375</text:p>
              </table:table-cell>
              <table:table-cell office:value-type="float" office:value="-0.577262065298949">
                <text:p>-0.577262065298949</text:p>
              </table:table-cell>
              <table:table-cell office:value-type="float" office:value="-0.666808112393835">
                <text:p>-0.666808112393835</text:p>
              </table:table-cell>
              <table:table-cell office:value-type="float" office:value="7.3904421475049">
                <text:p>7.3904421475049</text:p>
              </table:table-cell>
              <table:table-cell office:value-type="float" office:value="7.3904421475049">
                <text:p>7.39044214750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99.85986328125">
                <text:p>2499.85986328125</text:p>
              </table:table-cell>
              <table:table-cell office:value-type="float" office:value="-0.894797307275712">
                <text:p>-0.894797307275712</text:p>
              </table:table-cell>
              <table:table-cell office:value-type="float" office:value="-0.142877071434223">
                <text:p>-0.142877071434223</text:p>
              </table:table-cell>
              <table:table-cell office:value-type="float" office:value="7.35477109269656">
                <text:p>7.35477109269656</text:p>
              </table:table-cell>
              <table:table-cell office:value-type="float" office:value="7.35477109269656">
                <text:p>7.354771092696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99.8798828125">
                <text:p>2499.8798828125</text:p>
              </table:table-cell>
              <table:table-cell office:value-type="float" office:value="0.780742647459767">
                <text:p>0.780742647459767</text:p>
              </table:table-cell>
              <table:table-cell office:value-type="float" office:value="1.26238655894806">
                <text:p>1.26238655894806</text:p>
              </table:table-cell>
              <table:table-cell office:value-type="float" office:value="7.31895294033894">
                <text:p>7.31895294033894</text:p>
              </table:table-cell>
              <table:table-cell office:value-type="float" office:value="7.31895294033894">
                <text:p>7.31895294033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99.89990234375">
                <text:p>2499.89990234375</text:p>
              </table:table-cell>
              <table:table-cell office:value-type="float" office:value="2.05412424484731">
                <text:p>2.05412424484731</text:p>
              </table:table-cell>
              <table:table-cell office:value-type="float" office:value="2.2814315249388">
                <text:p>2.2814315249388</text:p>
              </table:table-cell>
              <table:table-cell office:value-type="float" office:value="7.28298647222768">
                <text:p>7.28298647222768</text:p>
              </table:table-cell>
              <table:table-cell office:value-type="float" office:value="7.28298647222768">
                <text:p>7.282986472227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99.919921875">
                <text:p>2499.919921875</text:p>
              </table:table-cell>
              <table:table-cell office:value-type="float" office:value="3.53293245837966">
                <text:p>3.53293245837966</text:p>
              </table:table-cell>
              <table:table-cell office:value-type="float" office:value="3.39306003745958">
                <text:p>3.39306003745958</text:p>
              </table:table-cell>
              <table:table-cell office:value-type="float" office:value="7.26494723492733">
                <text:p>7.26494723492733</text:p>
              </table:table-cell>
              <table:table-cell office:value-type="float" office:value="7.26494723492733">
                <text:p>7.264947234927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9.93994140625">
                <text:p>2499.93994140625</text:p>
              </table:table-cell>
              <table:table-cell office:value-type="float" office:value="4.01860558296506">
                <text:p>4.01860558296506</text:p>
              </table:table-cell>
              <table:table-cell office:value-type="float" office:value="3.72504527384881">
                <text:p>3.72504527384881</text:p>
              </table:table-cell>
              <table:table-cell office:value-type="float" office:value="7.22875597574195">
                <text:p>7.22875597574195</text:p>
              </table:table-cell>
              <table:table-cell office:value-type="float" office:value="7.22875597574195">
                <text:p>7.228755975741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9.9599609375">
                <text:p>2499.9599609375</text:p>
              </table:table-cell>
              <table:table-cell office:value-type="float" office:value="3.80609615407275">
                <text:p>3.80609615407275</text:p>
              </table:table-cell>
              <table:table-cell office:value-type="float" office:value="3.88639770880947">
                <text:p>3.88639770880947</text:p>
              </table:table-cell>
              <table:table-cell office:value-type="float" office:value="7.21060363969307">
                <text:p>7.21060363969307</text:p>
              </table:table-cell>
              <table:table-cell office:value-type="float" office:value="7.21060363969307">
                <text:p>7.21060363969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9.97998046875">
                <text:p>2499.97998046875</text:p>
              </table:table-cell>
              <table:table-cell office:value-type="float" office:value="4.77218974556385">
                <text:p>4.77218974556385</text:p>
              </table:table-cell>
              <table:table-cell office:value-type="float" office:value="4.72393467901707">
                <text:p>4.72393467901707</text:p>
              </table:table-cell>
              <table:table-cell office:value-type="float" office:value="7.19241328825297">
                <text:p>7.19241328825297</text:p>
              </table:table-cell>
              <table:table-cell office:value-type="float" office:value="7.19241328825297">
                <text:p>7.192413288252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">
                <text:p>2500</text:p>
              </table:table-cell>
              <table:table-cell office:value-type="float" office:value="4.796217118114">
                <text:p>4.796217118114</text:p>
              </table:table-cell>
              <table:table-cell office:value-type="float" office:value="4.86790299658018">
                <text:p>4.86790299658018</text:p>
              </table:table-cell>
              <table:table-cell office:value-type="float" office:value="7.19241328825297">
                <text:p>7.19241328825297</text:p>
              </table:table-cell>
              <table:table-cell office:value-type="float" office:value="7.19241328825297">
                <text:p>7.192413288252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0.02001953125">
                <text:p>2500.02001953125</text:p>
              </table:table-cell>
              <table:table-cell office:value-type="float" office:value="4.42863520326817">
                <text:p>4.42863520326817</text:p>
              </table:table-cell>
              <table:table-cell office:value-type="float" office:value="4.27713328730065">
                <text:p>4.27713328730065</text:p>
              </table:table-cell>
              <table:table-cell office:value-type="float" office:value="7.19241328825297">
                <text:p>7.19241328825297</text:p>
              </table:table-cell>
              <table:table-cell office:value-type="float" office:value="7.19241328825297">
                <text:p>7.192413288252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0.0400390625">
                <text:p>2500.0400390625</text:p>
              </table:table-cell>
              <table:table-cell office:value-type="float" office:value="3.91300076065641">
                <text:p>3.91300076065641</text:p>
              </table:table-cell>
              <table:table-cell office:value-type="float" office:value="3.75214635554813">
                <text:p>3.75214635554813</text:p>
              </table:table-cell>
              <table:table-cell office:value-type="float" office:value="7.19241328825297">
                <text:p>7.19241328825297</text:p>
              </table:table-cell>
              <table:table-cell office:value-type="float" office:value="7.19241328825297">
                <text:p>7.192413288252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00.06005859375">
                <text:p>2500.06005859375</text:p>
              </table:table-cell>
              <table:table-cell office:value-type="float" office:value="3.56063866891499">
                <text:p>3.56063866891499</text:p>
              </table:table-cell>
              <table:table-cell office:value-type="float" office:value="3.85971292702818">
                <text:p>3.85971292702818</text:p>
              </table:table-cell>
              <table:table-cell office:value-type="float" office:value="7.21060363969307">
                <text:p>7.21060363969307</text:p>
              </table:table-cell>
              <table:table-cell office:value-type="float" office:value="7.21060363969307">
                <text:p>7.210603639693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00.080078125">
                <text:p>2500.080078125</text:p>
              </table:table-cell>
              <table:table-cell office:value-type="float" office:value="2.65777441793649">
                <text:p>2.65777441793649</text:p>
              </table:table-cell>
              <table:table-cell office:value-type="float" office:value="2.18474158802647">
                <text:p>2.18474158802647</text:p>
              </table:table-cell>
              <table:table-cell office:value-type="float" office:value="7.24687045496244">
                <text:p>7.24687045496244</text:p>
              </table:table-cell>
              <table:table-cell office:value-type="float" office:value="7.24687045496244">
                <text:p>7.246870454962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0.10009765625">
                <text:p>2500.10009765625</text:p>
              </table:table-cell>
              <table:table-cell office:value-type="float" office:value="1.29835302705932">
                <text:p>1.29835302705932</text:p>
              </table:table-cell>
              <table:table-cell office:value-type="float" office:value="1.61552013707145">
                <text:p>1.61552013707145</text:p>
              </table:table-cell>
              <table:table-cell office:value-type="float" office:value="7.26494723492733">
                <text:p>7.26494723492733</text:p>
              </table:table-cell>
              <table:table-cell office:value-type="float" office:value="7.26494723492733">
                <text:p>7.264947234927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0.1201171875">
                <text:p>2500.1201171875</text:p>
              </table:table-cell>
              <table:table-cell office:value-type="float" office:value="0.391175579542787">
                <text:p>0.391175579542787</text:p>
              </table:table-cell>
              <table:table-cell office:value-type="float" office:value="0.549105196463463">
                <text:p>0.549105196463463</text:p>
              </table:table-cell>
              <table:table-cell office:value-type="float" office:value="7.28298647222768">
                <text:p>7.28298647222768</text:p>
              </table:table-cell>
              <table:table-cell office:value-type="float" office:value="7.28298647222768">
                <text:p>7.282986472227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00.14013671875">
                <text:p>2500.14013671875</text:p>
              </table:table-cell>
              <table:table-cell office:value-type="float" office:value="-0.848718209084426">
                <text:p>-0.848718209084426</text:p>
              </table:table-cell>
              <table:table-cell office:value-type="float" office:value="-1.08159783235858">
                <text:p>-1.08159783235858</text:p>
              </table:table-cell>
              <table:table-cell office:value-type="float" office:value="7.28298647222768">
                <text:p>7.28298647222768</text:p>
              </table:table-cell>
              <table:table-cell office:value-type="float" office:value="7.30098832248093">
                <text:p>7.300988322480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00.16015625">
                <text:p>2500.16015625</text:p>
              </table:table-cell>
              <table:table-cell office:value-type="float" office:value="-1.66738535439833">
                <text:p>-1.66738535439833</text:p>
              </table:table-cell>
              <table:table-cell office:value-type="float" office:value="-1.56696932689731">
                <text:p>-1.56696932689731</text:p>
              </table:table-cell>
              <table:table-cell office:value-type="float" office:value="7.26494723492733">
                <text:p>7.26494723492733</text:p>
              </table:table-cell>
              <table:table-cell office:value-type="float" office:value="7.26494723492733">
                <text:p>7.264947234927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00.18017578125">
                <text:p>2500.18017578125</text:p>
              </table:table-cell>
              <table:table-cell office:value-type="float" office:value="-3.09089717686057">
                <text:p>-3.09089717686057</text:p>
              </table:table-cell>
              <table:table-cell office:value-type="float" office:value="-2.57132032914348">
                <text:p>-2.57132032914348</text:p>
              </table:table-cell>
              <table:table-cell office:value-type="float" office:value="7.19241328825297">
                <text:p>7.19241328825297</text:p>
              </table:table-cell>
              <table:table-cell office:value-type="float" office:value="7.19241328825297">
                <text:p>7.192413288252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00.2001953125">
                <text:p>2500.2001953125</text:p>
              </table:table-cell>
              <table:table-cell office:value-type="float" office:value="-3.77127892264919">
                <text:p>-3.77127892264919</text:p>
              </table:table-cell>
              <table:table-cell office:value-type="float" office:value="-3.33218740488818">
                <text:p>-3.33218740488818</text:p>
              </table:table-cell>
              <table:table-cell office:value-type="float" office:value="7.00838331877293">
                <text:p>7.00838331877293</text:p>
              </table:table-cell>
              <table:table-cell office:value-type="float" office:value="7.00838331877293">
                <text:p>7.00838331877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00.22021484375">
                <text:p>2500.22021484375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6.72481440367833">
                <text:p>6.72481440367833</text:p>
              </table:table-cell>
              <table:table-cell office:value-type="float" office:value="6.72481440367833">
                <text:p>6.724814403678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00.240234375">
                <text:p>2500.240234375</text:p>
              </table:table-cell>
              <table:table-cell office:value-type="float" office:value="-5.16399748547708">
                <text:p>-5.16399748547708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6.3718402977009">
                <text:p>6.3718402977009</text:p>
              </table:table-cell>
              <table:table-cell office:value-type="float" office:value="6.3718402977009">
                <text:p>6.37184029770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00.259765625">
                <text:p>2500.259765625</text:p>
              </table:table-cell>
              <table:table-cell office:value-type="float" office:value="-5.79027873884512">
                <text:p>-5.79027873884512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6.00391231998555">
                <text:p>6.00391231998555</text:p>
              </table:table-cell>
              <table:table-cell office:value-type="float" office:value="6.00391231998555">
                <text:p>6.003912319985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00.27978515625">
                <text:p>2500.27978515625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5.79027873884512">
                <text:p>-5.79027873884512</text:p>
              </table:table-cell>
              <table:table-cell office:value-type="float" office:value="5.59785584271299">
                <text:p>5.59785584271299</text:p>
              </table:table-cell>
              <table:table-cell office:value-type="float" office:value="5.59785584271299">
                <text:p>5.597855842712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00.2998046875">
                <text:p>2500.2998046875</text:p>
              </table:table-cell>
              <table:table-cell office:value-type="float" office:value="-5.31638542288091">
                <text:p>-5.31638542288091</text:p>
              </table:table-cell>
              <table:table-cell office:value-type="float" office:value="-6.20595085731096">
                <text:p>-6.20595085731096</text:p>
              </table:table-cell>
              <table:table-cell office:value-type="float" office:value="5.14887271156655">
                <text:p>5.14887271156655</text:p>
              </table:table-cell>
              <table:table-cell office:value-type="float" office:value="5.14887271156655">
                <text:p>5.148872711566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00.31982421875">
                <text:p>2500.31982421875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6.37795429254931">
                <text:p>-6.37795429254931</text:p>
              </table:table-cell>
              <table:table-cell office:value-type="float" office:value="4.74809572279644">
                <text:p>4.74809572279644</text:p>
              </table:table-cell>
              <table:table-cell office:value-type="float" office:value="4.74809572279644">
                <text:p>4.748095722796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00.33984375">
                <text:p>2500.33984375</text:p>
              </table:table-cell>
              <table:table-cell office:value-type="float" office:value="-6.29152681689646">
                <text:p>-6.29152681689646</text:p>
              </table:table-cell>
              <table:table-cell office:value-type="float" office:value="-6.37795429254931">
                <text:p>-6.37795429254931</text:p>
              </table:table-cell>
              <table:table-cell office:value-type="float" office:value="4.35321455888129">
                <text:p>4.35321455888129</text:p>
              </table:table-cell>
              <table:table-cell office:value-type="float" office:value="4.35321455888129">
                <text:p>4.353214558881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00.35986328125">
                <text:p>2500.35986328125</text:p>
              </table:table-cell>
              <table:table-cell office:value-type="float" office:value="-6.82348218677235">
                <text:p>-6.82348218677235</text:p>
              </table:table-cell>
              <table:table-cell office:value-type="float" office:value="-6.29152681689646">
                <text:p>-6.29152681689646</text:p>
              </table:table-cell>
              <table:table-cell office:value-type="float" office:value="3.99232450500844">
                <text:p>3.99232450500844</text:p>
              </table:table-cell>
              <table:table-cell office:value-type="float" office:value="3.99232450500844">
                <text:p>3.992324505008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00.3798828125">
                <text:p>2500.3798828125</text:p>
              </table:table-cell>
              <table:table-cell office:value-type="float" office:value="-6.64251960722441">
                <text:p>-6.64251960722441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3.64323095180572">
                <text:p>3.64323095180572</text:p>
              </table:table-cell>
              <table:table-cell office:value-type="float" office:value="3.64323095180572">
                <text:p>3.643230951805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00.39990234375">
                <text:p>2500.3999023437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6.91539722055533">
                <text:p>-6.91539722055533</text:p>
              </table:table-cell>
              <table:table-cell office:value-type="float" office:value="3.27951737962576">
                <text:p>3.27951737962576</text:p>
              </table:table-cell>
              <table:table-cell office:value-type="float" office:value="3.27951737962576">
                <text:p>3.279517379625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00.419921875">
                <text:p>2500.419921875</text:p>
              </table:table-cell>
              <table:table-cell office:value-type="float" office:value="-6.64251960722441">
                <text:p>-6.64251960722441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2.92970273641906">
                <text:p>2.92970273641906</text:p>
              </table:table-cell>
              <table:table-cell office:value-type="float" office:value="2.95939811453288">
                <text:p>2.959398114532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00.43994140625">
                <text:p>2500.4399414062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2.59617210555229">
                <text:p>2.59617210555229</text:p>
              </table:table-cell>
              <table:table-cell office:value-type="float" office:value="2.62702787383791">
                <text:p>2.627027873837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00.4599609375">
                <text:p>2500.4599609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2.2814315249388">
                <text:p>2.2814315249388</text:p>
              </table:table-cell>
              <table:table-cell office:value-type="float" office:value="2.31342378813466">
                <text:p>2.313423788134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00.47998046875">
                <text:p>2500.47998046875</text:p>
              </table:table-cell>
              <table:table-cell office:value-type="float" office:value="-6.73252963175794">
                <text:p>-6.73252963175794</text:p>
              </table:table-cell>
              <table:table-cell office:value-type="float" office:value="-6.82348218677235">
                <text:p>-6.82348218677235</text:p>
              </table:table-cell>
              <table:table-cell office:value-type="float" office:value="1.9880715338456">
                <text:p>1.9880715338456</text:p>
              </table:table-cell>
              <table:table-cell office:value-type="float" office:value="1.9880715338456">
                <text:p>1.98807153384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00.5">
                <text:p>2500.5</text:p>
              </table:table-cell>
              <table:table-cell office:value-type="float" office:value="-6.64251960722441">
                <text:p>-6.64251960722441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1.65005652308157">
                <text:p>1.65005652308157</text:p>
              </table:table-cell>
              <table:table-cell office:value-type="float" office:value="1.65005652308157">
                <text:p>1.650056523081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00.52001953125">
                <text:p>2500.52001953125</text:p>
              </table:table-cell>
              <table:table-cell office:value-type="float" office:value="-7.29310410376281">
                <text:p>-7.29310410376281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1.29835302705932">
                <text:p>1.29835302705932</text:p>
              </table:table-cell>
              <table:table-cell office:value-type="float" office:value="1.29835302705932">
                <text:p>1.298353027059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00.5400390625">
                <text:p>2500.5400390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0.96916412797107">
                <text:p>0.96916412797107</text:p>
              </table:table-cell>
              <table:table-cell office:value-type="float" office:value="0.96916412797107">
                <text:p>0.969164127971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00.56005859375">
                <text:p>2500.5600585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0.627006074133946">
                <text:p>0.627006074133946</text:p>
              </table:table-cell>
              <table:table-cell office:value-type="float" office:value="0.627006074133946">
                <text:p>0.6270060741339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00.580078125">
                <text:p>2500.580078125</text:p>
              </table:table-cell>
              <table:table-cell office:value-type="float" office:value="-7.29310410376281">
                <text:p>-7.29310410376281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0.270814905762796">
                <text:p>0.270814905762796</text:p>
              </table:table-cell>
              <table:table-cell office:value-type="float" office:value="0.270814905762796">
                <text:p>0.2708149057627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00.60009765625">
                <text:p>2500.60009765625</text:p>
              </table:table-cell>
              <table:table-cell office:value-type="float" office:value="-7.1021977456382">
                <text:p>-7.1021977456382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0.0585473834109547">
                <text:p>-0.0585473834109547</text:p>
              </table:table-cell>
              <table:table-cell office:value-type="float" office:value="-0.0585473834109547">
                <text:p>-0.05854738341095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00.6201171875">
                <text:p>2500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0.444650487318687">
                <text:p>-0.444650487318687</text:p>
              </table:table-cell>
              <table:table-cell office:value-type="float" office:value="-0.444650487318687">
                <text:p>-0.4446504873186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00.64013671875">
                <text:p>2500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0.80288227349273">
                <text:p>-0.80288227349273</text:p>
              </table:table-cell>
              <table:table-cell office:value-type="float" office:value="-0.80288227349273">
                <text:p>-0.802882273492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00.66015625">
                <text:p>2500.6601562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1.22438279516562">
                <text:p>-1.22438279516562</text:p>
              </table:table-cell>
              <table:table-cell office:value-type="float" office:value="-1.22438279516562">
                <text:p>-1.22438279516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00.68017578125">
                <text:p>2500.6801757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9.11149709014019">
                <text:p>-9.11149709014019</text:p>
              </table:table-cell>
              <table:table-cell office:value-type="float" office:value="-1.6170322299734">
                <text:p>-1.6170322299734</text:p>
              </table:table-cell>
              <table:table-cell office:value-type="float" office:value="-1.6170322299734">
                <text:p>-1.61703222997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00.7001953125">
                <text:p>2500.7001953125</text:p>
              </table:table-cell>
              <table:table-cell office:value-type="float" office:value="-7.00829532147061">
                <text:p>-7.00829532147061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2.08107733159535">
                <text:p>-2.08107733159535</text:p>
              </table:table-cell>
              <table:table-cell office:value-type="float" office:value="-2.08107733159535">
                <text:p>-2.081077331595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00.72021484375">
                <text:p>2500.7202148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2.51546232546008">
                <text:p>-2.51546232546008</text:p>
              </table:table-cell>
              <table:table-cell office:value-type="float" office:value="-2.51546232546008">
                <text:p>-2.51546232546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00.740234375">
                <text:p>2500.74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2.91422892430383">
                <text:p>-2.91422892430383</text:p>
              </table:table-cell>
              <table:table-cell office:value-type="float" office:value="-2.91422892430383">
                <text:p>-2.914228924303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00.759765625">
                <text:p>2500.75976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3.33218740488818">
                <text:p>-3.33218740488818</text:p>
              </table:table-cell>
              <table:table-cell office:value-type="float" office:value="-3.33218740488818">
                <text:p>-3.332187404888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00.77978515625">
                <text:p>2500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99331989792979">
                <text:p>-8.99331989792979</text:p>
              </table:table-cell>
              <table:table-cell office:value-type="float" office:value="-3.64354294942117">
                <text:p>-3.64354294942117</text:p>
              </table:table-cell>
              <table:table-cell office:value-type="float" office:value="-3.64354294942117">
                <text:p>-3.64354294942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00.7998046875">
                <text:p>2500.799804687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00.81982421875">
                <text:p>2500.8198242187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09908724641257">
                <text:p>-4.09908724641257</text:p>
              </table:table-cell>
              <table:table-cell office:value-type="float" office:value="-4.09908724641257">
                <text:p>-4.099087246412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00.83984375">
                <text:p>2500.8398437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09908724641257">
                <text:p>-4.09908724641257</text:p>
              </table:table-cell>
              <table:table-cell office:value-type="float" office:value="-4.09908724641257">
                <text:p>-4.099087246412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00.85986328125">
                <text:p>2500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00.8798828125">
                <text:p>2500.8798828125</text:p>
              </table:table-cell>
              <table:table-cell office:value-type="float" office:value="-7.19712644612744">
                <text:p>-7.1971264461274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3.33218740488818">
                <text:p>-3.33218740488818</text:p>
              </table:table-cell>
              <table:table-cell office:value-type="float" office:value="-3.27123354324807">
                <text:p>-3.271233543248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00.89990234375">
                <text:p>2500.8999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1.56696932689731">
                <text:p>-1.56696932689731</text:p>
              </table:table-cell>
              <table:table-cell office:value-type="float" office:value="-1.56696932689731">
                <text:p>-1.566969326897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00.919921875">
                <text:p>2500.91992187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0.0166875932940787">
                <text:p>-0.0166875932940787</text:p>
              </table:table-cell>
              <table:table-cell office:value-type="float" office:value="-0.0166875932940787">
                <text:p>-0.01668759329407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00.93994140625">
                <text:p>2500.939941406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0.627006074133946">
                <text:p>0.627006074133946</text:p>
              </table:table-cell>
              <table:table-cell office:value-type="float" office:value="0.627006074133946">
                <text:p>0.627006074133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00.9599609375">
                <text:p>2500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0.549105196463463">
                <text:p>0.549105196463463</text:p>
              </table:table-cell>
              <table:table-cell office:value-type="float" office:value="0.549105196463463">
                <text:p>0.5491051964634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00.97998046875">
                <text:p>2500.97998046875</text:p>
              </table:table-cell>
              <table:table-cell office:value-type="float" office:value="-7.1021977456382">
                <text:p>-7.1021977456382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0.230321174434506">
                <text:p>0.230321174434506</text:p>
              </table:table-cell>
              <table:table-cell office:value-type="float" office:value="0.230321174434506">
                <text:p>0.2303211744345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01">
                <text:p>2501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9.11149709014019">
                <text:p>-9.11149709014019</text:p>
              </table:table-cell>
              <table:table-cell office:value-type="float" office:value="-0.0585473834109547">
                <text:p>-0.0585473834109547</text:p>
              </table:table-cell>
              <table:table-cell office:value-type="float" office:value="-0.0585473834109547">
                <text:p>-0.05854738341095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1.02001953125">
                <text:p>2501.02001953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0.314033144139532">
                <text:p>-0.314033144139532</text:p>
              </table:table-cell>
              <table:table-cell office:value-type="float" office:value="-0.314033144139532">
                <text:p>-0.3140331441395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01.0400390625">
                <text:p>2501.04003906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0.444650487318687">
                <text:p>-0.444650487318687</text:p>
              </table:table-cell>
              <table:table-cell office:value-type="float" office:value="-0.444650487318687">
                <text:p>-0.4446504873186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01.06005859375">
                <text:p>2501.0600585937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0.488629769317451">
                <text:p>-0.488629769317451</text:p>
              </table:table-cell>
              <table:table-cell office:value-type="float" office:value="-0.488629769317451">
                <text:p>-0.4886297693174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01.080078125">
                <text:p>2501.08007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0.444650487318687">
                <text:p>-0.444650487318687</text:p>
              </table:table-cell>
              <table:table-cell office:value-type="float" office:value="-0.400892764355176">
                <text:p>-0.4008927643551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01.10009765625">
                <text:p>2501.1000976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0.270926903616834">
                <text:p>-0.270926903616834</text:p>
              </table:table-cell>
              <table:table-cell office:value-type="float" office:value="-0.228033534285051">
                <text:p>-0.2280335342850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01.1201171875">
                <text:p>2501.1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0.0249714296717713">
                <text:p>0.0249714296717713</text:p>
              </table:table-cell>
              <table:table-cell office:value-type="float" office:value="0.0249714296717713">
                <text:p>0.02497142967177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01.14013671875">
                <text:p>2501.1401367187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0.430928004253057">
                <text:p>0.430928004253057</text:p>
              </table:table-cell>
              <table:table-cell office:value-type="float" office:value="0.430928004253057">
                <text:p>0.4309280042530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01.16015625">
                <text:p>2501.1601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0.894285305293577">
                <text:p>0.894285305293577</text:p>
              </table:table-cell>
              <table:table-cell office:value-type="float" office:value="0.894285305293577">
                <text:p>0.8942853052935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01.18017578125">
                <text:p>2501.1801757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1.26238655894806">
                <text:p>1.26238655894806</text:p>
              </table:table-cell>
              <table:table-cell office:value-type="float" office:value="1.29835302705932">
                <text:p>1.298353027059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01.2001953125">
                <text:p>2501.2001953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1.29835302705932">
                <text:p>1.29835302705932</text:p>
              </table:table-cell>
              <table:table-cell office:value-type="float" office:value="1.29835302705932">
                <text:p>1.298353027059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01.22021484375">
                <text:p>2501.2202148437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0.66569606967794">
                <text:p>0.66569606967794</text:p>
              </table:table-cell>
              <table:table-cell office:value-type="float" office:value="0.66569606967794">
                <text:p>0.665696069677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01.240234375">
                <text:p>2501.24023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0.532832865419788">
                <text:p>-0.532832865419788</text:p>
              </table:table-cell>
              <table:table-cell office:value-type="float" office:value="-0.532832865419788">
                <text:p>-0.5328328654197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01.259765625">
                <text:p>2501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1.87176865803205">
                <text:p>-1.87176865803205</text:p>
              </table:table-cell>
              <table:table-cell office:value-type="float" office:value="-1.87176865803205">
                <text:p>-1.871768658032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01.27978515625">
                <text:p>2501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3.09089717686057">
                <text:p>-3.09089717686057</text:p>
              </table:table-cell>
              <table:table-cell office:value-type="float" office:value="-3.09089717686057">
                <text:p>-3.090897176860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1.2998046875">
                <text:p>2501.2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3.90092147320759">
                <text:p>-3.90092147320759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01.31982421875">
                <text:p>2501.3198242187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37054339019805">
                <text:p>-4.37054339019805</text:p>
              </table:table-cell>
              <table:table-cell office:value-type="float" office:value="-4.37054339019805">
                <text:p>-4.370543390198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01.33984375">
                <text:p>2501.3398437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57985206376135">
                <text:p>-4.57985206376135</text:p>
              </table:table-cell>
              <table:table-cell office:value-type="float" office:value="-4.57985206376135">
                <text:p>-4.579852063761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01.35986328125">
                <text:p>2501.3598632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65075767905435">
                <text:p>-4.65075767905435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01.3798828125">
                <text:p>2501.3798828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01.39990234375">
                <text:p>2501.3999023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65075767905435">
                <text:p>-4.650757679054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01.419921875">
                <text:p>2501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01.43994140625">
                <text:p>2501.4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01.4599609375">
                <text:p>2501.459960937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2224688622031">
                <text:p>-4.7222468862203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01.47998046875">
                <text:p>2501.4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2224688622031">
                <text:p>-4.722246886220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01.5">
                <text:p>2501.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01.52001953125">
                <text:p>2501.5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76168244693348">
                <text:p>-8.761682446933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01.5400390625">
                <text:p>2501.5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01.56005859375">
                <text:p>2501.5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01.580078125">
                <text:p>2501.5800781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01.60009765625">
                <text:p>2501.6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01.6201171875">
                <text:p>2501.6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01.64013671875">
                <text:p>2501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01.66015625">
                <text:p>2501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01.68017578125">
                <text:p>2501.68017578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01.7001953125">
                <text:p>2501.70019531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01.72021484375">
                <text:p>2501.7202148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01.740234375">
                <text:p>2501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01.759765625">
                <text:p>2501.7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01.77978515625">
                <text:p>2501.77978515625</text:p>
              </table:table-cell>
              <table:table-cell office:value-type="float" office:value="-7.48830084954594">
                <text:p>-7.48830084954594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01.7998046875">
                <text:p>2501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01.81982421875">
                <text:p>2501.8198242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01.83984375">
                <text:p>2501.8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01.85986328125">
                <text:p>2501.8598632812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01.8798828125">
                <text:p>2501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01.89990234375">
                <text:p>2501.8999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01.919921875">
                <text:p>2501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01.93994140625">
                <text:p>2501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01.9599609375">
                <text:p>2501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01.97998046875">
                <text:p>2501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02">
                <text:p>2502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02.02001953125">
                <text:p>2502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02.0400390625">
                <text:p>2502.040039062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02.06005859375">
                <text:p>2502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02.080078125">
                <text:p>2502.08007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02.10009765625">
                <text:p>2502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02.1201171875">
                <text:p>2502.1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02.14013671875">
                <text:p>2502.1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502.16015625">
                <text:p>2502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02.18017578125">
                <text:p>2502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02.2001953125">
                <text:p>2502.2001953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02.22021484375">
                <text:p>2502.2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02.240234375">
                <text:p>2502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502.259765625">
                <text:p>2502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502.27978515625">
                <text:p>2502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502.2998046875">
                <text:p>2502.2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02.31982421875">
                <text:p>2502.319824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02.33984375">
                <text:p>2502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02.35986328125">
                <text:p>2502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02.3798828125">
                <text:p>2502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02.39990234375">
                <text:p>2502.3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02.419921875">
                <text:p>2502.41992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02.43994140625">
                <text:p>2502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02.4599609375">
                <text:p>2502.4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02.47998046875">
                <text:p>2502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2.5">
                <text:p>2502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02.52001953125">
                <text:p>2502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02.5400390625">
                <text:p>2502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02.56005859375">
                <text:p>2502.5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02.580078125">
                <text:p>2502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02.60009765625">
                <text:p>2502.600097656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02.6201171875">
                <text:p>2502.6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02.64013671875">
                <text:p>2502.6401367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02.66015625">
                <text:p>2502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02.68017578125">
                <text:p>2502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02.7001953125">
                <text:p>2502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02.72021484375">
                <text:p>2502.7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02.740234375">
                <text:p>2502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02.759765625">
                <text:p>2502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02.77978515625">
                <text:p>2502.7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02.7998046875">
                <text:p>2502.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02.81982421875">
                <text:p>2502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02.83984375">
                <text:p>2502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02.85986328125">
                <text:p>2502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02.8798828125">
                <text:p>2502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02.89990234375">
                <text:p>2502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02.919921875">
                <text:p>2502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02.93994140625">
                <text:p>2502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02.9599609375">
                <text:p>2502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02.97998046875">
                <text:p>2502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03">
                <text:p>2503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03.02001953125">
                <text:p>2503.0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03.0400390625">
                <text:p>2503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03.06005859375">
                <text:p>2503.0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03.080078125">
                <text:p>2503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03.10009765625">
                <text:p>2503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03.1201171875">
                <text:p>2503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03.14013671875">
                <text:p>2503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03.16015625">
                <text:p>2503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03.18017578125">
                <text:p>2503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03.2001953125">
                <text:p>2503.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03.22021484375">
                <text:p>2503.2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03.240234375">
                <text:p>2503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03.259765625">
                <text:p>2503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03.27978515625">
                <text:p>2503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03.2998046875">
                <text:p>2503.2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03.31982421875">
                <text:p>2503.3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03.33984375">
                <text:p>2503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03.35986328125">
                <text:p>2503.3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03.3798828125">
                <text:p>2503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03.39990234375">
                <text:p>2503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503.419921875">
                <text:p>2503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03.43994140625">
                <text:p>2503.4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503.4599609375">
                <text:p>2503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03.47998046875">
                <text:p>2503.4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503.5">
                <text:p>2503.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503.52001953125">
                <text:p>2503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03.5400390625">
                <text:p>2503.5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03.56005859375">
                <text:p>2503.5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503.580078125">
                <text:p>2503.58007812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503.60009765625">
                <text:p>2503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503.6201171875">
                <text:p>2503.6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503.64013671875">
                <text:p>2503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03.66015625">
                <text:p>2503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503.68017578125">
                <text:p>2503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03.7001953125">
                <text:p>2503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03.72021484375">
                <text:p>2503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503.740234375">
                <text:p>2503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503.759765625">
                <text:p>2503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503.77978515625">
                <text:p>2503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503.7998046875">
                <text:p>2503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503.81982421875">
                <text:p>2503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503.83984375">
                <text:p>2503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503.85986328125">
                <text:p>2503.8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503.8798828125">
                <text:p>2503.8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03.89990234375">
                <text:p>2503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03.919921875">
                <text:p>2503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503.93994140625">
                <text:p>2503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03.9599609375">
                <text:p>2503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03.97998046875">
                <text:p>2503.9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10167724487498">
                <text:p>-8.1016772448749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504">
                <text:p>2504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04.02001953125">
                <text:p>2504.0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04.0400390625">
                <text:p>2504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4.06005859375">
                <text:p>2504.0600585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04.080078125">
                <text:p>2504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04.10009765625">
                <text:p>2504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04.1201171875">
                <text:p>2504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04.14013671875">
                <text:p>2504.1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04.16015625">
                <text:p>2504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04.18017578125">
                <text:p>2504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04.2001953125">
                <text:p>2504.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04.22021484375">
                <text:p>2504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04.240234375">
                <text:p>2504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04.259765625">
                <text:p>2504.2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04.27978515625">
                <text:p>2504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04.2998046875">
                <text:p>2504.2998046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04.31982421875">
                <text:p>2504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04.33984375">
                <text:p>2504.3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04.35986328125">
                <text:p>2504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04.3798828125">
                <text:p>2504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04.39990234375">
                <text:p>2504.3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04.419921875">
                <text:p>2504.419921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04.43994140625">
                <text:p>2504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04.4599609375">
                <text:p>2504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04.47998046875">
                <text:p>2504.4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04.5">
                <text:p>2504.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04.52001953125">
                <text:p>2504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04.5400390625">
                <text:p>2504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04.56005859375">
                <text:p>2504.5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04.580078125">
                <text:p>2504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04.60009765625">
                <text:p>2504.6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04.6201171875">
                <text:p>2504.6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04.64013671875">
                <text:p>2504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04.66015625">
                <text:p>2504.6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4.68017578125">
                <text:p>2504.6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04.7001953125">
                <text:p>2504.7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04.72021484375">
                <text:p>2504.7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86701506469869">
                <text:p>-4.86701506469869</text:p>
              </table:table-cell>
              <table:table-cell office:value-type="float" office:value="-4.86701506469869">
                <text:p>-4.867015064698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04.740234375">
                <text:p>2504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57985206376135">
                <text:p>-4.57985206376135</text:p>
              </table:table-cell>
              <table:table-cell office:value-type="float" office:value="-4.50952058930461">
                <text:p>-4.509520589304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04.759765625">
                <text:p>2504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4.03252837943402">
                <text:p>-4.032528379434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04.77978515625">
                <text:p>2504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51765828746741">
                <text:p>-3.51765828746741</text:p>
              </table:table-cell>
              <table:table-cell office:value-type="float" office:value="-3.51765828746741">
                <text:p>-3.517658287467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04.7998046875">
                <text:p>2504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33218740488818">
                <text:p>-3.33218740488818</text:p>
              </table:table-cell>
              <table:table-cell office:value-type="float" office:value="-3.33218740488818">
                <text:p>-3.332187404888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04.81982421875">
                <text:p>2504.8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21070445064432">
                <text:p>-3.21070445064432</text:p>
              </table:table-cell>
              <table:table-cell office:value-type="float" office:value="-3.21070445064432">
                <text:p>-3.210704450644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04.83984375">
                <text:p>2504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21070445064432">
                <text:p>-3.21070445064432</text:p>
              </table:table-cell>
              <table:table-cell office:value-type="float" office:value="-3.15059424784981">
                <text:p>-3.150594247849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04.85986328125">
                <text:p>2504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3.09089717686057">
                <text:p>-3.09089717686057</text:p>
              </table:table-cell>
              <table:table-cell office:value-type="float" office:value="-3.09089717686057">
                <text:p>-3.090897176860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04.8798828125">
                <text:p>2504.8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03160759758579">
                <text:p>-3.03160759758579</text:p>
              </table:table-cell>
              <table:table-cell office:value-type="float" office:value="-3.03160759758579">
                <text:p>-3.031607597585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04.89990234375">
                <text:p>2504.8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3.03160759758579">
                <text:p>-3.03160759758579</text:p>
              </table:table-cell>
              <table:table-cell office:value-type="float" office:value="-3.03160759758579">
                <text:p>-3.031607597585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04.919921875">
                <text:p>2504.9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21070445064432">
                <text:p>-3.21070445064432</text:p>
              </table:table-cell>
              <table:table-cell office:value-type="float" office:value="-3.21070445064432">
                <text:p>-3.210704450644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04.93994140625">
                <text:p>2504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45539357898455">
                <text:p>-3.45539357898455</text:p>
              </table:table-cell>
              <table:table-cell office:value-type="float" office:value="-3.45539357898455">
                <text:p>-3.455393578984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04.9599609375">
                <text:p>2504.9599609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3.77127892264919">
                <text:p>-3.77127892264919</text:p>
              </table:table-cell>
              <table:table-cell office:value-type="float" office:value="-3.77127892264919">
                <text:p>-3.771278922649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04.97998046875">
                <text:p>2504.97998046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96647566843231">
                <text:p>-3.966475668432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5">
                <text:p>2505</text:p>
              </table:table-cell>
              <table:table-cell office:value-type="float" office:value="-1.87176865803205">
                <text:p>-1.87176865803205</text:p>
              </table:table-cell>
              <table:table-cell office:value-type="float" office:value="-1.92362486959764">
                <text:p>-1.92362486959764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96647566843231">
                <text:p>-3.966475668432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05.02001953125">
                <text:p>2505.02001953125</text:p>
              </table:table-cell>
              <table:table-cell office:value-type="float" office:value="-7.39015415965105">
                <text:p>-7.3901541596510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03252837943402">
                <text:p>-4.03252837943402</text:p>
              </table:table-cell>
              <table:table-cell office:value-type="float" office:value="-4.03252837943402">
                <text:p>-4.032528379434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05.0400390625">
                <text:p>2505.0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3.96647566843231">
                <text:p>-3.96647566843231</text:p>
              </table:table-cell>
              <table:table-cell office:value-type="float" office:value="-3.90092147320759">
                <text:p>-3.900921473207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05.06005859375">
                <text:p>2505.06005859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77127892264919">
                <text:p>-3.77127892264919</text:p>
              </table:table-cell>
              <table:table-cell office:value-type="float" office:value="-3.77127892264919">
                <text:p>-3.771278922649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05.080078125">
                <text:p>2505.0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3.77127892264919">
                <text:p>-3.77127892264919</text:p>
              </table:table-cell>
              <table:table-cell office:value-type="float" office:value="-3.70717612514496">
                <text:p>-3.707176125144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05.10009765625">
                <text:p>2505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23375489959194">
                <text:p>-4.23375489959194</text:p>
              </table:table-cell>
              <table:table-cell office:value-type="float" office:value="-4.23375489959194">
                <text:p>-4.233754899591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05.1201171875">
                <text:p>2505.1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79432937159681">
                <text:p>-4.79432937159681</text:p>
              </table:table-cell>
              <table:table-cell office:value-type="float" office:value="-4.79432937159681">
                <text:p>-4.794329371596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05.14013671875">
                <text:p>2505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05.16015625">
                <text:p>2505.1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4.9403141464268">
                <text:p>-4.940314146426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05.18017578125">
                <text:p>2505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05.2001953125">
                <text:p>2505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05.22021484375">
                <text:p>2505.2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05.240234375">
                <text:p>2505.24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05.259765625">
                <text:p>2505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05.27978515625">
                <text:p>2505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05.2998046875">
                <text:p>2505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05.31982421875">
                <text:p>2505.3198242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05.33984375">
                <text:p>2505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05.35986328125">
                <text:p>2505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05.3798828125">
                <text:p>2505.3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05.39990234375">
                <text:p>2505.3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05.419921875">
                <text:p>2505.4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05.43994140625">
                <text:p>2505.4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05.4599609375">
                <text:p>2505.4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05.47998046875">
                <text:p>2505.4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05.5">
                <text:p>2505.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05.52001953125">
                <text:p>2505.52001953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05.5400390625">
                <text:p>2505.5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05.56005859375">
                <text:p>2505.5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05.580078125">
                <text:p>2505.580078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05.60009765625">
                <text:p>2505.6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5.6201171875">
                <text:p>2505.6201171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5.64013671875">
                <text:p>2505.6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5.66015625">
                <text:p>2505.660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05.68017578125">
                <text:p>2505.6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05.7001953125">
                <text:p>2505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05.72021484375">
                <text:p>2505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05.740234375">
                <text:p>2505.74023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05.759765625">
                <text:p>2505.75976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05.77978515625">
                <text:p>2505.779785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05.7998046875">
                <text:p>2505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05.81982421875">
                <text:p>2505.8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05.83984375">
                <text:p>2505.8398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05.85986328125">
                <text:p>2505.8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05.8798828125">
                <text:p>2505.8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05.89990234375">
                <text:p>2505.8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05.919921875">
                <text:p>2505.9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05.93994140625">
                <text:p>2505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05.9599609375">
                <text:p>2505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05.97998046875">
                <text:p>2505.9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06">
                <text:p>2506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06.02001953125">
                <text:p>2506.0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06.0400390625">
                <text:p>2506.0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06.06005859375">
                <text:p>2506.0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06.080078125">
                <text:p>2506.0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06.10009765625">
                <text:p>2506.1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06.1201171875">
                <text:p>2506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06.14013671875">
                <text:p>2506.1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06.16015625">
                <text:p>2506.160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06.18017578125">
                <text:p>2506.1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06.2001953125">
                <text:p>2506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06.22021484375">
                <text:p>2506.220214843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06.240234375">
                <text:p>2506.24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06.259765625">
                <text:p>2506.25976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06.27978515625">
                <text:p>2506.279785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64813978909967">
                <text:p>-8.6481397890996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06.2998046875">
                <text:p>2506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06.31982421875">
                <text:p>2506.319824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06.33984375">
                <text:p>2506.3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06.35986328125">
                <text:p>2506.3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506.3798828125">
                <text:p>2506.3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506.39990234375">
                <text:p>2506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06.419921875">
                <text:p>2506.4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06.43994140625">
                <text:p>2506.43994140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06.4599609375">
                <text:p>2506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06.47998046875">
                <text:p>2506.4799804687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06.5">
                <text:p>2506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06.52001953125">
                <text:p>2506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06.5400390625">
                <text:p>2506.5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06.56005859375">
                <text:p>2506.5600585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06.580078125">
                <text:p>2506.5800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06.60009765625">
                <text:p>2506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06.6201171875">
                <text:p>2506.6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06.64013671875">
                <text:p>2506.640136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06.66015625">
                <text:p>2506.660156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06.68017578125">
                <text:p>2506.68017578125</text:p>
              </table:table-cell>
              <table:table-cell office:value-type="float" office:value="-7.99639244502783">
                <text:p>-7.99639244502783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06.7001953125">
                <text:p>2506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06.72021484375">
                <text:p>2506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06.740234375">
                <text:p>2506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06.759765625">
                <text:p>2506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06.77978515625">
                <text:p>2506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06.7998046875">
                <text:p>2506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06.81982421875">
                <text:p>2506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06.83984375">
                <text:p>2506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06.85986328125">
                <text:p>2506.8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06.8798828125">
                <text:p>2506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06.89990234375">
                <text:p>2506.8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06.919921875">
                <text:p>2506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06.93994140625">
                <text:p>2506.9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06.9599609375">
                <text:p>2506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06.97998046875">
                <text:p>2506.9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07">
                <text:p>2507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07.02001953125">
                <text:p>2507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07.0400390625">
                <text:p>2507.0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07.06005859375">
                <text:p>2507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07.080078125">
                <text:p>2507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07.10009765625">
                <text:p>2507.1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07.1201171875">
                <text:p>2507.120117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07.14013671875">
                <text:p>2507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07.16015625">
                <text:p>2507.1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07.18017578125">
                <text:p>2507.1801757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507.2001953125">
                <text:p>2507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507.22021484375">
                <text:p>2507.2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07.240234375">
                <text:p>2507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07.259765625">
                <text:p>2507.25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07.27978515625">
                <text:p>2507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07.2998046875">
                <text:p>2507.2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07.31982421875">
                <text:p>2507.3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07.33984375">
                <text:p>2507.339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07.35986328125">
                <text:p>2507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07.3798828125">
                <text:p>2507.37988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07.39990234375">
                <text:p>2507.3999023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07.419921875">
                <text:p>2507.4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07.43994140625">
                <text:p>2507.4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07.4599609375">
                <text:p>2507.4599609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07.47998046875">
                <text:p>2507.4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07.5">
                <text:p>2507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07.52001953125">
                <text:p>2507.52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07.5400390625">
                <text:p>2507.540039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07.56005859375">
                <text:p>2507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07.580078125">
                <text:p>2507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07.60009765625">
                <text:p>2507.6000976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07.6201171875">
                <text:p>2507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07.64013671875">
                <text:p>2507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07.66015625">
                <text:p>2507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07.68017578125">
                <text:p>2507.6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07.7001953125">
                <text:p>2507.7001953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07.72021484375">
                <text:p>2507.7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507.740234375">
                <text:p>2507.7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507.759765625">
                <text:p>2507.7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07.77978515625">
                <text:p>2507.7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07.7998046875">
                <text:p>2507.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07.81982421875">
                <text:p>2507.8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507.83984375">
                <text:p>2507.8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07.85986328125">
                <text:p>2507.8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07.8798828125">
                <text:p>2507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07.89990234375">
                <text:p>2507.8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07.919921875">
                <text:p>2507.9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07.93994140625">
                <text:p>2507.93994140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507.9599609375">
                <text:p>2507.9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07.97998046875">
                <text:p>2507.9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08">
                <text:p>2508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08.02001953125">
                <text:p>2508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08.0400390625">
                <text:p>2508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08.06005859375">
                <text:p>2508.0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508.080078125">
                <text:p>2508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08.10009765625">
                <text:p>2508.1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08.1201171875">
                <text:p>2508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508.14013671875">
                <text:p>2508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508.16015625">
                <text:p>2508.160156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508.18017578125">
                <text:p>2508.1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508.2001953125">
                <text:p>2508.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508.22021484375">
                <text:p>2508.220214843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508.240234375">
                <text:p>2508.2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508.259765625">
                <text:p>2508.2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508.27978515625">
                <text:p>2508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508.2998046875">
                <text:p>2508.2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08.31982421875">
                <text:p>2508.3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508.33984375">
                <text:p>2508.339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508.35986328125">
                <text:p>2508.3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508.3798828125">
                <text:p>2508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508.39990234375">
                <text:p>2508.3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08.419921875">
                <text:p>2508.4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08.43994140625">
                <text:p>2508.4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08.4599609375">
                <text:p>2508.4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08.47998046875">
                <text:p>2508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508.5">
                <text:p>2508.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508.52001953125">
                <text:p>2508.5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508.5400390625">
                <text:p>2508.5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08.56005859375">
                <text:p>2508.5600585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08.580078125">
                <text:p>2508.5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08.60009765625">
                <text:p>2508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08.6201171875">
                <text:p>2508.62011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08.64013671875">
                <text:p>2508.6401367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08.66015625">
                <text:p>2508.6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08.68017578125">
                <text:p>2508.6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08.7001953125">
                <text:p>2508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08.72021484375">
                <text:p>2508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08.740234375">
                <text:p>2508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08.759765625">
                <text:p>2508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08.77978515625">
                <text:p>2508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08.7998046875">
                <text:p>2508.7998046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08.81982421875">
                <text:p>2508.8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08.83984375">
                <text:p>2508.8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08.85986328125">
                <text:p>2508.8598632812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508.8798828125">
                <text:p>2508.87988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08.89990234375">
                <text:p>2508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08.919921875">
                <text:p>2508.9199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08.93994140625">
                <text:p>2508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08.9599609375">
                <text:p>2508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08.97998046875">
                <text:p>2508.979980468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09">
                <text:p>2509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9.02001953125">
                <text:p>2509.02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09.0400390625">
                <text:p>2509.040039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09.06005859375">
                <text:p>2509.0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09.080078125">
                <text:p>2509.0800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09.10009765625">
                <text:p>2509.1000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09.1201171875">
                <text:p>2509.1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09.14013671875">
                <text:p>2509.1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09.16015625">
                <text:p>2509.160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509.18017578125">
                <text:p>2509.1801757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09.2001953125">
                <text:p>2509.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09.22021484375">
                <text:p>2509.220214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509.240234375">
                <text:p>2509.24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09.259765625">
                <text:p>2509.25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509.27978515625">
                <text:p>2509.2797851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09.2998046875">
                <text:p>2509.2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509.31982421875">
                <text:p>2509.3198242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09.33984375">
                <text:p>2509.33984375</text:p>
              </table:table-cell>
              <table:table-cell office:value-type="float" office:value="-7.58756924017694">
                <text:p>-7.58756924017694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09.35986328125">
                <text:p>2509.359863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09.3798828125">
                <text:p>2509.3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09.39990234375">
                <text:p>2509.3999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09.419921875">
                <text:p>2509.419921875</text:p>
              </table:table-cell>
              <table:table-cell office:value-type="float" office:value="-7.89236857131168">
                <text:p>-7.89236857131168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509.43994140625">
                <text:p>2509.4399414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9.4599609375">
                <text:p>2509.4599609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09.47998046875">
                <text:p>2509.4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09.5">
                <text:p>2509.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09.52001953125">
                <text:p>2509.52001953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509.5400390625">
                <text:p>2509.5400390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509.56005859375">
                <text:p>2509.5600585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509.580078125">
                <text:p>2509.5800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09.60009765625">
                <text:p>2509.60009765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09.6201171875">
                <text:p>2509.62011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509.64013671875">
                <text:p>2509.64013671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509.66015625">
                <text:p>2509.660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509.68017578125">
                <text:p>2509.6801757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509.7001953125">
                <text:p>2509.7001953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09.72021484375">
                <text:p>2509.7202148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509.740234375">
                <text:p>2509.7402343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509.759765625">
                <text:p>2509.75976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509.77978515625">
                <text:p>2509.779785156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09.7998046875">
                <text:p>2509.7998046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509.81982421875">
                <text:p>2509.819824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509.83984375">
                <text:p>2509.8398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09.85986328125">
                <text:p>2509.859863281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09.8798828125">
                <text:p>2509.879882812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509.89990234375">
                <text:p>2509.89990234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09.919921875">
                <text:p>2509.9199218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5.01423705762608">
                <text:p>-5.014237057626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09.93994140625">
                <text:p>2509.9399414062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42541246674048">
                <text:p>-8.42541246674048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509.9599609375">
                <text:p>2509.9599609375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20825391497631">
                <text:p>-8.20825391497631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09.97998046875">
                <text:p>2509.97998046875</text:p>
              </table:table-cell>
              <table:table-cell office:value-type="float" office:value="-7.78957577826346">
                <text:p>-7.78957577826346</text:p>
              </table:table-cell>
              <table:table-cell office:value-type="float" office:value="-8.31615455271044">
                <text:p>-8.31615455271044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510">
                <text:p>2510</text:p>
              </table:table-cell>
              <table:table-cell office:value-type="float" office:value="-7.68798526767795">
                <text:p>-7.68798526767795</text:p>
              </table:table-cell>
              <table:table-cell office:value-type="float" office:value="-8.5360622387397">
                <text:p>-8.5360622387397</text:p>
              </table:table-cell>
              <table:table-cell office:value-type="float" office:value="-5.01423705762608">
                <text:p>-5.01423705762608</text:p>
              </table:table-cell>
              <table:table-cell office:value-type="float" office:value="-4.9403141464268">
                <text:p>-4.9403141464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